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Pictures/200000D6000075D400001CFDA4D8ED03.wm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 svg:font-family="Tahoma"/>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319cm"/>
    </style:style>
    <style:style style:name="co2" style:family="table-column">
      <style:table-column-properties fo:break-before="auto" style:column-width="3.395cm"/>
    </style:style>
    <style:style style:name="co3" style:family="table-column">
      <style:table-column-properties fo:break-before="auto" style:column-width="1.025cm"/>
    </style:style>
    <style:style style:name="co4" style:family="table-column">
      <style:table-column-properties fo:break-before="auto" style:column-width="3.076cm"/>
    </style:style>
    <style:style style:name="co5" style:family="table-column">
      <style:table-column-properties fo:break-before="auto" style:column-width="2.212cm"/>
    </style:style>
    <style:style style:name="co6" style:family="table-column">
      <style:table-column-properties fo:break-before="auto" style:column-width="4.006cm"/>
    </style:style>
    <style:style style:name="co7" style:family="table-column">
      <style:table-column-properties fo:break-before="auto" style:column-width="6.024cm"/>
    </style:style>
    <style:style style:name="co8" style:family="table-column">
      <style:table-column-properties fo:break-before="auto" style:column-width="2.267cm"/>
    </style:style>
    <style:style style:name="co9" style:family="table-column">
      <style:table-column-properties fo:break-before="auto" style:column-width="0.737cm"/>
    </style:style>
    <style:style style:name="co10" style:family="table-column">
      <style:table-column-properties fo:break-before="auto" style:column-width="8.812cm"/>
    </style:style>
    <style:style style:name="co11" style:family="table-column">
      <style:table-column-properties fo:break-before="auto" style:column-width="1.473cm"/>
    </style:style>
    <style:style style:name="co12" style:family="table-column">
      <style:table-column-properties fo:break-before="auto" style:column-width="3.011cm"/>
    </style:style>
    <style:style style:name="co13" style:family="table-column">
      <style:table-column-properties fo:break-before="auto" style:column-width="0.482cm"/>
    </style:style>
    <style:style style:name="co14" style:family="table-column">
      <style:table-column-properties fo:break-before="auto" style:column-width="1.185cm"/>
    </style:style>
    <style:style style:name="co15" style:family="table-column">
      <style:table-column-properties fo:break-before="auto" style:column-width="2.083cm"/>
    </style:style>
    <style:style style:name="co16" style:family="table-column">
      <style:table-column-properties fo:break-before="auto" style:column-width="0.961cm"/>
    </style:style>
    <style:style style:name="co17" style:family="table-column">
      <style:table-column-properties fo:break-before="auto" style:column-width="1.857cm"/>
    </style:style>
    <style:style style:name="co18" style:family="table-column">
      <style:table-column-properties fo:break-before="auto" style:column-width="0.353cm"/>
    </style:style>
    <style:style style:name="ro1" style:family="table-row">
      <style:table-row-properties style:row-height="0.459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6.694cm" fo:break-before="auto" style:use-optimal-row-height="false"/>
    </style:style>
    <style:style style:name="ro4" style:family="table-row">
      <style:table-row-properties style:row-height="7.752cm" fo:break-before="auto" style:use-optimal-row-height="false"/>
    </style:style>
    <style:style style:name="ro5" style:family="table-row">
      <style:table-row-properties style:row-height="4.939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344cm" fo:break-before="auto" style:use-optimal-row-height="false"/>
    </style:style>
    <style:style style:name="ro9" style:family="table-row">
      <style:table-row-properties style:row-height="0.767cm" fo:break-before="auto" style:use-optimal-row-height="false"/>
    </style:style>
    <style:style style:name="ro10" style:family="table-row">
      <style:table-row-properties style:row-height="1.058cm" fo:break-before="auto" style:use-optimal-row-height="false"/>
    </style:style>
    <style:style style:name="ro11" style:family="table-row">
      <style:table-row-properties style:row-height="0.706cm" fo:break-before="auto" style:use-optimal-row-height="false"/>
    </style:style>
    <style:style style:name="ro12" style:family="table-row">
      <style:table-row-properties style:row-height="0.474cm" fo:break-before="auto" style:use-optimal-row-height="true"/>
    </style:style>
    <style:style style:name="ro13" style:family="table-row">
      <style:table-row-properties style:row-height="0.282cm" fo:break-before="auto" style:use-optimal-row-height="false"/>
    </style:style>
    <style:style style:name="ro14" style:family="table-row">
      <style:table-row-properties style:row-height="1.058cm" fo:break-before="page" style:use-optimal-row-height="false"/>
    </style:style>
    <style:style style:name="ta1" style:family="table" style:master-page-name="PageStyle_5f_Info">
      <style:table-properties table:display="true" style:writing-mode="lr-tb" tableooo:tab-color="#000090"/>
    </style:style>
    <style:style style:name="ta2" style:family="table" style:master-page-name="PageStyle_5f_Exemple">
      <style:table-properties table:display="true" style:writing-mode="lr-tb" tableooo:tab-color="#1fb714"/>
    </style:style>
    <style:style style:name="ta3" style:family="table" style:master-page-name="PageStyle_5f_TechBizEval">
      <style:table-properties table:display="true" style:writing-mode="lr-tb" tableooo:tab-color="#ff9900"/>
    </style:style>
    <number:number-style style:name="N3">
      <number:number number:decimal-places="0" number:min-integer-digits="1" number:grouping="true"/>
    </number:number-style>
    <number:percentage-style style:name="N10">
      <number:number number:decimal-places="0" number:min-integer-digits="1"/>
      <number:text>%</number:text>
    </number:percentage-style>
    <style:style style:name="ce1" style:family="table-cell" style:parent-style-name="Default">
      <style:table-cell-properties style:cell-protect="formula-hidden" style:print-content="tru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 style:family="table-cell" style:parent-style-name="Default">
      <style:table-cell-properties style:cell-protect="protected formula-hidden" style:print-content="tru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 style:family="table-cell" style:parent-style-name="Default">
      <style:table-cell-properties style:glyph-orientation-vertical="0" style:cell-protect="protected formula-hidden" style:print-content="true" style:text-align-source="fix" style:repeat-content="false" fo:wrap-option="wrap" fo:border="none" style:direction="ltr" style:rotation-angle="0" style:rotation-align="none" style:shrink-to-fit="true" style:vertical-align="top"/>
      <style:paragraph-properties fo:text-align="start" fo:margin-left="0cm" style:writing-mode="page"/>
      <style:text-properties fo:color="#0033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2" style:family="table-cell" style:parent-style-name="Default" style:data-style-name="N184">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style:glyph-orientation-vertical="0" fo:background-color="#0066cc"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6"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glyph-orientation-vertical="0" style:cell-protect="protected formula-hidden" style:print-content="true" style:text-align-source="fix" style:repeat-content="false" fo:wrap-option="wrap" style:direction="ltr" style:rotation-angle="0" style:rotation-align="none" style:shrink-to-fit="true" style:vertical-align="top"/>
      <style:paragraph-properties fo:text-align="start" fo:margin-left="0cm" style:writing-mode="page"/>
      <style:text-properties fo:color="#0033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0"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Excel_5f_BuiltIn_5f_Hyperlink" style:data-style-name="N0">
      <style:table-cell-properties style:glyph-orientation-vertical="0" fo:background-color="#0066cc"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3">
      <style:table-cell-properties style:cell-protect="protected formula-hidden" style:print-content="tru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style:cell-protect="protected formula-hidden" style:print-content="tru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cell-protect="protected formula-hidden" style:print-content="tru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cell-protect="protected formula-hidden" style:print-content="true" style:diagonal-bl-tr="none" style:diagonal-tl-br="none" fo:border="none" style:rotation-align="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fo:background-color="#0066cc" style:cell-protect="protected formula-hidden"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1" style:family="table-cell" style:parent-style-name="Default">
      <style:table-cell-properties style:glyph-orientation-vertical="0" fo:background-color="#0066cc"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style:glyph-orientation-vertical="0" fo:background-color="#0066cc" style:cell-protect="protected formula-hidden"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3" style:family="table-cell" style:parent-style-name="Default">
      <style:table-cell-properties style:glyph-orientation-vertical="0" fo:background-color="#0066cc"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0.035cm solid #0066cc"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3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0.035cm solid #0066cc" style:direction="ltr" fo:border-right="none" style:rotation-angle="0" style:rotation-align="none" style:shrink-to-fit="false" fo:border-top="none"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36" style:family="table-cell" style:parent-style-name="Default">
      <style:table-cell-properties style:glyph-orientation-vertical="0" fo:border-bottom="0.002cm solid #0066cc" fo:background-color="#ffffff" style:cell-protect="protected formula-hidden" style:print-content="true" style:diagonal-bl-tr="none" style:diagonal-tl-br="none" style:text-align-source="fix" style:repeat-content="false" fo:wrap-option="no-wrap" fo:border-left="0.002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AND([$Exemple.I10]&gt;0;[$Exemple.D10]&lt;=3))" style:apply-style-name="Sans_20_nom4" style:base-cell-address="Exemple.B10"/>
      <style:map style:condition="is-true-formula(AND([$Exemple.I10]&gt;0;[$Exemple.D10]&gt;=7))" style:apply-style-name="Sans_20_nom3" style:base-cell-address="Exemple.B10"/>
      <style:map style:condition="is-true-formula(AND([$Exemple.I10]&gt;0;[$Exemple.D10]&gt;3))" style:apply-style-name="Sans_20_nom5" style:base-cell-address="Exemple.B10"/>
    </style:style>
    <style:style style:name="ce37"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table-cell-properties style:glyph-orientation-vertical="0" fo:background-color="#99cc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9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cell-protect="protected formula-hidden" style:print-content="true" style:diagonal-bl-tr="none" style:diagonal-tl-br="none" fo:border="none" style:rotation-align="non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glyph-orientation-vertical="0" fo:border-bottom="none" fo:background-color="#0066cc"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35cm solid #0066cc" style:direction="ltr" fo:border-right="none" style:rotation-angle="0" style:rotation-align="none" style:shrink-to-fit="false" fo:border-top="none" style:vertical-align="automatic"/>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02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AND([$Exemple.I27]&gt;0;[$Exemple.D27]&lt;=3))" style:apply-style-name="Sans_20_nom4" style:base-cell-address="Exemple.B27"/>
      <style:map style:condition="is-true-formula(AND([$Exemple.I27]&gt;0;[$Exemple.D27]&gt;=7))" style:apply-style-name="Sans_20_nom3" style:base-cell-address="Exemple.B27"/>
      <style:map style:condition="is-true-formula(AND([$Exemple.I27]&gt;0;[$Exemple.D27]&gt;3))" style:apply-style-name="Sans_20_nom5" style:base-cell-address="Exemple.B27"/>
    </style:style>
    <style:style style:name="ce43"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02cm solid #0066cc" style:direction="ltr" fo:border-right="none" style:rotation-angle="0" style:rotation-align="none" style:shrink-to-fit="false" fo:border-top="none" style:vertical-align="automatic"/>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order-bottom="none" style:cell-protect="protected formula-hidden" style:print-content="true" style:diagonal-bl-tr="none" style:diagonal-tl-br="none" fo:border-left="0.002cm solid #000000" fo:border-right="none"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fo:border-bottom="none" style:cell-protect="protected formula-hidden" style:print-content="true" style:diagonal-bl-tr="none" style:diagonal-tl-br="none" fo:border-left="0.035cm solid #0066cc" fo:border-right="none"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table-cell-properties fo:border-bottom="0.035cm solid #0066cc" style:cell-protect="protected formula-hidden" style:print-content="true" style:diagonal-bl-tr="none" style:diagonal-tl-br="none" fo:border-left="0.035cm solid #0066cc" fo:border-right="none"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35cm solid #0066cc" style:direction="ltr" fo:border-right="none" style:rotation-angle="0" style:rotation-align="none" style:shrink-to-fit="false" fo:border-top="none" style:vertical-align="top"/>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style:cell-protect="protected formula-hidden" style:print-content="true" style:diagonal-bl-tr="none" style:diagonal-tl-br="none" fo:border-left="0.035cm solid #0066cc" fo:border-right="none" style:rotation-align="none" fo:border-top="none"/>
      <style:text-properties fo:color="#003366"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5cm solid #0066cc"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50" style:family="table-cell" style:parent-style-name="Default">
      <style:table-cell-properties style:glyph-orientation-vertical="0"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51"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 style:family="table-cell" style:parent-style-name="Default">
      <style:table-cell-properties style:glyph-orientation-vertical="0" fo:border-bottom="none" fo:background-color="#33cc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cell-protect="none" style:print-content="true" style:diagonal-bl-tr="none" style:diagonal-tl-br="none" fo:border="none" style:rotation-align="none"/>
      <style:text-properties fo:color="#ff66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table-cell-properties fo:border-bottom="0.035cm solid #0066cc" style:cell-protect="protected formula-hidden" style:print-content="true" style:diagonal-bl-tr="none" style:diagonal-tl-br="none" fo:border-left="none" fo:border-right="none"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order-bottom="none" fo:background-color="#333399"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start" fo:margin-left="0.353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6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5" style:family="table-cell" style:parent-style-name="Default">
      <style:table-cell-properties style:glyph-orientation-vertical="0" fo:border-bottom="0.035cm solid #0066cc"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6"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9" style:family="table-cell" style:parent-style-name="Excel_5f_BuiltIn_5f_Comma" style:data-style-name="N185">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0"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1" style:family="table-cell" style:parent-style-name="Default">
      <style:table-cell-properties fo:border-bottom="0.035cm solid #0066cc" style:cell-protect="protected formula-hidden" style:print-content="true" style:diagonal-bl-tr="none" style:diagonal-tl-br="none" fo:border-left="none" fo:border-right="none" style:rotation-align="none" fo:border-top="none"/>
      <style:text-properties fo:color="#ffffff"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Excel_5f_BuiltIn_5f_Comma" style:data-style-name="N185">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fo:border-bottom="0.035cm solid #0066cc" style:cell-protect="protected formula-hidden" style:print-content="true" style:diagonal-bl-tr="none" style:diagonal-tl-br="none" style:text-align-source="fix" style:repeat-content="false" fo:border-left="none" fo:border-right="none" style:rotation-align="none" fo:border-top="none"/>
      <style:paragraph-properties fo:text-align="center" fo:margin-left="0cm"/>
      <style:text-properties fo:color="#ffffff"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6" style:family="table-cell" style:parent-style-name="Default" style:data-style-name="N187">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85">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data-style-name="N185">
      <style:table-cell-properties style:cell-protect="protected formula-hidden" style:print-content="true" style:diagonal-bl-tr="none" style:diagonal-tl-br="none" fo:border="none" style:rotation-align="non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9" style:family="table-cell" style:parent-style-name="Default" style:data-style-name="N187">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0" style:family="table-cell" style:parent-style-name="Default">
      <style:table-cell-properties style:glyph-orientation-vertical="0" fo:border-bottom="none" fo:background-color="#dd080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REF !#REF !]#ref !#ref !#ref !#ref !#ref !$#REF !&lt;=3)" style:apply-style-name="Excel_5f_CondFormat_5f_3_5f_231_5f_1" style:base-cell-address="TechBizEval.E8"/>
    </style:style>
    <style:style style:name="ce81" style:family="table-cell" style:parent-style-name="Default">
      <style:table-cell-properties fo:border-bottom="0.035cm solid #0066cc" style:cell-protect="protected formula-hidden" style:print-content="true" style:diagonal-bl-tr="none" style:diagonal-tl-br="none" fo:border-left="none" fo:border-right="none" style:rotation-align="none" fo:border-top="non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fo:border-bottom="none" style:cell-protect="protected formula-hidden" style:print-content="true" style:diagonal-bl-tr="none" style:diagonal-tl-br="none" fo:border-left="none" fo:border-right="none" style:rotation-align="none" fo:border-top="0.035cm solid #0066cc"/>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1_5f_1" style:base-cell-address="TechBizEval.E14"/>
    </style:style>
    <style:style style:name="ce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32_5f_1" style:base-cell-address="TechBizEval.E16"/>
    </style:style>
    <style:style style:name="ce8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1_5f_1" style:base-cell-address="TechBizEval.E18"/>
    </style:style>
    <style:style style:name="ce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8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2_5f_1" style:base-cell-address="TechBizEval.E20"/>
    </style:style>
    <style:style style:name="ce8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3_5f_1" style:base-cell-address="TechBizEval.E22"/>
    </style:style>
    <style:style style:name="ce8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5]&lt;=3)" style:apply-style-name="Excel_5f_CondFormat_5f_3_5f_116_5f_1" style:base-cell-address="TechBizEval.E23"/>
    </style:style>
    <style:style style:name="ce9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68_5f_1" style:base-cell-address="TechBizEval.E24"/>
    </style:style>
    <style:style style:name="ce9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7_5f_1" style:base-cell-address="TechBizEval.E25"/>
    </style:style>
    <style:style style:name="ce9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2_5f_1" style:base-cell-address="TechBizEval.E26"/>
    </style:style>
    <style:style style:name="ce9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Exemple.$D2]&lt;=3)" style:apply-style-name="Excel_5f_CondFormat_5f_2_5f_41_5f_1" style:base-cell-address="Exemple.E26"/>
    </style:style>
    <style:style style:name="ce94"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0.035cm solid #0066cc"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5" style:family="table-cell" style:parent-style-name="Default" style:data-style-name="N180">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start" fo:margin-left="0.353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9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5_5f_1" style:base-cell-address="TechBizEval.E33"/>
    </style:style>
    <style:style style:name="ce9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7_5f_1" style:base-cell-address="TechBizEval.E35"/>
    </style:style>
    <style:style style:name="ce9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9_5f_1" style:base-cell-address="TechBizEval.E37"/>
    </style:style>
    <style:style style:name="ce10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1_5f_1" style:base-cell-address="TechBizEval.E39"/>
    </style:style>
    <style:style style:name="ce10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3_5f_1" style:base-cell-address="TechBizEval.E41"/>
    </style:style>
    <style:style style:name="ce10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72_5f_1" style:base-cell-address="TechBizEval.E43"/>
    </style:style>
    <style:style style:name="ce10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5_5f_1" style:base-cell-address="TechBizEval.E82"/>
    </style:style>
    <style:style style:name="ce10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3_5f_1" style:base-cell-address="TechBizEval.E45"/>
    </style:style>
    <style:style style:name="ce10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8_5f_1" style:base-cell-address="TechBizEval.E84"/>
    </style:style>
    <style:style style:name="ce106"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0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5_5f_1" style:base-cell-address="TechBizEval.E52"/>
    </style:style>
    <style:style style:name="ce10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7_5f_1" style:base-cell-address="TechBizEval.E54"/>
    </style:style>
    <style:style style:name="ce10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9_5f_1" style:base-cell-address="TechBizEval.E56"/>
    </style:style>
    <style:style style:name="ce11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234_5f_1" style:base-cell-address="TechBizEval.E58"/>
    </style:style>
    <style:style style:name="ce1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3_5f_1" style:base-cell-address="TechBizEval.E60"/>
    </style:style>
    <style:style style:name="ce11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76_5f_1" style:base-cell-address="TechBizEval.E62"/>
    </style:style>
    <style:style style:name="ce11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7_5f_1" style:base-cell-address="TechBizEval.E64"/>
    </style:style>
    <style:style style:name="ce114" style:family="table-cell" style:parent-style-name="Default">
      <style:table-cell-properties fo:border-bottom="none" fo:background-color="#ccffff" style:cell-protect="protected formula-hidden" style:print-content="true" style:diagonal-bl-tr="none" style:diagonal-tl-br="none" fo:border-left="0.035cm solid #0066cc" fo:border-right="none" style:rotation-align="none" fo:border-top="0.035cm solid #0066cc"/>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5_5f_1" style:base-cell-address="TechBizEval.E71"/>
    </style:style>
    <style:style style:name="ce1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7_5f_1" style:base-cell-address="TechBizEval.E73"/>
    </style:style>
    <style:style style:name="ce11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9_5f_1" style:base-cell-address="TechBizEval.E75"/>
    </style:style>
    <style:style style:name="ce1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11_5f_1" style:base-cell-address="TechBizEval.E77"/>
    </style:style>
    <style:style style:name="ce12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13_5f_1" style:base-cell-address="TechBizEval.E79"/>
    </style:style>
    <style:style style:name="ce12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0_5f_1" style:base-cell-address="TechBizEval.E81"/>
    </style:style>
    <style:style style:name="ce12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64_5f_1" style:base-cell-address="TechBizEval.E83"/>
    </style:style>
    <style:style style:name="ce123" style:family="table-cell" style:parent-style-name="Default">
      <style:table-cell-properties fo:background-color="#ffffff" style:cell-protect="protected formula-hidden" style:print-content="true" style:diagonal-bl-tr="none" style:diagonal-tl-br="none" fo:border="none" style:rotation-align="non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table-cell-properties fo:border-bottom="none" fo:background-color="#ffffff" style:cell-protect="protected formula-hidden" style:print-content="true" style:diagonal-bl-tr="none" style:diagonal-tl-br="none" fo:border-left="none" fo:border-right="none" style:rotation-align="none" fo:border-top="0.035cm solid #0066cc"/>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able-cell-properties style:glyph-orientation-vertical="0" fo:border-bottom="none" fo:background-color="#ffcc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7" style:family="table-cell" style:parent-style-name="Default">
      <style:table-cell-properties fo:border-bottom="none" fo:background-color="#ccffff" style:cell-protect="protected formula-hidden" style:print-content="true" style:diagonal-bl-tr="none" style:diagonal-tl-br="none" fo:border-left="none" fo:border-right="none" style:rotation-align="none" fo:border-top="0.035cm solid #0066cc"/>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8" style:family="table-cell" style:parent-style-name="Default">
      <style:table-cell-properties fo:border-bottom="0.035cm solid #0066cc" fo:background-color="#ccffff" style:cell-protect="protected formula-hidden" style:print-content="true" style:diagonal-bl-tr="none" style:diagonal-tl-br="none" fo:border-left="none" fo:border-right="none" style:rotation-align="none" fo:border-top="non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9" style:family="table-cell" style:parent-style-name="Default">
      <style:table-cell-properties fo:border-bottom="none" style:cell-protect="protected formula-hidden" style:print-content="true" style:diagonal-bl-tr="none" style:diagonal-tl-br="none" fo:border-left="none" fo:border-right="none" style:rotation-align="none" fo:border-top="0.035cm solid #0066cc"/>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8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87">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85">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5" style:family="table-cell" style:parent-style-name="Default" style:data-style-name="N18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6" style:family="table-cell" style:parent-style-name="Default">
      <style:table-cell-properties style:glyph-orientation-vertical="0" fo:border-bottom="none" fo:background-color="#00641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REF !#REF !]#ref !#ref !#ref !#ref !#ref !$#REF !&gt;=7)" style:apply-style-name="Excel_5f_CondFormat_5f_3_5f_230_5f_1" style:base-cell-address="TechBizEval.G8"/>
    </style:style>
    <style:style style:name="ce13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6_5f_1" style:base-cell-address="TechBizEval.G14"/>
    </style:style>
    <style:style style:name="ce13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7_5f_1" style:base-cell-address="TechBizEval.G16"/>
    </style:style>
    <style:style style:name="ce13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8_5f_1" style:base-cell-address="TechBizEval.G18"/>
    </style:style>
    <style:style style:name="ce14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9_5f_1" style:base-cell-address="TechBizEval.G20"/>
    </style:style>
    <style:style style:name="ce1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8_5f_1" style:base-cell-address="TechBizEval.G22"/>
    </style:style>
    <style:style style:name="ce14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7_5f_1" style:base-cell-address="TechBizEval.G24"/>
    </style:style>
    <style:style style:name="ce1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0_5f_1" style:base-cell-address="TechBizEval.G26"/>
    </style:style>
    <style:style style:name="ce144" style:family="table-cell" style:parent-style-name="Default">
      <style:table-cell-properties fo:border-bottom="none" fo:background-color="#ccffff" style:cell-protect="protected formula-hidden" style:print-content="true" style:diagonal-bl-tr="none" style:diagonal-tl-br="none" fo:border-left="none" fo:border-right="none" style:rotation-align="none" fo:border-top="0.035cm solid #0066cc"/>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fo:border-bottom="0.035cm solid #0066cc" fo:background-color="#ccffff" style:cell-protect="protected formula-hidden" style:print-content="true" style:diagonal-bl-tr="none" style:diagonal-tl-br="none" fo:border-left="none" fo:border-right="none"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1_5f_1" style:base-cell-address="TechBizEval.G33"/>
    </style:style>
    <style:style style:name="ce14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2_5f_1" style:base-cell-address="TechBizEval.G35"/>
    </style:style>
    <style:style style:name="ce14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3_5f_1" style:base-cell-address="TechBizEval.G37"/>
    </style:style>
    <style:style style:name="ce14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4_5f_1" style:base-cell-address="TechBizEval.G39"/>
    </style:style>
    <style:style style:name="ce15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5_5f_1" style:base-cell-address="TechBizEval.G41"/>
    </style:style>
    <style:style style:name="ce15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1_5f_1" style:base-cell-address="TechBizEval.G43"/>
    </style:style>
    <style:style style:name="ce15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40_5f_1" style:base-cell-address="TechBizEval.G45"/>
    </style:style>
    <style:style style:name="ce15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7_5f_1" style:base-cell-address="TechBizEval.G52"/>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8_5f_1" style:base-cell-address="TechBizEval.G54"/>
    </style:style>
    <style:style style:name="ce15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3_5f_1" style:base-cell-address="TechBizEval.G56"/>
    </style:style>
    <style:style style:name="ce15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32_5f_1" style:base-cell-address="TechBizEval.G58"/>
    </style:style>
    <style:style style:name="ce15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1_5f_1" style:base-cell-address="TechBizEval.G60"/>
    </style:style>
    <style:style style:name="ce158"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5_5f_1" style:base-cell-address="TechBizEval.G62"/>
    </style:style>
    <style:style style:name="ce15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46_5f_1" style:base-cell-address="TechBizEval.G64"/>
    </style:style>
    <style:style style:name="ce160"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3_5f_1" style:base-cell-address="TechBizEval.G71"/>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4_5f_1" style:base-cell-address="TechBizEval.G73"/>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8_5f_1" style:base-cell-address="TechBizEval.G75"/>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0_5f_1" style:base-cell-address="TechBizEval.G77"/>
    </style:style>
    <style:style style:name="ce16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7_5f_1" style:base-cell-address="TechBizEval.G79"/>
    </style:style>
    <style:style style:name="ce166"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9_5f_1" style:base-cell-address="TechBizEval.G81"/>
    </style:style>
    <style:style style:name="ce16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3_5f_1" style:base-cell-address="TechBizEval.G83"/>
    </style:style>
    <style:style style:name="ce168" style:family="table-cell" style:parent-style-name="Default" style:data-style-name="N187">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132]&gt;=7)" style:apply-style-name="Sans_20_nom9" style:base-cell-address="Exemple.G132"/>
      <style:map style:condition="is-true-formula([.I132]&gt;3)" style:apply-style-name="Sans_20_nom7" style:base-cell-address="Exemple.G132"/>
      <style:map style:condition="is-true-formula([.I132]&lt;=3)" style:apply-style-name="Sans_20_nom8" style:base-cell-address="Exemple.G132"/>
    </style:style>
    <style:style style:name="ce169" style:family="table-cell" style:parent-style-name="Default" style:data-style-name="N187">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70" style:family="table-cell" style:parent-style-name="Default" style:data-style-name="N187">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7pt" fo:font-style="normal" fo:text-shadow="none" style:text-underline-style="none" fo:font-weight="normal" style:font-size-asian="7pt" style:font-style-asian="normal" style:font-weight-asian="normal" style:font-name-complex="Tahoma1" style:font-size-complex="7pt" style:font-style-complex="normal" style:font-weight-complex="normal"/>
    </style:style>
    <style:style style:name="ce17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data-style-name="N187">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I140]&gt;=7)" style:apply-style-name="Sans_20_nom9" style:base-cell-address="Exemple.G141"/>
      <style:map style:condition="is-true-formula([.I140]&gt;3)" style:apply-style-name="Sans_20_nom7" style:base-cell-address="Exemple.G141"/>
      <style:map style:condition="is-true-formula([.I140]&lt;=3)" style:apply-style-name="Sans_20_nom8" style:base-cell-address="Exemple.G141"/>
    </style:style>
    <style:style style:name="ce1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6" style:family="table-cell" style:parent-style-name="Default">
      <style:table-cell-properties style:glyph-orientation-vertical="0" fo:border-bottom="0.035cm solid #0066cc"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3366"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8"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66cc" style:vertical-align="automatic"/>
      <style:paragraph-properties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7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0" style:family="table-cell" style:parent-style-name="Default">
      <style:table-cell-properties style:glyph-orientation-vertical="0" fo:border-bottom="none"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end" fo:margin-left="0cm" style:writing-mode="page"/>
      <style:text-properties fo:color="#00336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Default">
      <style:table-cell-properties style:glyph-orientation-vertical="0" fo:border-bottom="0.035cm solid #0066cc"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5" style:family="table-cell" style:parent-style-name="Default">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7"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88"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Tahoma1" fo:font-size="10pt" fo:font-style="normal" fo:text-shadow="none" style:text-underline-style="none" fo:font-weight="normal" style:font-name-asian="SimSun" style:font-size-asian="10pt" style:font-style-asian="normal" style:font-weight-asian="normal" style:font-name-complex="Tahoma1" style:font-size-complex="10pt" style:font-style-complex="normal" style:font-weight-complex="normal"/>
    </style:style>
    <style:style style:name="ce189"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90"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Tahoma1" fo:font-size="10pt" fo:font-style="normal" fo:text-shadow="none" style:text-underline-style="none" fo:font-weight="bold" style:font-name-asian="SimSun" style:font-size-asian="10pt" style:font-style-asian="normal" style:font-weight-asian="bold" style:font-name-complex="Tahoma1" style:font-size-complex="10pt" style:font-style-complex="normal" style:font-weight-complex="bold"/>
    </style:style>
    <style:style style:name="ce191"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92" style:family="table-cell" style:parent-style-name="Default">
      <style:table-cell-properties fo:border-bottom="0.035cm solid #0066cc" style:cell-protect="protected formula-hidden" style:print-content="true" style:diagonal-bl-tr="none" style:diagonal-tl-br="none" fo:border-left="none" fo:border-right="none" style:rotation-align="none" fo:border-top="non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93" style:family="table-cell" style:parent-style-name="Default">
      <style:table-cell-properties style:cell-protect="protected formula-hidden" style:print-content="tru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19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top"/>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19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196"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19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wrap" fo:border-left="none" style:direction="ltr" fo:border-right="0.035cm solid #0066cc" style:rotation-angle="0" style:rotation-align="none" style:shrink-to-fit="false" fo:border-top="none" style:vertical-align="middle"/>
      <style:paragraph-properties fo:text-align="center" fo:margin-left="0cm" style:writing-mode="page"/>
      <style:text-properties fo:color="#003366" style:text-outline="false" style:text-line-through-style="none"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ce199"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2" style:family="table-cell" style:parent-style-name="Default" style:data-style-name="N185">
      <style:table-cell-properties fo:border-bottom="none" fo:background-color="#ccffff" style:cell-protect="protected formula-hidden" style:print-content="true" style:diagonal-bl-tr="none" style:diagonal-tl-br="none" fo:border-left="none" fo:border-right="0.035cm solid #0066cc" style:rotation-align="none" fo:border-top="0.035cm solid #0066cc"/>
      <style:text-properties fo:color="#003366"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3"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D42]&lt;=3)" style:apply-style-name="Sans_20_nom4" style:base-cell-address="Exemple.J42"/>
      <style:map style:condition="is-true-formula([.D42]&gt;=7)" style:apply-style-name="Sans_20_nom3" style:base-cell-address="Exemple.J42"/>
      <style:map style:condition="is-true-formula([.D42]&gt;3)" style:apply-style-name="Sans_20_nom5" style:base-cell-address="Exemple.J42"/>
    </style:style>
    <style:style style:name="ce20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5" style:family="table-cell" style:parent-style-name="Excel_5f_BuiltIn_5f_Comma" style:data-style-name="N185">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ff6600"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7"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top"/>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8"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0.035cm solid #0066cc"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09" style:family="table-cell" style:parent-style-name="Default">
      <style:table-cell-properties fo:border-bottom="none" style:cell-protect="protected formula-hidden" style:print-content="true" style:diagonal-bl-tr="none" style:diagonal-tl-br="none" fo:border-left="none" fo:border-right="0.035cm solid #0066cc" style:rotation-align="none"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035cm solid #0066cc" style:cell-protect="protected formula-hidden" style:print-content="true" style:diagonal-bl-tr="none" style:diagonal-tl-br="none" style:text-align-source="fix" style:repeat-content="false" fo:wrap-option="no-wrap" fo:border-left="none" style:direction="ltr" fo:border-right="0.035cm solid #0066cc"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11" style:family="table-cell" style:parent-style-name="Default">
      <style:table-cell-properties fo:border-bottom="none" style:cell-protect="protected formula-hidden" style:print-content="true" fo:border-left="none" fo:border-right="0.002cm solid #000000" fo:border-top="non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glyph-orientation-vertical="0" fo:background-color="#0066cc" style:cell-protect="none"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13" style:family="table-cell" style:parent-style-name="Default">
      <style:table-cell-properties style:glyph-orientation-vertical="0" fo:background-color="#00abea" style:cell-protect="none"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cc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14" style:family="table-cell" style:parent-style-name="Default">
      <style:table-cell-properties style:glyph-orientation-vertical="0" fo:background-color="#00abea" style:cell-protect="protected formula-hidden"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15" style:family="table-cell" style:parent-style-name="Default">
      <style:table-cell-properties style:glyph-orientation-vertical="0" fo:border-bottom="0.002cm solid #0066cc" fo:background-color="#ffffff" style:cell-protect="protected formula-hidden" style:print-content="true" style:diagonal-bl-tr="none" style:diagonal-tl-br="none" style:text-align-source="fix" style:repeat-content="false" fo:wrap-option="no-wrap" fo:border-left="0.002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AND([$TechBizEval.I84]&gt;0;[$TechBizEval.D84]&lt;3))" style:apply-style-name="Sans_20_nom4" style:base-cell-address="TechBizEval.B84"/>
      <style:map style:condition="is-true-formula(AND([$TechBizEval.I84]&gt;0;[$TechBizEval.D84]&gt;=7))" style:apply-style-name="Sans_20_nom3" style:base-cell-address="TechBizEval.B84"/>
      <style:map style:condition="is-true-formula(AND([$TechBizEval.I84]&gt;0;[$TechBizEval.D84]&gt;=3))" style:apply-style-name="Sans_20_nom5" style:base-cell-address="TechBizEval.B84"/>
    </style:style>
    <style:style style:name="ce216" style:family="table-cell" style:parent-style-name="Default">
      <style:table-cell-properties style:glyph-orientation-vertical="0" fo:border-bottom="none" fo:background-color="#ffffff" style:cell-protect="protected formula-hidden" style:print-content="true" style:diagonal-bl-tr="none" style:diagonal-tl-br="none" style:text-align-source="fix" style:repeat-content="false" fo:wrap-option="no-wrap" fo:border-left="0.002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AND([$TechBizEval.I15]&gt;0;[$TechBizEval.D15]&lt;=3))" style:apply-style-name="Sans_20_nom4" style:base-cell-address="TechBizEval.B15"/>
      <style:map style:condition="is-true-formula(AND([$TechBizEval.I15]&gt;0;[$TechBizEval.D15]&gt;=7))" style:apply-style-name="Sans_20_nom3" style:base-cell-address="TechBizEval.B15"/>
      <style:map style:condition="is-true-formula(AND([$TechBizEval.I15]&gt;0;[$TechBizEval.D15]&gt;3))" style:apply-style-name="Sans_20_nom5" style:base-cell-address="TechBizEval.B15"/>
    </style:style>
    <style:style style:name="ce217" style:family="table-cell" style:parent-style-name="Default">
      <style:table-cell-properties style:cell-protect="none" style:print-content="true" style:diagonal-bl-tr="none" style:diagonal-tl-br="none" fo:border="none" style:rotation-align="none"/>
      <style:text-properties fo:color="#00458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order-bottom="none" fo:background-color="#dd0806"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REF !#REF !]#ref !#ref !#ref !#ref !#ref !$#REF !&lt;=3)" style:apply-style-name="Excel_5f_CondFormat_5f_3_5f_231_5f_1" style:base-cell-address="TechBizEval.E8"/>
    </style:style>
    <style:style style:name="ce2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1_5f_1" style:base-cell-address="TechBizEval.E14"/>
    </style:style>
    <style:style style:name="ce22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32_5f_1" style:base-cell-address="TechBizEval.E16"/>
    </style:style>
    <style:style style:name="ce22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1_5f_1" style:base-cell-address="TechBizEval.E18"/>
    </style:style>
    <style:style style:name="ce22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2_5f_1" style:base-cell-address="TechBizEval.E20"/>
    </style:style>
    <style:style style:name="ce22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3_5f_1" style:base-cell-address="TechBizEval.E22"/>
    </style:style>
    <style:style style:name="ce22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5]&lt;=3)" style:apply-style-name="Excel_5f_CondFormat_5f_3_5f_116_5f_1" style:base-cell-address="TechBizEval.E23"/>
    </style:style>
    <style:style style:name="ce22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68_5f_1" style:base-cell-address="TechBizEval.E24"/>
    </style:style>
    <style:style style:name="ce2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7_5f_1" style:base-cell-address="TechBizEval.E25"/>
    </style:style>
    <style:style style:name="ce22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2_5f_1" style:base-cell-address="TechBizEval.E26"/>
    </style:style>
    <style:style style:name="ce22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Exemple.$D2]&lt;=3)" style:apply-style-name="Excel_5f_CondFormat_5f_2_5f_41_5f_1" style:base-cell-address="Exemple.E26"/>
    </style:style>
    <style:style style:name="ce22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5_5f_1" style:base-cell-address="TechBizEval.E33"/>
    </style:style>
    <style:style style:name="ce23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7_5f_1" style:base-cell-address="TechBizEval.E35"/>
    </style:style>
    <style:style style:name="ce23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9_5f_1" style:base-cell-address="TechBizEval.E37"/>
    </style:style>
    <style:style style:name="ce2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1_5f_1" style:base-cell-address="TechBizEval.E39"/>
    </style:style>
    <style:style style:name="ce23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3_5f_1" style:base-cell-address="TechBizEval.E41"/>
    </style:style>
    <style:style style:name="ce23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72_5f_1" style:base-cell-address="TechBizEval.E43"/>
    </style:style>
    <style:style style:name="ce23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5_5f_1" style:base-cell-address="TechBizEval.E82"/>
    </style:style>
    <style:style style:name="ce236"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3_5f_1" style:base-cell-address="TechBizEval.E45"/>
    </style:style>
    <style:style style:name="ce23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REF !$#REF !&lt;=3)" style:apply-style-name="Excel_5f_CondFormat_5f_3_5f_118_5f_1" style:base-cell-address="TechBizEval.E84"/>
    </style:style>
    <style:style style:name="ce23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5_5f_1" style:base-cell-address="TechBizEval.E52"/>
    </style:style>
    <style:style style:name="ce23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7_5f_1" style:base-cell-address="TechBizEval.E54"/>
    </style:style>
    <style:style style:name="ce24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99_5f_1" style:base-cell-address="TechBizEval.E56"/>
    </style:style>
    <style:style style:name="ce2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234_5f_1" style:base-cell-address="TechBizEval.E58"/>
    </style:style>
    <style:style style:name="ce24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3_5f_1" style:base-cell-address="TechBizEval.E60"/>
    </style:style>
    <style:style style:name="ce2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76_5f_1" style:base-cell-address="TechBizEval.E62"/>
    </style:style>
    <style:style style:name="ce24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47_5f_1" style:base-cell-address="TechBizEval.E64"/>
    </style:style>
    <style:style style:name="ce2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5_5f_1" style:base-cell-address="TechBizEval.E71"/>
    </style:style>
    <style:style style:name="ce24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7_5f_1" style:base-cell-address="TechBizEval.E73"/>
    </style:style>
    <style:style style:name="ce24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09_5f_1" style:base-cell-address="TechBizEval.E75"/>
    </style:style>
    <style:style style:name="ce24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11_5f_1" style:base-cell-address="TechBizEval.E77"/>
    </style:style>
    <style:style style:name="ce25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113_5f_1" style:base-cell-address="TechBizEval.E79"/>
    </style:style>
    <style:style style:name="ce25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80_5f_1" style:base-cell-address="TechBizEval.E81"/>
    </style:style>
    <style:style style:name="ce25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lt;=3)" style:apply-style-name="Excel_5f_CondFormat_5f_3_5f_64_5f_1" style:base-cell-address="TechBizEval.E83"/>
    </style:style>
    <style:style style:name="ce25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4" style:family="table-cell" style:parent-style-name="Default">
      <style:table-cell-properties style:glyph-orientation-vertical="0" fo:border-bottom="none" fo:background-color="#006411"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5cm solid #0066cc" style:vertical-align="middle"/>
      <style:paragraph-properties fo:text-align="center"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REF !#REF !]#ref !#ref !#ref !#ref !#ref !$#REF !&gt;=7)" style:apply-style-name="Excel_5f_CondFormat_5f_3_5f_230_5f_1" style:base-cell-address="TechBizEval.G8"/>
    </style:style>
    <style:style style:name="ce25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6_5f_1" style:base-cell-address="TechBizEval.G14"/>
    </style:style>
    <style:style style:name="ce25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7_5f_1" style:base-cell-address="TechBizEval.G16"/>
    </style:style>
    <style:style style:name="ce25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8_5f_1" style:base-cell-address="TechBizEval.G18"/>
    </style:style>
    <style:style style:name="ce25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19_5f_1" style:base-cell-address="TechBizEval.G20"/>
    </style:style>
    <style:style style:name="ce25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8_5f_1" style:base-cell-address="TechBizEval.G22"/>
    </style:style>
    <style:style style:name="ce26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458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7_5f_1" style:base-cell-address="TechBizEval.G24"/>
    </style:style>
    <style:style style:name="ce26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0_5f_1" style:base-cell-address="TechBizEval.G26"/>
    </style:style>
    <style:style style:name="ce26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1_5f_1" style:base-cell-address="TechBizEval.G33"/>
    </style:style>
    <style:style style:name="ce2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2_5f_1" style:base-cell-address="TechBizEval.G35"/>
    </style:style>
    <style:style style:name="ce26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3_5f_1" style:base-cell-address="TechBizEval.G37"/>
    </style:style>
    <style:style style:name="ce26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4_5f_1" style:base-cell-address="TechBizEval.G39"/>
    </style:style>
    <style:style style:name="ce26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5_5f_1" style:base-cell-address="TechBizEval.G41"/>
    </style:style>
    <style:style style:name="ce26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458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1_5f_1" style:base-cell-address="TechBizEval.G43"/>
    </style:style>
    <style:style style:name="ce268"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458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40_5f_1" style:base-cell-address="TechBizEval.G45"/>
    </style:style>
    <style:style style:name="ce26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7_5f_1" style:base-cell-address="TechBizEval.G52"/>
    </style:style>
    <style:style style:name="ce27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8_5f_1" style:base-cell-address="TechBizEval.G54"/>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3_5f_1" style:base-cell-address="TechBizEval.G56"/>
    </style:style>
    <style:style style:name="ce27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232_5f_1" style:base-cell-address="TechBizEval.G58"/>
    </style:style>
    <style:style style:name="ce2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31_5f_1" style:base-cell-address="TechBizEval.G60"/>
    </style:style>
    <style:style style:name="ce27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5_5f_1" style:base-cell-address="TechBizEval.G62"/>
    </style:style>
    <style:style style:name="ce27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46_5f_1" style:base-cell-address="TechBizEval.G64"/>
    </style:style>
    <style:style style:name="ce27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3_5f_1" style:base-cell-address="TechBizEval.G71"/>
    </style:style>
    <style:style style:name="ce27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4_5f_1" style:base-cell-address="TechBizEval.G73"/>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8_5f_1" style:base-cell-address="TechBizEval.G75"/>
    </style:style>
    <style:style style:name="ce2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0_5f_1" style:base-cell-address="TechBizEval.G77"/>
    </style:style>
    <style:style style:name="ce2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003366"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57_5f_1" style:base-cell-address="TechBizEval.G79"/>
    </style:style>
    <style:style style:name="ce28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79_5f_1" style:base-cell-address="TechBizEval.G81"/>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6600" style:text-outline="false" style:text-line-through-styl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map style:condition="is-true-formula([$TechBizEval.$D2]&gt;=7)" style:apply-style-name="Excel_5f_CondFormat_5f_3_5f_63_5f_1" style:base-cell-address="TechBizEval.G83"/>
    </style:style>
    <style:style style:name="ce283" style:family="table-cell" style:parent-style-name="Default" style:data-style-name="N187">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TechBizEval.I91]&gt;=7)" style:apply-style-name="Sans_20_nom9" style:base-cell-address="TechBizEval.G91"/>
      <style:map style:condition="is-true-formula([$TechBizEval.I91]&gt;3)" style:apply-style-name="Sans_20_nom7" style:base-cell-address="TechBizEval.G91"/>
      <style:map style:condition="is-true-formula([$TechBizEval.I91]&lt;=3)" style:apply-style-name="Sans_20_nom8" style:base-cell-address="TechBizEval.G91"/>
    </style:style>
    <style:style style:name="ce284" style:family="table-cell" style:parent-style-name="Default" style:data-style-name="N187">
      <style:table-cell-properties style:glyph-orientation-vertical="0"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ahoma1" fo:font-size="1pt" fo:font-style="normal" fo:text-shadow="none" style:text-underline-style="none" fo:font-weight="normal" style:font-size-asian="1pt" style:font-style-asian="normal" style:font-weight-asian="normal" style:font-name-complex="Tahoma1" style:font-size-complex="1pt" style:font-style-complex="normal" style:font-weight-complex="normal"/>
      <style:map style:condition="is-true-formula([$TechBizEval.I99]&gt;=7)" style:apply-style-name="Sans_20_nom9" style:base-cell-address="TechBizEval.G100"/>
      <style:map style:condition="is-true-formula([$TechBizEval.I99]&gt;3)" style:apply-style-name="Sans_20_nom7" style:base-cell-address="TechBizEval.G100"/>
      <style:map style:condition="is-true-formula([$TechBizEval.I99]&lt;=3)" style:apply-style-name="Sans_20_nom8" style:base-cell-address="TechBizEval.G100"/>
    </style:style>
    <style:style style:name="ce285" style:family="table-cell" style:parent-style-name="Default">
      <style:table-cell-properties style:cell-protect="protected formula-hidden" style:print-content="true" style:diagonal-bl-tr="none" style:diagonal-tl-br="none" fo:border="none" style:rotation-align="none"/>
      <style:text-properties fo:color="#003366" style:text-outline="false" style:text-line-through-style="none"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ce286" style:family="table-cell" style:parent-style-name="Default">
      <style:table-cell-properties style:glyph-orientation-vertical="0" fo:border-bottom="0.035cm solid #0066cc" fo:background-color="#ffffff" style:cell-protect="protected formula-hidden" style:print-content="true" style:diagonal-bl-tr="none" style:diagonal-tl-br="none" style:text-align-source="fix" style:repeat-content="false" fo:wrap-option="no-wrap" fo:border-left="0.035cm solid #0066cc" style:direction="ltr" fo:border-right="none" style:rotation-angle="0" style:rotation-align="none" style:shrink-to-fit="false" fo:border-top="none" style:vertical-align="automatic"/>
      <style:paragraph-properties fo:text-align="center" fo:margin-left="0cm" style:writing-mode="page"/>
      <style:text-properties fo:color="#003366"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TechBizEval.D87]&lt;=3)" style:apply-style-name="Sans_20_nom4" style:base-cell-address="TechBizEval.J87"/>
      <style:map style:condition="is-true-formula([$TechBizEval.D87]&gt;=7)" style:apply-style-name="Sans_20_nom3" style:base-cell-address="TechBizEval.J87"/>
      <style:map style:condition="is-true-formula([$TechBizEval.D87]&gt;3)" style:apply-style-name="Sans_20_nom5" style:base-cell-address="TechBizEval.J87"/>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fo:border="none"/>
    </style:style>
    <style:style style:name="P1" style:family="paragraph">
      <style:paragraph-properties fo:text-align="center" style:writing-mode="lr-tb"/>
    </style:style>
    <style:style style:name="P2" style:family="paragraph"/>
    <style:style style:name="T1" style:family="text">
      <style:text-properties fo:color="#003366"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fo:color="#ff66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3" style:family="text">
      <style:text-properties fo:color="#003366"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fo:color="#003366"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00009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fo:color="#00009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7" style:family="text">
      <style:text-properties fo:color="#ff6600" style:text-outline="false" style:text-line-through-styl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base-cell-address="Exemple.A1">
          <table:help-message table:display="true">
            <text:p>Exemple</text:p>
          </table:help-message>
          <table:error-message table:message-type="stop" table:display="true"/>
        </table:content-validation>
        <table:content-validation table:name="val2" table:condition="of:cell-content-text-length-is-between(2,40)" table:allow-empty-cell="true" table:base-cell-address="Exemple.B1">
          <table:error-message table:message-type="stop" table:display="true"/>
        </table:content-validation>
        <table:content-validation table:name="val3" table:condition="of:cell-content-text-length()&gt;=2" table:allow-empty-cell="true" table:base-cell-address="Exemple.B4">
          <table:error-message table:message-type="stop" table:display="true"/>
        </table:content-validation>
        <table:content-validation table:name="val4" table:base-cell-address="Exemple.C121">
          <table:help-message table:display="true">
            <text:p>Autre critère</text:p>
          </table:help-message>
          <table:error-message table:message-type="stop" table:display="true"/>
        </table:content-validation>
        <table:content-validation table:name="val5" table:condition="of:cell-content-is-whole-number() and cell-content-is-between(0,10)" table:allow-empty-cell="true" table:base-cell-address="Exemple.D121">
          <table:help-message table:display="true">
            <text:p>Score (de 0 à 10)</text:p>
          </table:help-message>
          <table:error-message table:message-type="stop" table:display="true"/>
        </table:content-validation>
        <table:content-validation table:name="val6" table:base-cell-address="Exemple.D25">
          <table:help-message table:display="true">
            <text:p>Score (de 0 à 10)</text:p>
          </table:help-message>
          <table:error-message table:message-type="stop" table:display="true"/>
        </table:content-validation>
        <table:content-validation table:name="val7" table:condition="of:cell-content-is-whole-number() and cell-content-is-between(0,5)" table:allow-empty-cell="true" table:base-cell-address="Exemple.I121">
          <table:help-message table:display="true">
            <text:p>Pondération (0-5)</text:p>
          </table:help-message>
          <table:error-message table:message-type="stop" table:display="true"/>
        </table:content-validation>
        <table:content-validation table:name="val8" table:base-cell-address="Exemple.I25">
          <table:help-message table:display="true">
            <text:p>Pondération (0-5)</text:p>
          </table:help-message>
          <table:error-message table:message-type="stop" table:display="true"/>
        </table:content-validation>
        <table:content-validation table:name="val9" table:base-cell-address="Exemple.J10">
          <table:help-message table:display="true">
            <text:p>Score pondéré</text:p>
          </table:help-message>
          <table:error-message table:message-type="stop" table:display="true"/>
        </table:content-validation>
        <table:content-validation table:name="val10" table:base-cell-address="Exemple.J121">
          <table:error-message table:message-type="stop" table:display="true"/>
        </table:content-validation>
        <table:content-validation table:name="val11" table:base-cell-address="TechBizEval.A1">
          <table:help-message table:display="true">
            <text:p>Les paramètres modifiables sont en orange</text:p>
          </table:help-message>
          <table:error-message table:message-type="stop" table:display="true"/>
        </table:content-validation>
        <table:content-validation table:name="val12" table:condition="of:cell-content-text-length-is-between(2,40)" table:allow-empty-cell="true" table:base-cell-address="TechBizEval.B1">
          <table:help-message table:display="true">
            <text:p>Nom du projet</text:p>
          </table:help-message>
          <table:error-message table:message-type="stop" table:display="true"/>
        </table:content-validation>
      </table:content-validations>
      <table:table table:name="Info" table:style-name="ta1" table:protected="true" table:print="false">
        <office:forms form:automatic-focus="false" form:apply-design-mode="false"/>
        <table:table-column table:style-name="co1" table:default-cell-style-name="ce5"/>
        <table:table-column table:style-name="co2" table:number-columns-repeated="7"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5" table:number-columns-repeated="243" table:default-cell-style-name="ce5"/>
        <table:table-column table:style-name="co8" table:number-columns-repeated="768" table:default-cell-style-name="Default"/>
        <table:table-row table:style-name="ro1">
          <table:table-cell table:style-name="ce1"/>
          <table:table-cell table:style-name="ce6" office:value-type="string" table:number-columns-spanned="7" table:number-rows-spanned="3">
            <text:p>"TechBizEval"™ : présentation</text:p>
          </table:table-cell>
          <table:covered-table-cell table:number-columns-repeated="6" table:style-name="ce6"/>
          <table:table-cell table:style-name="ce2" table:number-columns-repeated="4"/>
          <table:table-cell table:number-columns-repeated="1012"/>
        </table:table-row>
        <table:table-row table:style-name="ro1">
          <table:table-cell table:style-name="ce2"/>
          <table:covered-table-cell table:number-columns-repeated="7" table:style-name="ce6"/>
          <table:table-cell table:number-columns-repeated="3"/>
          <table:table-cell table:style-name="ce2"/>
          <table:table-cell table:number-columns-repeated="1012"/>
        </table:table-row>
        <table:table-row table:style-name="ro1">
          <table:table-cell table:style-name="ce2"/>
          <table:covered-table-cell table:number-columns-repeated="7" table:style-name="ce6"/>
          <table:table-cell table:style-name="ce2" table:number-columns-repeated="4"/>
          <table:table-cell table:number-columns-repeated="1012"/>
        </table:table-row>
        <table:table-row table:style-name="ro1">
          <table:table-cell table:style-name="ce2"/>
          <table:table-cell table:style-name="ce6" table:number-columns-repeated="3"/>
          <table:table-cell table:style-name="ce19" office:value-type="string">
            <text:p>Description et évaluation d’un projet de création d’entreprise technologique</text:p>
          </table:table-cell>
          <table:table-cell table:style-name="ce6" table:number-columns-repeated="3"/>
          <table:table-cell table:style-name="ce2" table:number-columns-repeated="4"/>
          <table:table-cell table:number-columns-repeated="1012"/>
        </table:table-row>
        <table:table-row table:style-name="ro1">
          <table:table-cell table:style-name="ce2"/>
          <table:table-cell table:style-name="ce7"/>
          <table:table-cell table:style-name="ce14"/>
          <table:table-cell table:style-name="ce6" table:number-columns-repeated="3"/>
          <table:table-cell table:style-name="ce20"/>
          <table:table-cell table:style-name="ce21"/>
          <table:table-cell table:style-name="ce2" table:number-columns-repeated="4"/>
          <table:table-cell table:number-columns-repeated="1012"/>
        </table:table-row>
        <table:table-row-group>
          <table:table-row table:style-name="ro2">
            <table:table-cell table:style-name="ce2"/>
            <table:table-cell table:style-name="ce8" office:value-type="string" table:number-columns-spanned="7" table:number-rows-spanned="1">
              <text:p>Version du 06/04/2015</text:p>
            </table:table-cell>
            <table:covered-table-cell table:number-columns-repeated="6" table:style-name="ce15"/>
            <table:table-cell table:style-name="ce22" table:number-columns-repeated="2"/>
            <table:table-cell table:style-name="ce2" table:number-columns-repeated="2"/>
            <table:table-cell table:number-columns-repeated="1012"/>
          </table:table-row>
        </table:table-row-group>
        <table:table-row table:style-name="ro2">
          <table:table-cell table:style-name="ce2"/>
          <table:table-cell table:style-name="ce9"/>
          <table:table-cell table:style-name="ce16"/>
          <table:table-cell table:style-name="ce9"/>
          <table:table-cell/>
          <table:table-cell table:style-name="ce9" table:number-columns-repeated="2"/>
          <table:table-cell table:style-name="ce16" table:number-columns-repeated="3"/>
          <table:table-cell table:style-name="ce2" table:number-columns-repeated="2"/>
          <table:table-cell table:number-columns-repeated="1012"/>
        </table:table-row>
        <table:table-row table:style-name="ro3">
          <table:table-cell table:style-name="ce2"/>
          <table:table-cell table:style-name="ce10" office:value-type="string" table:number-columns-spanned="7" table:number-rows-spanned="1">
            <text:p>Comment évaluer un nouveau <text:s/>projet ? Avez-vous passé en revue et hiérarchisé les différents critères économiques et financiers qui permettent de se faire une idée de l'intérêt et de la viabilité de ce projet ? Est-il possible de comparer différents projets à l'aune d'un score global ? Sans se substituer à une analyse approfondie, "TechBizEval" constitue un outil précieux d'évaluation rapide d'un projet d'entreprise et/ou d'un nouveau projet de développement. Ce module est utilisable sous Microsoft Excel et Open Office.</text:p>
            <text:p><text:span text:style-name="T1"/></text:p>
            <text:p><text:span text:style-name="T1">Cet outil d'évaluation d'activité et/ou de projet prend en </text:span><text:span text:style-name="T1">compte 4 grandes familles de critères :</text:span></text:p>
            <text:p><text:span text:style-name="T1">* Marché et nouvelle offre</text:span></text:p>
            <text:p><text:span text:style-name="T1">* Activité et avantages concurrentiels</text:span></text:p>
            <text:p><text:span text:style-name="T1">* Données économiques et financières</text:span></text:p>
            <text:p><text:span text:style-name="T1">* Management et ressources humaines.</text:span></text:p>
            <text:p><text:span text:style-name="T1"/></text:p>
            <text:p><text:span text:style-name="T1">Ces données sont évaluées dans l'onglet "TechBizEval". </text:span><text:span text:style-name="T1">Chacune des familles de critères comporte 5 critères </text:span><text:span text:style-name="T1">prédéfinis, dont vous pouvez modifier l'importance relative. </text:span><text:span text:style-name="T1">Vous pouvez également compléter cette liste par deux </text:span><text:span text:style-name="T1">autres critères, spécifiques à votre activité ou à vos propres </text:span><text:span text:style-name="T1">critères usuels d'évaluation économique et financière.</text:span></text:p>
          </table:table-cell>
          <table:covered-table-cell table:number-columns-repeated="6" table:style-name="ce17"/>
          <table:table-cell table:style-name="ce3" table:number-columns-repeated="1016"/>
        </table:table-row>
        <table:table-row table:style-name="ro4">
          <table:table-cell table:style-name="ce3"/>
          <table:table-cell table:style-name="ce10" office:value-type="string" table:number-columns-spanned="7" table:number-rows-spanned="1">
            <text:p>Les paramètres modifiables figurent<text:span text:style-name="T2"> en orange </text:span><text:span text:style-name="T1">dans l'onglet </text:span><text:span text:style-name="T1">"TechBizEval". Les cellules</text:span><text:span text:style-name="T3"> en bleu </text:span><text:span text:style-name="T1">ne sont pas modifiables. </text:span><text:span text:style-name="T1">Chaque note est pondérée par un coefficient qui permet de </text:span><text:span text:style-name="T1">prendre en compte son importance relative parmi vos </text:span><text:span text:style-name="T1">critères d'évaluation. Par exemple, le potentiel de croissance </text:span><text:span text:style-name="T1">du marché est pondéré par un coefficient de 2, car pour une </text:span><text:span text:style-name="T1">jeune entreprise innovante, le potentiel de croissance d'un </text:span><text:span text:style-name="T1">segment de marché peut être plus important que la taille </text:span><text:span text:style-name="T1">actuelle de ce segment.</text:span></text:p>
            <text:p><text:span text:style-name="T1"/></text:p>
            <text:p><text:span text:style-name="T1">Les principaux résultats fournis par "TechBizEval" sont les </text:span><text:span text:style-name="T1">suivants :</text:span></text:p>
            <text:p><text:span text:style-name="T1"/></text:p>
            <text:p><text:span text:style-name="T1">* Score pondéré relatif à chacune des 4 grandes familles de </text:span><text:span text:style-name="T1">critères : a) Marché et nouvelle offre, b) Activité et avantages </text:span><text:span text:style-name="T1">concurrentiels, c) Critères économiques et financiers et d) </text:span><text:span text:style-name="T1">Management et ressources humaines. Chaque critère </text:span><text:span text:style-name="T1">individuel peut être pondéré à l'aide d'un coefficient allant de </text:span><text:span text:style-name="T1">0 (critère insignifiant/non pertinent) à 5 (critère </text:span><text:span text:style-name="T1">essentiel/importance relative très élevée).</text:span></text:p>
            <text:p><text:span text:style-name="T1"/></text:p>
            <text:p><text:span text:style-name="T1">* Note globale prenant en compte les 4 familles de critères </text:span><text:span text:style-name="T1">ci-dessus. Cette note globale ainsi que les scores </text:span><text:span text:style-name="T1">intermédiaires sont ramenés à un score sur 10. Pour faciliter </text:span><text:span text:style-name="T1">la lecture, une échelle de couleur permet de classer chaque </text:span><text:span text:style-name="T1">critère d'après le barème suivant : rouge (faible/insatisfaisant </text:span><text:span text:style-name="T1">: &lt;=3) ; orange (score moyen, compris entre 4 et 6) ; vert </text:span><text:span text:style-name="T1">(élevé/satisfaisant : &gt;=7).</text:span></text:p>
            <text:p><text:span text:style-name="T1"/></text:p>
            <text:p><text:span text:style-name="T1">Ce fichier comporte également un exemple commenté : cf. </text:span><text:span text:style-name="T1">onglet "Exemple".</text:span></text:p>
          </table:table-cell>
          <table:covered-table-cell table:number-columns-repeated="6" table:style-name="ce17"/>
          <table:table-cell table:style-name="ce3" table:number-columns-repeated="1016"/>
        </table:table-row>
        <table:table-row table:style-name="ro5">
          <table:table-cell table:style-name="ce3"/>
          <table:table-cell table:style-name="ce10" office:value-type="string" table:number-columns-spanned="7" table:number-rows-spanned="1">
            <text:p>"TechBizEval" constitue une base de réflexion précieuse pour évaluer un projet d'entreprise ou un nouveau projet de développement à l'aune d'une batterie de critères économiques et financiers. Au-delà du caracatère subjectif de ce type d'évaluation quantitative, la vertu principale d'un tel exercice est de fournir une base de discussion des investisseurs ou les dirigeants d'une entreprise, afin d'évaluer en connaissance de cause une activité existante et/ou des projets de diversification.</text:p>
            <text:p/>
            <text:p>Bon travail !</text:p>
            <text:p/>
            <text:p><text:span text:style-name="T4">(c) Etienne Krieger, 2015</text:span></text:p>
          </table:table-cell>
          <table:covered-table-cell table:number-columns-repeated="6" table:style-name="ce17"/>
          <table:table-cell table:style-name="ce3" table:number-columns-repeated="1016"/>
        </table:table-row>
        <table:table-row table:style-name="ro2">
          <table:table-cell table:style-name="ce4"/>
          <table:table-cell table:style-name="ce11">
            <draw:frame table:end-cell-address="Info.H24" table:end-x="3.162cm" table:end-y="0.036cm" draw:z-index="0" draw:name="Picture 389" draw:style-name="gr1" draw:text-style-name="P1" svg:width="23.362cm" svg:height="5.431cm" svg:x="0.096cm" svg:y="0.292cm">
              <draw:image xlink:href="Pictures/200000D6000075D400001CFDA4D8ED03.wmf" xlink:type="simple" xlink:show="embed" xlink:actuate="onLoad">
                <text:p/>
              </draw:image>
            </draw:frame>
          </table:table-cell>
          <table:table-cell table:style-name="ce4" table:number-columns-repeated="1022"/>
        </table:table-row>
        <table:table-row table:style-name="ro2">
          <table:table-cell table:style-name="ce4" table:number-columns-repeated="1024"/>
        </table:table-row>
        <table:table-row table:style-name="ro2">
          <table:table-cell table:style-name="ce4"/>
          <table:table-cell table:style-name="ce12"/>
          <table:table-cell table:style-name="ce4" table:number-columns-repeated="1022"/>
        </table:table-row>
        <table:table-row table:style-name="ro2" table:number-rows-repeated="5">
          <table:table-cell table:style-name="ce4" table:number-columns-repeated="1024"/>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table-cell/>
          <table:table-cell table:style-name="ce13" table:number-columns-spanned="8" table:number-rows-spanned="1"/>
          <table:covered-table-cell table:number-columns-repeated="7" table:style-name="ce18"/>
          <table:table-cell table:number-columns-repeated="1015"/>
        </table:table-row>
        <table:table-row table:style-name="ro1" table:number-rows-repeated="1048544">
          <table:table-cell table:number-columns-repeated="1024"/>
        </table:table-row>
        <table:table-row table:style-name="ro1">
          <table:table-cell table:number-columns-repeated="1024"/>
        </table:table-row>
        <table:named-expressions/>
      </table:table>
      <table:table table:name="Exemple" table:style-name="ta2" table:protected="true" table:print="false">
        <office:forms form:automatic-focus="false" form:apply-design-mode="false">
          <form:form form:name="Standard" form:apply-filter="true" form:control-implementation="ooo:com.sun.star.form.component.Form" office:target-frame="" xlink:href="" xlink:type="simple">
            <form:value-range form:name="Scroll Bar 13" form:control-implementation="ooo:com.sun.star.form.component.ScrollBar" xml:id="control1" form:id="control1" form:value="5" form:linked-cell="Exemple.D2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6" form:control-implementation="ooo:com.sun.star.form.component.ScrollBar" xml:id="control2" form:id="control2" form:value="5" form:linked-cell="Exemple.D31"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7" form:control-implementation="ooo:com.sun.star.form.component.ScrollBar" xml:id="control3" form:id="control3" form:value="5" form:linked-cell="Exemple.D2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8" form:control-implementation="ooo:com.sun.star.form.component.ScrollBar" xml:id="control4" form:id="control4" form:value="5" form:linked-cell="Exemple.D33"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9" form:control-implementation="ooo:com.sun.star.form.component.ScrollBar" xml:id="control5" form:id="control5" form:value="5" form:linked-cell="TechBizEval.D3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2" form:control-implementation="ooo:com.sun.star.form.component.ScrollBar" xml:id="control6" form:id="control6" form:value="5" form:linked-cell="Exemple.D3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1" form:control-implementation="ooo:com.sun.star.form.component.ScrollBar" xml:id="control7" form:id="control7" form:value="5" form:linked-cell="Exemple.D3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02" form:control-implementation="ooo:com.sun.star.form.component.ScrollBar" xml:id="control8" form:id="control8" form:value="5" form:linked-cell="Exemple.D1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0" form:control-implementation="ooo:com.sun.star.form.component.ScrollBar" xml:id="control9" form:id="control9" form:value="5" form:linked-cell="Exemple.D5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1" form:control-implementation="ooo:com.sun.star.form.component.ScrollBar" xml:id="control10" form:id="control10" form:value="5" form:linked-cell="Exemple.D6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2" form:control-implementation="ooo:com.sun.star.form.component.ScrollBar" xml:id="control11" form:id="control11" form:value="5" form:linked-cell="Exemple.D58"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3" form:control-implementation="ooo:com.sun.star.form.component.ScrollBar" xml:id="control12" form:id="control12" form:value="5" form:linked-cell="Exemple.D6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4" form:control-implementation="ooo:com.sun.star.form.component.ScrollBar" xml:id="control13" form:id="control13" form:value="5" form:linked-cell="Exemple.D6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3" form:control-implementation="ooo:com.sun.star.form.component.ScrollBar" xml:id="control14" form:id="control14" form:value="5" form:linked-cell="Exemple.D68"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2" form:control-implementation="ooo:com.sun.star.form.component.ScrollBar" xml:id="control15" form:id="control15" form:value="5" form:linked-cell="Exemple.D6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5" form:control-implementation="ooo:com.sun.star.form.component.ScrollBar" xml:id="control16" form:id="control16" form:value="5" form:linked-cell="Exemple.D8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6" form:control-implementation="ooo:com.sun.star.form.component.ScrollBar" xml:id="control17" form:id="control17" form:value="5" form:linked-cell="Exemple.D8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7" form:control-implementation="ooo:com.sun.star.form.component.ScrollBar" xml:id="control18" form:id="control18" form:value="5" form:linked-cell="Exemple.D8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8" form:control-implementation="ooo:com.sun.star.form.component.ScrollBar" xml:id="control19" form:id="control19" form:value="5" form:linked-cell="Exemple.D88"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9" form:control-implementation="ooo:com.sun.star.form.component.ScrollBar" xml:id="control20" form:id="control20" form:value="5" form:linked-cell="Exemple.D9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4" form:control-implementation="ooo:com.sun.star.form.component.ScrollBar" xml:id="control21" form:id="control21" form:value="5" form:linked-cell="Exemple.D9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3" form:control-implementation="ooo:com.sun.star.form.component.ScrollBar" xml:id="control22" form:id="control22" form:value="5" form:linked-cell="Exemple.D9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5" form:control-implementation="ooo:com.sun.star.form.component.ScrollBar" xml:id="control23" form:id="control23" form:value="5" form:linked-cell="Exemple.D10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6" form:control-implementation="ooo:com.sun.star.form.component.ScrollBar" xml:id="control24" form:id="control24" form:value="5" form:linked-cell="Exemple.D113"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7" form:control-implementation="ooo:com.sun.star.form.component.ScrollBar" xml:id="control25" form:id="control25" form:value="5" form:linked-cell="Exemple.D111"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8" form:control-implementation="ooo:com.sun.star.form.component.ScrollBar" xml:id="control26" form:id="control26" form:value="5" form:linked-cell="Exemple.D11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9" form:control-implementation="ooo:com.sun.star.form.component.ScrollBar" xml:id="control27" form:id="control27" form:value="5" form:linked-cell="Exemple.D11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0" form:control-implementation="ooo:com.sun.star.form.component.ScrollBar" xml:id="control28" form:id="control28" form:value="5" form:linked-cell="Exemple.D121"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4" form:control-implementation="ooo:com.sun.star.form.component.ScrollBar" xml:id="control29" form:id="control29" form:value="5" form:linked-cell="Exemple.D11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3" table:default-cell-style-name="ce2"/>
        <table:table-column table:style-name="co13" table:default-cell-style-name="ce2"/>
        <table:table-column table:style-name="co14" table:default-cell-style-name="ce193"/>
        <table:table-column table:style-name="co15" table:default-cell-style-name="ce2"/>
        <table:table-column table:style-name="co16" table:default-cell-style-name="ce2"/>
        <table:table-column table:style-name="co5" table:number-columns-repeated="245" table:default-cell-style-name="ce2"/>
        <table:table-column table:style-name="co8" table:number-columns-repeated="768" table:default-cell-style-name="Default"/>
        <table:table-row table:style-name="ro6">
          <table:table-cell table:style-name="ce23" table:content-validation-name="val1"/>
          <table:table-cell table:style-name="ce30" table:content-validation-name="val2" office:value-type="string" table:number-columns-spanned="9" table:number-rows-spanned="3">
            <text:p>Choc2Luxe</text:p>
          </table:table-cell>
          <table:covered-table-cell table:number-columns-repeated="8" table:style-name="ce31" table:content-validation-name="val2"/>
          <table:table-cell table:number-columns-repeated="1014"/>
        </table:table-row>
        <table:table-row table:style-name="ro6">
          <table:table-cell table:style-name="ce23"/>
          <table:covered-table-cell table:number-columns-repeated="9" table:style-name="ce31" table:content-validation-name="val2"/>
          <table:table-cell table:number-columns-repeated="1014"/>
        </table:table-row>
        <table:table-row table:style-name="ro6">
          <table:table-cell table:style-name="ce23"/>
          <table:covered-table-cell table:number-columns-repeated="9" table:style-name="ce31" table:content-validation-name="val2"/>
          <table:table-cell table:number-columns-repeated="1014"/>
        </table:table-row>
        <table:table-row table:style-name="ro6">
          <table:table-cell table:style-name="ce23"/>
          <table:table-cell table:style-name="ce32" table:content-validation-name="val3" office:value-type="string" table:number-columns-spanned="9" table:number-rows-spanned="2">
            <text:p>Grille d'évaluation</text:p>
          </table:table-cell>
          <table:covered-table-cell table:number-columns-repeated="8" table:style-name="ce33" table:content-validation-name="val3"/>
          <table:table-cell table:number-columns-repeated="1014"/>
        </table:table-row>
        <table:table-row table:style-name="ro6">
          <table:table-cell table:style-name="ce23"/>
          <table:covered-table-cell table:number-columns-repeated="9" table:style-name="ce33" table:content-validation-name="val3"/>
          <table:table-cell table:number-columns-repeated="1014"/>
        </table:table-row>
        <table:table-row table:style-name="ro2">
          <table:table-cell/>
          <table:table-cell table:style-name="ce27"/>
          <table:table-cell/>
          <table:table-cell table:style-name="ce62"/>
          <table:table-cell/>
          <table:table-cell table:style-name="ce39" table:number-columns-repeated="3"/>
          <table:table-cell table:style-name="ce173"/>
          <table:table-cell table:style-name="ce62"/>
          <table:table-cell table:number-columns-repeated="1014"/>
        </table:table-row>
        <table:table-row table:style-name="ro2">
          <table:table-cell/>
          <table:table-cell table:style-name="ce27" table:number-columns-repeated="2"/>
          <table:table-cell table:style-name="ce62"/>
          <table:table-cell table:style-name="ce39" table:number-columns-repeated="4"/>
          <table:table-cell table:style-name="ce173"/>
          <table:table-cell table:style-name="ce62"/>
          <table:table-cell table:number-columns-repeated="1014"/>
        </table:table-row>
        <table:table-row table:style-name="ro7">
          <table:table-cell/>
          <table:table-cell table:style-name="ce34" office:value-type="string" table:number-columns-spanned="2" table:number-rows-spanned="2">
            <text:p>Score </text:p>
            <text:p>graphique</text:p>
          </table:table-cell>
          <table:covered-table-cell table:style-name="ce49"/>
          <table:table-cell table:style-name="ce63" office:value-type="string" table:number-columns-spanned="1" table:number-rows-spanned="2">
            <text:p>Note</text:p>
          </table:table-cell>
          <table:table-cell table:style-name="ce80" office:value-type="string">
            <text:p>Faible</text:p>
          </table:table-cell>
          <table:table-cell table:style-name="ce126" office:value-type="string">
            <text:p>Moyen</text:p>
          </table:table-cell>
          <table:table-cell table:style-name="ce136" office:value-type="string">
            <text:p>Fort</text:p>
          </table:table-cell>
          <table:table-cell table:style-name="ce82"/>
          <table:table-cell table:style-name="ce174" office:value-type="string" table:number-columns-spanned="1" table:number-rows-spanned="2">
            <text:p>Coeff.</text:p>
          </table:table-cell>
          <table:table-cell table:style-name="ce194" office:value-type="string" table:number-columns-spanned="1" table:number-rows-spanned="2">
            <text:p>Note</text:p>
            <text:p>pondérée</text:p>
          </table:table-cell>
          <table:table-cell table:number-columns-repeated="1014"/>
        </table:table-row>
        <table:table-row table:style-name="ro8">
          <table:table-cell/>
          <table:covered-table-cell table:style-name="ce35"/>
          <table:covered-table-cell table:style-name="ce50"/>
          <table:covered-table-cell table:style-name="ce64"/>
          <table:table-cell table:style-name="ce64">
            <draw:control table:end-cell-address="Exemple.H10" table:end-x="0.039cm" table:end-y="0.346cm" draw:z-index="7" draw:name="Scroll Bar 102" draw:style-name="gr2" draw:text-style-name="P2" svg:width="9.03cm" svg:height="0.45cm" svg:x="0.008cm" svg:y="0.238cm" draw:control="control8"/>
          </table:table-cell>
          <table:table-cell table:style-name="ce64" table:number-columns-repeated="2"/>
          <table:table-cell table:style-name="ce39"/>
          <table:covered-table-cell table:style-name="ce175"/>
          <table:covered-table-cell table:style-name="ce195"/>
          <table:table-cell table:number-columns-repeated="1014"/>
        </table:table-row>
        <table:table-row table:style-name="ro2">
          <table:table-cell/>
          <table:table-cell table:style-name="ce36"/>
          <table:table-cell table:style-name="ce51" office:value-type="string">
            <text:p>Echelle de notation (de 0 à 10)</text:p>
          </table:table-cell>
          <table:table-cell table:style-name="ce65" table:content-validation-name="val5" office:value-type="float" office:value="5">
            <text:p>5</text:p>
          </table:table-cell>
          <table:table-cell table:style-name="ce81" table:number-columns-repeated="4"/>
          <table:table-cell table:style-name="ce176" table:content-validation-name="val7" office:value-type="float" office:value="2">
            <text:p>2</text:p>
          </table:table-cell>
          <table:table-cell table:style-name="ce196" table:content-validation-name="val9" table:formula="of:=IF([.D10]*[.I10]&gt;0;[.D10]*[.I10];&quot;.&quot;)" office:value-type="float" office:value="10">
            <text:p>10</text:p>
          </table:table-cell>
          <table:table-cell table:number-columns-repeated="1014"/>
        </table:table-row>
        <table:table-row table:style-name="ro2">
          <table:table-cell/>
          <table:table-cell table:style-name="ce37" table:number-columns-repeated="2"/>
          <table:table-cell table:style-name="ce66" table:content-validation-name="val5"/>
          <table:table-cell table:style-name="ce39" table:number-columns-repeated="4"/>
          <table:table-cell table:style-name="ce62" table:number-columns-repeated="2"/>
          <table:table-cell table:number-columns-repeated="1014"/>
        </table:table-row>
        <table:table-row table:style-name="ro9">
          <table:table-cell table:style-name="ce24"/>
          <table:table-cell table:style-name="ce38" office:value-type="string" table:number-columns-spanned="9" table:number-rows-spanned="12">
            <text:p>L'entreprise "<text:span text:style-name="T2">Choc2Luxe</text:span><text:span text:style-name="T5">" a une activité de production et de </text:span><text:span text:style-name="T5">vente de chocolats de luxe, tant auprès de particuliers que </text:span><text:span text:style-name="T5">sur le segment des grandes entreprises désireuses de </text:span><text:span text:style-name="T5">fidéliser leurs clients ainsi que d'autres contacts importants </text:span><text:span text:style-name="T5">avec des cadeaux de qualité. </text:span></text:p>
            <text:p><text:span text:style-name="T5">Devant le succès de ses créations de chocolats originaux et </text:span><text:span text:style-name="T5">raffinés, salués par des clubs d'amateurs de chocolats et </text:span><text:span text:style-name="T5">plébiscités par une clientèle croissante, le fondateur et </text:span><text:span text:style-name="T5">dirigeant de l'entreprise envisage de lancer une activité de </text:span><text:span text:style-name="T5">cours de création de chocolats et de macarons, assortis </text:span><text:span text:style-name="T5">d'une dégustation des produits ainsi élaborés. Ces cours </text:span><text:span text:style-name="T5">seraient assurés par des ouvriers chocolatiers réputés, le </text:span><text:span text:style-name="T5">modèle s'inspirant des cours de cuisine lancés par "l'Atelier </text:span><text:span text:style-name="T5">des Chefs", qui connaissent un grand succès. Avant de se </text:span><text:span text:style-name="T5">lancer dans un tel projet de diversification, le dirigeant de </text:span><text:span text:style-name="T5">Choc2Luxe évalue ce projet avec le support de ses associés </text:span><text:span text:style-name="T5">et en utilisant l'outil d'évaluation ci-dessous, sans rajouter </text:span><text:span text:style-name="T5">d'autres critères et sans modifier la pondération (poids </text:span><text:span text:style-name="T5">relatif) de chaque critère.</text:span></text:p>
            <text:p><text:span text:style-name="T5">Concernant l'analyse du marché et de cette nouvelle offre de </text:span><text:span text:style-name="T5">cours de création de chocolats, le dirigeant de Choc2Luxe </text:span><text:span text:style-name="T5">estime avoir bien identifié le besoin correspondant à une </text:span><text:span text:style-name="T5">telle offre, entre la convivialité des cours et le plaisir de la </text:span><text:span text:style-name="T5">création de chocolats de prestige grâce aux conseils de </text:span><text:span text:style-name="T5">chocolatiers renommés. La note (comprise entre 0 et 10) </text:span><text:span text:style-name="T5">relative à ce critère est donc de</text:span><text:span text:style-name="T2"> 9</text:span><text:span text:style-name="T5">.</text:span></text:p>
            <text:p><text:span text:style-name="T5">Une série d'entretiens avec des clients de la chocolaterie, </text:span><text:span text:style-name="T5">complétée par une étude de marché réalisée par la "junior </text:span><text:span text:style-name="T5">entreprise" d'une école de commerce permet de constater </text:span><text:span text:style-name="T5">que la valeur d'une telle offre est clairement perçue par une </text:span><text:span text:style-name="T5">clientèle jeune, urbaine et à la recherche de loisirs créatifs. </text:span><text:span text:style-name="T5">Le dirigeant opte par conséquent pour une note de</text:span><text:span text:style-name="T2"> 8 </text:span><text:span text:style-name="T5">sur 10. </text:span><text:span text:style-name="T5">Il estime par ailleurs que les clients d'une telle offre sont </text:span><text:span text:style-name="T5">aisément accessibles, puisqu'il s'agira en grande partie de la </text:span><text:span text:style-name="T5">clientèle de sa chocolaterie, voire à terme de ses </text:span><text:span text:style-name="T5">chocolateries puisqu'il envisage d'ouvrir plusieurs autres </text:span><text:span text:style-name="T5">boutiques à Paris et en province, d'où une note de</text:span><text:span text:style-name="T2"> 9 </text:span><text:span text:style-name="T5">sur 10... </text:span><text:span text:style-name="T5">même si notre chocolatier est conscient qu'une partie de la </text:span><text:span text:style-name="T5">clientèle devra être "recrutée" via Internet. Ainsi que l'a </text:span><text:span text:style-name="T5">montrée l'étude de marché, la taille du marché actuel est en </text:span><text:span text:style-name="T5">revanche relativement réduite (note de</text:span><text:span text:style-name="T2"> 3 </text:span><text:span text:style-name="T5">sur 10) mais son </text:span><text:span text:style-name="T5">potentiel de croissance est élevé, du fait du succès croissant </text:span><text:span text:style-name="T5">de formules analogues alliant créativité et convivialité.</text:span></text:p>
            <text:p><text:span text:style-name="T5">Au final, le score pondéré de cette rubrique "Marché et </text:span><text:span text:style-name="T5">nouvelle offre" est de</text:span><text:span text:style-name="T6"> 61</text:span><text:span text:style-name="T5">, sur un maximum de 80, ce qui </text:span><text:span text:style-name="T5">équivaut à une note de</text:span><text:span text:style-name="T6"> 7,6/10</text:span><text:span text:style-name="T5">.</text:span></text:p>
          </table:table-cell>
          <table:covered-table-cell table:number-columns-repeated="8"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2">
          <table:table-cell table:style-name="ce25"/>
          <table:table-cell table:style-name="ce39" table:number-columns-repeated="2"/>
          <table:table-cell table:style-name="ce67"/>
          <table:table-cell table:style-name="ce39" table:number-columns-repeated="4"/>
          <table:table-cell table:style-name="ce177"/>
          <table:table-cell table:style-name="ce67"/>
          <table:table-cell table:style-name="ce25" table:number-columns-repeated="1014"/>
        </table:table-row>
        <table:table-row table:style-name="ro10">
          <table:table-cell table:style-name="ce25"/>
          <table:table-cell table:style-name="ce40" office:value-type="string" table:number-columns-spanned="2" table:number-rows-spanned="1">
            <text:p>Marché et nouvelle offre</text:p>
          </table:table-cell>
          <table:covered-table-cell table:style-name="ce52"/>
          <table:table-cell table:style-name="ce68" table:content-validation-name="val6" office:value-type="string">
            <text:p>Note</text:p>
          </table:table-cell>
          <table:table-cell table:style-name="ce82" table:number-columns-repeated="4"/>
          <table:table-cell table:style-name="ce178" table:content-validation-name="val8" office:value-type="string">
            <text:p>Coeff.</text:p>
          </table:table-cell>
          <table:table-cell table:style-name="ce197" office:value-type="string" table:number-columns-spanned="1" table:number-rows-spanned="2">
            <text:p>Note</text:p>
            <text:p>pondérée</text:p>
          </table:table-cell>
          <table:table-cell table:style-name="ce25" table:number-columns-repeated="1014"/>
        </table:table-row>
        <table:table-row table:style-name="ro11">
          <table:table-cell table:style-name="ce26"/>
          <table:table-cell table:style-name="ce41"/>
          <table:table-cell table:style-name="ce53"/>
          <table:table-cell table:style-name="ce69"/>
          <table:table-cell table:style-name="ce83" office:value-type="string">
            <text:p>Besoin flou</text:p>
          </table:table-cell>
          <table:table-cell table:style-name="ce53"/>
          <table:table-cell table:style-name="ce137" office:value-type="string">
            <text:p>Besoin clairement identifié</text:p>
          </table:table-cell>
          <table:table-cell table:style-name="ce53"/>
          <table:table-cell table:style-name="ce177"/>
          <table:covered-table-cell table:style-name="ce198"/>
          <table:table-cell table:style-name="ce26" table:number-columns-repeated="1014"/>
        </table:table-row>
        <table:table-row table:style-name="ro2">
          <table:table-cell/>
          <table:table-cell table:style-name="ce42"/>
          <table:table-cell table:style-name="ce27" office:value-type="string">
            <text:p>Besoin auquel la nouvelle offre répond</text:p>
          </table:table-cell>
          <table:table-cell table:style-name="ce70" table:content-validation-name="val5" office:value-type="float" office:value="9">
            <text:p>9</text:p>
          </table:table-cell>
          <table:table-cell table:style-name="ce39">
            <draw:control table:end-cell-address="Exemple.H28" table:end-x="0.248cm" table:end-y="0.037cm" draw:z-index="0" draw:name="Scroll Bar 13" draw:style-name="gr2" draw:text-style-name="P2" svg:width="9.117cm" svg:height="0.455cm" svg:x="0.13cm" svg:y="0.007cm" draw:control="control1"/>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27]*[.I27]&gt;0;[.D27]*[.I27];&quot;.&quot;)" office:value-type="float" office:value="9">
            <text:p>9</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84" office:value-type="string">
            <text:p>Valeur perçue faible</text:p>
          </table:table-cell>
          <table:table-cell table:style-name="ce53"/>
          <table:table-cell table:style-name="ce138" office:value-type="string">
            <text:p>Valeur perçue élevée</text:p>
          </table:table-cell>
          <table:table-cell table:style-name="ce53"/>
          <table:table-cell table:style-name="ce177"/>
          <table:table-cell table:style-name="ce200"/>
          <table:table-cell table:style-name="ce26" table:number-columns-repeated="1014"/>
        </table:table-row>
        <table:table-row table:style-name="ro2">
          <table:table-cell/>
          <table:table-cell table:style-name="ce42"/>
          <table:table-cell table:style-name="ce27" office:value-type="string">
            <text:p>Valeur de l'offre, perçue par le client</text:p>
          </table:table-cell>
          <table:table-cell table:style-name="ce70" table:content-validation-name="val5" office:value-type="float" office:value="8">
            <text:p>8</text:p>
          </table:table-cell>
          <table:table-cell table:style-name="ce39">
            <draw:control table:end-cell-address="Exemple.H30" table:end-x="0.248cm" table:end-y="0.039cm" draw:z-index="2" draw:name="Scroll Bar 17" draw:style-name="gr2" draw:text-style-name="P2" svg:width="9.117cm" svg:height="0.454cm" svg:x="0.13cm" svg:y="0.01cm" draw:control="control3"/>
          </table:table-cell>
          <table:table-cell table:style-name="ce39" table:number-columns-repeated="3"/>
          <table:table-cell table:style-name="ce179" table:content-validation-name="val7" office:value-type="float" office:value="3">
            <text:p>3</text:p>
          </table:table-cell>
          <table:table-cell table:style-name="ce199" table:content-validation-name="val10" table:formula="of:=IF([.D29]*[.I29]&gt;0;[.D29]*[.I29];&quot;.&quot;)" office:value-type="float" office:value="24">
            <text:p>24</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85" office:value-type="string">
            <text:p>Clients difficilement accessibles</text:p>
          </table:table-cell>
          <table:table-cell table:style-name="ce53"/>
          <table:table-cell table:style-name="ce139" office:value-type="string">
            <text:p>Clients accessibles</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42"/>
          <table:table-cell table:style-name="ce27" office:value-type="string">
            <text:p>Accès aux clients</text:p>
          </table:table-cell>
          <table:table-cell table:style-name="ce70" table:content-validation-name="val5" office:value-type="float" office:value="9">
            <text:p>9</text:p>
          </table:table-cell>
          <table:table-cell table:style-name="ce86">
            <draw:control table:end-cell-address="Exemple.H32" table:end-x="0.248cm" table:end-y="0.047cm" draw:z-index="1" draw:name="Scroll Bar 16" draw:style-name="gr2" draw:text-style-name="P2" svg:width="9.117cm" svg:height="0.454cm" svg:x="0.13cm" svg:y="0.018cm" draw:control="control2"/>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31]*[.I31]&gt;0;[.D31]*[.I31];&quot;.&quot;)" office:value-type="float" office:value="9">
            <text:p>9</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87" office:value-type="string">
            <text:p>Marché réduit voire inexistant</text:p>
          </table:table-cell>
          <table:table-cell table:style-name="ce53"/>
          <table:table-cell table:style-name="ce140" office:value-type="string">
            <text:p>Taille significative</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42"/>
          <table:table-cell table:style-name="ce27" office:value-type="string">
            <text:p>Taille du marché</text:p>
          </table:table-cell>
          <table:table-cell table:style-name="ce70" table:content-validation-name="val5" office:value-type="float" office:value="3">
            <text:p>3</text:p>
          </table:table-cell>
          <table:table-cell table:style-name="ce86">
            <draw:control table:end-cell-address="Exemple.H34" table:end-x="0.248cm" table:end-y="0.051cm" draw:z-index="3" draw:name="Scroll Bar 18" draw:style-name="gr2" draw:text-style-name="P2" svg:width="9.117cm" svg:height="0.455cm" svg:x="0.13cm" svg:y="0.021cm" draw:control="control4"/>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33]*[.I33]&gt;0;[.D33]*[.I33];&quot;.&quot;)" office:value-type="float" office:value="3">
            <text:p>3</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88" office:value-type="string">
            <text:p>Croissance nulle ou faible</text:p>
          </table:table-cell>
          <table:table-cell table:style-name="ce53"/>
          <table:table-cell table:style-name="ce141" office:value-type="string">
            <text:p>Potentiel de croissance élevé</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42"/>
          <table:table-cell table:style-name="ce27" office:value-type="string">
            <text:p>Potentiel de croissance du marché</text:p>
          </table:table-cell>
          <table:table-cell table:style-name="ce70" table:content-validation-name="val5" office:value-type="float" office:value="8">
            <text:p>8</text:p>
          </table:table-cell>
          <table:table-cell table:style-name="ce89">
            <draw:control table:end-cell-address="Exemple.H36" table:end-x="0.248cm" table:end-y="0.053cm" draw:z-index="5" draw:name="Scroll Bar 142" draw:style-name="gr2" draw:text-style-name="P2" svg:width="9.117cm" svg:height="0.455cm" svg:x="0.13cm" svg:y="0.024cm" draw:control="control6"/>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35]*[.I35]&gt;0;[.D35]*[.I35];&quot;.&quot;)" office:value-type="float" office:value="16">
            <text:p>16</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90" office:value-type="string">
            <text:p>Faible</text:p>
          </table:table-cell>
          <table:table-cell table:style-name="ce53"/>
          <table:table-cell table:style-name="ce142" office:value-type="string">
            <text:p>Important(e)</text:p>
          </table:table-cell>
          <table:table-cell table:style-name="ce53"/>
          <table:table-cell table:style-name="ce173"/>
          <table:table-cell table:style-name="ce201"/>
          <table:table-cell table:style-name="ce26" table:number-columns-repeated="1014"/>
        </table:table-row>
        <table:table-row table:style-name="ro12">
          <table:table-cell/>
          <table:table-cell table:style-name="ce42"/>
          <table:table-cell table:style-name="ce54" table:content-validation-name="val4" office:value-type="string">
            <text:p>[Autre critère] ...<text:span text:style-name="T7"> Ex. Clarté de l'opportunité "business" …</text:span></text:p>
          </table:table-cell>
          <table:table-cell table:style-name="ce70" table:content-validation-name="val5" office:value-type="float" office:value="5">
            <text:p>5</text:p>
          </table:table-cell>
          <table:table-cell table:style-name="ce91">
            <draw:control table:end-cell-address="Exemple.H38" table:end-x="0.248cm" table:end-y="0.021cm" draw:z-index="6" draw:name="Scroll Bar 151" draw:style-name="gr2" draw:text-style-name="P2" svg:width="9.117cm" svg:height="0.461cm" svg:x="0.13cm" svg:y="0.032cm" draw:control="control7"/>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37]*[.I37]&gt;0;[.D37]*[.I37];&quot;.&quot;)" office:value-type="string" office:string-value=".">
            <text:p>.</text:p>
          </table:table-cell>
          <table:table-cell table:number-columns-repeated="1014"/>
        </table:table-row>
        <table:table-row table:style-name="ro11">
          <table:table-cell table:style-name="ce26"/>
          <table:table-cell table:style-name="ce43"/>
          <table:table-cell table:style-name="ce53"/>
          <table:table-cell table:style-name="ce69"/>
          <table:table-cell table:style-name="ce92" office:value-type="string">
            <text:p>Faible</text:p>
          </table:table-cell>
          <table:table-cell table:style-name="ce53"/>
          <table:table-cell table:style-name="ce143" office:value-type="string">
            <text:p>Important(e)</text:p>
          </table:table-cell>
          <table:table-cell table:style-name="ce53"/>
          <table:table-cell table:style-name="ce173"/>
          <table:table-cell table:style-name="ce201"/>
          <table:table-cell table:style-name="ce26" table:number-columns-repeated="1014"/>
        </table:table-row>
        <table:table-row table:style-name="ro12">
          <table:table-cell/>
          <table:table-cell table:style-name="ce42"/>
          <table:table-cell table:style-name="ce54" table:content-validation-name="val4" office:value-type="string">
            <text:p>[Autre critère] ...<text:span text:style-name="T7"> Ex. **** …</text:span></text:p>
          </table:table-cell>
          <table:table-cell table:style-name="ce70" table:content-validation-name="val5" office:value-type="float" office:value="5">
            <text:p>5</text:p>
          </table:table-cell>
          <table:table-cell table:style-name="ce93">
            <draw:control table:end-cell-address="Exemple.H40" table:end-x="0.248cm" table:end-y="0.06cm" draw:z-index="4" draw:name="Scroll Bar 19" draw:style-name="gr2" draw:text-style-name="P2" svg:width="9.117cm" svg:height="0.463cm" svg:x="0.13cm" svg:y="0.07cm" draw:control="control5"/>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39]*[.I39]&gt;0;[.D39]*[.I39];&quot;.&quot;)" office:value-type="string" office:string-value=".">
            <text:p>.</text:p>
          </table:table-cell>
          <table:table-cell table:number-columns-repeated="1014"/>
        </table:table-row>
        <table:table-row table:style-name="ro2">
          <table:table-cell/>
          <table:table-cell table:style-name="ce44"/>
          <table:table-cell table:style-name="ce27" table:number-columns-repeated="2"/>
          <table:table-cell table:style-name="ce93"/>
          <table:table-cell table:style-name="ce27" table:number-columns-repeated="3"/>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94"/>
          <table:table-cell table:style-name="ce127"/>
          <table:table-cell table:style-name="ce144" table:number-columns-repeated="2"/>
          <table:table-cell table:style-name="ce180" office:value-type="string">
            <text:p>Synthèse "Marché et nouvelle offre" :</text:p>
          </table:table-cell>
          <table:table-cell table:style-name="ce202" table:formula="of:=SUM([.J26:.J40])" office:value-type="float" office:value="61">
            <text:p><text:s/>61 <text:s text:c="3"/></text:p>
          </table:table-cell>
          <table:table-cell table:style-name="ce25"/>
          <table:table-cell table:number-columns-repeated="1013"/>
        </table:table-row>
        <table:table-row table:style-name="ro2">
          <table:table-cell/>
          <table:table-cell table:style-name="ce46"/>
          <table:table-cell table:style-name="ce55"/>
          <table:table-cell table:style-name="ce71" table:formula="of:=[.I132]" office:value-type="float" office:value="7.6">
            <text:p>7,6</text:p>
          </table:table-cell>
          <table:table-cell table:style-name="ce95" table:formula="of:=[.F132]" office:value-type="string" office:string-value="7,6/10">
            <text:p>7,6/10</text:p>
          </table:table-cell>
          <table:table-cell table:style-name="ce128"/>
          <table:table-cell table:style-name="ce145" table:number-columns-repeated="2"/>
          <table:table-cell table:style-name="ce181" table:formula="of:=&quot;[Minimum : 0 ; Moyenne : &quot;&amp;SUM([.I27:.I39])*10/2&amp;&quot; ; Maximum : &quot;&amp;SUM([.I27:.I39])*10&amp;&quot;]  &quot;" office:value-type="string" office:string-value="[Minimum : 0 ; Moyenne : 40 ; Maximum : 80]  ">
            <text:p>[Minimum : 0 ; Moyenne : 40 ; Maximum : 80] <text:s/></text:p>
          </table:table-cell>
          <table:table-cell table:style-name="ce203"/>
          <table:table-cell table:style-name="ce25"/>
          <table:table-cell table:number-columns-repeated="1013"/>
        </table:table-row>
        <table:table-row table:style-name="ro2">
          <table:table-cell/>
          <table:table-cell table:style-name="ce39" table:number-columns-repeated="2"/>
          <table:table-cell table:style-name="ce67"/>
          <table:table-cell table:style-name="ce39" table:number-columns-repeated="4"/>
          <table:table-cell table:style-name="ce177"/>
          <table:table-cell table:style-name="ce67"/>
          <table:table-cell table:style-name="ce25"/>
          <table:table-cell table:number-columns-repeated="1013"/>
        </table:table-row>
        <table:table-row table:style-name="ro9">
          <table:table-cell table:style-name="ce24"/>
          <table:table-cell table:style-name="ce38" office:value-type="string" table:number-columns-spanned="9" table:number-rows-spanned="9">
            <text:p>Le dirigeant analyse ensuite l'activité et les avantages concurrentiels de Choc2Luxe sur ce nouveau couple produit/marché. Il estime que la concurrence est relativement réduite car peu de ses collègues proposent pareille offre, à l'exception de quelques ateliers-dégustation ponctuels qui ne permettent pas réellement de s'initier à l'art du chocolat et des macarons grâce à des artisans-chocolatiers renommés. Les barrières à l'entrée dans ce secteur sont relativement faibles, même s'il est nécessaire d'aménager un espace propice à ce type d'ateliers. Mais l'investissement supplémentaire est marginal pour notre chocolatier dont le laboratoire (lieu où l'on fabrique les chocolats) est spacieux et propre à recevoir du public.</text:p>
            <text:p>Les possibilités de se différencier de ses concurrents sont également nombreuses, notamment en adoptant une stratégie "haut de gamme" consistant à faire venir des "stars" de la création de chocolats et de macarons, ce que permet le réseau relationnel de notre chocolatier, qui est très estimé de ses confrères.</text:p>
            <text:p>La part de marché accessible par notre chocolatier est en revanche moyenne car une telle offre s'adresse nécessairement à un public de proximité et que notre entrepreneur estime qu'il ne pourra pas se développer rapidement dans les principales agglomérations françaises, même si d'autres ouvertures de boutiques sont prévues dans le plan de développement de Choc2Luxe. Enfin, les contraintes et les risques réglementaires sont significatifs, car liés à l'accueil de public au sein d'un établissement qui doit être adapté (et dûment assuré) à cet effet.</text:p>
            <text:p>Le score pondéré de cette rubrique "Activité et avantages concurrentiels" est de<text:span text:style-name="T6"> 54</text:span><text:span text:style-name="T5">, sur un maximum de 80, ce qui </text:span><text:span text:style-name="T5">équivaut à une note de</text:span><text:span text:style-name="T6"> 6,8/10</text:span><text:span text:style-name="T5">.</text:span></text:p>
          </table:table-cell>
          <table:covered-table-cell table:number-columns-repeated="8"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2">
          <table:table-cell/>
          <table:table-cell table:style-name="ce27" table:number-columns-repeated="3"/>
          <table:table-cell table:style-name="ce93"/>
          <table:table-cell table:style-name="ce39"/>
          <table:table-cell table:style-name="ce27" table:number-columns-repeated="2"/>
          <table:table-cell table:style-name="ce61" table:number-columns-repeated="2"/>
          <table:table-cell table:style-name="ce25"/>
          <table:table-cell table:number-columns-repeated="1013"/>
        </table:table-row>
        <table:table-row table:style-name="ro10">
          <table:table-cell table:style-name="ce27"/>
          <table:table-cell table:style-name="ce40" office:value-type="string" table:number-columns-spanned="2" table:number-rows-spanned="1">
            <text:p>Activité et avantages concurrentiel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7" table:number-columns-repeated="1014"/>
        </table:table-row>
        <table:table-row table:style-name="ro11">
          <table:table-cell table:style-name="ce28"/>
          <table:table-cell table:style-name="ce47"/>
          <table:table-cell table:style-name="ce56"/>
          <table:table-cell table:style-name="ce73"/>
          <table:table-cell table:style-name="ce97" office:value-type="string">
            <text:p>Concurrents puissants et réactifs</text:p>
            <draw:control table:end-cell-address="Exemple.H57" table:end-x="0.248cm" table:end-y="0.029cm" draw:z-index="8" draw:name="Scroll Bar 20" draw:style-name="gr2" draw:text-style-name="P2" svg:width="9.117cm" svg:height="0.458cm" svg:x="0.13cm" svg:y="0.7cm" draw:control="control9"/>
          </table:table-cell>
          <table:table-cell table:style-name="ce53"/>
          <table:table-cell table:style-name="ce146" office:value-type="string">
            <text:p>Concurrence réduite et "imparfaite"</text:p>
          </table:table-cell>
          <table:table-cell table:style-name="ce56"/>
          <table:table-cell table:style-name="ce183"/>
          <table:table-cell table:style-name="ce205"/>
          <table:table-cell table:style-name="ce28" table:number-columns-repeated="1014"/>
        </table:table-row>
        <table:table-row table:style-name="ro2">
          <table:table-cell/>
          <table:table-cell table:style-name="ce42"/>
          <table:table-cell table:style-name="ce27" office:value-type="string">
            <text:p>Type de concurrence : importance et réactivité</text:p>
          </table:table-cell>
          <table:table-cell table:style-name="ce70" table:content-validation-name="val5" office:value-type="float" office:value="8">
            <text:p>8</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56]*[.I56]&gt;0;[.D56]*[.I56];&quot;.&quot;)" office:value-type="float" office:value="16">
            <text:p>16</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98" office:value-type="string">
            <text:p>Difficilement franchissables</text:p>
          </table:table-cell>
          <table:table-cell table:style-name="ce53"/>
          <table:table-cell table:style-name="ce147" office:value-type="string">
            <text:p>Pas ou peu de barrières</text:p>
          </table:table-cell>
          <table:table-cell table:style-name="ce56"/>
          <table:table-cell table:style-name="ce184"/>
          <table:table-cell table:style-name="ce206"/>
          <table:table-cell table:style-name="ce28" table:number-columns-repeated="1014"/>
        </table:table-row>
        <table:table-row table:style-name="ro2">
          <table:table-cell/>
          <table:table-cell table:style-name="ce42"/>
          <table:table-cell table:style-name="ce27" office:value-type="string">
            <text:p>Barrières à l'entrée dans le secteur</text:p>
          </table:table-cell>
          <table:table-cell table:style-name="ce70" table:content-validation-name="val5" office:value-type="float" office:value="6">
            <text:p>6</text:p>
          </table:table-cell>
          <table:table-cell table:style-name="ce86">
            <draw:control table:end-cell-address="Exemple.H59" table:end-x="0.248cm" table:end-y="0.035cm" draw:z-index="10" draw:name="Scroll Bar 22" draw:style-name="gr2" draw:text-style-name="P2" svg:width="9.117cm" svg:height="0.453cm" svg:x="0.13cm" svg:y="0.007cm" draw:control="control11"/>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58]*[.I58]&gt;0;[.D58]*[.I58];&quot;.&quot;)" office:value-type="float" office:value="6">
            <text:p>6</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99" office:value-type="string">
            <text:p>Différenciation difficile</text:p>
          </table:table-cell>
          <table:table-cell table:style-name="ce53"/>
          <table:table-cell table:style-name="ce148" office:value-type="string">
            <text:p>Nombreuses sources de différenciation</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42"/>
          <table:table-cell table:style-name="ce27" office:value-type="string">
            <text:p>Possibilité de se différencier des concurrents</text:p>
          </table:table-cell>
          <table:table-cell table:style-name="ce70" table:content-validation-name="val5" office:value-type="float" office:value="8">
            <text:p>8</text:p>
          </table:table-cell>
          <table:table-cell table:style-name="ce86">
            <draw:control table:end-cell-address="Exemple.H61" table:end-x="0.248cm" table:end-y="0.041cm" draw:z-index="9" draw:name="Scroll Bar 21" draw:style-name="gr2" draw:text-style-name="P2" svg:width="9.117cm" svg:height="0.455cm" svg:x="0.13cm" svg:y="0.011cm" draw:control="control10"/>
          </table:table-cell>
          <table:table-cell table:style-name="ce39" table:number-columns-repeated="3"/>
          <table:table-cell table:style-name="ce179" table:content-validation-name="val7" office:value-type="float" office:value="3">
            <text:p>3</text:p>
          </table:table-cell>
          <table:table-cell table:style-name="ce199" table:content-validation-name="val10" table:formula="of:=IF([.D60]*[.I60]&gt;0;[.D60]*[.I60];&quot;.&quot;)" office:value-type="float" office:value="24">
            <text:p>24</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100" office:value-type="string">
            <text:p>Faible (PdM &lt; 5%)</text:p>
          </table:table-cell>
          <table:table-cell table:style-name="ce53"/>
          <table:table-cell table:style-name="ce149" office:value-type="string">
            <text:p>Elévée (PdM &gt; 20%)</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42"/>
          <table:table-cell table:style-name="ce27" office:value-type="string">
            <text:p>Part de marché accessible (PdM)</text:p>
          </table:table-cell>
          <table:table-cell table:style-name="ce70" table:content-validation-name="val5" office:value-type="float" office:value="5">
            <text:p>5</text:p>
          </table:table-cell>
          <table:table-cell table:style-name="ce86">
            <draw:control table:end-cell-address="Exemple.H63" table:end-x="0.248cm" table:end-y="0.081cm" draw:z-index="11" draw:name="Scroll Bar 23" draw:style-name="gr2" draw:text-style-name="P2" svg:width="9.117cm" svg:height="0.456cm" svg:x="0.13cm" svg:y="0.05cm" draw:control="control12"/>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62]*[.I62]&gt;0;[.D62]*[.I62];&quot;.&quot;)" office:value-type="float" office:value="5">
            <text:p>5</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101" office:value-type="string">
            <text:p>Contraintes et risques élevés</text:p>
          </table:table-cell>
          <table:table-cell table:style-name="ce53"/>
          <table:table-cell table:style-name="ce150" office:value-type="string">
            <text:p>Contraintes et risques faibles</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42"/>
          <table:table-cell table:style-name="ce27" office:value-type="string">
            <text:p>Contraintes et risques réglementaires</text:p>
          </table:table-cell>
          <table:table-cell table:style-name="ce70" table:content-validation-name="val5" office:value-type="float" office:value="3">
            <text:p>3</text:p>
          </table:table-cell>
          <table:table-cell table:style-name="ce86">
            <draw:control table:end-cell-address="Exemple.H65" table:end-x="0.248cm" table:end-y="0.084cm" draw:z-index="12" draw:name="Scroll Bar 24" draw:style-name="gr2" draw:text-style-name="P2" svg:width="9.117cm" svg:height="0.453cm" svg:x="0.13cm" svg:y="0.056cm" draw:control="control13"/>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64]*[.I64]&gt;0;[.D64]*[.I64];&quot;.&quot;)" office:value-type="float" office:value="3">
            <text:p>3</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102" office:value-type="string">
            <text:p>Faible</text:p>
          </table:table-cell>
          <table:table-cell table:style-name="ce53"/>
          <table:table-cell table:style-name="ce151"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Maîtrise des canaux de distribution …</text:span></text:p>
          </table:table-cell>
          <table:table-cell table:style-name="ce70" table:content-validation-name="val5" office:value-type="float" office:value="5">
            <text:p>5</text:p>
          </table:table-cell>
          <table:table-cell table:style-name="ce103">
            <draw:control table:end-cell-address="Exemple.H67" table:end-x="0.248cm" table:end-y="0.027cm" draw:z-index="14" draw:name="Scroll Bar 152" draw:style-name="gr2" draw:text-style-name="P2" svg:width="9.117cm" svg:height="0.436cm" svg:x="0.13cm" svg:y="0.064cm" draw:control="control15"/>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66]*[.I66]&gt;0;[.D66]*[.I66];&quot;.&quot;)" office:value-type="string" office:string-value=".">
            <text:p>.</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104" office:value-type="string">
            <text:p>Faible</text:p>
          </table:table-cell>
          <table:table-cell table:style-name="ce53"/>
          <table:table-cell table:style-name="ce152"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Dépendance vis-à-vis des fournisseurs …</text:span></text:p>
          </table:table-cell>
          <table:table-cell table:style-name="ce70" table:content-validation-name="val5" office:value-type="float" office:value="5">
            <text:p>5</text:p>
          </table:table-cell>
          <table:table-cell table:style-name="ce105">
            <draw:control table:end-cell-address="Exemple.H69" table:end-x="0.248cm" table:end-y="0.008cm" draw:z-index="13" draw:name="Scroll Bar 143" draw:style-name="gr2" draw:text-style-name="P2" svg:width="9.117cm" svg:height="0.437cm" svg:x="0.13cm" svg:y="0.044cm" draw:control="control14"/>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68]*[.I68]&gt;0;[.D68]*[.I68];&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86"/>
          <table:table-cell table:style-name="ce39" table:number-columns-repeated="3"/>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94"/>
          <table:table-cell table:style-name="ce127"/>
          <table:table-cell table:style-name="ce144" table:number-columns-repeated="2"/>
          <table:table-cell table:style-name="ce180" office:value-type="string">
            <text:p>Synthèse "Activité et avantages concurrentiels" :</text:p>
          </table:table-cell>
          <table:table-cell table:style-name="ce202" table:formula="of:=SUM([.J55:.J69])" office:value-type="float" office:value="54">
            <text:p><text:s/>54 <text:s text:c="3"/></text:p>
          </table:table-cell>
          <table:table-cell table:style-name="ce25"/>
          <table:table-cell table:number-columns-repeated="1013"/>
        </table:table-row>
        <table:table-row table:style-name="ro2">
          <table:table-cell/>
          <table:table-cell table:style-name="ce46"/>
          <table:table-cell table:style-name="ce55"/>
          <table:table-cell table:style-name="ce71" table:formula="of:=[.I134]" office:value-type="float" office:value="6.8">
            <text:p>6,8</text:p>
          </table:table-cell>
          <table:table-cell table:style-name="ce95" table:formula="of:=[.F134]" office:value-type="string" office:string-value="6,8/10">
            <text:p>6,8/10</text:p>
          </table:table-cell>
          <table:table-cell table:style-name="ce128" table:number-columns-repeated="3"/>
          <table:table-cell table:style-name="ce181" table:formula="of:=&quot;[Minimum : 0 ; Moyenne : &quot;&amp;SUM([.I56:.I68])*10/2&amp;&quot; ; Maximum : &quot;&amp;SUM([.I56:.I68])*10&amp;&quot;]  &quot;" office:value-type="string" office:string-value="[Minimum : 0 ; Moyenne : 40 ; Maximum : 80]  ">
            <text:p>[Minimum : 0 ; Moyenne : 40 ; Maximum : 80] <text:s/></text:p>
          </table:table-cell>
          <table:table-cell table:style-name="ce203"/>
          <table:table-cell table:style-name="ce25"/>
          <table:table-cell table:number-columns-repeated="1013"/>
        </table:table-row>
        <table:table-row table:style-name="ro2">
          <table:table-cell/>
          <table:table-cell table:style-name="ce27" table:number-columns-repeated="3"/>
          <table:table-cell table:style-name="ce106"/>
          <table:table-cell table:style-name="ce123" table:number-columns-repeated="3"/>
          <table:table-cell table:style-name="ce185"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6">
            <text:p>Le dirigeant analyse ensuite les données économiques et financières de Choc2Luxe pour ce nouveau projet de développement. A l'issue d'une première étude financière, il estime la marge sur coûts directs sera voisine de 35% mais que, du fait de l'importance des coûts promotionnels, le résultat net à moyen terme sera difficilement supérieur à 5%. Par ailleurs, le seuil de rentabilité ne pourra être atteint qu'au bout de la 3ème année. </text:p>
            <text:p>La rentabilité financière prévisionnelle (résultat net sur capitaux propres) est également relativement faible, tant du fait de la modestie du résultat net à moyen terme que du montant des capitaux requis pour lancer et développer cette activité.</text:p>
            <text:p>Enfin, la valeur financière d'une telle activité demeure elle aussi modeste, si l'on applique les critères de valorisation d'une entreprise de formation, dont la valeur est très liée aux personnes qui la constituent.</text:p>
            <text:p>Au final, le score pondéré de cette rubrique "Données économiques et financières" est par conséquent de<text:span text:style-name="T6"> 24</text:span><text:span text:style-name="T5">, sur </text:span><text:span text:style-name="T5">un maximum de 80, ce qui équivaut à une note de</text:span><text:span text:style-name="T6"> 3/10</text:span><text:span text:style-name="T5">.</text:span></text:p>
          </table:table-cell>
          <table:covered-table-cell table:number-columns-repeated="8"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2">
          <table:table-cell/>
          <table:table-cell table:style-name="ce27" table:number-columns-repeated="9"/>
          <table:table-cell table:style-name="ce25"/>
          <table:table-cell table:number-columns-repeated="1013"/>
        </table:table-row>
        <table:table-row table:style-name="ro10">
          <table:table-cell/>
          <table:table-cell table:style-name="ce40" office:value-type="string" table:number-columns-spanned="2" table:number-rows-spanned="1">
            <text:p>Données économiques et financière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07" office:value-type="string">
            <text:p>Marge faible (&lt;20%)</text:p>
          </table:table-cell>
          <table:table-cell table:style-name="ce53"/>
          <table:table-cell table:style-name="ce153" office:value-type="string">
            <text:p>Marge élevée (&gt;50%)</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Marge sur coûts variables</text:p>
          </table:table-cell>
          <table:table-cell table:style-name="ce70" table:content-validation-name="val5" office:value-type="float" office:value="4">
            <text:p>4</text:p>
          </table:table-cell>
          <table:table-cell table:style-name="ce86">
            <draw:control table:end-cell-address="Exemple.H83" table:end-x="0.248cm" table:end-y="0.062cm" draw:z-index="15" draw:name="Scroll Bar 35" draw:style-name="gr2" draw:text-style-name="P2" svg:width="9.117cm" svg:height="0.456cm" svg:x="0.13cm" svg:y="0.031cm" draw:control="control16"/>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82]*[.I82]&gt;0;[.D82]*[.I82];&quot;.&quot;)" office:value-type="float" office:value="8">
            <text:p>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08" office:value-type="string">
            <text:p>Résultat net faible voire nul (&lt;5%)</text:p>
          </table:table-cell>
          <table:table-cell table:style-name="ce53"/>
          <table:table-cell table:style-name="ce154" office:value-type="string">
            <text:p>Résultat net élevé (&gt;10%)</text:p>
          </table:table-cell>
          <table:table-cell table:style-name="ce56"/>
          <table:table-cell table:style-name="ce184"/>
          <table:table-cell table:style-name="ce206"/>
          <table:table-cell table:style-name="ce28"/>
          <table:table-cell table:style-name="ce29" table:number-columns-repeated="1013"/>
        </table:table-row>
        <table:table-row table:style-name="ro2">
          <table:table-cell/>
          <table:table-cell table:style-name="ce42"/>
          <table:table-cell table:style-name="ce27" office:value-type="string">
            <text:p>Résultat net à moyen terme</text:p>
          </table:table-cell>
          <table:table-cell table:style-name="ce70" table:content-validation-name="val5" office:value-type="float" office:value="1">
            <text:p>1</text:p>
          </table:table-cell>
          <table:table-cell table:style-name="ce86">
            <draw:control table:end-cell-address="Exemple.H85" table:end-x="0.248cm" table:end-y="0.067cm" draw:z-index="17" draw:name="Scroll Bar 37" draw:style-name="gr2" draw:text-style-name="P2" svg:width="9.117cm" svg:height="0.456cm" svg:x="0.13cm" svg:y="0.036cm" draw:control="control18"/>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84]*[.I84]&gt;0;[.D84]*[.I84];&quot;.&quot;)" office:value-type="float" office:value="1">
            <text:p>1</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09" office:value-type="string">
            <text:p>Délai élevé (&gt;4 ans)</text:p>
          </table:table-cell>
          <table:table-cell table:style-name="ce53"/>
          <table:table-cell table:style-name="ce155" office:value-type="string">
            <text:p>Délai court (&lt;2 ans)</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Délai d'atteinte du seuil de rentabilité</text:p>
          </table:table-cell>
          <table:table-cell table:style-name="ce70" table:content-validation-name="val5" office:value-type="float" office:value="4">
            <text:p>4</text:p>
          </table:table-cell>
          <table:table-cell table:style-name="ce86">
            <draw:control table:end-cell-address="Exemple.H87" table:end-x="0.248cm" table:end-y="0.073cm" draw:z-index="16" draw:name="Scroll Bar 36" draw:style-name="gr2" draw:text-style-name="P2" svg:width="9.117cm" svg:height="0.455cm" svg:x="0.13cm" svg:y="0.043cm" draw:control="control17"/>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86]*[.I86]&gt;0;[.D86]*[.I86];&quot;.&quot;)" office:value-type="float" office:value="8">
            <text:p>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0" office:value-type="string">
            <text:p>Rentabilité faible (&lt; 5%)</text:p>
          </table:table-cell>
          <table:table-cell table:style-name="ce53"/>
          <table:table-cell table:style-name="ce156" office:value-type="string">
            <text:p>Rentabilité élevée (&gt;20%)</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Rentabilité financière</text:p>
          </table:table-cell>
          <table:table-cell table:style-name="ce70" table:content-validation-name="val5" office:value-type="float" office:value="1">
            <text:p>1</text:p>
          </table:table-cell>
          <table:table-cell table:style-name="ce86">
            <draw:control table:end-cell-address="Exemple.H89" table:end-x="0.248cm" table:end-y="0.046cm" draw:z-index="18" draw:name="Scroll Bar 38" draw:style-name="gr2" draw:text-style-name="P2" svg:width="9.117cm" svg:height="0.456cm" svg:x="0.13cm" svg:y="0.016cm" draw:control="control19"/>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88]*[.I88]&gt;0;[.D88]*[.I88];&quot;.&quot;)" office:value-type="float" office:value="2">
            <text:p>2</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1" office:value-type="string">
            <text:p>Valeur faible</text:p>
          </table:table-cell>
          <table:table-cell table:style-name="ce53"/>
          <table:table-cell table:style-name="ce157" office:value-type="string">
            <text:p>Valeur élevé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Valeur financière à terme</text:p>
          </table:table-cell>
          <table:table-cell table:style-name="ce70" table:content-validation-name="val5" office:value-type="float" office:value="5">
            <text:p>5</text:p>
          </table:table-cell>
          <table:table-cell table:style-name="ce86">
            <draw:control table:end-cell-address="Exemple.H91" table:end-x="0.248cm" table:end-y="0.085cm" draw:z-index="19" draw:name="Scroll Bar 39" draw:style-name="gr2" draw:text-style-name="P2" svg:width="9.117cm" svg:height="0.454cm" svg:x="0.13cm" svg:y="0.056cm" draw:control="control20"/>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90]*[.I90]&gt;0;[.D90]*[.I90];&quot;.&quot;)" office:value-type="float" office:value="5">
            <text:p>5</text:p>
          </table:table-cell>
          <table:table-cell table:style-name="ce25"/>
          <table:table-cell table:number-columns-repeated="1013"/>
        </table:table-row>
        <table:table-row table:style-name="ro11">
          <table:table-cell table:style-name="ce28"/>
          <table:table-cell table:style-name="ce47"/>
          <table:table-cell table:style-name="ce56"/>
          <table:table-cell table:style-name="ce73"/>
          <table:table-cell table:style-name="ce112" office:value-type="string">
            <text:p>Faible</text:p>
          </table:table-cell>
          <table:table-cell table:style-name="ce53"/>
          <table:table-cell table:style-name="ce158" office:value-type="string">
            <text:p>Elevé</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Taux de croissance moyen de l'EBE …</text:span></text:p>
          </table:table-cell>
          <table:table-cell table:style-name="ce70" table:content-validation-name="val5" office:value-type="float" office:value="4">
            <text:p>4</text:p>
          </table:table-cell>
          <table:table-cell table:style-name="ce103">
            <draw:control table:end-cell-address="Exemple.H93" table:end-x="0.248cm" table:end-y="0.061cm" draw:z-index="21" draw:name="Scroll Bar 153" draw:style-name="gr2" draw:text-style-name="P2" svg:width="9.117cm" svg:height="0.433cm" svg:x="0.13cm" svg:y="0.1cm" draw:control="control22"/>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92]*[.I92]&gt;0;[.D92]*[.I92];&quot;.&quot;)" office:value-type="string" office:string-value=".">
            <text:p>.</text:p>
          </table:table-cell>
          <table:table-cell/>
          <table:table-cell table:style-name="ce25"/>
          <table:table-cell table:number-columns-repeated="1012"/>
        </table:table-row>
        <table:table-row table:style-name="ro11">
          <table:table-cell table:style-name="ce28"/>
          <table:table-cell table:style-name="ce47"/>
          <table:table-cell table:style-name="ce56"/>
          <table:table-cell table:style-name="ce73"/>
          <table:table-cell table:style-name="ce113" office:value-type="string">
            <text:p>Faible</text:p>
          </table:table-cell>
          <table:table-cell table:style-name="ce53"/>
          <table:table-cell table:style-name="ce159"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 …</text:span></text:p>
          </table:table-cell>
          <table:table-cell table:style-name="ce70" table:content-validation-name="val5" office:value-type="float" office:value="4">
            <text:p>4</text:p>
          </table:table-cell>
          <table:table-cell table:style-name="ce105">
            <draw:control table:end-cell-address="Exemple.H95" table:end-x="0.248cm" table:end-y="0.004cm" draw:z-index="20" draw:name="Scroll Bar 144" draw:style-name="gr2" draw:text-style-name="P2" svg:width="9.117cm" svg:height="0.435cm" svg:x="0.13cm" svg:y="0.042cm" draw:control="control21"/>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94]*[.I94]&gt;0;[.D94]*[.I94];&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39" table:number-columns-repeated="4"/>
          <table:table-cell table:style-name="ce186" table:content-validation-name="val7"/>
          <table:table-cell table:style-name="ce199" table:content-validation-name="val5"/>
          <table:table-cell table:style-name="ce25"/>
          <table:table-cell table:number-columns-repeated="1013"/>
        </table:table-row>
        <table:table-row table:style-name="ro2">
          <table:table-cell/>
          <table:table-cell table:style-name="ce45"/>
          <table:table-cell table:style-name="ce27" table:number-columns-repeated="2"/>
          <table:table-cell table:style-name="ce114"/>
          <table:table-cell table:style-name="ce127"/>
          <table:table-cell table:style-name="ce144" table:number-columns-repeated="2"/>
          <table:table-cell table:style-name="ce180" office:value-type="string">
            <text:p>Synthèse "Critères économiques et financiers" :</text:p>
          </table:table-cell>
          <table:table-cell table:style-name="ce202" table:formula="of:=SUM([.J81:.J95])" office:value-type="float" office:value="24">
            <text:p><text:s/>24 <text:s text:c="3"/></text:p>
          </table:table-cell>
          <table:table-cell table:style-name="ce25"/>
          <table:table-cell table:number-columns-repeated="1013"/>
        </table:table-row>
        <table:table-row table:style-name="ro2">
          <table:table-cell/>
          <table:table-cell table:style-name="ce46"/>
          <table:table-cell table:style-name="ce57"/>
          <table:table-cell table:style-name="ce71" table:formula="of:=[.I136]" office:value-type="float" office:value="3">
            <text:p>3</text:p>
          </table:table-cell>
          <table:table-cell table:style-name="ce95" table:formula="of:=[.F136]" office:value-type="string" office:string-value="3/10">
            <text:p>3/10</text:p>
          </table:table-cell>
          <table:table-cell table:style-name="ce130"/>
          <table:table-cell table:style-name="ce160"/>
          <table:table-cell table:style-name="ce128"/>
          <table:table-cell table:style-name="ce181" table:formula="of:=&quot;[Minimum : 0 ; Moyenne : &quot;&amp;SUM([.I82:.I94])*10/2&amp;&quot; ; Maximum : &quot;&amp;SUM([.I82:.I94])*10&amp;&quot;]  &quot;" office:value-type="string" office:string-value="[Minimum : 0 ; Moyenne : 40 ; Maximum : 80]  ">
            <text:p>[Minimum : 0 ; Moyenne : 40 ; Maximum : 80] <text:s/></text:p>
          </table:table-cell>
          <table:table-cell table:style-name="ce203"/>
          <table:table-cell table:style-name="ce25"/>
          <table:table-cell table:number-columns-repeated="1013"/>
        </table:table-row>
        <table:table-row table:style-name="ro2">
          <table:table-cell/>
          <table:table-cell table:style-name="ce27"/>
          <table:table-cell table:style-name="ce58"/>
          <table:table-cell table:style-name="ce27"/>
          <table:table-cell table:style-name="ce115"/>
          <table:table-cell table:style-name="ce131"/>
          <table:table-cell table:style-name="ce115"/>
          <table:table-cell table:style-name="ce123"/>
          <table:table-cell table:style-name="ce185"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7">
            <text:p>Le dirigeant de Choc2Luxe examine enfin la dimension "Management et ressources humaines" de ce nouveau projet de développement. Si le projet est totalement compatible avec les profils techniques de l'entreprise (en supposant qu'un bon artisan chocolatier est également doté de qualités relationnelles et du sens pédagogique requis pour assurer de tels cours), le dirigeant estime en revanche que la personne actuellement en charge du marketing devra se former pour assurer une promotion optimale de cette nouvelle offre, notamment via une rubrique dédiée du site Internet de l'entreprise voire un site à créer ex nihilo. Les compétences en matière de logistique et d'achats sont pleinement suffisantes pour assurer le lancement d'un tel projet, de même que le dirigeant estime lui-même maîtriser les compétences nécessaires au lancement de ce projet, en s'appuyant notamment sur l'expertise de ses associés, de ses conseillers et des membres d'un comité stratégique ad hoc, qu'il vient de constituer.</text:p>
            <text:p>Un tel projet est par ailleurs relativement compatible avec la culture de l'entreprise, même si une activité de formation nécessite de développer une culture de service encore plus importante que dans l'activité actuelle de création et de vente de chocolats aux particuliers et aux entreprises.</text:p>
            <text:p>Le score pondéré de cette rubrique "Données économiques et financières" est de<text:span text:style-name="T6"> 64</text:span><text:span text:style-name="T5">, sur un maximum de 80, ce qui </text:span><text:span text:style-name="T5">équivaut à une note de</text:span><text:span text:style-name="T6"> 8/10</text:span><text:span text:style-name="T5">.</text:span></text:p>
          </table:table-cell>
          <table:covered-table-cell table:number-columns-repeated="8"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2">
          <table:table-cell/>
          <table:table-cell table:style-name="ce27" table:number-columns-repeated="9"/>
          <table:table-cell table:style-name="ce25"/>
          <table:table-cell table:number-columns-repeated="1013"/>
        </table:table-row>
        <table:table-row table:style-name="ro10">
          <table:table-cell/>
          <table:table-cell table:style-name="ce40" office:value-type="string" table:number-columns-spanned="2" table:number-rows-spanned="1">
            <text:p>Management et ressources humaine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6" office:value-type="string">
            <text:p>Compatibilité faible</text:p>
            <draw:control table:end-cell-address="Exemple.H110" table:end-x="0.248cm" table:end-y="0.015cm" draw:z-index="22" draw:name="Scroll Bar 145" draw:style-name="gr2" draw:text-style-name="P2" svg:width="9.117cm" svg:height="0.452cm" svg:x="0.13cm" svg:y="0.691cm" draw:control="control23"/>
          </table:table-cell>
          <table:table-cell table:style-name="ce53"/>
          <table:table-cell table:style-name="ce161" office:value-type="string">
            <text:p>Compatibilité forte</text:p>
          </table:table-cell>
          <table:table-cell table:style-name="ce56"/>
          <table:table-cell table:style-name="ce183"/>
          <table:table-cell table:style-name="ce205"/>
          <table:table-cell table:style-name="ce28"/>
          <table:table-cell table:style-name="ce29" table:number-columns-repeated="1013"/>
        </table:table-row>
        <table:table-row table:style-name="ro2">
          <table:table-cell/>
          <table:table-cell table:style-name="ce42"/>
          <table:table-cell table:style-name="ce27" office:value-type="string">
            <text:p>Adéquation avec les profils commerciaux</text:p>
          </table:table-cell>
          <table:table-cell table:style-name="ce70" table:content-validation-name="val5" office:value-type="float" office:value="6">
            <text:p>6</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109]*[.I109]&gt;0;[.D109]*[.I109];&quot;.&quot;)" office:value-type="float" office:value="12">
            <text:p>12</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7" office:value-type="string">
            <text:p>Compatibilité faible</text:p>
          </table:table-cell>
          <table:table-cell table:style-name="ce53"/>
          <table:table-cell table:style-name="ce162" office:value-type="string">
            <text:p>Compatibilité forte</text:p>
          </table:table-cell>
          <table:table-cell table:style-name="ce56"/>
          <table:table-cell table:style-name="ce184"/>
          <table:table-cell table:style-name="ce206"/>
          <table:table-cell table:style-name="ce28"/>
          <table:table-cell table:style-name="ce29" table:number-columns-repeated="1013"/>
        </table:table-row>
        <table:table-row table:style-name="ro2">
          <table:table-cell/>
          <table:table-cell table:style-name="ce42"/>
          <table:table-cell table:style-name="ce27" office:value-type="string">
            <text:p>Capacités techniques : profils R&amp;D/production</text:p>
          </table:table-cell>
          <table:table-cell table:style-name="ce70" table:content-validation-name="val5" office:value-type="float" office:value="9">
            <text:p>9</text:p>
          </table:table-cell>
          <table:table-cell table:style-name="ce86">
            <draw:control table:end-cell-address="Exemple.H112" table:end-x="0.248cm" table:end-y="0.05cm" draw:z-index="24" draw:name="Scroll Bar 147" draw:style-name="gr2" draw:text-style-name="P2" svg:width="9.117cm" svg:height="0.454cm" svg:x="0.13cm" svg:y="0.021cm" draw:control="control25"/>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111]*[.I111]&gt;0;[.D111]*[.I111];&quot;.&quot;)" office:value-type="float" office:value="18">
            <text:p>1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8" office:value-type="string">
            <text:p>Compatibilité faible</text:p>
            <draw:control table:end-cell-address="Exemple.H114" table:end-x="0.248cm" table:end-y="0.018cm" draw:z-index="23" draw:name="Scroll Bar 146" draw:style-name="gr2" draw:text-style-name="P2" svg:width="9.117cm" svg:height="0.453cm" svg:x="0.13cm" svg:y="0.693cm" draw:control="control24"/>
          </table:table-cell>
          <table:table-cell table:style-name="ce53"/>
          <table:table-cell table:style-name="ce163" office:value-type="string">
            <text:p>Compatibilité fort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Compétences logistiques et achats</text:p>
          </table:table-cell>
          <table:table-cell table:style-name="ce70" table:content-validation-name="val5" office:value-type="float" office:value="10">
            <text:p>10</text:p>
          </table:table-cell>
          <table:table-cell table:style-name="ce86"/>
          <table:table-cell table:style-name="ce39" table:number-columns-repeated="3"/>
          <table:table-cell table:style-name="ce179" table:content-validation-name="val7" office:value-type="float" office:value="1">
            <text:p>1</text:p>
          </table:table-cell>
          <table:table-cell table:style-name="ce199" table:content-validation-name="val10" table:formula="of:=IF([.D113]*[.I113]&gt;0;[.D113]*[.I113];&quot;.&quot;)" office:value-type="float" office:value="10">
            <text:p>10</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19" office:value-type="string">
            <text:p>Capacité faible</text:p>
            <draw:control table:end-cell-address="Exemple.H116" table:end-x="0.248cm" table:end-y="0.02cm" draw:z-index="25" draw:name="Scroll Bar 148" draw:style-name="gr2" draw:text-style-name="P2" svg:width="9.117cm" svg:height="0.455cm" svg:x="0.13cm" svg:y="0.694cm" draw:control="control26"/>
          </table:table-cell>
          <table:table-cell table:style-name="ce53"/>
          <table:table-cell table:style-name="ce164" office:value-type="string">
            <text:p>Capacité élevé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Capacité du management à piloter ce projet</text:p>
          </table:table-cell>
          <table:table-cell table:style-name="ce70" table:content-validation-name="val5" office:value-type="float" office:value="9">
            <text:p>9</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115]*[.I115]&gt;0;[.D115]*[.I115];&quot;.&quot;)" office:value-type="float" office:value="18">
            <text:p>1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120" office:value-type="string">
            <text:p>Compatibilité faible</text:p>
          </table:table-cell>
          <table:table-cell table:style-name="ce53"/>
          <table:table-cell table:style-name="ce165" office:value-type="string">
            <text:p>Compatibilité fort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42"/>
          <table:table-cell table:style-name="ce27" office:value-type="string">
            <text:p>Compatibilité avec la culture d'entreprise</text:p>
          </table:table-cell>
          <table:table-cell table:style-name="ce70" table:content-validation-name="val5" office:value-type="float" office:value="6">
            <text:p>6</text:p>
          </table:table-cell>
          <table:table-cell table:style-name="ce86">
            <draw:control table:end-cell-address="Exemple.H118" table:end-x="0.248cm" table:end-y="0.049cm" draw:z-index="26" draw:name="Scroll Bar 149" draw:style-name="gr2" draw:text-style-name="P2" svg:width="9.117cm" svg:height="0.454cm" svg:x="0.13cm" svg:y="0.021cm" draw:control="control27"/>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117]*[.I117]&gt;0;[.D117]*[.I117];&quot;.&quot;)" office:value-type="float" office:value="6">
            <text:p>6</text:p>
          </table:table-cell>
          <table:table-cell table:style-name="ce25"/>
          <table:table-cell table:number-columns-repeated="1013"/>
        </table:table-row>
        <table:table-row table:style-name="ro11">
          <table:table-cell table:style-name="ce28"/>
          <table:table-cell table:style-name="ce47"/>
          <table:table-cell table:style-name="ce56"/>
          <table:table-cell table:style-name="ce73"/>
          <table:table-cell table:style-name="ce121" office:value-type="string">
            <text:p>Excessive</text:p>
            <draw:control table:end-cell-address="Exemple.H119" table:end-x="0.248cm" table:end-y="0.441cm" draw:z-index="28" draw:name="Scroll Bar 154" draw:style-name="gr2" draw:text-style-name="P2" svg:width="9.117cm" svg:height="0.451cm" svg:x="0.13cm" svg:y="0.693cm" draw:control="control29"/>
          </table:table-cell>
          <table:table-cell table:style-name="ce53"/>
          <table:table-cell table:style-name="ce166" office:value-type="string">
            <text:p>Modéré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Surcharge du planning …</text:span></text:p>
          </table:table-cell>
          <table:table-cell table:style-name="ce70" table:content-validation-name="val5" office:value-type="float" office:value="5">
            <text:p>5</text:p>
          </table:table-cell>
          <table:table-cell table:style-name="ce103"/>
          <table:table-cell table:style-name="ce39" table:number-columns-repeated="3"/>
          <table:table-cell table:style-name="ce179" table:content-validation-name="val7" office:value-type="float" office:value="0">
            <text:p>0</text:p>
          </table:table-cell>
          <table:table-cell table:style-name="ce199" table:content-validation-name="val10" table:formula="of:=IF([.D119]*[.I119]&gt;0;[.D119]*[.I119];&quot;.&quot;)" office:value-type="string" office:string-value=".">
            <text:p>.</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122" office:value-type="string">
            <text:p>Faible</text:p>
            <draw:control table:end-cell-address="Exemple.H121" table:end-x="0.248cm" table:end-y="0.44cm" draw:z-index="27" draw:name="Scroll Bar 150" draw:style-name="gr2" draw:text-style-name="P2" svg:width="9.117cm" svg:height="0.45cm" svg:x="0.13cm" svg:y="0.693cm" draw:control="control28"/>
          </table:table-cell>
          <table:table-cell table:style-name="ce53"/>
          <table:table-cell table:style-name="ce167"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42"/>
          <table:table-cell table:style-name="ce54" table:content-validation-name="val4" office:value-type="string">
            <text:p>[Autre critère] ...<text:span text:style-name="T7"> Ex. **** …</text:span></text:p>
          </table:table-cell>
          <table:table-cell table:style-name="ce70" table:content-validation-name="val5" office:value-type="float" office:value="5">
            <text:p>5</text:p>
          </table:table-cell>
          <table:table-cell table:style-name="ce105"/>
          <table:table-cell table:style-name="ce39" table:number-columns-repeated="3"/>
          <table:table-cell table:style-name="ce179" table:content-validation-name="val7" office:value-type="float" office:value="0">
            <text:p>0</text:p>
          </table:table-cell>
          <table:table-cell table:style-name="ce199" table:content-validation-name="val10" table:formula="of:=IF([.D121]*[.I121]&gt;0;[.D121]*[.I121];&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39" table:number-columns-repeated="4"/>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114"/>
          <table:table-cell table:style-name="ce127"/>
          <table:table-cell table:style-name="ce144" table:number-columns-repeated="2"/>
          <table:table-cell table:style-name="ce180" office:value-type="string">
            <text:p>Synthèse "Management et ressources humaines" :</text:p>
          </table:table-cell>
          <table:table-cell table:style-name="ce202" table:formula="of:=SUM([.J108:.J122])" office:value-type="float" office:value="64">
            <text:p><text:s/>64 <text:s text:c="3"/></text:p>
          </table:table-cell>
          <table:table-cell table:style-name="ce25"/>
          <table:table-cell table:number-columns-repeated="1013"/>
        </table:table-row>
        <table:table-row table:style-name="ro2">
          <table:table-cell/>
          <table:table-cell table:style-name="ce46"/>
          <table:table-cell table:style-name="ce55"/>
          <table:table-cell table:style-name="ce74" table:formula="of:=[.I138]" office:value-type="float" office:value="8">
            <text:p>8</text:p>
          </table:table-cell>
          <table:table-cell table:style-name="ce95" table:formula="of:=[.F138]" office:value-type="string" office:string-value="8/10">
            <text:p>8/10</text:p>
          </table:table-cell>
          <table:table-cell table:style-name="ce128" table:number-columns-repeated="3"/>
          <table:table-cell table:style-name="ce181" table:formula="of:=&quot;[Minimum : 0 ; Moyenne : &quot;&amp;SUM([.I109:.I121])*10/2&amp;&quot; ; Maximum : &quot;&amp;SUM([.I109:.I121])*10&amp;&quot;]  &quot;" office:value-type="string" office:string-value="[Minimum : 0 ; Moyenne : 40 ; Maximum : 80]  ">
            <text:p>[Minimum : 0 ; Moyenne : 40 ; Maximum : 80] <text:s/></text:p>
          </table:table-cell>
          <table:table-cell table:style-name="ce203"/>
          <table:table-cell table:style-name="ce25"/>
          <table:table-cell table:number-columns-repeated="1013"/>
        </table:table-row>
        <table:table-row table:style-name="ro2">
          <table:table-cell/>
          <table:table-cell table:style-name="ce27" table:number-columns-repeated="3"/>
          <table:table-cell table:style-name="ce123" table:number-columns-repeated="4"/>
          <table:table-cell table:style-name="ce185" table:number-columns-repeated="2"/>
          <table:table-cell table:style-name="ce25"/>
          <table:table-cell table:number-columns-repeated="1013"/>
        </table:table-row>
        <table:table-row table:style-name="ro9">
          <table:table-cell table:style-name="ce24"/>
          <table:table-cell table:style-name="ce38" office:value-type="string" table:number-columns-spanned="9" table:number-rows-spanned="3">
            <text:p>Au final, l'évaluation de ce projet aboutit à un score moyen de<text:span text:style-name="T6"> 6,3/10</text:span><text:span text:style-name="T5">, soit 203 sur un maximum 320, en grande partie </text:span><text:span text:style-name="T5">minoré par la faible rentabilité prévisionnelle d'une telle </text:span><text:span text:style-name="T5">activité. Ceci amène le dirigeant et ses associés à </text:span><text:span text:style-name="T5">s'interroger sur la pertinence d'une telle diversification par </text:span><text:span text:style-name="T5">rapport à, par exemple, l'ouverture de nouvelles boutiques </text:span><text:span text:style-name="T5">ou le développement de l'activité "vente aux entreprises", </text:span><text:span text:style-name="T5">dont la rentabilité est excellente...</text:span></text:p>
          </table:table-cell>
          <table:covered-table-cell table:number-columns-repeated="8"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9">
          <table:table-cell table:style-name="ce24"/>
          <table:covered-table-cell table:number-columns-repeated="9" table:style-name="ce38"/>
          <table:table-cell table:number-columns-repeated="4"/>
          <table:table-cell table:style-name="ce24" table:number-columns-repeated="1010"/>
        </table:table-row>
        <table:table-row table:style-name="ro2">
          <table:table-cell/>
          <table:table-cell table:style-name="ce27" table:number-columns-repeated="3"/>
          <table:table-cell table:style-name="ce39" table:number-columns-repeated="2"/>
          <table:table-cell table:style-name="ce27" table:number-columns-repeated="3"/>
          <table:table-cell table:style-name="ce39"/>
          <table:table-cell table:style-name="ce25"/>
          <table:table-cell table:number-columns-repeated="1013"/>
        </table:table-row>
        <table:table-row table:style-name="ro10">
          <table:table-cell/>
          <table:table-cell table:style-name="ce40" office:value-type="string" table:number-columns-spanned="2" table:number-rows-spanned="1">
            <text:p>Synthèse</text:p>
          </table:table-cell>
          <table:covered-table-cell table:style-name="ce59"/>
          <table:table-cell table:style-name="ce75" office:value-type="string">
            <text:p>Score</text:p>
          </table:table-cell>
          <table:table-cell table:style-name="ce124"/>
          <table:table-cell table:style-name="ce75" office:value-type="string">
            <text:p>Score sur 10</text:p>
          </table:table-cell>
          <table:table-cell table:style-name="ce124" table:number-columns-repeated="2"/>
          <table:table-cell table:style-name="ce187"/>
          <table:table-cell table:style-name="ce208"/>
          <table:table-cell table:style-name="ce25"/>
          <table:table-cell table:number-columns-repeated="1013"/>
        </table:table-row>
        <table:table-row table:style-name="ro13">
          <table:table-cell/>
          <table:table-cell table:style-name="ce48"/>
          <table:table-cell table:style-name="ce27"/>
          <table:table-cell table:style-name="ce67"/>
          <table:table-cell table:style-name="ce39"/>
          <table:table-cell table:style-name="ce67"/>
          <table:table-cell table:style-name="ce39" table:number-columns-repeated="2"/>
          <table:table-cell table:style-name="ce186" table:content-validation-name="val7"/>
          <table:table-cell table:style-name="ce201"/>
          <table:table-cell table:style-name="ce25"/>
          <table:table-cell table:number-columns-repeated="1013"/>
        </table:table-row>
        <table:table-row table:style-name="ro2">
          <table:table-cell/>
          <table:table-cell table:style-name="ce45"/>
          <table:table-cell table:style-name="ce58" table:formula="of:=[.B25]&amp;&quot; :&quot;" office:value-type="string" office:string-value="Marché et nouvelle offre :">
            <text:p>Marché et nouvelle offre :</text:p>
          </table:table-cell>
          <table:table-cell table:style-name="ce76" table:formula="of:=[.J41]" office:value-type="float" office:value="61">
            <text:p>61 </text:p>
          </table:table-cell>
          <table:table-cell table:style-name="ce39"/>
          <table:table-cell table:style-name="ce132" table:formula="of:=ROUND([.D132]/SUM([.I27:.I39]);1)&amp;&quot;/10&quot;" office:value-type="string" office:string-value="7,6/10">
            <text:p>7,6/10</text:p>
          </table:table-cell>
          <table:table-cell table:style-name="ce168" table:formula="of:=[.D132]/SUM([.$I$14:.$I$27])" office:value-type="float" office:value="61">
            <text:p>61 </text:p>
          </table:table-cell>
          <table:table-cell table:style-name="ce39"/>
          <table:table-cell table:style-name="ce188" table:formula="of:=ROUND([.D132]/SUM([.I27:.I39]);1)" office:value-type="float" office:value="7.6">
            <text:p>7,6</text:p>
          </table:table-cell>
          <table:table-cell table:style-name="ce209"/>
          <table:table-cell table:style-name="ce25"/>
          <table:table-cell table:number-columns-repeated="1013"/>
        </table:table-row>
        <table:table-row table:style-name="ro13">
          <table:table-cell/>
          <table:table-cell table:style-name="ce45"/>
          <table:table-cell table:style-name="ce58"/>
          <table:table-cell table:style-name="ce77"/>
          <table:table-cell table:style-name="ce39"/>
          <table:table-cell table:style-name="ce133"/>
          <table:table-cell table:style-name="ce169"/>
          <table:table-cell table:style-name="ce39"/>
          <table:table-cell table:style-name="ce189"/>
          <table:table-cell table:style-name="ce209"/>
          <table:table-cell table:style-name="ce25"/>
          <table:table-cell table:number-columns-repeated="1013"/>
        </table:table-row>
        <table:table-row table:style-name="ro2">
          <table:table-cell/>
          <table:table-cell table:style-name="ce45"/>
          <table:table-cell table:style-name="ce58" table:formula="of:=[.B54]&amp;&quot; :&quot;" office:value-type="string" office:string-value="Activité et avantages concurrentiels :">
            <text:p>Activité et avantages concurrentiels :</text:p>
          </table:table-cell>
          <table:table-cell table:style-name="ce76" table:formula="of:=[.J70]" office:value-type="float" office:value="54">
            <text:p>54 </text:p>
          </table:table-cell>
          <table:table-cell table:style-name="ce39"/>
          <table:table-cell table:style-name="ce132" table:formula="of:=ROUND([.D134]/SUM([.I56:.I68]);1)&amp;&quot;/10&quot;" office:value-type="string" office:string-value="6,8/10">
            <text:p>6,8/10</text:p>
          </table:table-cell>
          <table:table-cell table:style-name="ce168" table:formula="of:=[.D134]/SUM([.$I$14:.$I$27])" office:value-type="float" office:value="54">
            <text:p>54 </text:p>
          </table:table-cell>
          <table:table-cell table:style-name="ce39"/>
          <table:table-cell table:style-name="ce188" table:formula="of:=ROUND([.D134]/SUM([.I56:.I68]);1)" office:value-type="float" office:value="6.8">
            <text:p>6,8</text:p>
          </table:table-cell>
          <table:table-cell table:style-name="ce209"/>
          <table:table-cell table:style-name="ce25"/>
          <table:table-cell table:number-columns-repeated="1013"/>
        </table:table-row>
        <table:table-row table:style-name="ro13">
          <table:table-cell/>
          <table:table-cell table:style-name="ce45"/>
          <table:table-cell table:style-name="ce58"/>
          <table:table-cell table:style-name="ce77"/>
          <table:table-cell table:style-name="ce39"/>
          <table:table-cell table:style-name="ce133"/>
          <table:table-cell table:style-name="ce169"/>
          <table:table-cell table:style-name="ce39"/>
          <table:table-cell table:style-name="ce189"/>
          <table:table-cell table:style-name="ce209"/>
          <table:table-cell table:style-name="ce25"/>
          <table:table-cell table:number-columns-repeated="1013"/>
        </table:table-row>
        <table:table-row table:style-name="ro2">
          <table:table-cell/>
          <table:table-cell table:style-name="ce45"/>
          <table:table-cell table:style-name="ce58" table:formula="of:=[.B80]&amp;&quot; :&quot;" office:value-type="string" office:string-value="Données économiques et financières :">
            <text:p>Données économiques et financières :</text:p>
          </table:table-cell>
          <table:table-cell table:style-name="ce76" table:formula="of:=[.J96]" office:value-type="float" office:value="24">
            <text:p>24 </text:p>
          </table:table-cell>
          <table:table-cell table:style-name="ce27"/>
          <table:table-cell table:style-name="ce132" table:formula="of:=ROUND([.D136]/SUM([.I82:.I94]);1)&amp;&quot;/10&quot;" office:value-type="string" office:string-value="3/10">
            <text:p>3/10</text:p>
          </table:table-cell>
          <table:table-cell table:style-name="ce168" table:formula="of:=[.D136]/SUM([.$I$14:.$I$27])" office:value-type="float" office:value="24">
            <text:p>24 </text:p>
          </table:table-cell>
          <table:table-cell table:style-name="ce27"/>
          <table:table-cell table:style-name="ce188" table:formula="of:=ROUND([.D136]/SUM([.I82:.I94]);1)" office:value-type="float" office:value="3">
            <text:p>3</text:p>
          </table:table-cell>
          <table:table-cell table:style-name="ce209"/>
          <table:table-cell table:number-columns-repeated="1014"/>
        </table:table-row>
        <table:table-row table:style-name="ro13">
          <table:table-cell/>
          <table:table-cell table:style-name="ce45"/>
          <table:table-cell table:style-name="ce58"/>
          <table:table-cell table:style-name="ce77"/>
          <table:table-cell table:style-name="ce27"/>
          <table:table-cell table:style-name="ce133"/>
          <table:table-cell table:style-name="ce170"/>
          <table:table-cell table:style-name="ce27"/>
          <table:table-cell table:style-name="ce189"/>
          <table:table-cell table:style-name="ce209"/>
          <table:table-cell table:number-columns-repeated="1014"/>
        </table:table-row>
        <table:table-row table:style-name="ro2">
          <table:table-cell/>
          <table:table-cell table:style-name="ce45"/>
          <table:table-cell table:style-name="ce58" table:formula="of:=[.B107]&amp;&quot; :&quot;" office:value-type="string" office:string-value="Management et ressources humaines :">
            <text:p>Management et ressources humaines :</text:p>
          </table:table-cell>
          <table:table-cell table:style-name="ce76" table:formula="of:=[.J123]" office:value-type="float" office:value="64">
            <text:p>64 </text:p>
          </table:table-cell>
          <table:table-cell table:style-name="ce27"/>
          <table:table-cell table:style-name="ce132" table:formula="of:=ROUND([.D138]/SUM([.I109:.I121]);1)&amp;&quot;/10&quot;" office:value-type="string" office:string-value="8/10">
            <text:p>8/10</text:p>
          </table:table-cell>
          <table:table-cell table:style-name="ce168" table:formula="of:=[.D138]/SUM([.$I$14:.$I$27])" office:value-type="float" office:value="64">
            <text:p>64 </text:p>
          </table:table-cell>
          <table:table-cell table:style-name="ce27"/>
          <table:table-cell table:style-name="ce188" table:formula="of:=ROUND([.D138]/SUM([.I109:.I121]);1)" office:value-type="float" office:value="8">
            <text:p>8</text:p>
          </table:table-cell>
          <table:table-cell table:style-name="ce209"/>
          <table:table-cell table:number-columns-repeated="1014"/>
        </table:table-row>
        <table:table-row table:style-name="ro2">
          <table:table-cell/>
          <table:table-cell table:style-name="ce45"/>
          <table:table-cell table:style-name="ce60"/>
          <table:table-cell table:style-name="ce78" office:value-type="string" office:string-value=" ----- ">
            <text:p><text:s/>----- <text:s/></text:p>
          </table:table-cell>
          <table:table-cell table:style-name="ce27"/>
          <table:table-cell table:style-name="ce134" office:value-type="string" office:string-value=" -------- ">
            <text:p><text:s/>-------- <text:s/></text:p>
          </table:table-cell>
          <table:table-cell table:style-name="ce171"/>
          <table:table-cell table:style-name="ce27"/>
          <table:table-cell table:style-name="ce189"/>
          <table:table-cell table:style-name="ce209"/>
          <table:table-cell table:number-columns-repeated="1014"/>
        </table:table-row>
        <table:table-row table:style-name="ro2">
          <table:table-cell/>
          <table:table-cell table:style-name="ce45"/>
          <table:table-cell table:style-name="ce60" office:value-type="string">
            <text:p>TOTAL GENERAL :</text:p>
          </table:table-cell>
          <table:table-cell table:style-name="ce79" table:formula="of:=SUM([.D132:.D138])" office:value-type="float" office:value="203" table:number-columns-spanned="1" table:number-rows-spanned="2">
            <text:p>203 </text:p>
          </table:table-cell>
          <table:table-cell table:style-name="ce125" office:value-type="string" table:number-columns-spanned="1" table:number-rows-spanned="2">
            <text:p>Moyenne :</text:p>
          </table:table-cell>
          <table:table-cell table:style-name="ce135" table:formula="of:=ROUND([.D140]/SUM([.I27:.I121]);1)&amp;&quot;/10&quot;" office:value-type="string" office:string-value="6,3/10" table:number-columns-spanned="1" table:number-rows-spanned="2">
            <text:p>6,3/10</text:p>
          </table:table-cell>
          <table:table-cell table:style-name="ce168" table:formula="of:=[.D140]/SUM([.$I$14:.$I$27])" office:value-type="float" office:value="203">
            <text:p>203 </text:p>
          </table:table-cell>
          <table:table-cell table:style-name="ce27"/>
          <table:table-cell table:style-name="ce190" table:formula="of:=ROUND([.D140]/SUM([.I27:.I121]);1)" office:value-type="float" office:value="6.3">
            <text:p>6,3</text:p>
          </table:table-cell>
          <table:table-cell table:style-name="ce209"/>
          <table:table-cell table:number-columns-repeated="1014"/>
        </table:table-row>
        <table:table-row table:style-name="ro2">
          <table:table-cell/>
          <table:table-cell table:style-name="ce45"/>
          <table:table-cell table:style-name="ce61" table:formula="of:=&quot;[Minimum : 0 ; Moyenne : &quot;&amp;SUM([.I27:.I121])*10/2&amp;&quot; ; Maximum : &quot;&amp;SUM([.I27:.I121])*10&amp;&quot;]  &quot;" office:value-type="string" office:string-value="[Minimum : 0 ; Moyenne : 160 ; Maximum : 320]  ">
            <text:p>[Minimum : 0 ; Moyenne : 160 ; Maximum : 320] <text:s/></text:p>
          </table:table-cell>
          <table:covered-table-cell table:style-name="ce79"/>
          <table:covered-table-cell table:style-name="ce125"/>
          <table:covered-table-cell table:style-name="ce79"/>
          <table:table-cell table:style-name="ce172" table:formula="of:=[.D141]/SUM([.$I$14:.$I$27])" office:value-type="float" office:value="0">
            <text:p>0 </text:p>
          </table:table-cell>
          <table:table-cell table:style-name="ce27"/>
          <table:table-cell table:style-name="ce191"/>
          <table:table-cell table:style-name="ce201"/>
          <table:table-cell table:number-columns-repeated="1014"/>
        </table:table-row>
        <table:table-row table:style-name="ro13">
          <table:table-cell/>
          <table:table-cell table:style-name="ce46"/>
          <table:table-cell table:style-name="ce55" table:number-columns-repeated="6"/>
          <table:table-cell table:style-name="ce192"/>
          <table:table-cell table:style-name="ce210"/>
          <table:table-cell table:number-columns-repeated="1014"/>
        </table:table-row>
        <table:table-row table:style-name="ro13" table:number-rows-repeated="3">
          <table:table-cell/>
          <table:table-cell table:style-name="ce27" table:number-columns-repeated="3"/>
          <table:table-cell table:style-name="ce39" table:number-columns-repeated="2"/>
          <table:table-cell table:style-name="ce27" table:number-columns-repeated="3"/>
          <table:table-cell table:style-name="ce39"/>
          <table:table-cell table:number-columns-repeated="1014"/>
        </table:table-row>
        <table:table-row table:style-name="ro13" table:number-rows-repeated="42">
          <table:table-cell table:number-columns-repeated="9"/>
          <table:table-cell table:style-name="ce173"/>
          <table:table-cell table:number-columns-repeated="1014"/>
        </table:table-row>
        <table:table-row table:style-name="ro13" table:number-rows-repeated="1048388">
          <table:table-cell table:number-columns-repeated="1024"/>
        </table:table-row>
        <table:table-row table:style-name="ro13">
          <table:table-cell table:number-columns-repeated="1024"/>
        </table:table-row>
        <table:named-expressions/>
      </table:table>
      <table:table table:name="TechBizEval" table:style-name="ta3" table:protected="true" table:print="false">
        <office:forms form:automatic-focus="false" form:apply-design-mode="false">
          <form:form form:name="Standard" form:apply-filter="true" form:control-implementation="ooo:com.sun.star.form.component.Form" office:target-frame="" xlink:href="" xlink:type="simple">
            <form:value-range form:name="Scroll Bar 13" form:control-implementation="ooo:com.sun.star.form.component.ScrollBar" xml:id="control30" form:id="control30" form:value="5" form:linked-cell="TechBizEval.D1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6" form:control-implementation="ooo:com.sun.star.form.component.ScrollBar" xml:id="control31" form:id="control31" form:value="5" form:linked-cell="TechBizEval.D1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7" form:control-implementation="ooo:com.sun.star.form.component.ScrollBar" xml:id="control32" form:id="control32" form:value="5" form:linked-cell="TechBizEval.D1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8" form:control-implementation="ooo:com.sun.star.form.component.ScrollBar" xml:id="control33" form:id="control33" form:value="5" form:linked-cell="TechBizEval.D21"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9" form:control-implementation="ooo:com.sun.star.form.component.ScrollBar" xml:id="control34" form:id="control34" form:value="5" form:linked-cell="TechBizEval.D2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0" form:control-implementation="ooo:com.sun.star.form.component.ScrollBar" xml:id="control35" form:id="control35" form:value="5" form:linked-cell="TechBizEval.D3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1" form:control-implementation="ooo:com.sun.star.form.component.ScrollBar" xml:id="control36" form:id="control36" form:value="5" form:linked-cell="TechBizEval.D38"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2" form:control-implementation="ooo:com.sun.star.form.component.ScrollBar" xml:id="control37" form:id="control37" form:value="5" form:linked-cell="TechBizEval.D3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3" form:control-implementation="ooo:com.sun.star.form.component.ScrollBar" xml:id="control38" form:id="control38" form:value="5" form:linked-cell="TechBizEval.D4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24" form:control-implementation="ooo:com.sun.star.form.component.ScrollBar" xml:id="control39" form:id="control39" form:value="5" form:linked-cell="TechBizEval.D4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5" form:control-implementation="ooo:com.sun.star.form.component.ScrollBar" xml:id="control40" form:id="control40" form:value="5" form:linked-cell="TechBizEval.D53"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6" form:control-implementation="ooo:com.sun.star.form.component.ScrollBar" xml:id="control41" form:id="control41" form:value="5" form:linked-cell="TechBizEval.D57"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7" form:control-implementation="ooo:com.sun.star.form.component.ScrollBar" xml:id="control42" form:id="control42" form:value="5" form:linked-cell="TechBizEval.D5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8" form:control-implementation="ooo:com.sun.star.form.component.ScrollBar" xml:id="control43" form:id="control43" form:value="5" form:linked-cell="TechBizEval.D59"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39" form:control-implementation="ooo:com.sun.star.form.component.ScrollBar" xml:id="control44" form:id="control44" form:value="5" form:linked-cell="TechBizEval.D61"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02" form:control-implementation="ooo:com.sun.star.form.component.ScrollBar" xml:id="control45" form:id="control45" form:value="5" form:linked-cell="TechBizEval.D1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2" form:control-implementation="ooo:com.sun.star.form.component.ScrollBar" xml:id="control46" form:id="control46" form:value="5" form:linked-cell="TechBizEval.D23"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3" form:control-implementation="ooo:com.sun.star.form.component.ScrollBar" xml:id="control47" form:id="control47" form:value="5" form:linked-cell="TechBizEval.D4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4" form:control-implementation="ooo:com.sun.star.form.component.ScrollBar" xml:id="control48" form:id="control48" form:value="5" form:linked-cell="TechBizEval.D6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5" form:control-implementation="ooo:com.sun.star.form.component.ScrollBar" xml:id="control49" form:id="control49" form:value="5" form:linked-cell="TechBizEval.D7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6" form:control-implementation="ooo:com.sun.star.form.component.ScrollBar" xml:id="control50" form:id="control50" form:value="5" form:linked-cell="TechBizEval.D76"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7" form:control-implementation="ooo:com.sun.star.form.component.ScrollBar" xml:id="control51" form:id="control51" form:value="5" form:linked-cell="TechBizEval.D7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8" form:control-implementation="ooo:com.sun.star.form.component.ScrollBar" xml:id="control52" form:id="control52" form:value="5" form:linked-cell="TechBizEval.D78"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49" form:control-implementation="ooo:com.sun.star.form.component.ScrollBar" xml:id="control53" form:id="control53" form:value="5" form:linked-cell="TechBizEval.D80"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0" form:control-implementation="ooo:com.sun.star.form.component.ScrollBar" xml:id="control54" form:id="control54" form:value="5" form:linked-cell="TechBizEval.D8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1" form:control-implementation="ooo:com.sun.star.form.component.ScrollBar" xml:id="control55" form:id="control55" form:value="5" form:linked-cell="TechBizEval.D25"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2" form:control-implementation="ooo:com.sun.star.form.component.ScrollBar" xml:id="control56" form:id="control56" form:value="5" form:linked-cell="TechBizEval.D44"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3" form:control-implementation="ooo:com.sun.star.form.component.ScrollBar" xml:id="control57" form:id="control57" form:value="5" form:linked-cell="TechBizEval.D63"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value-range form:name="Scroll Bar 154" form:control-implementation="ooo:com.sun.star.form.component.ScrollBar" xml:id="control58" form:id="control58" form:value="5" form:linked-cell="TechBizEval.D82" form:page-step-size="1" form:delay-for-repeat="PT0.50S" form:min-value="0" form:max-value="11">
              <form:properties>
                <form:property form:property-name="ControlTypeinMSO" office:value-type="float" office:value="1"/>
                <form:property form:property-name="DefaultControl" office:value-type="string" office:string-value="com.sun.star.awt.UnoControlScrollBar"/>
                <form:property form:property-name="ObjIDinMSO" office:value-type="float" office:value=""/>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3" table:default-cell-style-name="ce2"/>
        <table:table-column table:style-name="co13" table:default-cell-style-name="ce2"/>
        <table:table-column table:style-name="co14" table:default-cell-style-name="ce193"/>
        <table:table-column table:style-name="co17" table:default-cell-style-name="ce2"/>
        <table:table-column table:style-name="co18" table:default-cell-style-name="ce2"/>
        <table:table-column table:style-name="co5" table:number-columns-repeated="245" table:default-cell-style-name="ce2"/>
        <table:table-column table:style-name="co8" table:number-columns-repeated="768" table:default-cell-style-name="Default"/>
        <table:table-row table:style-name="ro6">
          <table:table-cell table:style-name="ce23" table:content-validation-name="val11"/>
          <table:table-cell table:style-name="ce212" table:content-validation-name="val12" office:value-type="string" table:number-columns-spanned="9" table:number-rows-spanned="3">
            <text:p>Projet "Sounds Good"</text:p>
          </table:table-cell>
          <table:covered-table-cell table:number-columns-repeated="8" table:style-name="ce213" table:content-validation-name="val12"/>
          <table:table-cell table:number-columns-repeated="1014"/>
        </table:table-row>
        <table:table-row table:style-name="ro6">
          <table:table-cell table:style-name="ce23"/>
          <table:covered-table-cell table:number-columns-repeated="9" table:style-name="ce213" table:content-validation-name="val12"/>
          <table:table-cell table:number-columns-repeated="1014"/>
        </table:table-row>
        <table:table-row table:style-name="ro6">
          <table:table-cell table:style-name="ce23"/>
          <table:covered-table-cell table:number-columns-repeated="9" table:style-name="ce213" table:content-validation-name="val12"/>
          <table:table-cell table:number-columns-repeated="1014"/>
        </table:table-row>
        <table:table-row table:style-name="ro6">
          <table:table-cell table:style-name="ce23"/>
          <table:table-cell table:style-name="ce32" table:content-validation-name="val3" office:value-type="string" table:number-columns-spanned="9" table:number-rows-spanned="2">
            <text:p>Grille d'évaluation</text:p>
          </table:table-cell>
          <table:covered-table-cell table:number-columns-repeated="8" table:style-name="ce214" table:content-validation-name="val3"/>
          <table:table-cell table:number-columns-repeated="1014"/>
        </table:table-row>
        <table:table-row table:style-name="ro6">
          <table:table-cell table:style-name="ce23"/>
          <table:covered-table-cell table:number-columns-repeated="9" table:style-name="ce214" table:content-validation-name="val3"/>
          <table:table-cell table:number-columns-repeated="1014"/>
        </table:table-row>
        <table:table-row table:style-name="ro2">
          <table:table-cell/>
          <table:table-cell table:style-name="ce27"/>
          <table:table-cell/>
          <table:table-cell table:style-name="ce62"/>
          <table:table-cell/>
          <table:table-cell table:style-name="ce39" table:number-columns-repeated="3"/>
          <table:table-cell table:style-name="ce173"/>
          <table:table-cell table:style-name="ce62"/>
          <table:table-cell table:number-columns-repeated="1014"/>
        </table:table-row>
        <table:table-row table:style-name="ro2">
          <table:table-cell/>
          <table:table-cell table:style-name="ce27" table:number-columns-repeated="2"/>
          <table:table-cell table:style-name="ce62"/>
          <table:table-cell table:style-name="ce39" table:number-columns-repeated="4"/>
          <table:table-cell table:style-name="ce173"/>
          <table:table-cell table:style-name="ce62"/>
          <table:table-cell table:number-columns-repeated="1014"/>
        </table:table-row>
        <table:table-row table:style-name="ro7">
          <table:table-cell/>
          <table:table-cell table:style-name="ce34" office:value-type="string" table:number-columns-spanned="2" table:number-rows-spanned="2">
            <text:p>Score </text:p>
            <text:p>graphique</text:p>
          </table:table-cell>
          <table:covered-table-cell table:style-name="ce49"/>
          <table:table-cell table:style-name="ce63" office:value-type="string" table:number-columns-spanned="1" table:number-rows-spanned="2">
            <text:p>Note</text:p>
          </table:table-cell>
          <table:table-cell table:style-name="ce218" office:value-type="string">
            <text:p>Faible</text:p>
          </table:table-cell>
          <table:table-cell table:style-name="ce126" office:value-type="string">
            <text:p>Moyen</text:p>
          </table:table-cell>
          <table:table-cell table:style-name="ce254" office:value-type="string">
            <text:p>Fort</text:p>
          </table:table-cell>
          <table:table-cell table:style-name="ce82"/>
          <table:table-cell table:style-name="ce174" office:value-type="string" table:number-columns-spanned="1" table:number-rows-spanned="2">
            <text:p>Coeff.</text:p>
          </table:table-cell>
          <table:table-cell table:style-name="ce194" office:value-type="string" table:number-columns-spanned="1" table:number-rows-spanned="2">
            <text:p>Note</text:p>
            <text:p>pondérée</text:p>
          </table:table-cell>
          <table:table-cell table:number-columns-repeated="1014"/>
        </table:table-row>
        <table:table-row table:style-name="ro8">
          <table:table-cell/>
          <table:covered-table-cell table:style-name="ce35"/>
          <table:covered-table-cell table:style-name="ce50"/>
          <table:covered-table-cell table:style-name="ce64"/>
          <table:table-cell table:style-name="ce64">
            <draw:control table:end-cell-address="TechBizEval.H10" table:end-x="0.055cm" table:end-y="0.424cm" draw:z-index="15" draw:name="Scroll Bar 102" draw:style-name="gr2" draw:text-style-name="P2" svg:width="9.03cm" svg:height="0.45cm" svg:x="0.024cm" svg:y="0.316cm" draw:control="control45"/>
          </table:table-cell>
          <table:table-cell table:style-name="ce64" table:number-columns-repeated="2"/>
          <table:table-cell table:style-name="ce39"/>
          <table:covered-table-cell table:style-name="ce175"/>
          <table:covered-table-cell table:style-name="ce195"/>
          <table:table-cell table:number-columns-repeated="1014"/>
        </table:table-row>
        <table:table-row table:style-name="ro2">
          <table:table-cell/>
          <table:table-cell table:style-name="ce215"/>
          <table:table-cell table:style-name="ce51" office:value-type="string">
            <text:p>Echelle de notation (de 0 à 10)</text:p>
          </table:table-cell>
          <table:table-cell table:style-name="ce65" table:content-validation-name="val5" office:value-type="float" office:value="5">
            <text:p>5</text:p>
          </table:table-cell>
          <table:table-cell table:style-name="ce81" table:number-columns-repeated="4"/>
          <table:table-cell table:style-name="ce176" table:content-validation-name="val7" office:value-type="float" office:value="2">
            <text:p>2</text:p>
          </table:table-cell>
          <table:table-cell table:style-name="ce196" table:content-validation-name="val9" table:formula="of:=IF([.D10]*[.I10]&gt;0;[.D10]*[.I10];&quot;.&quot;)" office:value-type="float" office:value="10">
            <text:p>10</text:p>
          </table:table-cell>
          <table:table-cell table:number-columns-repeated="1014"/>
        </table:table-row>
        <table:table-row table:style-name="ro2">
          <table:table-cell/>
          <table:table-cell table:style-name="ce37" table:number-columns-repeated="2"/>
          <table:table-cell table:style-name="ce70" table:content-validation-name="val5"/>
          <table:table-cell table:style-name="ce39" table:number-columns-repeated="4"/>
          <table:table-cell table:style-name="ce62" table:number-columns-repeated="2"/>
          <table:table-cell table:number-columns-repeated="1014"/>
        </table:table-row>
        <table:table-row table:style-name="ro2">
          <table:table-cell table:style-name="ce25"/>
          <table:table-cell table:style-name="ce39" table:number-columns-repeated="2"/>
          <table:table-cell table:style-name="ce67"/>
          <table:table-cell table:style-name="ce39" table:number-columns-repeated="4"/>
          <table:table-cell table:style-name="ce177"/>
          <table:table-cell table:style-name="ce67"/>
          <table:table-cell table:style-name="ce25" table:number-columns-repeated="1014"/>
        </table:table-row>
        <table:table-row table:style-name="ro10">
          <table:table-cell table:style-name="ce25"/>
          <table:table-cell table:style-name="ce40" office:value-type="string" table:number-columns-spanned="2" table:number-rows-spanned="1">
            <text:p>Marché et nouvelle offre</text:p>
          </table:table-cell>
          <table:covered-table-cell table:style-name="ce52"/>
          <table:table-cell table:style-name="ce68" table:content-validation-name="val6" office:value-type="string">
            <text:p>Note</text:p>
          </table:table-cell>
          <table:table-cell table:style-name="ce82" table:number-columns-repeated="4"/>
          <table:table-cell table:style-name="ce178" table:content-validation-name="val8" office:value-type="string">
            <text:p>Coeff.</text:p>
          </table:table-cell>
          <table:table-cell table:style-name="ce197" office:value-type="string" table:number-columns-spanned="1" table:number-rows-spanned="2">
            <text:p>Note</text:p>
            <text:p>pondérée</text:p>
          </table:table-cell>
          <table:table-cell table:style-name="ce25" table:number-columns-repeated="1014"/>
        </table:table-row>
        <table:table-row table:style-name="ro11">
          <table:table-cell table:style-name="ce26"/>
          <table:table-cell table:style-name="ce41"/>
          <table:table-cell table:style-name="ce53"/>
          <table:table-cell table:style-name="ce69"/>
          <table:table-cell table:style-name="ce219" office:value-type="string">
            <text:p>Besoin flou</text:p>
          </table:table-cell>
          <table:table-cell table:style-name="ce53"/>
          <table:table-cell table:style-name="ce255" office:value-type="string">
            <text:p>Besoin clairement identifié</text:p>
          </table:table-cell>
          <table:table-cell table:style-name="ce53"/>
          <table:table-cell table:style-name="ce177"/>
          <table:covered-table-cell table:style-name="ce198"/>
          <table:table-cell table:style-name="ce26"/>
          <table:table-cell table:number-columns-repeated="2"/>
          <table:table-cell table:style-name="ce26" table:number-columns-repeated="1011"/>
        </table:table-row>
        <table:table-row table:style-name="ro2">
          <table:table-cell/>
          <table:table-cell table:style-name="ce216"/>
          <table:table-cell table:style-name="ce27" office:value-type="string">
            <text:p>Besoin auquel la nouvelle offre répond</text:p>
          </table:table-cell>
          <table:table-cell table:style-name="ce70" table:content-validation-name="val5" office:value-type="float" office:value="9">
            <text:p>9</text:p>
          </table:table-cell>
          <table:table-cell table:style-name="ce39">
            <draw:control table:end-cell-address="TechBizEval.H16" table:end-x="0.055cm" table:end-y="0.028cm" draw:z-index="0" draw:name="Scroll Bar 13" draw:style-name="gr2" draw:text-style-name="P2" svg:width="9.03cm" svg:height="0.453cm" svg:x="0.024cm" svg:y="0cm" draw:control="control30"/>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15]*[.I15]&gt;0;[.D15]*[.I15];&quot;.&quot;)" office:value-type="float" office:value="9">
            <text:p>9</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0" office:value-type="string">
            <text:p>Valeur perçue faible</text:p>
          </table:table-cell>
          <table:table-cell table:style-name="ce53"/>
          <table:table-cell table:style-name="ce256" office:value-type="string">
            <text:p>Valeur perçue élevée</text:p>
          </table:table-cell>
          <table:table-cell table:style-name="ce53"/>
          <table:table-cell table:style-name="ce177"/>
          <table:table-cell table:style-name="ce200"/>
          <table:table-cell table:style-name="ce26" table:number-columns-repeated="1014"/>
        </table:table-row>
        <table:table-row table:style-name="ro2">
          <table:table-cell/>
          <table:table-cell table:style-name="ce216"/>
          <table:table-cell table:style-name="ce27" office:value-type="string">
            <text:p>Valeur de l'offre, perçue par le client</text:p>
          </table:table-cell>
          <table:table-cell table:style-name="ce70" table:content-validation-name="val5" office:value-type="float" office:value="8">
            <text:p>8</text:p>
          </table:table-cell>
          <table:table-cell table:style-name="ce39">
            <draw:control table:end-cell-address="TechBizEval.H18" table:end-x="0.056cm" table:end-y="0.027cm" draw:z-index="2" draw:name="Scroll Bar 17" draw:style-name="gr2" draw:text-style-name="P2" svg:width="9.03cm" svg:height="0.452cm" svg:x="0.025cm" svg:y="0cm" draw:control="control32"/>
          </table:table-cell>
          <table:table-cell table:style-name="ce39" table:number-columns-repeated="3"/>
          <table:table-cell table:style-name="ce179" table:content-validation-name="val7" office:value-type="float" office:value="3">
            <text:p>3</text:p>
          </table:table-cell>
          <table:table-cell table:style-name="ce199" table:content-validation-name="val10" table:formula="of:=IF([.D17]*[.I17]&gt;0;[.D17]*[.I17];&quot;.&quot;)" office:value-type="float" office:value="24">
            <text:p>24</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1" office:value-type="string">
            <text:p>Clients difficilement accessibles</text:p>
          </table:table-cell>
          <table:table-cell table:style-name="ce53"/>
          <table:table-cell table:style-name="ce257" office:value-type="string">
            <text:p>Clients accessibles</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216"/>
          <table:table-cell table:style-name="ce27" office:value-type="string">
            <text:p>Accès aux clients</text:p>
          </table:table-cell>
          <table:table-cell table:style-name="ce70" table:content-validation-name="val5" office:value-type="float" office:value="9">
            <text:p>9</text:p>
          </table:table-cell>
          <table:table-cell table:style-name="ce86">
            <draw:control table:end-cell-address="TechBizEval.H20" table:end-x="0.056cm" table:end-y="0.029cm" draw:z-index="1" draw:name="Scroll Bar 16" draw:style-name="gr2" draw:text-style-name="P2" svg:width="9.03cm" svg:height="0.452cm" svg:x="0.025cm" svg:y="0.002cm" draw:control="control31"/>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19]*[.I19]&gt;0;[.D19]*[.I19];&quot;.&quot;)" office:value-type="float" office:value="9">
            <text:p>9</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2" office:value-type="string">
            <text:p>Marché réduit voire inexistant</text:p>
          </table:table-cell>
          <table:table-cell table:style-name="ce53"/>
          <table:table-cell table:style-name="ce258" office:value-type="string">
            <text:p>Taille significative</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216"/>
          <table:table-cell table:style-name="ce27" office:value-type="string">
            <text:p>Taille du marché</text:p>
          </table:table-cell>
          <table:table-cell table:style-name="ce70" table:content-validation-name="val5" office:value-type="float" office:value="3">
            <text:p>3</text:p>
          </table:table-cell>
          <table:table-cell table:style-name="ce86">
            <draw:control table:end-cell-address="TechBizEval.H22" table:end-x="0.056cm" table:end-y="0.028cm" draw:z-index="3" draw:name="Scroll Bar 18" draw:style-name="gr2" draw:text-style-name="P2" svg:width="9.03cm" svg:height="0.453cm" svg:x="0.025cm" svg:y="0cm" draw:control="control33"/>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21]*[.I21]&gt;0;[.D21]*[.I21];&quot;.&quot;)" office:value-type="float" office:value="3">
            <text:p>3</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3" office:value-type="string">
            <text:p>Croissance nulle ou faible</text:p>
          </table:table-cell>
          <table:table-cell table:style-name="ce53"/>
          <table:table-cell table:style-name="ce259" office:value-type="string">
            <text:p>Potentiel de croissance élevé</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216"/>
          <table:table-cell table:style-name="ce27" office:value-type="string">
            <text:p>Potentiel de croissance du marché</text:p>
          </table:table-cell>
          <table:table-cell table:style-name="ce70" table:content-validation-name="val5" office:value-type="float" office:value="8">
            <text:p>8</text:p>
          </table:table-cell>
          <table:table-cell table:style-name="ce224">
            <draw:control table:end-cell-address="TechBizEval.H24" table:end-x="0.056cm" table:end-y="0.027cm" draw:z-index="16" draw:name="Scroll Bar 142" draw:style-name="gr2" draw:text-style-name="P2" svg:width="9.03cm" svg:height="0.453cm" svg:x="0.025cm" svg:y="0cm" draw:control="control46"/>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23]*[.I23]&gt;0;[.D23]*[.I23];&quot;.&quot;)" office:value-type="float" office:value="16">
            <text:p>16</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5" office:value-type="string">
            <text:p>Faible</text:p>
          </table:table-cell>
          <table:table-cell table:style-name="ce53"/>
          <table:table-cell table:style-name="ce260" office:value-type="string">
            <text:p>Important(e)</text:p>
          </table:table-cell>
          <table:table-cell table:style-name="ce53"/>
          <table:table-cell table:style-name="ce173"/>
          <table:table-cell table:style-name="ce201"/>
          <table:table-cell table:style-name="ce26" table:number-columns-repeated="1014"/>
        </table:table-row>
        <table:table-row table:style-name="ro2">
          <table:table-cell/>
          <table:table-cell table:style-name="ce216"/>
          <table:table-cell table:style-name="ce217" table:content-validation-name="val4" office:value-type="string">
            <text:p>Clarté de l'opportunité "business"</text:p>
          </table:table-cell>
          <table:table-cell table:style-name="ce70" table:content-validation-name="val5" office:value-type="float" office:value="9">
            <text:p>9</text:p>
          </table:table-cell>
          <table:table-cell table:style-name="ce226">
            <draw:control table:end-cell-address="TechBizEval.H26" table:end-x="0.056cm" table:end-y="0.026cm" draw:z-index="25" draw:name="Scroll Bar 151" draw:style-name="gr2" draw:text-style-name="P2" svg:width="9.03cm" svg:height="0.45cm" svg:x="0.025cm" svg:y="0.002cm" draw:control="control55"/>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25]*[.I25]&gt;0;[.D25]*[.I25];&quot;.&quot;)" office:value-type="float" office:value="9">
            <text:p>9</text:p>
          </table:table-cell>
          <table:table-cell table:number-columns-repeated="1014"/>
        </table:table-row>
        <table:table-row table:style-name="ro11">
          <table:table-cell table:style-name="ce26"/>
          <table:table-cell table:style-name="ce41"/>
          <table:table-cell table:style-name="ce53"/>
          <table:table-cell table:style-name="ce69"/>
          <table:table-cell table:style-name="ce227" office:value-type="string">
            <text:p>Faible</text:p>
          </table:table-cell>
          <table:table-cell table:style-name="ce53"/>
          <table:table-cell table:style-name="ce261" office:value-type="string">
            <text:p>Important(e)</text:p>
          </table:table-cell>
          <table:table-cell table:style-name="ce53"/>
          <table:table-cell table:style-name="ce173"/>
          <table:table-cell table:style-name="ce201"/>
          <table:table-cell table:style-name="ce26" table:number-columns-repeated="1014"/>
        </table:table-row>
        <table:table-row table:style-name="ro12">
          <table:table-cell/>
          <table:table-cell table:style-name="ce216"/>
          <table:table-cell table:style-name="ce54" table:content-validation-name="val4" office:value-type="string">
            <text:p>[Autre critère] ...<text:span text:style-name="T7"> Ex. **** …</text:span></text:p>
          </table:table-cell>
          <table:table-cell table:style-name="ce70" table:content-validation-name="val5" office:value-type="float" office:value="5">
            <text:p>5</text:p>
          </table:table-cell>
          <table:table-cell table:style-name="ce228">
            <draw:control table:end-cell-address="TechBizEval.H28" table:end-x="0.056cm" table:end-y="0.027cm" draw:z-index="4" draw:name="Scroll Bar 19" draw:style-name="gr2" draw:text-style-name="P2" svg:width="9.03cm" svg:height="0.462cm" svg:x="0.025cm" svg:y="0.037cm" draw:control="control34"/>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27]*[.I27]&gt;0;[.D27]*[.I27];&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228"/>
          <table:table-cell table:style-name="ce27" table:number-columns-repeated="3"/>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94"/>
          <table:table-cell table:style-name="ce127"/>
          <table:table-cell table:style-name="ce144" table:number-columns-repeated="2"/>
          <table:table-cell table:style-name="ce180" office:value-type="string">
            <text:p>Synthèse "Marché et nouvelle offre" :</text:p>
          </table:table-cell>
          <table:table-cell table:style-name="ce202" table:formula="of:=SUM([.J14:.J28])" office:value-type="float" office:value="70">
            <text:p><text:s/>70 <text:s text:c="3"/></text:p>
          </table:table-cell>
          <table:table-cell table:style-name="ce25"/>
          <table:table-cell table:number-columns-repeated="1013"/>
        </table:table-row>
        <table:table-row table:style-name="ro2">
          <table:table-cell/>
          <table:table-cell table:style-name="ce46"/>
          <table:table-cell table:style-name="ce55"/>
          <table:table-cell table:style-name="ce71" table:formula="of:=[.I91]" office:value-type="float" office:value="7.8">
            <text:p>7,8</text:p>
          </table:table-cell>
          <table:table-cell table:style-name="ce95" table:formula="of:=[.$F$91]" office:value-type="string" office:string-value="7,8/10">
            <text:p>7,8/10</text:p>
          </table:table-cell>
          <table:table-cell table:style-name="ce128"/>
          <table:table-cell table:style-name="ce145" table:number-columns-repeated="2"/>
          <table:table-cell table:style-name="ce181" table:formula="of:=&quot;[Minimum : 0 ; Moyenne : &quot;&amp;SUM([.$I$14:.$I$27])*10/2&amp;&quot; ; Maximum : &quot;&amp;SUM([.$I$14:.$I$27])*10&amp;&quot;]  &quot;" office:value-type="string" office:string-value="[Minimum : 0 ; Moyenne : 45 ; Maximum : 90]  ">
            <text:p>[Minimum : 0 ; Moyenne : 45 ; Maximum : 90] <text:s/></text:p>
          </table:table-cell>
          <table:table-cell table:style-name="ce286"/>
          <table:table-cell table:style-name="ce25"/>
          <table:table-cell table:number-columns-repeated="1013"/>
        </table:table-row>
        <table:table-row table:style-name="ro2">
          <table:table-cell/>
          <table:table-cell table:style-name="ce27" table:number-columns-repeated="3"/>
          <table:table-cell table:style-name="ce228"/>
          <table:table-cell table:style-name="ce39"/>
          <table:table-cell table:style-name="ce27" table:number-columns-repeated="2"/>
          <table:table-cell table:style-name="ce61" table:number-columns-repeated="2"/>
          <table:table-cell table:style-name="ce25"/>
          <table:table-cell table:number-columns-repeated="1013"/>
        </table:table-row>
        <table:table-row table:style-name="ro10">
          <table:table-cell table:style-name="ce27"/>
          <table:table-cell table:style-name="ce40" office:value-type="string" table:number-columns-spanned="2" table:number-rows-spanned="1">
            <text:p>Activité et avantages concurrentiel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7" table:number-columns-repeated="1014"/>
        </table:table-row>
        <table:table-row table:style-name="ro11">
          <table:table-cell table:style-name="ce28"/>
          <table:table-cell table:style-name="ce47"/>
          <table:table-cell table:style-name="ce56"/>
          <table:table-cell table:style-name="ce73"/>
          <table:table-cell table:style-name="ce229" office:value-type="string">
            <text:p>Concurrents puissants et réactifs</text:p>
            <draw:control table:end-cell-address="TechBizEval.H35" table:end-x="0.056cm" table:end-y="0.016cm" draw:z-index="5" draw:name="Scroll Bar 20" draw:style-name="gr2" draw:text-style-name="P2" svg:width="9.03cm" svg:height="0.454cm" svg:x="0.025cm" svg:y="0.69cm" draw:control="control35"/>
          </table:table-cell>
          <table:table-cell table:style-name="ce53"/>
          <table:table-cell table:style-name="ce262" office:value-type="string">
            <text:p>Concurrence réduite et "imparfaite"</text:p>
          </table:table-cell>
          <table:table-cell table:style-name="ce56"/>
          <table:table-cell table:style-name="ce183"/>
          <table:table-cell table:style-name="ce205"/>
          <table:table-cell table:style-name="ce28" table:number-columns-repeated="1014"/>
        </table:table-row>
        <table:table-row table:style-name="ro2">
          <table:table-cell/>
          <table:table-cell table:style-name="ce216"/>
          <table:table-cell table:style-name="ce27" office:value-type="string">
            <text:p>Type de concurrence : importance et réactivité</text:p>
          </table:table-cell>
          <table:table-cell table:style-name="ce70" table:content-validation-name="val5" office:value-type="float" office:value="8">
            <text:p>8</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34]*[.I34]&gt;0;[.D34]*[.I34];&quot;.&quot;)" office:value-type="float" office:value="16">
            <text:p>16</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30" office:value-type="string">
            <text:p>Difficilement franchissables</text:p>
            <draw:control table:end-cell-address="TechBizEval.H37" table:end-x="0.056cm" table:end-y="0.019cm" draw:z-index="7" draw:name="Scroll Bar 22" draw:style-name="gr2" draw:text-style-name="P2" svg:width="9.03cm" svg:height="0.453cm" svg:x="0.025cm" svg:y="0.694cm" draw:control="control37"/>
          </table:table-cell>
          <table:table-cell table:style-name="ce53"/>
          <table:table-cell table:style-name="ce263" office:value-type="string">
            <text:p>Pas ou peu de barrières</text:p>
          </table:table-cell>
          <table:table-cell table:style-name="ce56"/>
          <table:table-cell table:style-name="ce184"/>
          <table:table-cell table:style-name="ce206"/>
          <table:table-cell table:style-name="ce28" table:number-columns-repeated="1014"/>
        </table:table-row>
        <table:table-row table:style-name="ro2">
          <table:table-cell/>
          <table:table-cell table:style-name="ce216"/>
          <table:table-cell table:style-name="ce27" office:value-type="string">
            <text:p>Barrières à l'entrée dans le secteur</text:p>
          </table:table-cell>
          <table:table-cell table:style-name="ce70" table:content-validation-name="val5" office:value-type="float" office:value="6">
            <text:p>6</text:p>
          </table:table-cell>
          <table:table-cell table:style-name="ce86"/>
          <table:table-cell table:style-name="ce39" table:number-columns-repeated="3"/>
          <table:table-cell table:style-name="ce179" table:content-validation-name="val7" office:value-type="float" office:value="1">
            <text:p>1</text:p>
          </table:table-cell>
          <table:table-cell table:style-name="ce199" table:content-validation-name="val10" table:formula="of:=IF([.D36]*[.I36]&gt;0;[.D36]*[.I36];&quot;.&quot;)" office:value-type="float" office:value="6">
            <text:p>6</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31" office:value-type="string">
            <text:p>Différenciation difficile</text:p>
            <draw:control table:end-cell-address="TechBizEval.H39" table:end-x="0.056cm" table:end-y="0.018cm" draw:z-index="6" draw:name="Scroll Bar 21" draw:style-name="gr2" draw:text-style-name="P2" svg:width="9.03cm" svg:height="0.452cm" svg:x="0.025cm" svg:y="0.694cm" draw:control="control36"/>
          </table:table-cell>
          <table:table-cell table:style-name="ce53"/>
          <table:table-cell table:style-name="ce264" office:value-type="string">
            <text:p>Nombreuses sources de différenciation</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216"/>
          <table:table-cell table:style-name="ce27" office:value-type="string">
            <text:p>Possibilité de se différencier des concurrents</text:p>
          </table:table-cell>
          <table:table-cell table:style-name="ce70" table:content-validation-name="val5" office:value-type="float" office:value="8">
            <text:p>8</text:p>
          </table:table-cell>
          <table:table-cell table:style-name="ce86"/>
          <table:table-cell table:style-name="ce39" table:number-columns-repeated="3"/>
          <table:table-cell table:style-name="ce179" table:content-validation-name="val7" office:value-type="float" office:value="3">
            <text:p>3</text:p>
          </table:table-cell>
          <table:table-cell table:style-name="ce199" table:content-validation-name="val10" table:formula="of:=IF([.D38]*[.I38]&gt;0;[.D38]*[.I38];&quot;.&quot;)" office:value-type="float" office:value="24">
            <text:p>24</text:p>
          </table:table-cell>
          <table:table-cell table:number-columns-repeated="1014"/>
        </table:table-row>
        <table:table-row table:style-name="ro11">
          <table:table-cell table:style-name="ce28"/>
          <table:table-cell table:style-name="ce47"/>
          <table:table-cell table:style-name="ce56"/>
          <table:table-cell table:style-name="ce73" office:value-type="float" office:value="6">
            <text:p><text:s/>6 <text:s text:c="3"/></text:p>
          </table:table-cell>
          <table:table-cell table:style-name="ce232" office:value-type="string">
            <text:p>Faible (PdM &lt; 5%)</text:p>
          </table:table-cell>
          <table:table-cell table:style-name="ce53"/>
          <table:table-cell table:style-name="ce265" office:value-type="string">
            <text:p>Elévée (PdM &gt; 20%)</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216"/>
          <table:table-cell table:style-name="ce27" office:value-type="string">
            <text:p>Part de marché accessible (PdM)</text:p>
          </table:table-cell>
          <table:table-cell table:style-name="ce70" table:content-validation-name="val5" office:value-type="float" office:value="5">
            <text:p>5</text:p>
          </table:table-cell>
          <table:table-cell table:style-name="ce86">
            <draw:control table:end-cell-address="TechBizEval.H41" table:end-x="0.056cm" table:end-y="0.05cm" draw:z-index="8" draw:name="Scroll Bar 23" draw:style-name="gr2" draw:text-style-name="P2" svg:width="9.03cm" svg:height="0.453cm" svg:x="0.025cm" svg:y="0.023cm" draw:control="control38"/>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40]*[.I40]&gt;0;[.D40]*[.I40];&quot;.&quot;)" office:value-type="float" office:value="5">
            <text:p>5</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33" office:value-type="string">
            <text:p>Contraintes et risques élevés</text:p>
          </table:table-cell>
          <table:table-cell table:style-name="ce53"/>
          <table:table-cell table:style-name="ce266" office:value-type="string">
            <text:p>Contraintes et risques faibles</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216"/>
          <table:table-cell table:style-name="ce27" office:value-type="string">
            <text:p>Contraintes et risques réglementaires</text:p>
          </table:table-cell>
          <table:table-cell table:style-name="ce70" table:content-validation-name="val5" office:value-type="float" office:value="3">
            <text:p>3</text:p>
          </table:table-cell>
          <table:table-cell table:style-name="ce86">
            <draw:control table:end-cell-address="TechBizEval.H43" table:end-x="0.056cm" table:end-y="0.048cm" draw:z-index="9" draw:name="Scroll Bar 24" draw:style-name="gr2" draw:text-style-name="P2" svg:width="9.03cm" svg:height="0.452cm" svg:x="0.025cm" svg:y="0.022cm" draw:control="control39"/>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42]*[.I42]&gt;0;[.D42]*[.I42];&quot;.&quot;)" office:value-type="float" office:value="3">
            <text:p>3</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34" office:value-type="string">
            <text:p>Faible</text:p>
          </table:table-cell>
          <table:table-cell table:style-name="ce53"/>
          <table:table-cell table:style-name="ce267" office:value-type="string">
            <text:p>Important(e)</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216"/>
          <table:table-cell table:style-name="ce217" table:content-validation-name="val4" office:value-type="string">
            <text:p>Maîtrise des canaux de distribution</text:p>
          </table:table-cell>
          <table:table-cell table:style-name="ce70" table:content-validation-name="val5" office:value-type="float" office:value="5">
            <text:p>5</text:p>
          </table:table-cell>
          <table:table-cell table:style-name="ce235">
            <draw:control table:end-cell-address="TechBizEval.H45" table:end-x="0.056cm" table:end-y="0.013cm" draw:z-index="26" draw:name="Scroll Bar 152" draw:style-name="gr2" draw:text-style-name="P2" svg:width="9.03cm" svg:height="0.414cm" svg:x="0.025cm" svg:y="0.024cm" draw:control="control56"/>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44]*[.I44]&gt;0;[.D44]*[.I44];&quot;.&quot;)" office:value-type="float" office:value="5">
            <text:p>5</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36" office:value-type="string">
            <text:p>Blocante</text:p>
          </table:table-cell>
          <table:table-cell table:style-name="ce53"/>
          <table:table-cell table:style-name="ce268" office:value-type="string">
            <text:p>Peu blocante</text:p>
          </table:table-cell>
          <table:table-cell table:style-name="ce56"/>
          <table:table-cell table:style-name="ce184"/>
          <table:table-cell table:style-name="ce207"/>
          <table:table-cell table:style-name="ce28" table:number-columns-repeated="1014"/>
        </table:table-row>
        <table:table-row table:style-name="ro2">
          <table:table-cell/>
          <table:table-cell table:style-name="ce216"/>
          <table:table-cell table:style-name="ce217" table:content-validation-name="val4" office:value-type="string">
            <text:p>Dépendance vis-à-vis des fournisseurs</text:p>
          </table:table-cell>
          <table:table-cell table:style-name="ce70" table:content-validation-name="val5" office:value-type="float" office:value="8">
            <text:p>8</text:p>
          </table:table-cell>
          <table:table-cell table:style-name="ce237">
            <draw:control table:end-cell-address="TechBizEval.H47" table:end-x="0.056cm" table:end-y="0.015cm" draw:z-index="17" draw:name="Scroll Bar 143" draw:style-name="gr2" draw:text-style-name="P2" svg:width="9.03cm" svg:height="0.414cm" svg:x="0.025cm" svg:y="0.026cm" draw:control="control47"/>
          </table:table-cell>
          <table:table-cell table:style-name="ce39" table:number-columns-repeated="3"/>
          <table:table-cell table:style-name="ce179" table:content-validation-name="val7" office:value-type="float" office:value="3">
            <text:p>3</text:p>
          </table:table-cell>
          <table:table-cell table:style-name="ce199" table:content-validation-name="val10" table:formula="of:=IF([.D46]*[.I46]&gt;0;[.D46]*[.I46];&quot;.&quot;)" office:value-type="float" office:value="24">
            <text:p>24</text:p>
          </table:table-cell>
          <table:table-cell table:number-columns-repeated="1014"/>
        </table:table-row>
        <table:table-row table:style-name="ro2">
          <table:table-cell/>
          <table:table-cell table:style-name="ce45"/>
          <table:table-cell table:style-name="ce27" table:number-columns-repeated="2"/>
          <table:table-cell table:style-name="ce86"/>
          <table:table-cell table:style-name="ce39" table:number-columns-repeated="3"/>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94"/>
          <table:table-cell table:style-name="ce127"/>
          <table:table-cell table:style-name="ce144" table:number-columns-repeated="2"/>
          <table:table-cell table:style-name="ce180" office:value-type="string">
            <text:p>Synthèse "Activité et avantages concurrentiels" :</text:p>
          </table:table-cell>
          <table:table-cell table:style-name="ce202" table:formula="of:=SUM([.J33:.J47])" office:value-type="float" office:value="83">
            <text:p><text:s/>83 <text:s text:c="3"/></text:p>
          </table:table-cell>
          <table:table-cell table:style-name="ce25"/>
          <table:table-cell table:number-columns-repeated="1013"/>
        </table:table-row>
        <table:table-row table:style-name="ro2">
          <table:table-cell/>
          <table:table-cell table:style-name="ce46"/>
          <table:table-cell table:style-name="ce55"/>
          <table:table-cell table:style-name="ce71" table:formula="of:=[.I93]" office:value-type="float" office:value="6.9">
            <text:p>6,9</text:p>
          </table:table-cell>
          <table:table-cell table:style-name="ce95" table:formula="of:=[.$F$93]" office:value-type="string" office:string-value="6,9/10">
            <text:p>6,9/10</text:p>
          </table:table-cell>
          <table:table-cell table:style-name="ce128" table:number-columns-repeated="3"/>
          <table:table-cell table:style-name="ce181" table:formula="of:=&quot;[Minimum : 0 ; Moyenne : &quot;&amp;SUM([.$I$33:.$I$46])*10/2&amp;&quot; ; Maximum : &quot;&amp;SUM([.$I$33:.$I$46])*10&amp;&quot;]  &quot;" office:value-type="string" office:string-value="[Minimum : 0 ; Moyenne : 60 ; Maximum : 120]  ">
            <text:p>[Minimum : 0 ; Moyenne : 60 ; Maximum : 120] <text:s/></text:p>
          </table:table-cell>
          <table:table-cell table:style-name="ce286"/>
          <table:table-cell table:style-name="ce25"/>
          <table:table-cell table:number-columns-repeated="1013"/>
        </table:table-row>
        <table:table-row table:style-name="ro2">
          <table:table-cell/>
          <table:table-cell table:style-name="ce27" table:number-columns-repeated="3"/>
          <table:table-cell table:style-name="ce228"/>
          <table:table-cell table:style-name="ce39" table:number-columns-repeated="3"/>
          <table:table-cell table:style-name="ce61" table:number-columns-repeated="2"/>
          <table:table-cell table:style-name="ce25"/>
          <table:table-cell table:number-columns-repeated="1013"/>
        </table:table-row>
        <table:table-row table:style-name="ro14">
          <table:table-cell table:style-name="ce211"/>
          <table:table-cell table:style-name="ce40" office:value-type="string" table:number-columns-spanned="2" table:number-rows-spanned="1">
            <text:p>Données économiques et financière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38" office:value-type="string">
            <text:p>Marge faible (&lt;20%)</text:p>
          </table:table-cell>
          <table:table-cell table:style-name="ce53"/>
          <table:table-cell table:style-name="ce269" office:value-type="string">
            <text:p>Marge élevée (&gt;50%)</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Marge sur coûts variables</text:p>
          </table:table-cell>
          <table:table-cell table:style-name="ce70" table:content-validation-name="val5" office:value-type="float" office:value="10">
            <text:p>10</text:p>
          </table:table-cell>
          <table:table-cell table:style-name="ce86">
            <draw:control table:end-cell-address="TechBizEval.H54" table:end-x="0.056cm" table:end-y="0.05cm" draw:z-index="10" draw:name="Scroll Bar 35" draw:style-name="gr2" draw:text-style-name="P2" svg:width="9.03cm" svg:height="0.454cm" svg:x="0.025cm" svg:y="0.022cm" draw:control="control40"/>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53]*[.I53]&gt;0;[.D53]*[.I53];&quot;.&quot;)" office:value-type="float" office:value="20">
            <text:p>20</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39" office:value-type="string">
            <text:p>Résultat net faible voire nul (&lt;5%)</text:p>
          </table:table-cell>
          <table:table-cell table:style-name="ce53"/>
          <table:table-cell table:style-name="ce270" office:value-type="string">
            <text:p>Résultat net élevé (&gt;10%)</text:p>
          </table:table-cell>
          <table:table-cell table:style-name="ce56"/>
          <table:table-cell table:style-name="ce184"/>
          <table:table-cell table:style-name="ce206"/>
          <table:table-cell table:style-name="ce28"/>
          <table:table-cell table:style-name="ce29" table:number-columns-repeated="1013"/>
        </table:table-row>
        <table:table-row table:style-name="ro2">
          <table:table-cell/>
          <table:table-cell table:style-name="ce216"/>
          <table:table-cell table:style-name="ce27" office:value-type="string">
            <text:p>Résultat net à moyen terme</text:p>
          </table:table-cell>
          <table:table-cell table:style-name="ce70" table:content-validation-name="val5" office:value-type="float" office:value="10">
            <text:p>10</text:p>
          </table:table-cell>
          <table:table-cell table:style-name="ce86">
            <draw:control table:end-cell-address="TechBizEval.H56" table:end-x="0.056cm" table:end-y="0.049cm" draw:z-index="12" draw:name="Scroll Bar 37" draw:style-name="gr2" draw:text-style-name="P2" svg:width="9.03cm" svg:height="0.453cm" svg:x="0.025cm" svg:y="0.021cm" draw:control="control42"/>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55]*[.I55]&gt;0;[.D55]*[.I55];&quot;.&quot;)" office:value-type="float" office:value="10">
            <text:p>10</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0" office:value-type="string">
            <text:p>Délai élevé (&gt;4 ans)</text:p>
          </table:table-cell>
          <table:table-cell table:style-name="ce53"/>
          <table:table-cell table:style-name="ce271" office:value-type="string">
            <text:p>Délai court (&lt;2 ans)</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Délai d'atteinte du seuil de rentabilité</text:p>
          </table:table-cell>
          <table:table-cell table:style-name="ce70" table:content-validation-name="val5" office:value-type="float" office:value="1">
            <text:p>1</text:p>
          </table:table-cell>
          <table:table-cell table:style-name="ce86">
            <draw:control table:end-cell-address="TechBizEval.H58" table:end-x="0.056cm" table:end-y="0.049cm" draw:z-index="11" draw:name="Scroll Bar 36" draw:style-name="gr2" draw:text-style-name="P2" svg:width="9.03cm" svg:height="0.453cm" svg:x="0.025cm" svg:y="0.021cm" draw:control="control41"/>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57]*[.I57]&gt;0;[.D57]*[.I57];&quot;.&quot;)" office:value-type="float" office:value="2">
            <text:p>2</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1" office:value-type="string">
            <text:p>Rentabilité faible (&lt; 5%)</text:p>
            <draw:control table:end-cell-address="TechBizEval.H60" table:end-x="0.056cm" table:end-y="0.017cm" draw:z-index="13" draw:name="Scroll Bar 38" draw:style-name="gr2" draw:text-style-name="P2" svg:width="9.03cm" svg:height="0.454cm" svg:x="0.025cm" svg:y="0.691cm" draw:control="control43"/>
          </table:table-cell>
          <table:table-cell table:style-name="ce53"/>
          <table:table-cell table:style-name="ce272" office:value-type="string">
            <text:p>Rentabilité élevée (&gt;20%)</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Rentabilité financière</text:p>
          </table:table-cell>
          <table:table-cell table:style-name="ce70" table:content-validation-name="val5" office:value-type="float" office:value="10">
            <text:p>10</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59]*[.I59]&gt;0;[.D59]*[.I59];&quot;.&quot;)" office:value-type="float" office:value="20">
            <text:p>20</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2" office:value-type="string">
            <text:p>Valeur faible</text:p>
          </table:table-cell>
          <table:table-cell table:style-name="ce53"/>
          <table:table-cell table:style-name="ce273" office:value-type="string">
            <text:p>Valeur élevé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Valeur financière à terme</text:p>
          </table:table-cell>
          <table:table-cell table:style-name="ce70" table:content-validation-name="val5" office:value-type="float" office:value="5">
            <text:p>5</text:p>
          </table:table-cell>
          <table:table-cell table:style-name="ce86">
            <draw:control table:end-cell-address="TechBizEval.H62" table:end-x="0.056cm" table:end-y="0.048cm" draw:z-index="14" draw:name="Scroll Bar 39" draw:style-name="gr2" draw:text-style-name="P2" svg:width="9.03cm" svg:height="0.451cm" svg:x="0.025cm" svg:y="0.023cm" draw:control="control44"/>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61]*[.I61]&gt;0;[.D61]*[.I61];&quot;.&quot;)" office:value-type="float" office:value="5">
            <text:p>5</text:p>
          </table:table-cell>
          <table:table-cell table:style-name="ce25"/>
          <table:table-cell table:number-columns-repeated="1013"/>
        </table:table-row>
        <table:table-row table:style-name="ro11">
          <table:table-cell table:style-name="ce28"/>
          <table:table-cell table:style-name="ce47"/>
          <table:table-cell table:style-name="ce56"/>
          <table:table-cell table:style-name="ce73"/>
          <table:table-cell table:style-name="ce243" office:value-type="string">
            <text:p>Faible</text:p>
          </table:table-cell>
          <table:table-cell table:style-name="ce53"/>
          <table:table-cell table:style-name="ce274" office:value-type="string">
            <text:p>Elevé</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216"/>
          <table:table-cell table:style-name="ce54" table:content-validation-name="val4" office:value-type="string">
            <text:p>[Autre critère] ...<text:span text:style-name="T7"> Ex. Taux de croissance moyen de l'EBE …</text:span></text:p>
          </table:table-cell>
          <table:table-cell table:style-name="ce70" table:content-validation-name="val5" office:value-type="float" office:value="5">
            <text:p>5</text:p>
          </table:table-cell>
          <table:table-cell table:style-name="ce235">
            <draw:control table:end-cell-address="TechBizEval.H64" table:end-x="0.056cm" table:end-y="0.047cm" draw:z-index="27" draw:name="Scroll Bar 153" draw:style-name="gr2" draw:text-style-name="P2" svg:width="9.03cm" svg:height="0.46cm" svg:x="0.025cm" svg:y="0.06cm" draw:control="control57"/>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63]*[.I63]&gt;0;[.D63]*[.I63];&quot;.&quot;)" office:value-type="string" office:string-value=".">
            <text:p>.</text:p>
          </table:table-cell>
          <table:table-cell/>
          <table:table-cell table:style-name="ce25"/>
          <table:table-cell table:number-columns-repeated="1012"/>
        </table:table-row>
        <table:table-row table:style-name="ro11">
          <table:table-cell table:style-name="ce28"/>
          <table:table-cell table:style-name="ce47"/>
          <table:table-cell table:style-name="ce56"/>
          <table:table-cell table:style-name="ce73"/>
          <table:table-cell table:style-name="ce244" office:value-type="string">
            <text:p>Faible</text:p>
          </table:table-cell>
          <table:table-cell table:style-name="ce53"/>
          <table:table-cell table:style-name="ce275"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216"/>
          <table:table-cell table:style-name="ce54" table:content-validation-name="val4" office:value-type="string">
            <text:p>[Autre critère] ...<text:span text:style-name="T7"> Ex. **** …</text:span></text:p>
          </table:table-cell>
          <table:table-cell table:style-name="ce70" table:content-validation-name="val5" office:value-type="float" office:value="7">
            <text:p>7</text:p>
          </table:table-cell>
          <table:table-cell table:style-name="ce237">
            <draw:control table:end-cell-address="TechBizEval.H66" table:end-x="0.056cm" table:end-y="0.013cm" draw:z-index="18" draw:name="Scroll Bar 144" draw:style-name="gr2" draw:text-style-name="P2" svg:width="9.03cm" svg:height="0.461cm" svg:x="0.025cm" svg:y="0.025cm" draw:control="control48"/>
          </table:table-cell>
          <table:table-cell table:style-name="ce39" table:number-columns-repeated="3"/>
          <table:table-cell table:style-name="ce179" table:content-validation-name="val7" office:value-type="float" office:value="0">
            <text:p>0</text:p>
          </table:table-cell>
          <table:table-cell table:style-name="ce199" table:content-validation-name="val10" table:formula="of:=IF([.D65]*[.I65]&gt;0;[.D65]*[.I65];&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39" table:number-columns-repeated="4"/>
          <table:table-cell table:style-name="ce186" table:content-validation-name="val7"/>
          <table:table-cell table:style-name="ce199" table:content-validation-name="val5"/>
          <table:table-cell table:style-name="ce25"/>
          <table:table-cell table:number-columns-repeated="1013"/>
        </table:table-row>
        <table:table-row table:style-name="ro2">
          <table:table-cell/>
          <table:table-cell table:style-name="ce45"/>
          <table:table-cell table:style-name="ce27" table:number-columns-repeated="2"/>
          <table:table-cell table:style-name="ce114"/>
          <table:table-cell table:style-name="ce127"/>
          <table:table-cell table:style-name="ce144" table:number-columns-repeated="2"/>
          <table:table-cell table:style-name="ce180" office:value-type="string">
            <text:p>Synthèse "Critères économiques et financiers" :</text:p>
          </table:table-cell>
          <table:table-cell table:style-name="ce202" table:formula="of:=SUM([.J52:.J66])" office:value-type="float" office:value="57">
            <text:p><text:s/>57 <text:s text:c="3"/></text:p>
          </table:table-cell>
          <table:table-cell table:style-name="ce25"/>
          <table:table-cell table:number-columns-repeated="1013"/>
        </table:table-row>
        <table:table-row table:style-name="ro2">
          <table:table-cell/>
          <table:table-cell table:style-name="ce46"/>
          <table:table-cell table:style-name="ce57"/>
          <table:table-cell table:style-name="ce71" table:formula="of:=[.I95]" office:value-type="float" office:value="7.1">
            <text:p>7,1</text:p>
          </table:table-cell>
          <table:table-cell table:style-name="ce95" table:formula="of:=[.$F$95]" office:value-type="string" office:string-value="7,1/10">
            <text:p>7,1/10</text:p>
          </table:table-cell>
          <table:table-cell table:style-name="ce130"/>
          <table:table-cell table:style-name="ce160"/>
          <table:table-cell table:style-name="ce128"/>
          <table:table-cell table:style-name="ce181" table:formula="of:=&quot;[Minimum : 0 ; Moyenne : &quot;&amp;SUM([.$I$52:.$I$65])*10/2&amp;&quot; ; Maximum : &quot;&amp;SUM([.$I$52:.$I$65])*10&amp;&quot;]  &quot;" office:value-type="string" office:string-value="[Minimum : 0 ; Moyenne : 40 ; Maximum : 80]  ">
            <text:p>[Minimum : 0 ; Moyenne : 40 ; Maximum : 80] <text:s/></text:p>
          </table:table-cell>
          <table:table-cell table:style-name="ce286"/>
          <table:table-cell table:style-name="ce25"/>
          <table:table-cell table:number-columns-repeated="1013"/>
        </table:table-row>
        <table:table-row table:style-name="ro2">
          <table:table-cell/>
          <table:table-cell table:style-name="ce27"/>
          <table:table-cell table:style-name="ce58"/>
          <table:table-cell/>
          <table:table-cell table:style-name="ce245"/>
          <table:table-cell table:style-name="ce253"/>
          <table:table-cell table:style-name="ce245"/>
          <table:table-cell table:style-name="ce39"/>
          <table:table-cell table:style-name="ce61" table:number-columns-repeated="2"/>
          <table:table-cell table:style-name="ce25"/>
          <table:table-cell table:number-columns-repeated="1013"/>
        </table:table-row>
        <table:table-row table:style-name="ro10">
          <table:table-cell/>
          <table:table-cell table:style-name="ce40" office:value-type="string" table:number-columns-spanned="2" table:number-rows-spanned="1">
            <text:p>Management et ressources humaines</text:p>
          </table:table-cell>
          <table:covered-table-cell table:style-name="ce52"/>
          <table:table-cell table:style-name="ce72"/>
          <table:table-cell table:style-name="ce96"/>
          <table:table-cell table:style-name="ce129" table:number-columns-repeated="3"/>
          <table:table-cell table:style-name="ce182"/>
          <table:table-cell table:style-name="ce204"/>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6" office:value-type="string">
            <text:p>Compatibilité faible</text:p>
            <draw:control table:end-cell-address="TechBizEval.H73" table:end-x="0.056cm" table:end-y="0.016cm" draw:z-index="19" draw:name="Scroll Bar 145" draw:style-name="gr2" draw:text-style-name="P2" svg:width="9.03cm" svg:height="0.453cm" svg:x="0.025cm" svg:y="0.691cm" draw:control="control49"/>
          </table:table-cell>
          <table:table-cell table:style-name="ce53"/>
          <table:table-cell table:style-name="ce276" office:value-type="string">
            <text:p>Compatibilité forte</text:p>
          </table:table-cell>
          <table:table-cell table:style-name="ce56"/>
          <table:table-cell table:style-name="ce183"/>
          <table:table-cell table:style-name="ce205"/>
          <table:table-cell table:style-name="ce28"/>
          <table:table-cell table:style-name="ce29" table:number-columns-repeated="1013"/>
        </table:table-row>
        <table:table-row table:style-name="ro2">
          <table:table-cell/>
          <table:table-cell table:style-name="ce216"/>
          <table:table-cell table:style-name="ce27" office:value-type="string">
            <text:p>Adéquation avec les profils commerciaux</text:p>
          </table:table-cell>
          <table:table-cell table:style-name="ce70" table:content-validation-name="val5" office:value-type="float" office:value="6">
            <text:p>6</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72]*[.I72]&gt;0;[.D72]*[.I72];&quot;.&quot;)" office:value-type="float" office:value="12">
            <text:p>12</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7" office:value-type="string">
            <text:p>Compatibilité faible</text:p>
          </table:table-cell>
          <table:table-cell table:style-name="ce53"/>
          <table:table-cell table:style-name="ce277" office:value-type="string">
            <text:p>Compatibilité forte</text:p>
          </table:table-cell>
          <table:table-cell table:style-name="ce56"/>
          <table:table-cell table:style-name="ce184"/>
          <table:table-cell table:style-name="ce206"/>
          <table:table-cell table:style-name="ce28"/>
          <table:table-cell table:style-name="ce29" table:number-columns-repeated="1013"/>
        </table:table-row>
        <table:table-row table:style-name="ro2">
          <table:table-cell/>
          <table:table-cell table:style-name="ce216"/>
          <table:table-cell table:style-name="ce27" office:value-type="string">
            <text:p>Capacités techniques : profils R&amp;D/production</text:p>
          </table:table-cell>
          <table:table-cell table:style-name="ce70" table:content-validation-name="val5" office:value-type="float" office:value="9">
            <text:p>9</text:p>
          </table:table-cell>
          <table:table-cell table:style-name="ce86">
            <draw:control table:end-cell-address="TechBizEval.H75" table:end-x="0.056cm" table:end-y="0.048cm" draw:z-index="21" draw:name="Scroll Bar 147" draw:style-name="gr2" draw:text-style-name="P2" svg:width="9.03cm" svg:height="0.453cm" svg:x="0.025cm" svg:y="0.021cm" draw:control="control51"/>
          </table:table-cell>
          <table:table-cell table:style-name="ce39" table:number-columns-repeated="3"/>
          <table:table-cell table:style-name="ce179" table:content-validation-name="val7" office:value-type="float" office:value="2">
            <text:p>2</text:p>
          </table:table-cell>
          <table:table-cell table:style-name="ce199" table:content-validation-name="val10" table:formula="of:=IF([.D74]*[.I74]&gt;0;[.D74]*[.I74];&quot;.&quot;)" office:value-type="float" office:value="18">
            <text:p>1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8" office:value-type="string">
            <text:p>Compatibilité faible</text:p>
            <draw:control table:end-cell-address="TechBizEval.H77" table:end-x="0.056cm" table:end-y="0.017cm" draw:z-index="20" draw:name="Scroll Bar 146" draw:style-name="gr2" draw:text-style-name="P2" svg:width="9.03cm" svg:height="0.453cm" svg:x="0.025cm" svg:y="0.692cm" draw:control="control50"/>
          </table:table-cell>
          <table:table-cell table:style-name="ce53"/>
          <table:table-cell table:style-name="ce278" office:value-type="string">
            <text:p>Compatibilité fort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Compétences logistiques et achats</text:p>
          </table:table-cell>
          <table:table-cell table:style-name="ce70" table:content-validation-name="val5" office:value-type="float" office:value="8">
            <text:p>8</text:p>
          </table:table-cell>
          <table:table-cell table:style-name="ce86"/>
          <table:table-cell table:style-name="ce39" table:number-columns-repeated="3"/>
          <table:table-cell table:style-name="ce179" table:content-validation-name="val7" office:value-type="float" office:value="1">
            <text:p>1</text:p>
          </table:table-cell>
          <table:table-cell table:style-name="ce199" table:content-validation-name="val10" table:formula="of:=IF([.D76]*[.I76]&gt;0;[.D76]*[.I76];&quot;.&quot;)" office:value-type="float" office:value="8">
            <text:p>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49" office:value-type="string">
            <text:p>Capacité faible</text:p>
            <draw:control table:end-cell-address="TechBizEval.H79" table:end-x="0.056cm" table:end-y="0.02cm" draw:z-index="22" draw:name="Scroll Bar 148" draw:style-name="gr2" draw:text-style-name="P2" svg:width="9.03cm" svg:height="0.454cm" svg:x="0.025cm" svg:y="0.694cm" draw:control="control52"/>
          </table:table-cell>
          <table:table-cell table:style-name="ce53"/>
          <table:table-cell table:style-name="ce279" office:value-type="string">
            <text:p>Capacité élevé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Capacité du management à piloter ce projet</text:p>
          </table:table-cell>
          <table:table-cell table:style-name="ce70" table:content-validation-name="val5" office:value-type="float" office:value="9">
            <text:p>9</text:p>
          </table:table-cell>
          <table:table-cell table:style-name="ce86"/>
          <table:table-cell table:style-name="ce39" table:number-columns-repeated="3"/>
          <table:table-cell table:style-name="ce179" table:content-validation-name="val7" office:value-type="float" office:value="2">
            <text:p>2</text:p>
          </table:table-cell>
          <table:table-cell table:style-name="ce199" table:content-validation-name="val10" table:formula="of:=IF([.D78]*[.I78]&gt;0;[.D78]*[.I78];&quot;.&quot;)" office:value-type="float" office:value="18">
            <text:p>18</text:p>
          </table:table-cell>
          <table:table-cell table:style-name="ce25"/>
          <table:table-cell table:number-columns-repeated="1013"/>
        </table:table-row>
        <table:table-row table:style-name="ro11">
          <table:table-cell table:style-name="ce29"/>
          <table:table-cell table:style-name="ce47"/>
          <table:table-cell table:style-name="ce56"/>
          <table:table-cell table:style-name="ce73"/>
          <table:table-cell table:style-name="ce250" office:value-type="string">
            <text:p>Compatibilité faible</text:p>
          </table:table-cell>
          <table:table-cell table:style-name="ce53"/>
          <table:table-cell table:style-name="ce280" office:value-type="string">
            <text:p>Compatibilité forte</text:p>
          </table:table-cell>
          <table:table-cell table:style-name="ce56"/>
          <table:table-cell table:style-name="ce184"/>
          <table:table-cell table:style-name="ce207"/>
          <table:table-cell table:style-name="ce28"/>
          <table:table-cell table:style-name="ce29" table:number-columns-repeated="1013"/>
        </table:table-row>
        <table:table-row table:style-name="ro2">
          <table:table-cell/>
          <table:table-cell table:style-name="ce216"/>
          <table:table-cell table:style-name="ce27" office:value-type="string">
            <text:p>Compatibilité avec la culture d'entreprise</text:p>
          </table:table-cell>
          <table:table-cell table:style-name="ce70" table:content-validation-name="val5" office:value-type="float" office:value="6">
            <text:p>6</text:p>
          </table:table-cell>
          <table:table-cell table:style-name="ce86">
            <draw:control table:end-cell-address="TechBizEval.H81" table:end-x="0.056cm" table:end-y="0.048cm" draw:z-index="23" draw:name="Scroll Bar 149" draw:style-name="gr2" draw:text-style-name="P2" svg:width="9.03cm" svg:height="0.452cm" svg:x="0.025cm" svg:y="0.021cm" draw:control="control53"/>
          </table:table-cell>
          <table:table-cell table:style-name="ce39" table:number-columns-repeated="3"/>
          <table:table-cell table:style-name="ce179" table:content-validation-name="val7" office:value-type="float" office:value="1">
            <text:p>1</text:p>
          </table:table-cell>
          <table:table-cell table:style-name="ce199" table:content-validation-name="val10" table:formula="of:=IF([.D80]*[.I80]&gt;0;[.D80]*[.I80];&quot;.&quot;)" office:value-type="float" office:value="6">
            <text:p>6</text:p>
          </table:table-cell>
          <table:table-cell table:style-name="ce25"/>
          <table:table-cell table:number-columns-repeated="1013"/>
        </table:table-row>
        <table:table-row table:style-name="ro11">
          <table:table-cell table:style-name="ce28"/>
          <table:table-cell table:style-name="ce47"/>
          <table:table-cell table:style-name="ce56"/>
          <table:table-cell table:style-name="ce73"/>
          <table:table-cell table:style-name="ce251" office:value-type="string">
            <text:p>Excessive</text:p>
            <draw:control table:end-cell-address="TechBizEval.H82" table:end-x="0.056cm" table:end-y="0.441cm" draw:z-index="28" draw:name="Scroll Bar 154" draw:style-name="gr2" draw:text-style-name="P2" svg:width="9.03cm" svg:height="0.451cm" svg:x="0.025cm" svg:y="0.693cm" draw:control="control58"/>
          </table:table-cell>
          <table:table-cell table:style-name="ce53"/>
          <table:table-cell table:style-name="ce281" office:value-type="string">
            <text:p>Modéré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216"/>
          <table:table-cell table:style-name="ce54" table:content-validation-name="val4" office:value-type="string">
            <text:p>[Autre critère] ...<text:span text:style-name="T7"> Ex. Surcharge du planning …</text:span></text:p>
          </table:table-cell>
          <table:table-cell table:style-name="ce70" table:content-validation-name="val5" office:value-type="float" office:value="5">
            <text:p>5</text:p>
          </table:table-cell>
          <table:table-cell table:style-name="ce235"/>
          <table:table-cell table:style-name="ce39" table:number-columns-repeated="3"/>
          <table:table-cell table:style-name="ce179" table:content-validation-name="val7" office:value-type="float" office:value="0">
            <text:p>0</text:p>
          </table:table-cell>
          <table:table-cell table:style-name="ce199" table:content-validation-name="val10" table:formula="of:=IF([.D82]*[.I82]&gt;0;[.D82]*[.I82];&quot;.&quot;)" office:value-type="string" office:string-value=".">
            <text:p>.</text:p>
          </table:table-cell>
          <table:table-cell table:number-columns-repeated="1014"/>
        </table:table-row>
        <table:table-row table:style-name="ro11">
          <table:table-cell table:style-name="ce28"/>
          <table:table-cell table:style-name="ce47"/>
          <table:table-cell table:style-name="ce56"/>
          <table:table-cell table:style-name="ce73"/>
          <table:table-cell table:style-name="ce252" office:value-type="string">
            <text:p>Faible</text:p>
            <draw:control table:end-cell-address="TechBizEval.H84" table:end-x="0.056cm" table:end-y="0.439cm" draw:z-index="24" draw:name="Scroll Bar 150" draw:style-name="gr2" draw:text-style-name="P2" svg:width="9.03cm" svg:height="0.45cm" svg:x="0.025cm" svg:y="0.692cm" draw:control="control54"/>
          </table:table-cell>
          <table:table-cell table:style-name="ce53"/>
          <table:table-cell table:style-name="ce282" office:value-type="string">
            <text:p>Important(e)</text:p>
          </table:table-cell>
          <table:table-cell table:style-name="ce56"/>
          <table:table-cell table:style-name="ce184"/>
          <table:table-cell table:style-name="ce207"/>
          <table:table-cell table:style-name="ce28" table:number-columns-repeated="1014"/>
        </table:table-row>
        <table:table-row table:style-name="ro12">
          <table:table-cell/>
          <table:table-cell table:style-name="ce216"/>
          <table:table-cell table:style-name="ce54" table:content-validation-name="val4" office:value-type="string">
            <text:p>[Autre critère] ...<text:span text:style-name="T7"> Ex. **** …</text:span></text:p>
          </table:table-cell>
          <table:table-cell table:style-name="ce70" table:content-validation-name="val5" office:value-type="float" office:value="5">
            <text:p>5</text:p>
          </table:table-cell>
          <table:table-cell table:style-name="ce237"/>
          <table:table-cell table:style-name="ce39" table:number-columns-repeated="3"/>
          <table:table-cell table:style-name="ce179" table:content-validation-name="val7" office:value-type="float" office:value="0">
            <text:p>0</text:p>
          </table:table-cell>
          <table:table-cell table:style-name="ce199" table:content-validation-name="val10" table:formula="of:=IF([.D84]*[.I84]&gt;0;[.D84]*[.I84];&quot;.&quot;)" office:value-type="string" office:string-value=".">
            <text:p>.</text:p>
          </table:table-cell>
          <table:table-cell table:number-columns-repeated="1014"/>
        </table:table-row>
        <table:table-row table:style-name="ro2">
          <table:table-cell/>
          <table:table-cell table:style-name="ce45"/>
          <table:table-cell table:style-name="ce27" table:number-columns-repeated="2"/>
          <table:table-cell table:style-name="ce39" table:number-columns-repeated="4"/>
          <table:table-cell table:style-name="ce173"/>
          <table:table-cell table:style-name="ce201"/>
          <table:table-cell table:style-name="ce25"/>
          <table:table-cell table:number-columns-repeated="1013"/>
        </table:table-row>
        <table:table-row table:style-name="ro2">
          <table:table-cell/>
          <table:table-cell table:style-name="ce45"/>
          <table:table-cell table:style-name="ce27" table:number-columns-repeated="2"/>
          <table:table-cell table:style-name="ce114"/>
          <table:table-cell table:style-name="ce127"/>
          <table:table-cell table:style-name="ce144" table:number-columns-repeated="2"/>
          <table:table-cell table:style-name="ce180" office:value-type="string">
            <text:p>Synthèse "Management et ressources humaines" :</text:p>
          </table:table-cell>
          <table:table-cell table:style-name="ce202" table:formula="of:=SUM([.J71:.J85])" office:value-type="float" office:value="62">
            <text:p><text:s/>62 <text:s text:c="3"/></text:p>
          </table:table-cell>
          <table:table-cell table:style-name="ce25"/>
          <table:table-cell table:number-columns-repeated="1013"/>
        </table:table-row>
        <table:table-row table:style-name="ro2">
          <table:table-cell/>
          <table:table-cell table:style-name="ce46"/>
          <table:table-cell table:style-name="ce55"/>
          <table:table-cell table:style-name="ce74" table:formula="of:=[.I97]" office:value-type="float" office:value="7.8">
            <text:p>7,8</text:p>
          </table:table-cell>
          <table:table-cell table:style-name="ce95" table:formula="of:=[.$F$97]" office:value-type="string" office:string-value="7,8/10">
            <text:p>7,8/10</text:p>
          </table:table-cell>
          <table:table-cell table:style-name="ce128" table:number-columns-repeated="3"/>
          <table:table-cell table:style-name="ce181" table:formula="of:=&quot;[Minimum : 0 ; Moyenne : &quot;&amp;SUM([.$I$71:.$I$84])*10/2&amp;&quot; ; Maximum : &quot;&amp;SUM([.$I$71:.$I$84])*10&amp;&quot;]  &quot;" office:value-type="string" office:string-value="[Minimum : 0 ; Moyenne : 40 ; Maximum : 80]  ">
            <text:p>[Minimum : 0 ; Moyenne : 40 ; Maximum : 80] <text:s/></text:p>
          </table:table-cell>
          <table:table-cell table:style-name="ce286"/>
          <table:table-cell table:style-name="ce25"/>
          <table:table-cell table:number-columns-repeated="1013"/>
        </table:table-row>
        <table:table-row table:style-name="ro2">
          <table:table-cell/>
          <table:table-cell table:style-name="ce27" table:number-columns-repeated="3"/>
          <table:table-cell table:style-name="ce39" table:number-columns-repeated="4"/>
          <table:table-cell table:style-name="ce186" table:content-validation-name="val7"/>
          <table:table-cell table:style-name="ce173"/>
          <table:table-cell table:style-name="ce25"/>
          <table:table-cell table:number-columns-repeated="1013"/>
        </table:table-row>
        <table:table-row table:style-name="ro10">
          <table:table-cell/>
          <table:table-cell table:style-name="ce40" office:value-type="string" table:number-columns-spanned="2" table:number-rows-spanned="1">
            <text:p>Synthèse</text:p>
          </table:table-cell>
          <table:covered-table-cell table:style-name="ce59"/>
          <table:table-cell table:style-name="ce75" office:value-type="string">
            <text:p>Score</text:p>
          </table:table-cell>
          <table:table-cell table:style-name="ce124"/>
          <table:table-cell table:style-name="ce75" office:value-type="string">
            <text:p>Score sur 10</text:p>
          </table:table-cell>
          <table:table-cell table:style-name="ce124" table:number-columns-repeated="2"/>
          <table:table-cell table:style-name="ce187"/>
          <table:table-cell table:style-name="ce208"/>
          <table:table-cell table:style-name="ce25"/>
          <table:table-cell table:number-columns-repeated="1013"/>
        </table:table-row>
        <table:table-row table:style-name="ro13">
          <table:table-cell/>
          <table:table-cell table:style-name="ce48"/>
          <table:table-cell table:style-name="ce27"/>
          <table:table-cell table:style-name="ce67"/>
          <table:table-cell table:style-name="ce39"/>
          <table:table-cell table:style-name="ce67"/>
          <table:table-cell table:style-name="ce39" table:number-columns-repeated="2"/>
          <table:table-cell table:style-name="ce186" table:content-validation-name="val7"/>
          <table:table-cell table:style-name="ce201"/>
          <table:table-cell table:style-name="ce25"/>
          <table:table-cell table:number-columns-repeated="1013"/>
        </table:table-row>
        <table:table-row table:style-name="ro2">
          <table:table-cell/>
          <table:table-cell table:style-name="ce45"/>
          <table:table-cell table:style-name="ce58" table:formula="of:=[.$B$13]&amp;&quot; :&quot;" office:value-type="string" office:string-value="Marché et nouvelle offre :">
            <text:p>Marché et nouvelle offre :</text:p>
          </table:table-cell>
          <table:table-cell table:style-name="ce76" table:formula="of:=[.J29]" office:value-type="float" office:value="70">
            <text:p>70 </text:p>
          </table:table-cell>
          <table:table-cell table:style-name="ce39"/>
          <table:table-cell table:style-name="ce132" table:formula="of:=ROUND([.D91]/SUM([.$I$14:.$I$27]);1)&amp;&quot;/10&quot;" office:value-type="string" office:string-value="7,8/10">
            <text:p>7,8/10</text:p>
          </table:table-cell>
          <table:table-cell table:style-name="ce283" table:formula="of:=[.D91]/SUM([.$I$14:.$I$27])" office:value-type="float" office:value="7.77777777777778">
            <text:p>8 </text:p>
          </table:table-cell>
          <table:table-cell table:style-name="ce39"/>
          <table:table-cell table:style-name="ce189" table:formula="of:=ROUND([.D91]/SUM([.$I$14:.$I$27]);1)" office:value-type="float" office:value="7.8">
            <text:p>7,8</text:p>
          </table:table-cell>
          <table:table-cell table:style-name="ce209"/>
          <table:table-cell table:style-name="ce25"/>
          <table:table-cell table:number-columns-repeated="1013"/>
        </table:table-row>
        <table:table-row table:style-name="ro13">
          <table:table-cell/>
          <table:table-cell table:style-name="ce45"/>
          <table:table-cell table:style-name="ce58"/>
          <table:table-cell table:style-name="ce77"/>
          <table:table-cell table:style-name="ce39"/>
          <table:table-cell table:style-name="ce133"/>
          <table:table-cell table:style-name="ce169"/>
          <table:table-cell table:style-name="ce39"/>
          <table:table-cell table:style-name="ce189"/>
          <table:table-cell table:style-name="ce209"/>
          <table:table-cell table:style-name="ce25"/>
          <table:table-cell table:number-columns-repeated="1013"/>
        </table:table-row>
        <table:table-row table:style-name="ro2">
          <table:table-cell/>
          <table:table-cell table:style-name="ce45"/>
          <table:table-cell table:style-name="ce58" table:formula="of:=[.$B$32]&amp;&quot; :&quot;" office:value-type="string" office:string-value="Activité et avantages concurrentiels :">
            <text:p>Activité et avantages concurrentiels :</text:p>
          </table:table-cell>
          <table:table-cell table:style-name="ce76" table:formula="of:=[.J48]" office:value-type="float" office:value="83">
            <text:p>83 </text:p>
          </table:table-cell>
          <table:table-cell table:style-name="ce39"/>
          <table:table-cell table:style-name="ce132" table:formula="of:=ROUND([.D93]/SUM([.$I$33:.$I$46]);1)&amp;&quot;/10&quot;" office:value-type="string" office:string-value="6,9/10">
            <text:p>6,9/10</text:p>
          </table:table-cell>
          <table:table-cell table:style-name="ce283" table:formula="of:=[.D93]/SUM([.$I$14:.$I$27])" office:value-type="float" office:value="9.22222222222222">
            <text:p>9 </text:p>
          </table:table-cell>
          <table:table-cell table:style-name="ce39"/>
          <table:table-cell table:style-name="ce189" table:formula="of:=ROUND([.D93]/SUM([.$I$33:.$I$46]);1)" office:value-type="float" office:value="6.9">
            <text:p>6,9</text:p>
          </table:table-cell>
          <table:table-cell table:style-name="ce209"/>
          <table:table-cell table:style-name="ce25"/>
          <table:table-cell table:number-columns-repeated="1013"/>
        </table:table-row>
        <table:table-row table:style-name="ro13">
          <table:table-cell/>
          <table:table-cell table:style-name="ce45"/>
          <table:table-cell table:style-name="ce58"/>
          <table:table-cell table:style-name="ce77"/>
          <table:table-cell table:style-name="ce39"/>
          <table:table-cell table:style-name="ce133"/>
          <table:table-cell table:style-name="ce169"/>
          <table:table-cell table:style-name="ce39"/>
          <table:table-cell table:style-name="ce189"/>
          <table:table-cell table:style-name="ce209"/>
          <table:table-cell table:style-name="ce25"/>
          <table:table-cell table:number-columns-repeated="1013"/>
        </table:table-row>
        <table:table-row table:style-name="ro2">
          <table:table-cell/>
          <table:table-cell table:style-name="ce45"/>
          <table:table-cell table:style-name="ce58" table:formula="of:=[.$B$51]&amp;&quot; :&quot;" office:value-type="string" office:string-value="Données économiques et financières :">
            <text:p>Données économiques et financières :</text:p>
          </table:table-cell>
          <table:table-cell table:style-name="ce76" table:formula="of:=[.J67]" office:value-type="float" office:value="57">
            <text:p>57 </text:p>
          </table:table-cell>
          <table:table-cell table:style-name="ce27"/>
          <table:table-cell table:style-name="ce132" table:formula="of:=ROUND([.D95]/SUM([.$I$52:.$I$65]);1)&amp;&quot;/10&quot;" office:value-type="string" office:string-value="7,1/10">
            <text:p>7,1/10</text:p>
          </table:table-cell>
          <table:table-cell table:style-name="ce283" table:formula="of:=[.D95]/SUM([.$I$14:.$I$27])" office:value-type="float" office:value="6.33333333333333">
            <text:p>6 </text:p>
          </table:table-cell>
          <table:table-cell table:style-name="ce27"/>
          <table:table-cell table:style-name="ce189" table:formula="of:=ROUND([.D95]/SUM([.$I$52:.$I$65]);1)" office:value-type="float" office:value="7.1">
            <text:p>7,1</text:p>
          </table:table-cell>
          <table:table-cell table:style-name="ce209"/>
          <table:table-cell table:number-columns-repeated="1014"/>
        </table:table-row>
        <table:table-row table:style-name="ro13">
          <table:table-cell/>
          <table:table-cell table:style-name="ce45"/>
          <table:table-cell table:style-name="ce58"/>
          <table:table-cell table:style-name="ce77"/>
          <table:table-cell table:style-name="ce27"/>
          <table:table-cell table:style-name="ce133"/>
          <table:table-cell table:style-name="ce170"/>
          <table:table-cell table:style-name="ce27"/>
          <table:table-cell table:style-name="ce189"/>
          <table:table-cell table:style-name="ce209"/>
          <table:table-cell table:number-columns-repeated="1014"/>
        </table:table-row>
        <table:table-row table:style-name="ro2">
          <table:table-cell/>
          <table:table-cell table:style-name="ce45"/>
          <table:table-cell table:style-name="ce58" table:formula="of:=[.$B$70]&amp;&quot; :&quot;" office:value-type="string" office:string-value="Management et ressources humaines :">
            <text:p>Management et ressources humaines :</text:p>
          </table:table-cell>
          <table:table-cell table:style-name="ce76" table:formula="of:=[.J86]" office:value-type="float" office:value="62">
            <text:p>62 </text:p>
          </table:table-cell>
          <table:table-cell table:style-name="ce27"/>
          <table:table-cell table:style-name="ce132" table:formula="of:=ROUND([.D97]/SUM([.$I$71:.$I$84]);1)&amp;&quot;/10&quot;" office:value-type="string" office:string-value="7,8/10">
            <text:p>7,8/10</text:p>
          </table:table-cell>
          <table:table-cell table:style-name="ce283" table:formula="of:=[.D97]/SUM([.$I$14:.$I$27])" office:value-type="float" office:value="6.88888888888889">
            <text:p>7 </text:p>
          </table:table-cell>
          <table:table-cell table:style-name="ce27"/>
          <table:table-cell table:style-name="ce189" table:formula="of:=ROUND([.D97]/SUM([.$I$71:.$I$84]);1)" office:value-type="float" office:value="7.8">
            <text:p>7,8</text:p>
          </table:table-cell>
          <table:table-cell table:style-name="ce209"/>
          <table:table-cell table:number-columns-repeated="1014"/>
        </table:table-row>
        <table:table-row table:style-name="ro2">
          <table:table-cell/>
          <table:table-cell table:style-name="ce45"/>
          <table:table-cell table:style-name="ce60"/>
          <table:table-cell table:style-name="ce78" office:value-type="string" office:string-value=" ----- ">
            <text:p><text:s/>----- <text:s/></text:p>
          </table:table-cell>
          <table:table-cell table:style-name="ce27"/>
          <table:table-cell table:style-name="ce134" office:value-type="string" office:string-value=" -------- ">
            <text:p><text:s/>-------- <text:s/></text:p>
          </table:table-cell>
          <table:table-cell table:style-name="ce171"/>
          <table:table-cell table:style-name="ce27"/>
          <table:table-cell table:style-name="ce189"/>
          <table:table-cell table:style-name="ce209"/>
          <table:table-cell table:number-columns-repeated="1014"/>
        </table:table-row>
        <table:table-row table:style-name="ro2">
          <table:table-cell/>
          <table:table-cell table:style-name="ce45"/>
          <table:table-cell table:style-name="ce60" office:value-type="string">
            <text:p>TOTAL GENERAL :</text:p>
          </table:table-cell>
          <table:table-cell table:style-name="ce79" table:formula="of:=SUM([.D91:.D97])" office:value-type="float" office:value="272" table:number-columns-spanned="1" table:number-rows-spanned="2">
            <text:p>272 </text:p>
          </table:table-cell>
          <table:table-cell table:style-name="ce125" office:value-type="string" table:number-columns-spanned="1" table:number-rows-spanned="2">
            <text:p>Moyenne :</text:p>
          </table:table-cell>
          <table:table-cell table:style-name="ce135" table:formula="of:=ROUND([.D99]/SUM([.$I$14:.$I$84]);1)&amp;&quot;/10&quot;" office:value-type="string" office:string-value="7,4/10" table:number-columns-spanned="1" table:number-rows-spanned="2">
            <text:p>7,4/10</text:p>
          </table:table-cell>
          <table:table-cell table:style-name="ce283" table:formula="of:=[.D99]/SUM([.$I$14:.$I$27])" office:value-type="float" office:value="30.2222222222222">
            <text:p>30 </text:p>
          </table:table-cell>
          <table:table-cell table:style-name="ce27"/>
          <table:table-cell table:style-name="ce189" table:formula="of:=ROUND([.D99]/SUM([.$I$14:.$I$84]);1)" office:value-type="float" office:value="7.4">
            <text:p>7,4</text:p>
          </table:table-cell>
          <table:table-cell table:style-name="ce209"/>
          <table:table-cell table:number-columns-repeated="1014"/>
        </table:table-row>
        <table:table-row table:style-name="ro2">
          <table:table-cell/>
          <table:table-cell table:style-name="ce45"/>
          <table:table-cell table:style-name="ce61" table:formula="of:=&quot;[Minimum : 0 ; Moyenne : &quot;&amp;SUM([.$I$14:.$I$84])*10/2&amp;&quot; ; Maximum : &quot;&amp;SUM([.$I$14:.$I$84])*10&amp;&quot;]  &quot;" office:value-type="string" office:string-value="[Minimum : 0 ; Moyenne : 185 ; Maximum : 370]  ">
            <text:p>[Minimum : 0 ; Moyenne : 185 ; Maximum : 370] <text:s/></text:p>
          </table:table-cell>
          <table:covered-table-cell table:style-name="ce79"/>
          <table:covered-table-cell table:style-name="ce125"/>
          <table:covered-table-cell table:style-name="ce79"/>
          <table:table-cell table:style-name="ce284" table:formula="of:=[.D100]/SUM([.$I$14:.$I$27])" office:value-type="float" office:value="0">
            <text:p>0 </text:p>
          </table:table-cell>
          <table:table-cell table:style-name="ce27"/>
          <table:table-cell table:style-name="ce285"/>
          <table:table-cell table:style-name="ce201"/>
          <table:table-cell table:number-columns-repeated="1014"/>
        </table:table-row>
        <table:table-row table:style-name="ro13">
          <table:table-cell/>
          <table:table-cell table:style-name="ce46"/>
          <table:table-cell table:style-name="ce55" table:number-columns-repeated="6"/>
          <table:table-cell table:style-name="ce192"/>
          <table:table-cell table:style-name="ce210"/>
          <table:table-cell table:number-columns-repeated="1014"/>
        </table:table-row>
        <table:table-row table:style-name="ro13" table:number-rows-repeated="45">
          <table:table-cell table:number-columns-repeated="9"/>
          <table:table-cell table:style-name="ce173"/>
          <table:table-cell table:number-columns-repeated="1014"/>
        </table:table-row>
        <table:table-row table:style-name="ro13" table:number-rows-repeated="1048429">
          <table:table-cell table:number-columns-repeated="1024"/>
        </table:table-row>
        <table:table-row table:style-name="ro13">
          <table:table-cell table:number-columns-repeated="1024"/>
        </table:table-row>
        <table:named-expressions/>
      </table:table>
      <table:named-expressions>
        <table:named-expression table:name="Pondération__c1" table:base-cell-address="$Info.$A$1" table:expression="$#REF !.$#REF !$#REF !:$#REF !$#REF !"/>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 svg:font-family="Tahoma"/>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2"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11P0" style:volatile="true">
      <number:text> </number:text>
      <number:number number:decimal-places="2" number:min-integer-digits="1" number:grouping="true"/>
      <number:text>    </number:text>
    </number:number-style>
    <number:number-style style:name="N111P1" style:volatile="true">
      <number:text>-</number:text>
      <number:number number:decimal-places="2" number:min-integer-digits="1" number:grouping="true"/>
      <number:text>    </number:text>
    </number:number-style>
    <number:number-style style:name="N111P2" style:volatile="true">
      <number:text> -</number:text>
      <number:number number: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currency-style style:name="N113P0" style:volatile="true">
      <number:currency-symbol number:language="en" number:country="US">$</number:currency-symbol>
      <number:number number:decimal-places="0" number:min-integer-digits="1" number:grouping="true"/>
    </number:currency-style>
    <number:currency-style style:name="N113">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0">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2">
      <number:day number:calendar="jewish"/>
      <number:text> </number:text>
      <number:month number:calendar="jewish" number:style="long" number:textual="true"/>
      <number:text> </number:text>
      <number:year number:calendar="jewish" number:style="long"/>
    </number:date-style>
    <number:date-style style:name="N123">
      <number:month number:calendar="jewish" number:style="long" number:textual="true"/>
      <number:text> </number:text>
      <number:day number:calendar="jewish"/>
      <number:text> </number:text>
      <number:year number:calendar="jewish" number:style="long"/>
    </number:date-style>
    <number:date-style style:name="N124">
      <number:day number:calendar="jewish"/>
      <number:text> </number:text>
      <number:month number:calendar="jewish" number:style="long" number:textual="true"/>
    </number:date-style>
    <number:date-style style:name="N125">
      <number:month number:calendar="jewish" number:style="long" number:textual="true"/>
      <number:text> </number:text>
      <number:day number:calendar="jewish"/>
    </number:date-style>
    <number:date-style style:name="N126">
      <number:month number:calendar="jewish" number:style="long" number:textual="true"/>
      <number:text> </number:text>
      <number:year number:calendar="jewish" number:style="long"/>
    </number:date-style>
    <number:date-style style:name="N127">
      <number:month number:calendar="jewish" number:style="long" number:textual="true"/>
    </number:date-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number number:decimal-places="0" number:min-integer-digits="1" number:grouping="true"/>
      <number:text> F</number:text>
    </number:number-style>
    <number:number-style style:name="N151">
      <number:text>-</number:text>
      <number:number number:decimal-places="0" number:min-integer-digits="1" number:grouping="true"/>
      <number:text> F</number:text>
      <style:map style:condition="value()&gt;=0" style:apply-style-name="N151P0"/>
    </number:number-style>
    <number:number-style style:name="N152P0" style:volatile="true">
      <number:number number:decimal-places="0" number:min-integer-digits="1" number:grouping="true"/>
      <number:text> F</number:text>
    </number:number-style>
    <number:number-style style:name="N152">
      <style:text-properties fo:color="#ff0000"/>
      <number:text>-</number:text>
      <number:number number:decimal-places="0" number:min-integer-digits="1" number:grouping="true"/>
      <number:text> F</number:text>
      <style:map style:condition="value()&gt;=0" style:apply-style-name="N152P0"/>
    </number:number-style>
    <number:number-style style:name="N154P0" style:volatile="true">
      <number:number number:decimal-places="2" number:min-integer-digits="1" number:grouping="true"/>
      <number:text> F</number:text>
    </number:number-style>
    <number:number-style style:name="N154">
      <number:text>-</number:text>
      <number:number number:decimal-places="2" number:min-integer-digits="1" number:grouping="true"/>
      <number:text> F</number:text>
      <style:map style:condition="value()&gt;=0" style:apply-style-name="N154P0"/>
    </number:number-style>
    <number:number-style style:name="N155P0" style:volatile="true">
      <number:number number:decimal-places="2" number:min-integer-digits="1" number:grouping="true"/>
      <number:text> F</number:text>
    </number:number-style>
    <number:number-style style:name="N155">
      <style:text-properties fo:color="#ff0000"/>
      <number:text>-</number:text>
      <number:number number:decimal-places="2" number:min-integer-digits="1" number:grouping="true"/>
      <number:text> F</number:text>
      <style:map style:condition="value()&gt;=0" style:apply-style-name="N155P0"/>
    </number:number-style>
    <number:number-style style:name="N159P0" style:volatile="true">
      <number:text> </number:text>
      <number:number number:decimal-places="0" number:min-integer-digits="1" number:grouping="true"/>
      <number:text> F </number:text>
    </number:number-style>
    <number:number-style style:name="N159P1" style:volatile="true">
      <number:text>-</number:text>
      <number:number number:decimal-places="0" number:min-integer-digits="1" number:grouping="true"/>
      <number:text> F </number:text>
    </number:number-style>
    <number:number-style style:name="N159P2" style:volatile="true">
      <number:text> - F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F </number:text>
    </number:number-style>
    <number:number-style style:name="N163P1" style:volatile="true">
      <number:text>-</number:text>
      <number:number number:decimal-places="2" number:min-integer-digits="1" number:grouping="true"/>
      <number:text> F </number:text>
    </number:number-style>
    <number:number-style style:name="N163P2" style:volatile="true">
      <number:text> -</number:text>
      <number:number number:decimal-places="0" number:min-integer-digits="0"/>
      <number:text> F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0" number:min-integer-digits="1" number:grouping="true"/>
      <number:text> </number:text>
    </number:number-style>
    <number:number-style style:name="N171P1" style:volatile="true">
      <number:text> $(</number:text>
      <number:number number:decimal-places="0" number:min-integer-digits="1" number:grouping="true"/>
      <number:text>)</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number:min-integer-digits="1" number:grouping="true"/>
      <number:text> </number:text>
    </number:number-style>
    <number:number-style style:name="N175P1" style:volatile="true">
      <number:text> (</number:text>
      <number:number number:decimal-places="2" number:min-integer-digits="1" number:grouping="true"/>
      <number:text>)</number:text>
    </number:number-style>
    <number:number-style style:name="N175P2" style:volatile="true">
      <number:text>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1" number:min-integer-digits="1" number:grouping="true"/>
    </number:number-style>
    <number:percentage-style style:name="N181">
      <number:number number:decimal-places="1" number:min-integer-digits="1"/>
      <number:text>%</number:text>
    </number:percentage-style>
    <number:number-style style:name="N182">
      <number:number number:decimal-places="3" number:min-integer-digits="1" number:grouping="true"/>
    </number:number-style>
    <number:number-style style:name="N183">
      <number:number number:decimal-places="4" number:min-integer-digits="1" number:grouping="true"/>
    </number:number-style>
    <number:number-style style:name="N184">
      <number:number number:decimal-places="1" number:min-integer-digits="1"/>
    </number:number-style>
    <number:number-style style:name="N185P0" style:volatile="true">
      <number:text> </number:text>
      <number:number number:decimal-places="0" number:min-integer-digits="1" number:grouping="true"/>
      <number:text>    </number:text>
    </number:number-style>
    <number:number-style style:name="N185P1" style:volatile="true">
      <number:text>-</number:text>
      <number:number number:decimal-places="0"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number number:decimal-places="0" number:min-integer-digits="1" number:grouping="true"/>
      <number:text> </number:text>
    </number:number-style>
    <number:number-style style:name="N187">
      <number:text>-</number:text>
      <number:number number:decimal-places="0" number:min-integer-digits="1" number:grouping="true"/>
      <number:text> </number:text>
      <style:map style:condition="value()&gt;=0" style:apply-style-name="N187P0"/>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currency-style style:name="N190P0" style:volatile="true">
      <number:number number:decimal-places="2" number:min-integer-digits="1" number:grouping="true"/>
      <number:text> </number:text>
      <number:currency-symbol number:language="fr" number:country="FR">€</number:currency-symbol>
    </number:currency-style>
    <number:currency-style style:name="N19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0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Tahoma" style:font-name-asian="SimSun" style:font-name-complex="Tahom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5f_CondFormat_5f_2_5f_1_5f_1" style:display-name="Excel_CondFormat_2_1_1" style:family="table-cell" style:parent-style-name="Default">
      <style:text-properties fo:color="#dd0806"/>
    </style:style>
    <style:style style:name="Excel_5f_CondFormat_5f_2_5f_2_5f_1" style:display-name="Excel_CondFormat_2_2_1" style:family="table-cell" style:parent-style-name="Default">
      <style:table-cell-properties fo:background-color="#006411"/>
    </style:style>
    <style:style style:name="Excel_5f_CondFormat_5f_2_5f_2_5f_2" style:display-name="Excel_CondFormat_2_2_2" style:family="table-cell" style:parent-style-name="Default">
      <style:table-cell-properties fo:background-color="#ffcc00"/>
    </style:style>
    <style:style style:name="Excel_5f_CondFormat_5f_2_5f_2_5f_3" style:display-name="Excel_CondFormat_2_2_3" style:family="table-cell" style:parent-style-name="Default">
      <style:table-cell-properties fo:background-color="#dd0806"/>
    </style:style>
    <style:style style:name="Excel_5f_CondFormat_5f_2_5f_3_5f_1" style:display-name="Excel_CondFormat_2_3_1" style:family="table-cell" style:parent-style-name="Default">
      <style:table-cell-properties fo:background-color="#006411"/>
    </style:style>
    <style:style style:name="Excel_5f_CondFormat_5f_2_5f_3_5f_2" style:display-name="Excel_CondFormat_2_3_2" style:family="table-cell" style:parent-style-name="Default">
      <style:table-cell-properties fo:background-color="#ffcc00"/>
    </style:style>
    <style:style style:name="Excel_5f_CondFormat_5f_2_5f_3_5f_3" style:display-name="Excel_CondFormat_2_3_3" style:family="table-cell" style:parent-style-name="Default">
      <style:table-cell-properties fo:background-color="#dd0806"/>
    </style:style>
    <style:style style:name="Excel_5f_CondFormat_5f_2_5f_4_5f_1" style:display-name="Excel_CondFormat_2_4_1" style:family="table-cell" style:parent-style-name="Default">
      <style:table-cell-properties fo:background-color="#006411"/>
    </style:style>
    <style:style style:name="Excel_5f_CondFormat_5f_2_5f_4_5f_2" style:display-name="Excel_CondFormat_2_4_2" style:family="table-cell" style:parent-style-name="Default">
      <style:table-cell-properties fo:background-color="#ffcc00"/>
    </style:style>
    <style:style style:name="Excel_5f_CondFormat_5f_2_5f_4_5f_3" style:display-name="Excel_CondFormat_2_4_3" style:family="table-cell" style:parent-style-name="Default">
      <style:table-cell-properties fo:background-color="#dd0806"/>
    </style:style>
    <style:style style:name="Excel_5f_CondFormat_5f_2_5f_5_5f_1" style:display-name="Excel_CondFormat_2_5_1" style:family="table-cell" style:parent-style-name="Default">
      <style:table-cell-properties fo:background-color="#006411"/>
    </style:style>
    <style:style style:name="Excel_5f_CondFormat_5f_2_5f_5_5f_2" style:display-name="Excel_CondFormat_2_5_2" style:family="table-cell" style:parent-style-name="Default">
      <style:table-cell-properties fo:background-color="#ffcc00"/>
    </style:style>
    <style:style style:name="Excel_5f_CondFormat_5f_2_5f_5_5f_3" style:display-name="Excel_CondFormat_2_5_3" style:family="table-cell" style:parent-style-name="Default">
      <style:table-cell-properties fo:background-color="#dd0806"/>
    </style:style>
    <style:style style:name="Excel_5f_CondFormat_5f_2_5f_6_5f_1" style:display-name="Excel_CondFormat_2_6_1" style:family="table-cell" style:parent-style-name="Default">
      <style:table-cell-properties fo:background-color="#006411"/>
    </style:style>
    <style:style style:name="Excel_5f_CondFormat_5f_2_5f_6_5f_2" style:display-name="Excel_CondFormat_2_6_2" style:family="table-cell" style:parent-style-name="Default">
      <style:table-cell-properties fo:background-color="#ffcc00"/>
    </style:style>
    <style:style style:name="Excel_5f_CondFormat_5f_2_5f_6_5f_3" style:display-name="Excel_CondFormat_2_6_3" style:family="table-cell" style:parent-style-name="Default">
      <style:table-cell-properties fo:background-color="#dd0806"/>
    </style:style>
    <style:style style:name="Excel_5f_CondFormat_5f_2_5f_7_5f_1" style:display-name="Excel_CondFormat_2_7_1" style:family="table-cell" style:parent-style-name="Default">
      <style:table-cell-properties fo:background-color="#006411"/>
    </style:style>
    <style:style style:name="Excel_5f_CondFormat_5f_2_5f_7_5f_2" style:display-name="Excel_CondFormat_2_7_2" style:family="table-cell" style:parent-style-name="Default">
      <style:table-cell-properties fo:background-color="#ffcc00"/>
    </style:style>
    <style:style style:name="Excel_5f_CondFormat_5f_2_5f_7_5f_3" style:display-name="Excel_CondFormat_2_7_3" style:family="table-cell" style:parent-style-name="Default">
      <style:table-cell-properties fo:background-color="#dd0806"/>
    </style:style>
    <style:style style:name="Excel_5f_CondFormat_5f_2_5f_8_5f_1" style:display-name="Excel_CondFormat_2_8_1" style:family="table-cell" style:parent-style-name="Default">
      <style:table-cell-properties fo:background-color="#006411"/>
    </style:style>
    <style:style style:name="Excel_5f_CondFormat_5f_2_5f_8_5f_2" style:display-name="Excel_CondFormat_2_8_2" style:family="table-cell" style:parent-style-name="Default">
      <style:table-cell-properties fo:background-color="#ffcc00"/>
    </style:style>
    <style:style style:name="Excel_5f_CondFormat_5f_2_5f_8_5f_3" style:display-name="Excel_CondFormat_2_8_3" style:family="table-cell" style:parent-style-name="Default">
      <style:table-cell-properties fo:background-color="#dd0806"/>
    </style:style>
    <style:style style:name="Excel_5f_CondFormat_5f_2_5f_9_5f_1" style:display-name="Excel_CondFormat_2_9_1" style:family="table-cell" style:parent-style-name="Default">
      <style:table-cell-properties fo:background-color="#006411"/>
    </style:style>
    <style:style style:name="Excel_5f_CondFormat_5f_2_5f_9_5f_2" style:display-name="Excel_CondFormat_2_9_2" style:family="table-cell" style:parent-style-name="Default">
      <style:table-cell-properties fo:background-color="#ffcc00"/>
    </style:style>
    <style:style style:name="Excel_5f_CondFormat_5f_2_5f_9_5f_3" style:display-name="Excel_CondFormat_2_9_3" style:family="table-cell" style:parent-style-name="Default">
      <style:table-cell-properties fo:background-color="#dd0806"/>
    </style:style>
    <style:style style:name="Excel_5f_CondFormat_5f_2_5f_10_5f_1" style:display-name="Excel_CondFormat_2_10_1" style:family="table-cell" style:parent-style-name="Default">
      <style:table-cell-properties fo:background-color="#006411"/>
    </style:style>
    <style:style style:name="Excel_5f_CondFormat_5f_2_5f_10_5f_2" style:display-name="Excel_CondFormat_2_10_2" style:family="table-cell" style:parent-style-name="Default">
      <style:table-cell-properties fo:background-color="#ffcc00"/>
    </style:style>
    <style:style style:name="Excel_5f_CondFormat_5f_2_5f_10_5f_3" style:display-name="Excel_CondFormat_2_10_3" style:family="table-cell" style:parent-style-name="Default">
      <style:table-cell-properties fo:background-color="#dd0806"/>
    </style:style>
    <style:style style:name="Excel_5f_CondFormat_5f_2_5f_11_5f_1" style:display-name="Excel_CondFormat_2_11_1" style:family="table-cell" style:parent-style-name="Default">
      <style:table-cell-properties fo:background-color="#006411"/>
    </style:style>
    <style:style style:name="Excel_5f_CondFormat_5f_2_5f_11_5f_2" style:display-name="Excel_CondFormat_2_11_2" style:family="table-cell" style:parent-style-name="Default">
      <style:table-cell-properties fo:background-color="#ffcc00"/>
    </style:style>
    <style:style style:name="Excel_5f_CondFormat_5f_2_5f_11_5f_3" style:display-name="Excel_CondFormat_2_11_3" style:family="table-cell" style:parent-style-name="Default">
      <style:table-cell-properties fo:background-color="#dd0806"/>
    </style:style>
    <style:style style:name="Excel_5f_CondFormat_5f_2_5f_12_5f_1" style:display-name="Excel_CondFormat_2_12_1" style:family="table-cell" style:parent-style-name="Default">
      <style:table-cell-properties fo:background-color="#006411"/>
    </style:style>
    <style:style style:name="Excel_5f_CondFormat_5f_2_5f_12_5f_2" style:display-name="Excel_CondFormat_2_12_2" style:family="table-cell" style:parent-style-name="Default">
      <style:table-cell-properties fo:background-color="#ffcc00"/>
    </style:style>
    <style:style style:name="Excel_5f_CondFormat_5f_2_5f_12_5f_3" style:display-name="Excel_CondFormat_2_12_3" style:family="table-cell" style:parent-style-name="Default">
      <style:table-cell-properties fo:background-color="#dd0806"/>
    </style:style>
    <style:style style:name="Excel_5f_CondFormat_5f_2_5f_13_5f_1" style:display-name="Excel_CondFormat_2_13_1" style:family="table-cell" style:parent-style-name="Default">
      <style:table-cell-properties fo:background-color="#006411"/>
    </style:style>
    <style:style style:name="Excel_5f_CondFormat_5f_2_5f_13_5f_2" style:display-name="Excel_CondFormat_2_13_2" style:family="table-cell" style:parent-style-name="Default">
      <style:table-cell-properties fo:background-color="#ffcc00"/>
    </style:style>
    <style:style style:name="Excel_5f_CondFormat_5f_2_5f_13_5f_3" style:display-name="Excel_CondFormat_2_13_3" style:family="table-cell" style:parent-style-name="Default">
      <style:table-cell-properties fo:background-color="#dd0806"/>
    </style:style>
    <style:style style:name="Excel_5f_CondFormat_5f_2_5f_14_5f_1" style:display-name="Excel_CondFormat_2_14_1" style:family="table-cell" style:parent-style-name="Default">
      <style:table-cell-properties fo:background-color="#006411"/>
    </style:style>
    <style:style style:name="Excel_5f_CondFormat_5f_2_5f_14_5f_2" style:display-name="Excel_CondFormat_2_14_2" style:family="table-cell" style:parent-style-name="Default">
      <style:table-cell-properties fo:background-color="#ffcc00"/>
    </style:style>
    <style:style style:name="Excel_5f_CondFormat_5f_2_5f_14_5f_3" style:display-name="Excel_CondFormat_2_14_3" style:family="table-cell" style:parent-style-name="Default">
      <style:table-cell-properties fo:background-color="#dd0806"/>
    </style:style>
    <style:style style:name="Excel_5f_CondFormat_5f_2_5f_15_5f_1" style:display-name="Excel_CondFormat_2_15_1" style:family="table-cell" style:parent-style-name="Default">
      <style:table-cell-properties fo:background-color="#006411"/>
    </style:style>
    <style:style style:name="Excel_5f_CondFormat_5f_2_5f_15_5f_2" style:display-name="Excel_CondFormat_2_15_2" style:family="table-cell" style:parent-style-name="Default">
      <style:table-cell-properties fo:background-color="#ffcc00"/>
    </style:style>
    <style:style style:name="Excel_5f_CondFormat_5f_2_5f_15_5f_3" style:display-name="Excel_CondFormat_2_15_3" style:family="table-cell" style:parent-style-name="Default">
      <style:table-cell-properties fo:background-color="#dd0806"/>
    </style:style>
    <style:style style:name="Excel_5f_CondFormat_5f_2_5f_16_5f_1" style:display-name="Excel_CondFormat_2_16_1" style:family="table-cell" style:parent-style-name="Default">
      <style:table-cell-properties fo:background-color="#006411"/>
    </style:style>
    <style:style style:name="Excel_5f_CondFormat_5f_2_5f_16_5f_2" style:display-name="Excel_CondFormat_2_16_2" style:family="table-cell" style:parent-style-name="Default">
      <style:table-cell-properties fo:background-color="#ffcc00"/>
    </style:style>
    <style:style style:name="Excel_5f_CondFormat_5f_2_5f_16_5f_3" style:display-name="Excel_CondFormat_2_16_3" style:family="table-cell" style:parent-style-name="Default">
      <style:table-cell-properties fo:background-color="#dd0806"/>
    </style:style>
    <style:style style:name="Excel_5f_CondFormat_5f_2_5f_17_5f_1" style:display-name="Excel_CondFormat_2_17_1" style:family="table-cell" style:parent-style-name="Default">
      <style:text-properties fo:font-style="normal" fo:font-weight="bold" style:font-style-asian="normal" style:font-weight-asian="bold" style:font-style-complex="normal" style:font-weight-complex="bold"/>
    </style:style>
    <style:style style:name="Excel_5f_CondFormat_5f_2_5f_18_5f_1" style:display-name="Excel_CondFormat_2_18_1" style:family="table-cell" style:parent-style-name="Default">
      <style:text-properties fo:font-style="normal" fo:font-weight="bold" style:font-style-asian="normal" style:font-weight-asian="bold" style:font-style-complex="normal" style:font-weight-complex="bold"/>
    </style:style>
    <style:style style:name="Excel_5f_CondFormat_5f_2_5f_19_5f_1" style:display-name="Excel_CondFormat_2_19_1" style:family="table-cell" style:parent-style-name="Default">
      <style:text-properties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normal" fo:font-weight="bold" style:font-style-asian="normal" style:font-weight-asian="bold" style:font-style-complex="normal" style:font-weight-complex="bold"/>
    </style:style>
    <style:style style:name="Excel_5f_CondFormat_5f_2_5f_21_5f_1" style:display-name="Excel_CondFormat_2_21_1" style:family="table-cell" style:parent-style-name="Default">
      <style:text-properties fo:font-style="normal" fo:font-weight="bold" style:font-style-asian="normal" style:font-weight-asian="bold" style:font-style-complex="normal" style:font-weight-complex="bold"/>
    </style:style>
    <style:style style:name="Excel_5f_CondFormat_5f_2_5f_22_5f_1" style:display-name="Excel_CondFormat_2_22_1" style:family="table-cell" style:parent-style-name="Default">
      <style:text-properties fo:font-style="normal" fo:font-weight="bold" style:font-style-asian="normal" style:font-weight-asian="bold" style:font-style-complex="normal" style:font-weight-complex="bold"/>
    </style:style>
    <style:style style:name="Excel_5f_CondFormat_5f_2_5f_23_5f_1" style:display-name="Excel_CondFormat_2_23_1" style:family="table-cell" style:parent-style-name="Default">
      <style:text-properties fo:font-style="normal" fo:font-weight="bold" style:font-style-asian="normal" style:font-weight-asian="bold" style:font-style-complex="normal" style:font-weight-complex="bold"/>
    </style:style>
    <style:style style:name="Excel_5f_CondFormat_5f_2_5f_24_5f_1" style:display-name="Excel_CondFormat_2_24_1" style:family="table-cell" style:parent-style-name="Default">
      <style:text-properties fo:font-style="normal" fo:font-weight="bold" style:font-style-asian="normal" style:font-weight-asian="bold" style:font-style-complex="normal" style:font-weight-complex="bold"/>
    </style:style>
    <style:style style:name="Excel_5f_CondFormat_5f_2_5f_25_5f_1" style:display-name="Excel_CondFormat_2_25_1" style:family="table-cell" style:parent-style-name="Default">
      <style:text-properties fo:font-style="normal" fo:font-weight="bold" style:font-style-asian="normal" style:font-weight-asian="bold" style:font-style-complex="normal" style:font-weight-complex="bold"/>
    </style:style>
    <style:style style:name="Excel_5f_CondFormat_5f_2_5f_26_5f_1" style:display-name="Excel_CondFormat_2_26_1" style:family="table-cell" style:parent-style-name="Default">
      <style:text-properties fo:font-style="normal" fo:font-weight="bold" style:font-style-asian="normal" style:font-weight-asian="bold" style:font-style-complex="normal" style:font-weight-complex="bold"/>
    </style:style>
    <style:style style:name="Excel_5f_CondFormat_5f_2_5f_27_5f_1" style:display-name="Excel_CondFormat_2_27_1" style:family="table-cell" style:parent-style-name="Default">
      <style:text-properties fo:font-style="normal" fo:font-weight="bold" style:font-style-asian="normal" style:font-weight-asian="bold" style:font-style-complex="normal" style:font-weight-complex="bold"/>
    </style:style>
    <style:style style:name="Excel_5f_CondFormat_5f_2_5f_28_5f_1" style:display-name="Excel_CondFormat_2_28_1" style:family="table-cell" style:parent-style-name="Default">
      <style:text-properties fo:font-style="normal" fo:font-weight="bold" style:font-style-asian="normal" style:font-weight-asian="bold" style:font-style-complex="normal" style:font-weight-complex="bold"/>
    </style:style>
    <style:style style:name="Excel_5f_CondFormat_5f_2_5f_29_5f_1" style:display-name="Excel_CondFormat_2_29_1" style:family="table-cell" style:parent-style-name="Default">
      <style:text-properties fo:font-style="normal" fo:font-weight="bold" style:font-style-asian="normal" style:font-weight-asian="bold" style:font-style-complex="normal" style:font-weight-complex="bold"/>
    </style:style>
    <style:style style:name="Excel_5f_CondFormat_5f_2_5f_30_5f_1" style:display-name="Excel_CondFormat_2_30_1" style:family="table-cell" style:parent-style-name="Default">
      <style:text-properties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ext-properties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ext-properties fo:font-style="normal" fo:font-weight="bold" style:font-style-asian="normal" style:font-weight-asian="bold" style:font-style-complex="normal" style:font-weight-complex="bold"/>
    </style:style>
    <style:style style:name="Excel_5f_CondFormat_5f_2_5f_33_5f_1" style:display-name="Excel_CondFormat_2_33_1" style:family="table-cell" style:parent-style-name="Default">
      <style:text-properties fo:font-style="normal" fo:font-weight="bold" style:font-style-asian="normal" style:font-weight-asian="bold" style:font-style-complex="normal" style:font-weight-complex="bold"/>
    </style:style>
    <style:style style:name="Excel_5f_CondFormat_5f_2_5f_34_5f_1" style:display-name="Excel_CondFormat_2_34_1" style:family="table-cell" style:parent-style-name="Default">
      <style:text-properties fo:font-style="normal" fo:font-weight="bold" style:font-style-asian="normal" style:font-weight-asian="bold" style:font-style-complex="normal" style:font-weight-complex="bold"/>
    </style:style>
    <style:style style:name="Excel_5f_CondFormat_5f_2_5f_35_5f_1" style:display-name="Excel_CondFormat_2_35_1" style:family="table-cell" style:parent-style-name="Default">
      <style:text-properties fo:font-style="normal" fo:font-weight="bold" style:font-style-asian="normal" style:font-weight-asian="bold" style:font-style-complex="normal" style:font-weight-complex="bold"/>
    </style:style>
    <style:style style:name="Excel_5f_CondFormat_5f_2_5f_36_5f_1" style:display-name="Excel_CondFormat_2_36_1" style:family="table-cell" style:parent-style-name="Default">
      <style:text-properties fo:font-style="normal" fo:font-weight="bold" style:font-style-asian="normal" style:font-weight-asian="bold" style:font-style-complex="normal" style:font-weight-complex="bold"/>
    </style:style>
    <style:style style:name="Excel_5f_CondFormat_5f_2_5f_37_5f_1" style:display-name="Excel_CondFormat_2_37_1" style:family="table-cell" style:parent-style-name="Default">
      <style:table-cell-properties fo:background-color="#006411"/>
    </style:style>
    <style:style style:name="Excel_5f_CondFormat_5f_2_5f_37_5f_2" style:display-name="Excel_CondFormat_2_37_2" style:family="table-cell" style:parent-style-name="Default">
      <style:table-cell-properties fo:background-color="#ffcc00"/>
    </style:style>
    <style:style style:name="Excel_5f_CondFormat_5f_2_5f_37_5f_3" style:display-name="Excel_CondFormat_2_37_3" style:family="table-cell" style:parent-style-name="Default">
      <style:table-cell-properties fo:background-color="#dd0806"/>
    </style:style>
    <style:style style:name="Excel_5f_CondFormat_5f_2_5f_38_5f_1" style:display-name="Excel_CondFormat_2_38_1" style:family="table-cell" style:parent-style-name="Default">
      <style:text-properties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able-cell-properties fo:background-color="#006411"/>
    </style:style>
    <style:style style:name="Excel_5f_CondFormat_5f_2_5f_39_5f_2" style:display-name="Excel_CondFormat_2_39_2" style:family="table-cell" style:parent-style-name="Default">
      <style:table-cell-properties fo:background-color="#ffcc00"/>
    </style:style>
    <style:style style:name="Excel_5f_CondFormat_5f_2_5f_39_5f_3" style:display-name="Excel_CondFormat_2_39_3" style:family="table-cell" style:parent-style-name="Default">
      <style:table-cell-properties fo:background-color="#dd0806"/>
    </style:style>
    <style:style style:name="Excel_5f_CondFormat_5f_2_5f_40_5f_1" style:display-name="Excel_CondFormat_2_40_1" style:family="table-cell" style:parent-style-name="Default">
      <style:text-properties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ext-properties fo:font-style="normal" fo:font-weight="bold" style:font-style-asian="normal" style:font-weight-asian="bold" style:font-style-complex="normal" style:font-weight-complex="bold"/>
    </style:style>
    <style:style style:name="Excel_5f_CondFormat_5f_2_5f_43_5f_1" style:display-name="Excel_CondFormat_2_43_1" style:family="table-cell" style:parent-style-name="Default">
      <style:text-properties fo:font-style="normal" fo:font-weight="bold" style:font-style-asian="normal" style:font-weight-asian="bold" style:font-style-complex="normal" style:font-weight-complex="bold"/>
    </style:style>
    <style:style style:name="Excel_5f_CondFormat_5f_2_5f_44_5f_1" style:display-name="Excel_CondFormat_2_44_1" style:family="table-cell" style:parent-style-name="Default">
      <style:text-properties fo:font-style="normal" fo:font-weight="bold" style:font-style-asian="normal" style:font-weight-asian="bold" style:font-style-complex="normal" style:font-weight-complex="bold"/>
    </style:style>
    <style:style style:name="Excel_5f_CondFormat_5f_2_5f_45_5f_1" style:display-name="Excel_CondFormat_2_45_1" style:family="table-cell" style:parent-style-name="Default">
      <style:table-cell-properties fo:background-color="#006411"/>
    </style:style>
    <style:style style:name="Excel_5f_CondFormat_5f_2_5f_45_5f_2" style:display-name="Excel_CondFormat_2_45_2" style:family="table-cell" style:parent-style-name="Default">
      <style:table-cell-properties fo:background-color="#ffcc00"/>
    </style:style>
    <style:style style:name="Excel_5f_CondFormat_5f_2_5f_45_5f_3" style:display-name="Excel_CondFormat_2_45_3" style:family="table-cell" style:parent-style-name="Default">
      <style:table-cell-properties fo:background-color="#dd0806"/>
    </style:style>
    <style:style style:name="Excel_5f_CondFormat_5f_2_5f_46_5f_1" style:display-name="Excel_CondFormat_2_46_1" style:family="table-cell" style:parent-style-name="Default">
      <style:text-properties fo:font-style="normal" fo:font-weight="bold" style:font-style-asian="normal" style:font-weight-asian="bold" style:font-style-complex="normal" style:font-weight-complex="bold"/>
    </style:style>
    <style:style style:name="Excel_5f_CondFormat_5f_2_5f_47_5f_1" style:display-name="Excel_CondFormat_2_47_1" style:family="table-cell" style:parent-style-name="Default">
      <style:text-properties fo:font-style="normal" fo:font-weight="bold" style:font-style-asian="normal" style:font-weight-asian="bold" style:font-style-complex="normal" style:font-weight-complex="bold"/>
    </style:style>
    <style:style style:name="Excel_5f_CondFormat_5f_2_5f_48_5f_1" style:display-name="Excel_CondFormat_2_48_1" style:family="table-cell" style:parent-style-name="Default">
      <style:table-cell-properties fo:background-color="#006411"/>
    </style:style>
    <style:style style:name="Excel_5f_CondFormat_5f_2_5f_48_5f_2" style:display-name="Excel_CondFormat_2_48_2" style:family="table-cell" style:parent-style-name="Default">
      <style:table-cell-properties fo:background-color="#ffcc00"/>
    </style:style>
    <style:style style:name="Excel_5f_CondFormat_5f_2_5f_48_5f_3" style:display-name="Excel_CondFormat_2_48_3" style:family="table-cell" style:parent-style-name="Default">
      <style:table-cell-properties fo:background-color="#dd0806"/>
    </style:style>
    <style:style style:name="Excel_5f_CondFormat_5f_2_5f_49_5f_1" style:display-name="Excel_CondFormat_2_49_1" style:family="table-cell" style:parent-style-name="Default">
      <style:table-cell-properties fo:background-color="#006411"/>
    </style:style>
    <style:style style:name="Excel_5f_CondFormat_5f_2_5f_49_5f_2" style:display-name="Excel_CondFormat_2_49_2" style:family="table-cell" style:parent-style-name="Default">
      <style:table-cell-properties fo:background-color="#ffcc00"/>
    </style:style>
    <style:style style:name="Excel_5f_CondFormat_5f_2_5f_49_5f_3" style:display-name="Excel_CondFormat_2_49_3" style:family="table-cell" style:parent-style-name="Default">
      <style:table-cell-properties fo:background-color="#dd0806"/>
    </style:style>
    <style:style style:name="Excel_5f_CondFormat_5f_2_5f_50_5f_1" style:display-name="Excel_CondFormat_2_50_1" style:family="table-cell" style:parent-style-name="Default">
      <style:table-cell-properties fo:background-color="#006411"/>
    </style:style>
    <style:style style:name="Excel_5f_CondFormat_5f_2_5f_50_5f_2" style:display-name="Excel_CondFormat_2_50_2" style:family="table-cell" style:parent-style-name="Default">
      <style:table-cell-properties fo:background-color="#ffcc00"/>
    </style:style>
    <style:style style:name="Excel_5f_CondFormat_5f_2_5f_50_5f_3" style:display-name="Excel_CondFormat_2_50_3" style:family="table-cell" style:parent-style-name="Default">
      <style:table-cell-properties fo:background-color="#dd0806"/>
    </style:style>
    <style:style style:name="Excel_5f_CondFormat_5f_2_5f_51_5f_1" style:display-name="Excel_CondFormat_2_51_1" style:family="table-cell" style:parent-style-name="Default">
      <style:table-cell-properties fo:background-color="#006411"/>
    </style:style>
    <style:style style:name="Excel_5f_CondFormat_5f_2_5f_51_5f_2" style:display-name="Excel_CondFormat_2_51_2" style:family="table-cell" style:parent-style-name="Default">
      <style:table-cell-properties fo:background-color="#ffcc00"/>
    </style:style>
    <style:style style:name="Excel_5f_CondFormat_5f_2_5f_51_5f_3" style:display-name="Excel_CondFormat_2_51_3" style:family="table-cell" style:parent-style-name="Default">
      <style:table-cell-properties fo:background-color="#dd0806"/>
    </style:style>
    <style:style style:name="Excel_5f_CondFormat_5f_2_5f_52_5f_1" style:display-name="Excel_CondFormat_2_52_1" style:family="table-cell" style:parent-style-name="Default">
      <style:table-cell-properties fo:background-color="#006411"/>
    </style:style>
    <style:style style:name="Excel_5f_CondFormat_5f_2_5f_52_5f_2" style:display-name="Excel_CondFormat_2_52_2" style:family="table-cell" style:parent-style-name="Default">
      <style:table-cell-properties fo:background-color="#ffcc00"/>
    </style:style>
    <style:style style:name="Excel_5f_CondFormat_5f_2_5f_52_5f_3" style:display-name="Excel_CondFormat_2_52_3" style:family="table-cell" style:parent-style-name="Default">
      <style:table-cell-properties fo:background-color="#dd0806"/>
    </style:style>
    <style:style style:name="Excel_5f_CondFormat_5f_2_5f_53_5f_1" style:display-name="Excel_CondFormat_2_53_1" style:family="table-cell" style:parent-style-name="Default">
      <style:text-properties fo:font-style="normal" fo:font-weight="bold" style:font-style-asian="normal" style:font-weight-asian="bold" style:font-style-complex="normal" style:font-weight-complex="bold"/>
    </style:style>
    <style:style style:name="Excel_5f_CondFormat_5f_2_5f_54_5f_1" style:display-name="Excel_CondFormat_2_54_1" style:family="table-cell" style:parent-style-name="Default">
      <style:text-properties fo:font-style="normal" fo:font-weight="bold" style:font-style-asian="normal" style:font-weight-asian="bold" style:font-style-complex="normal" style:font-weight-complex="bold"/>
    </style:style>
    <style:style style:name="Excel_5f_CondFormat_5f_2_5f_55_5f_1" style:display-name="Excel_CondFormat_2_55_1" style:family="table-cell" style:parent-style-name="Default">
      <style:text-properties fo:font-style="normal" fo:font-weight="bold" style:font-style-asian="normal" style:font-weight-asian="bold" style:font-style-complex="normal" style:font-weight-complex="bold"/>
    </style:style>
    <style:style style:name="Excel_5f_CondFormat_5f_2_5f_56_5f_1" style:display-name="Excel_CondFormat_2_56_1" style:family="table-cell" style:parent-style-name="Default">
      <style:text-properties fo:font-style="normal" fo:font-weight="bold" style:font-style-asian="normal" style:font-weight-asian="bold" style:font-style-complex="normal" style:font-weight-complex="bold"/>
    </style:style>
    <style:style style:name="Excel_5f_CondFormat_5f_2_5f_57_5f_1" style:display-name="Excel_CondFormat_2_57_1" style:family="table-cell" style:parent-style-name="Default">
      <style:text-properties fo:font-style="normal" fo:font-weight="bold" style:font-style-asian="normal" style:font-weight-asian="bold" style:font-style-complex="normal" style:font-weight-complex="bold"/>
    </style:style>
    <style:style style:name="Excel_5f_CondFormat_5f_2_5f_58_5f_1" style:display-name="Excel_CondFormat_2_58_1" style:family="table-cell" style:parent-style-name="Default">
      <style:text-properties fo:font-style="normal" fo:font-weight="bold" style:font-style-asian="normal" style:font-weight-asian="bold" style:font-style-complex="normal" style:font-weight-complex="bold"/>
    </style:style>
    <style:style style:name="Excel_5f_CondFormat_5f_2_5f_59_5f_1" style:display-name="Excel_CondFormat_2_59_1" style:family="table-cell" style:parent-style-name="Default">
      <style:text-properties fo:font-style="normal" fo:font-weight="bold" style:font-style-asian="normal" style:font-weight-asian="bold" style:font-style-complex="normal" style:font-weight-complex="bold"/>
    </style:style>
    <style:style style:name="Excel_5f_CondFormat_5f_2_5f_60_5f_1" style:display-name="Excel_CondFormat_2_60_1" style:family="table-cell" style:parent-style-name="Default">
      <style:text-properties fo:font-style="normal" fo:font-weight="bold" style:font-style-asian="normal" style:font-weight-asian="bold" style:font-style-complex="normal" style:font-weight-complex="bold"/>
    </style:style>
    <style:style style:name="Excel_5f_CondFormat_5f_2_5f_61_5f_1" style:display-name="Excel_CondFormat_2_61_1" style:family="table-cell" style:parent-style-name="Default">
      <style:text-properties fo:font-style="normal" fo:font-weight="bold" style:font-style-asian="normal" style:font-weight-asian="bold" style:font-style-complex="normal" style:font-weight-complex="bold"/>
    </style:style>
    <style:style style:name="Excel_5f_CondFormat_5f_2_5f_62_5f_1" style:display-name="Excel_CondFormat_2_62_1" style:family="table-cell" style:parent-style-name="Default">
      <style:table-cell-properties fo:background-color="#006411"/>
    </style:style>
    <style:style style:name="Excel_5f_CondFormat_5f_2_5f_62_5f_2" style:display-name="Excel_CondFormat_2_62_2" style:family="table-cell" style:parent-style-name="Default">
      <style:table-cell-properties fo:background-color="#ffcc00"/>
    </style:style>
    <style:style style:name="Excel_5f_CondFormat_5f_2_5f_62_5f_3" style:display-name="Excel_CondFormat_2_62_3" style:family="table-cell" style:parent-style-name="Default">
      <style:table-cell-properties fo:background-color="#dd0806"/>
    </style:style>
    <style:style style:name="Excel_5f_CondFormat_5f_2_5f_63_5f_1" style:display-name="Excel_CondFormat_2_63_1" style:family="table-cell" style:parent-style-name="Default">
      <style:text-properties fo:font-style="normal" fo:font-weight="bold" style:font-style-asian="normal" style:font-weight-asian="bold" style:font-style-complex="normal" style:font-weight-complex="bold"/>
    </style:style>
    <style:style style:name="Excel_5f_CondFormat_5f_2_5f_64_5f_1" style:display-name="Excel_CondFormat_2_64_1" style:family="table-cell" style:parent-style-name="Default">
      <style:text-properties fo:font-style="normal" fo:font-weight="bold" style:font-style-asian="normal" style:font-weight-asian="bold" style:font-style-complex="normal" style:font-weight-complex="bold"/>
    </style:style>
    <style:style style:name="Excel_5f_CondFormat_5f_2_5f_65_5f_1" style:display-name="Excel_CondFormat_2_65_1" style:family="table-cell" style:parent-style-name="Default">
      <style:text-properties fo:font-style="normal" fo:font-weight="bold" style:font-style-asian="normal" style:font-weight-asian="bold" style:font-style-complex="normal" style:font-weight-complex="bold"/>
    </style:style>
    <style:style style:name="Excel_5f_CondFormat_5f_2_5f_66_5f_1" style:display-name="Excel_CondFormat_2_66_1" style:family="table-cell" style:parent-style-name="Default">
      <style:table-cell-properties fo:background-color="#006411"/>
    </style:style>
    <style:style style:name="Excel_5f_CondFormat_5f_2_5f_66_5f_2" style:display-name="Excel_CondFormat_2_66_2" style:family="table-cell" style:parent-style-name="Default">
      <style:table-cell-properties fo:background-color="#ffcc00"/>
    </style:style>
    <style:style style:name="Excel_5f_CondFormat_5f_2_5f_66_5f_3" style:display-name="Excel_CondFormat_2_66_3" style:family="table-cell" style:parent-style-name="Default">
      <style:table-cell-properties fo:background-color="#dd0806"/>
    </style:style>
    <style:style style:name="Excel_5f_CondFormat_5f_2_5f_67_5f_1" style:display-name="Excel_CondFormat_2_67_1" style:family="table-cell" style:parent-style-name="Default">
      <style:text-properties fo:font-style="normal" fo:font-weight="bold" style:font-style-asian="normal" style:font-weight-asian="bold" style:font-style-complex="normal" style:font-weight-complex="bold"/>
    </style:style>
    <style:style style:name="Excel_5f_CondFormat_5f_2_5f_68_5f_1" style:display-name="Excel_CondFormat_2_68_1" style:family="table-cell" style:parent-style-name="Default">
      <style:text-properties fo:font-style="normal" fo:font-weight="bold" style:font-style-asian="normal" style:font-weight-asian="bold" style:font-style-complex="normal" style:font-weight-complex="bold"/>
    </style:style>
    <style:style style:name="Excel_5f_CondFormat_5f_2_5f_69_5f_1" style:display-name="Excel_CondFormat_2_69_1" style:family="table-cell" style:parent-style-name="Default">
      <style:text-properties fo:font-style="normal" fo:font-weight="bold" style:font-style-asian="normal" style:font-weight-asian="bold" style:font-style-complex="normal" style:font-weight-complex="bold"/>
    </style:style>
    <style:style style:name="Excel_5f_CondFormat_5f_2_5f_70_5f_1" style:display-name="Excel_CondFormat_2_70_1" style:family="table-cell" style:parent-style-name="Default">
      <style:table-cell-properties fo:background-color="#ffffff"/>
    </style:style>
    <style:style style:name="Excel_5f_CondFormat_5f_2_5f_70_5f_2" style:display-name="Excel_CondFormat_2_70_2" style:family="table-cell" style:parent-style-name="Default">
      <style:table-cell-properties fo:background-color="#006411"/>
    </style:style>
    <style:style style:name="Excel_5f_CondFormat_5f_2_5f_70_5f_3" style:display-name="Excel_CondFormat_2_70_3" style:family="table-cell" style:parent-style-name="Default">
      <style:table-cell-properties fo:background-color="#ffcc00"/>
    </style:style>
    <style:style style:name="Excel_5f_CondFormat_5f_2_5f_71_5f_1" style:display-name="Excel_CondFormat_2_71_1" style:family="table-cell" style:parent-style-name="Default">
      <style:text-properties fo:font-style="normal" fo:font-weight="bold" style:font-style-asian="normal" style:font-weight-asian="bold" style:font-style-complex="normal" style:font-weight-complex="bold"/>
    </style:style>
    <style:style style:name="Excel_5f_CondFormat_5f_2_5f_72_5f_1" style:display-name="Excel_CondFormat_2_72_1" style:family="table-cell" style:parent-style-name="Default">
      <style:text-properties fo:font-style="normal" fo:font-weight="bold" style:font-style-asian="normal" style:font-weight-asian="bold" style:font-style-complex="normal" style:font-weight-complex="bold"/>
    </style:style>
    <style:style style:name="Excel_5f_CondFormat_5f_2_5f_73_5f_1" style:display-name="Excel_CondFormat_2_73_1" style:family="table-cell" style:parent-style-name="Default">
      <style:text-properties fo:font-style="normal" fo:font-weight="bold" style:font-style-asian="normal" style:font-weight-asian="bold" style:font-style-complex="normal" style:font-weight-complex="bold"/>
    </style:style>
    <style:style style:name="Excel_5f_CondFormat_5f_2_5f_74_5f_1" style:display-name="Excel_CondFormat_2_74_1" style:family="table-cell" style:parent-style-name="Default">
      <style:table-cell-properties fo:background-color="#006411"/>
    </style:style>
    <style:style style:name="Excel_5f_CondFormat_5f_2_5f_74_5f_2" style:display-name="Excel_CondFormat_2_74_2" style:family="table-cell" style:parent-style-name="Default">
      <style:table-cell-properties fo:background-color="#ffcc00"/>
    </style:style>
    <style:style style:name="Excel_5f_CondFormat_5f_2_5f_74_5f_3" style:display-name="Excel_CondFormat_2_74_3" style:family="table-cell" style:parent-style-name="Default">
      <style:table-cell-properties fo:background-color="#dd0806"/>
    </style:style>
    <style:style style:name="Excel_5f_CondFormat_5f_2_5f_75_5f_1" style:display-name="Excel_CondFormat_2_75_1" style:family="table-cell" style:parent-style-name="Default">
      <style:text-properties fo:font-style="normal" fo:font-weight="bold" style:font-style-asian="normal" style:font-weight-asian="bold" style:font-style-complex="normal" style:font-weight-complex="bold"/>
    </style:style>
    <style:style style:name="Excel_5f_CondFormat_5f_2_5f_76_5f_1" style:display-name="Excel_CondFormat_2_76_1" style:family="table-cell" style:parent-style-name="Default">
      <style:text-properties fo:font-style="normal" fo:font-weight="bold" style:font-style-asian="normal" style:font-weight-asian="bold" style:font-style-complex="normal" style:font-weight-complex="bold"/>
    </style:style>
    <style:style style:name="Excel_5f_CondFormat_5f_2_5f_77_5f_1" style:display-name="Excel_CondFormat_2_77_1" style:family="table-cell" style:parent-style-name="Default">
      <style:text-properties fo:font-style="normal" fo:font-weight="bold" style:font-style-asian="normal" style:font-weight-asian="bold" style:font-style-complex="normal" style:font-weight-complex="bold"/>
    </style:style>
    <style:style style:name="Excel_5f_CondFormat_5f_2_5f_78_5f_1" style:display-name="Excel_CondFormat_2_78_1" style:family="table-cell" style:parent-style-name="Default">
      <style:table-cell-properties fo:background-color="#006411"/>
    </style:style>
    <style:style style:name="Excel_5f_CondFormat_5f_2_5f_78_5f_2" style:display-name="Excel_CondFormat_2_78_2" style:family="table-cell" style:parent-style-name="Default">
      <style:table-cell-properties fo:background-color="#ffcc00"/>
    </style:style>
    <style:style style:name="Excel_5f_CondFormat_5f_2_5f_78_5f_3" style:display-name="Excel_CondFormat_2_78_3" style:family="table-cell" style:parent-style-name="Default">
      <style:table-cell-properties fo:background-color="#dd0806"/>
    </style:style>
    <style:style style:name="Excel_5f_CondFormat_5f_2_5f_79_5f_1" style:display-name="Excel_CondFormat_2_79_1" style:family="table-cell" style:parent-style-name="Default">
      <style:text-properties fo:font-style="normal" fo:font-weight="bold" style:font-style-asian="normal" style:font-weight-asian="bold" style:font-style-complex="normal" style:font-weight-complex="bold"/>
    </style:style>
    <style:style style:name="Excel_5f_CondFormat_5f_2_5f_80_5f_1" style:display-name="Excel_CondFormat_2_80_1" style:family="table-cell" style:parent-style-name="Default">
      <style:text-properties fo:font-style="normal" fo:font-weight="bold" style:font-style-asian="normal" style:font-weight-asian="bold" style:font-style-complex="normal" style:font-weight-complex="bold"/>
    </style:style>
    <style:style style:name="Excel_5f_CondFormat_5f_2_5f_81_5f_1" style:display-name="Excel_CondFormat_2_81_1" style:family="table-cell" style:parent-style-name="Default">
      <style:text-properties fo:font-style="normal" fo:font-weight="bold" style:font-style-asian="normal" style:font-weight-asian="bold" style:font-style-complex="normal" style:font-weight-complex="bold"/>
    </style:style>
    <style:style style:name="Excel_5f_CondFormat_5f_2_5f_82_5f_1" style:display-name="Excel_CondFormat_2_82_1" style:family="table-cell" style:parent-style-name="Default">
      <style:text-properties fo:font-style="normal" fo:font-weight="bold" style:font-style-asian="normal" style:font-weight-asian="bold" style:font-style-complex="normal" style:font-weight-complex="bold"/>
    </style:style>
    <style:style style:name="Excel_5f_CondFormat_5f_2_5f_83_5f_1" style:display-name="Excel_CondFormat_2_83_1" style:family="table-cell" style:parent-style-name="Default">
      <style:text-properties fo:font-style="normal" fo:font-weight="bold" style:font-style-asian="normal" style:font-weight-asian="bold" style:font-style-complex="normal" style:font-weight-complex="bold"/>
    </style:style>
    <style:style style:name="Excel_5f_CondFormat_5f_2_5f_84_5f_1" style:display-name="Excel_CondFormat_2_84_1" style:family="table-cell" style:parent-style-name="Default">
      <style:text-properties fo:font-style="normal" fo:font-weight="bold" style:font-style-asian="normal" style:font-weight-asian="bold" style:font-style-complex="normal" style:font-weight-complex="bold"/>
    </style:style>
    <style:style style:name="Excel_5f_CondFormat_5f_2_5f_85_5f_1" style:display-name="Excel_CondFormat_2_85_1" style:family="table-cell" style:parent-style-name="Default">
      <style:text-properties fo:font-style="normal" fo:font-weight="bold" style:font-style-asian="normal" style:font-weight-asian="bold" style:font-style-complex="normal" style:font-weight-complex="bold"/>
    </style:style>
    <style:style style:name="Excel_5f_CondFormat_5f_2_5f_86_5f_1" style:display-name="Excel_CondFormat_2_86_1" style:family="table-cell" style:parent-style-name="Default">
      <style:text-properties fo:font-style="normal" fo:font-weight="bold" style:font-style-asian="normal" style:font-weight-asian="bold" style:font-style-complex="normal" style:font-weight-complex="bold"/>
    </style:style>
    <style:style style:name="Excel_5f_CondFormat_5f_2_5f_87_5f_1" style:display-name="Excel_CondFormat_2_87_1" style:family="table-cell" style:parent-style-name="Default">
      <style:text-properties fo:font-style="normal" fo:font-weight="bold" style:font-style-asian="normal" style:font-weight-asian="bold" style:font-style-complex="normal" style:font-weight-complex="bold"/>
    </style:style>
    <style:style style:name="Excel_5f_CondFormat_5f_2_5f_88_5f_1" style:display-name="Excel_CondFormat_2_88_1" style:family="table-cell" style:parent-style-name="Default">
      <style:text-properties fo:font-style="normal" fo:font-weight="bold" style:font-style-asian="normal" style:font-weight-asian="bold" style:font-style-complex="normal" style:font-weight-complex="bold"/>
    </style:style>
    <style:style style:name="Excel_5f_CondFormat_5f_2_5f_89_5f_1" style:display-name="Excel_CondFormat_2_89_1" style:family="table-cell" style:parent-style-name="Default">
      <style:text-properties fo:font-style="normal" fo:font-weight="bold" style:font-style-asian="normal" style:font-weight-asian="bold" style:font-style-complex="normal" style:font-weight-complex="bold"/>
    </style:style>
    <style:style style:name="Excel_5f_CondFormat_5f_2_5f_90_5f_1" style:display-name="Excel_CondFormat_2_90_1" style:family="table-cell" style:parent-style-name="Default">
      <style:text-properties fo:font-style="normal" fo:font-weight="bold" style:font-style-asian="normal" style:font-weight-asian="bold" style:font-style-complex="normal" style:font-weight-complex="bold"/>
    </style:style>
    <style:style style:name="Excel_5f_CondFormat_5f_2_5f_91_5f_1" style:display-name="Excel_CondFormat_2_91_1" style:family="table-cell" style:parent-style-name="Default">
      <style:text-properties fo:font-style="normal" fo:font-weight="bold" style:font-style-asian="normal" style:font-weight-asian="bold" style:font-style-complex="normal" style:font-weight-complex="bold"/>
    </style:style>
    <style:style style:name="Excel_5f_CondFormat_5f_2_5f_92_5f_1" style:display-name="Excel_CondFormat_2_92_1" style:family="table-cell" style:parent-style-name="Default">
      <style:text-properties fo:font-style="normal" fo:font-weight="bold" style:font-style-asian="normal" style:font-weight-asian="bold" style:font-style-complex="normal" style:font-weight-complex="bold"/>
    </style:style>
    <style:style style:name="Excel_5f_CondFormat_5f_2_5f_93_5f_1" style:display-name="Excel_CondFormat_2_93_1" style:family="table-cell" style:parent-style-name="Default">
      <style:text-properties fo:font-style="normal" fo:font-weight="bold" style:font-style-asian="normal" style:font-weight-asian="bold" style:font-style-complex="normal" style:font-weight-complex="bold"/>
    </style:style>
    <style:style style:name="Excel_5f_CondFormat_5f_2_5f_94_5f_1" style:display-name="Excel_CondFormat_2_94_1" style:family="table-cell" style:parent-style-name="Default">
      <style:text-properties fo:font-style="normal" fo:font-weight="bold" style:font-style-asian="normal" style:font-weight-asian="bold" style:font-style-complex="normal" style:font-weight-complex="bold"/>
    </style:style>
    <style:style style:name="Excel_5f_CondFormat_5f_2_5f_95_5f_1" style:display-name="Excel_CondFormat_2_95_1" style:family="table-cell" style:parent-style-name="Default">
      <style:text-properties fo:font-style="normal" fo:font-weight="bold" style:font-style-asian="normal" style:font-weight-asian="bold" style:font-style-complex="normal" style:font-weight-complex="bold"/>
    </style:style>
    <style:style style:name="Excel_5f_CondFormat_5f_2_5f_96_5f_1" style:display-name="Excel_CondFormat_2_96_1" style:family="table-cell" style:parent-style-name="Default">
      <style:text-properties fo:font-style="normal" fo:font-weight="bold" style:font-style-asian="normal" style:font-weight-asian="bold" style:font-style-complex="normal" style:font-weight-complex="bold"/>
    </style:style>
    <style:style style:name="Excel_5f_CondFormat_5f_2_5f_97_5f_1" style:display-name="Excel_CondFormat_2_97_1" style:family="table-cell" style:parent-style-name="Default">
      <style:text-properties fo:font-style="normal" fo:font-weight="bold" style:font-style-asian="normal" style:font-weight-asian="bold" style:font-style-complex="normal" style:font-weight-complex="bold"/>
    </style:style>
    <style:style style:name="Excel_5f_CondFormat_5f_2_5f_98_5f_1" style:display-name="Excel_CondFormat_2_98_1" style:family="table-cell" style:parent-style-name="Default">
      <style:text-properties fo:font-style="normal" fo:font-weight="bold" style:font-style-asian="normal" style:font-weight-asian="bold" style:font-style-complex="normal" style:font-weight-complex="bold"/>
    </style:style>
    <style:style style:name="Excel_5f_CondFormat_5f_2_5f_99_5f_1" style:display-name="Excel_CondFormat_2_99_1" style:family="table-cell" style:parent-style-name="Default">
      <style:text-properties fo:font-style="normal" fo:font-weight="bold" style:font-style-asian="normal" style:font-weight-asian="bold" style:font-style-complex="normal" style:font-weight-complex="bold"/>
    </style:style>
    <style:style style:name="Excel_5f_CondFormat_5f_2_5f_100_5f_1" style:display-name="Excel_CondFormat_2_100_1" style:family="table-cell" style:parent-style-name="Default">
      <style:text-properties fo:font-style="normal" fo:font-weight="bold" style:font-style-asian="normal" style:font-weight-asian="bold" style:font-style-complex="normal" style:font-weight-complex="bold"/>
    </style:style>
    <style:style style:name="Excel_5f_CondFormat_5f_2_5f_101_5f_1" style:display-name="Excel_CondFormat_2_101_1" style:family="table-cell" style:parent-style-name="Default">
      <style:text-properties fo:font-style="normal" fo:font-weight="bold" style:font-style-asian="normal" style:font-weight-asian="bold" style:font-style-complex="normal" style:font-weight-complex="bold"/>
    </style:style>
    <style:style style:name="Excel_5f_CondFormat_5f_2_5f_102_5f_1" style:display-name="Excel_CondFormat_2_102_1" style:family="table-cell" style:parent-style-name="Default">
      <style:text-properties fo:font-style="normal" fo:font-weight="bold" style:font-style-asian="normal" style:font-weight-asian="bold" style:font-style-complex="normal" style:font-weight-complex="bold"/>
    </style:style>
    <style:style style:name="Excel_5f_CondFormat_5f_2_5f_103_5f_1" style:display-name="Excel_CondFormat_2_103_1" style:family="table-cell" style:parent-style-name="Default">
      <style:text-properties fo:font-style="normal" fo:font-weight="bold" style:font-style-asian="normal" style:font-weight-asian="bold" style:font-style-complex="normal" style:font-weight-complex="bold"/>
    </style:style>
    <style:style style:name="Excel_5f_CondFormat_5f_2_5f_104_5f_1" style:display-name="Excel_CondFormat_2_104_1" style:family="table-cell" style:parent-style-name="Default">
      <style:text-properties fo:font-style="normal" fo:font-weight="bold" style:font-style-asian="normal" style:font-weight-asian="bold" style:font-style-complex="normal" style:font-weight-complex="bold"/>
    </style:style>
    <style:style style:name="Excel_5f_CondFormat_5f_2_5f_105_5f_1" style:display-name="Excel_CondFormat_2_105_1" style:family="table-cell" style:parent-style-name="Default">
      <style:text-properties fo:font-style="normal" fo:font-weight="bold" style:font-style-asian="normal" style:font-weight-asian="bold" style:font-style-complex="normal" style:font-weight-complex="bold"/>
    </style:style>
    <style:style style:name="Excel_5f_CondFormat_5f_2_5f_106_5f_1" style:display-name="Excel_CondFormat_2_106_1" style:family="table-cell" style:parent-style-name="Default">
      <style:text-properties fo:font-style="normal" fo:font-weight="bold" style:font-style-asian="normal" style:font-weight-asian="bold" style:font-style-complex="normal" style:font-weight-complex="bold"/>
    </style:style>
    <style:style style:name="Excel_5f_CondFormat_5f_2_5f_107_5f_1" style:display-name="Excel_CondFormat_2_107_1" style:family="table-cell" style:parent-style-name="Default">
      <style:text-properties fo:font-style="normal" fo:font-weight="bold" style:font-style-asian="normal" style:font-weight-asian="bold" style:font-style-complex="normal" style:font-weight-complex="bold"/>
    </style:style>
    <style:style style:name="Excel_5f_CondFormat_5f_2_5f_108_5f_1" style:display-name="Excel_CondFormat_2_108_1" style:family="table-cell" style:parent-style-name="Default">
      <style:text-properties fo:font-style="normal" fo:font-weight="bold" style:font-style-asian="normal" style:font-weight-asian="bold" style:font-style-complex="normal" style:font-weight-complex="bold"/>
    </style:style>
    <style:style style:name="Excel_5f_CondFormat_5f_2_5f_109_5f_1" style:display-name="Excel_CondFormat_2_109_1" style:family="table-cell" style:parent-style-name="Default">
      <style:text-properties fo:font-style="normal" fo:font-weight="bold" style:font-style-asian="normal" style:font-weight-asian="bold" style:font-style-complex="normal" style:font-weight-complex="bold"/>
    </style:style>
    <style:style style:name="Excel_5f_CondFormat_5f_2_5f_110_5f_1" style:display-name="Excel_CondFormat_2_110_1" style:family="table-cell" style:parent-style-name="Default">
      <style:text-properties fo:font-style="normal" fo:font-weight="bold" style:font-style-asian="normal" style:font-weight-asian="bold" style:font-style-complex="normal" style:font-weight-complex="bold"/>
    </style:style>
    <style:style style:name="Excel_5f_CondFormat_5f_2_5f_111_5f_1" style:display-name="Excel_CondFormat_2_111_1" style:family="table-cell" style:parent-style-name="Default">
      <style:text-properties fo:font-style="normal" fo:font-weight="bold" style:font-style-asian="normal" style:font-weight-asian="bold" style:font-style-complex="normal" style:font-weight-complex="bold"/>
    </style:style>
    <style:style style:name="Excel_5f_CondFormat_5f_2_5f_112_5f_1" style:display-name="Excel_CondFormat_2_112_1" style:family="table-cell" style:parent-style-name="Default">
      <style:text-properties fo:font-style="normal" fo:font-weight="bold" style:font-style-asian="normal" style:font-weight-asian="bold" style:font-style-complex="normal" style:font-weight-complex="bold"/>
    </style:style>
    <style:style style:name="Excel_5f_CondFormat_5f_2_5f_113_5f_1" style:display-name="Excel_CondFormat_2_113_1" style:family="table-cell" style:parent-style-name="Default">
      <style:text-properties fo:font-style="normal" fo:font-weight="bold" style:font-style-asian="normal" style:font-weight-asian="bold" style:font-style-complex="normal" style:font-weight-complex="bold"/>
    </style:style>
    <style:style style:name="Excel_5f_CondFormat_5f_2_5f_114_5f_1" style:display-name="Excel_CondFormat_2_114_1" style:family="table-cell" style:parent-style-name="Default">
      <style:table-cell-properties fo:background-color="#006411"/>
    </style:style>
    <style:style style:name="Excel_5f_CondFormat_5f_2_5f_114_5f_2" style:display-name="Excel_CondFormat_2_114_2" style:family="table-cell" style:parent-style-name="Default">
      <style:table-cell-properties fo:background-color="#ffcc00"/>
    </style:style>
    <style:style style:name="Excel_5f_CondFormat_5f_2_5f_114_5f_3" style:display-name="Excel_CondFormat_2_114_3" style:family="table-cell" style:parent-style-name="Default">
      <style:table-cell-properties fo:background-color="#dd0806"/>
    </style:style>
    <style:style style:name="Excel_5f_CondFormat_5f_2_5f_115_5f_1" style:display-name="Excel_CondFormat_2_115_1" style:family="table-cell" style:parent-style-name="Default">
      <style:text-properties fo:font-style="normal" fo:font-weight="bold" style:font-style-asian="normal" style:font-weight-asian="bold" style:font-style-complex="normal" style:font-weight-complex="bold"/>
    </style:style>
    <style:style style:name="Excel_5f_CondFormat_5f_2_5f_116_5f_1" style:display-name="Excel_CondFormat_2_116_1" style:family="table-cell" style:parent-style-name="Default">
      <style:text-properties fo:font-style="normal" fo:font-weight="bold" style:font-style-asian="normal" style:font-weight-asian="bold" style:font-style-complex="normal" style:font-weight-complex="bold"/>
    </style:style>
    <style:style style:name="Excel_5f_CondFormat_5f_2_5f_117_5f_1" style:display-name="Excel_CondFormat_2_117_1" style:family="table-cell" style:parent-style-name="Default">
      <style:text-properties fo:font-style="normal" fo:font-weight="bold" style:font-style-asian="normal" style:font-weight-asian="bold" style:font-style-complex="normal" style:font-weight-complex="bold"/>
    </style:style>
    <style:style style:name="Excel_5f_CondFormat_5f_2_5f_118_5f_1" style:display-name="Excel_CondFormat_2_118_1" style:family="table-cell" style:parent-style-name="Default">
      <style:table-cell-properties fo:background-color="#ffffff"/>
    </style:style>
    <style:style style:name="Excel_5f_CondFormat_5f_2_5f_118_5f_2" style:display-name="Excel_CondFormat_2_118_2" style:family="table-cell" style:parent-style-name="Default">
      <style:table-cell-properties fo:background-color="#006411"/>
    </style:style>
    <style:style style:name="Excel_5f_CondFormat_5f_2_5f_118_5f_3" style:display-name="Excel_CondFormat_2_118_3" style:family="table-cell" style:parent-style-name="Default">
      <style:table-cell-properties fo:background-color="#ffcc00"/>
    </style:style>
    <style:style style:name="Excel_5f_CondFormat_5f_2_5f_119_5f_1" style:display-name="Excel_CondFormat_2_119_1" style:family="table-cell" style:parent-style-name="Default">
      <style:table-cell-properties fo:background-color="#ffffff"/>
    </style:style>
    <style:style style:name="Excel_5f_CondFormat_5f_2_5f_119_5f_2" style:display-name="Excel_CondFormat_2_119_2" style:family="table-cell" style:parent-style-name="Default">
      <style:table-cell-properties fo:background-color="#006411"/>
    </style:style>
    <style:style style:name="Excel_5f_CondFormat_5f_2_5f_119_5f_3" style:display-name="Excel_CondFormat_2_119_3" style:family="table-cell" style:parent-style-name="Default">
      <style:table-cell-properties fo:background-color="#ffcc00"/>
    </style:style>
    <style:style style:name="Excel_5f_CondFormat_5f_2_5f_120_5f_1" style:display-name="Excel_CondFormat_2_120_1" style:family="table-cell" style:parent-style-name="Default">
      <style:table-cell-properties fo:background-color="#006411"/>
    </style:style>
    <style:style style:name="Excel_5f_CondFormat_5f_2_5f_120_5f_2" style:display-name="Excel_CondFormat_2_120_2" style:family="table-cell" style:parent-style-name="Default">
      <style:table-cell-properties fo:background-color="#ffcc00"/>
    </style:style>
    <style:style style:name="Excel_5f_CondFormat_5f_2_5f_120_5f_3" style:display-name="Excel_CondFormat_2_120_3" style:family="table-cell" style:parent-style-name="Default">
      <style:table-cell-properties fo:background-color="#dd0806"/>
    </style:style>
    <style:style style:name="Excel_5f_CondFormat_5f_2_5f_121_5f_1" style:display-name="Excel_CondFormat_2_121_1" style:family="table-cell" style:parent-style-name="Default">
      <style:table-cell-properties fo:background-color="#ffffff"/>
    </style:style>
    <style:style style:name="Excel_5f_CondFormat_5f_2_5f_121_5f_2" style:display-name="Excel_CondFormat_2_121_2" style:family="table-cell" style:parent-style-name="Default">
      <style:table-cell-properties fo:background-color="#006411"/>
    </style:style>
    <style:style style:name="Excel_5f_CondFormat_5f_2_5f_121_5f_3" style:display-name="Excel_CondFormat_2_121_3" style:family="table-cell" style:parent-style-name="Default">
      <style:table-cell-properties fo:background-color="#ffcc00"/>
    </style:style>
    <style:style style:name="Excel_5f_CondFormat_5f_2_5f_122_5f_1" style:display-name="Excel_CondFormat_2_122_1" style:family="table-cell" style:parent-style-name="Default">
      <style:table-cell-properties fo:background-color="#006411"/>
    </style:style>
    <style:style style:name="Excel_5f_CondFormat_5f_2_5f_122_5f_2" style:display-name="Excel_CondFormat_2_122_2" style:family="table-cell" style:parent-style-name="Default">
      <style:table-cell-properties fo:background-color="#ffcc00"/>
    </style:style>
    <style:style style:name="Excel_5f_CondFormat_5f_2_5f_122_5f_3" style:display-name="Excel_CondFormat_2_122_3" style:family="table-cell" style:parent-style-name="Default">
      <style:table-cell-properties fo:background-color="#dd0806"/>
    </style:style>
    <style:style style:name="Excel_5f_CondFormat_5f_2_5f_123_5f_1" style:display-name="Excel_CondFormat_2_123_1" style:family="table-cell" style:parent-style-name="Default">
      <style:table-cell-properties fo:background-color="#006411"/>
    </style:style>
    <style:style style:name="Excel_5f_CondFormat_5f_2_5f_123_5f_2" style:display-name="Excel_CondFormat_2_123_2" style:family="table-cell" style:parent-style-name="Default">
      <style:table-cell-properties fo:background-color="#ffcc00"/>
    </style:style>
    <style:style style:name="Excel_5f_CondFormat_5f_2_5f_123_5f_3" style:display-name="Excel_CondFormat_2_123_3" style:family="table-cell" style:parent-style-name="Default">
      <style:table-cell-properties fo:background-color="#dd0806"/>
    </style:style>
    <style:style style:name="Excel_5f_CondFormat_5f_2_5f_124_5f_1" style:display-name="Excel_CondFormat_2_124_1" style:family="table-cell" style:parent-style-name="Default">
      <style:table-cell-properties fo:background-color="#ffffff"/>
    </style:style>
    <style:style style:name="Excel_5f_CondFormat_5f_2_5f_124_5f_2" style:display-name="Excel_CondFormat_2_124_2" style:family="table-cell" style:parent-style-name="Default">
      <style:table-cell-properties fo:background-color="#006411"/>
    </style:style>
    <style:style style:name="Excel_5f_CondFormat_5f_2_5f_124_5f_3" style:display-name="Excel_CondFormat_2_124_3" style:family="table-cell" style:parent-style-name="Default">
      <style:table-cell-properties fo:background-color="#ffcc00"/>
    </style:style>
    <style:style style:name="Excel_5f_CondFormat_5f_2_5f_125_5f_1" style:display-name="Excel_CondFormat_2_125_1" style:family="table-cell" style:parent-style-name="Default">
      <style:table-cell-properties fo:background-color="#006411"/>
    </style:style>
    <style:style style:name="Excel_5f_CondFormat_5f_2_5f_125_5f_2" style:display-name="Excel_CondFormat_2_125_2" style:family="table-cell" style:parent-style-name="Default">
      <style:table-cell-properties fo:background-color="#ffcc00"/>
    </style:style>
    <style:style style:name="Excel_5f_CondFormat_5f_2_5f_125_5f_3" style:display-name="Excel_CondFormat_2_125_3" style:family="table-cell" style:parent-style-name="Default">
      <style:table-cell-properties fo:background-color="#dd0806"/>
    </style:style>
    <style:style style:name="Excel_5f_CondFormat_5f_2_5f_126_5f_1" style:display-name="Excel_CondFormat_2_126_1" style:family="table-cell" style:parent-style-name="Default">
      <style:table-cell-properties fo:background-color="#006411"/>
    </style:style>
    <style:style style:name="Excel_5f_CondFormat_5f_2_5f_126_5f_2" style:display-name="Excel_CondFormat_2_126_2" style:family="table-cell" style:parent-style-name="Default">
      <style:table-cell-properties fo:background-color="#ffcc00"/>
    </style:style>
    <style:style style:name="Excel_5f_CondFormat_5f_2_5f_126_5f_3" style:display-name="Excel_CondFormat_2_126_3" style:family="table-cell" style:parent-style-name="Default">
      <style:table-cell-properties fo:background-color="#dd0806"/>
    </style:style>
    <style:style style:name="Excel_5f_CondFormat_5f_2_5f_127_5f_1" style:display-name="Excel_CondFormat_2_127_1" style:family="table-cell" style:parent-style-name="Default">
      <style:table-cell-properties fo:background-color="#006411"/>
    </style:style>
    <style:style style:name="Excel_5f_CondFormat_5f_2_5f_127_5f_2" style:display-name="Excel_CondFormat_2_127_2" style:family="table-cell" style:parent-style-name="Default">
      <style:table-cell-properties fo:background-color="#ffcc00"/>
    </style:style>
    <style:style style:name="Excel_5f_CondFormat_5f_2_5f_127_5f_3" style:display-name="Excel_CondFormat_2_127_3" style:family="table-cell" style:parent-style-name="Default">
      <style:table-cell-properties fo:background-color="#dd0806"/>
    </style:style>
    <style:style style:name="Excel_5f_CondFormat_5f_2_5f_128_5f_1" style:display-name="Excel_CondFormat_2_128_1" style:family="table-cell" style:parent-style-name="Default">
      <style:table-cell-properties fo:background-color="#ffffff"/>
    </style:style>
    <style:style style:name="Excel_5f_CondFormat_5f_2_5f_128_5f_2" style:display-name="Excel_CondFormat_2_128_2" style:family="table-cell" style:parent-style-name="Default">
      <style:table-cell-properties fo:background-color="#006411"/>
    </style:style>
    <style:style style:name="Excel_5f_CondFormat_5f_2_5f_128_5f_3" style:display-name="Excel_CondFormat_2_128_3" style:family="table-cell" style:parent-style-name="Default">
      <style:table-cell-properties fo:background-color="#ffcc00"/>
    </style:style>
    <style:style style:name="Excel_5f_CondFormat_5f_2_5f_129_5f_1" style:display-name="Excel_CondFormat_2_129_1" style:family="table-cell" style:parent-style-name="Default">
      <style:table-cell-properties fo:background-color="#ffffff"/>
    </style:style>
    <style:style style:name="Excel_5f_CondFormat_5f_2_5f_129_5f_2" style:display-name="Excel_CondFormat_2_129_2" style:family="table-cell" style:parent-style-name="Default">
      <style:table-cell-properties fo:background-color="#006411"/>
    </style:style>
    <style:style style:name="Excel_5f_CondFormat_5f_2_5f_129_5f_3" style:display-name="Excel_CondFormat_2_129_3" style:family="table-cell" style:parent-style-name="Default">
      <style:table-cell-properties fo:background-color="#ffcc00"/>
    </style:style>
    <style:style style:name="Excel_5f_CondFormat_5f_2_5f_130_5f_1" style:display-name="Excel_CondFormat_2_130_1" style:family="table-cell" style:parent-style-name="Default">
      <style:table-cell-properties fo:background-color="#006411"/>
    </style:style>
    <style:style style:name="Excel_5f_CondFormat_5f_2_5f_130_5f_2" style:display-name="Excel_CondFormat_2_130_2" style:family="table-cell" style:parent-style-name="Default">
      <style:table-cell-properties fo:background-color="#ffcc00"/>
    </style:style>
    <style:style style:name="Excel_5f_CondFormat_5f_2_5f_130_5f_3" style:display-name="Excel_CondFormat_2_130_3" style:family="table-cell" style:parent-style-name="Default">
      <style:table-cell-properties fo:background-color="#dd0806"/>
    </style:style>
    <style:style style:name="Excel_5f_CondFormat_5f_2_5f_131_5f_1" style:display-name="Excel_CondFormat_2_131_1" style:family="table-cell" style:parent-style-name="Default">
      <style:table-cell-properties fo:background-color="#ffffff"/>
    </style:style>
    <style:style style:name="Excel_5f_CondFormat_5f_2_5f_131_5f_2" style:display-name="Excel_CondFormat_2_131_2" style:family="table-cell" style:parent-style-name="Default">
      <style:table-cell-properties fo:background-color="#006411"/>
    </style:style>
    <style:style style:name="Excel_5f_CondFormat_5f_2_5f_131_5f_3" style:display-name="Excel_CondFormat_2_131_3" style:family="table-cell" style:parent-style-name="Default">
      <style:table-cell-properties fo:background-color="#ffcc00"/>
    </style:style>
    <style:style style:name="Excel_5f_CondFormat_5f_2_5f_132_5f_1" style:display-name="Excel_CondFormat_2_132_1" style:family="table-cell" style:parent-style-name="Default">
      <style:table-cell-properties fo:background-color="#006411"/>
    </style:style>
    <style:style style:name="Excel_5f_CondFormat_5f_2_5f_132_5f_2" style:display-name="Excel_CondFormat_2_132_2" style:family="table-cell" style:parent-style-name="Default">
      <style:table-cell-properties fo:background-color="#ffcc00"/>
    </style:style>
    <style:style style:name="Excel_5f_CondFormat_5f_2_5f_132_5f_3" style:display-name="Excel_CondFormat_2_132_3" style:family="table-cell" style:parent-style-name="Default">
      <style:table-cell-properties fo:background-color="#dd0806"/>
    </style:style>
    <style:style style:name="Excel_5f_CondFormat_5f_2_5f_133_5f_1" style:display-name="Excel_CondFormat_2_133_1" style:family="table-cell" style:parent-style-name="Default">
      <style:table-cell-properties fo:background-color="#ffffff"/>
    </style:style>
    <style:style style:name="Excel_5f_CondFormat_5f_2_5f_133_5f_2" style:display-name="Excel_CondFormat_2_133_2" style:family="table-cell" style:parent-style-name="Default">
      <style:table-cell-properties fo:background-color="#006411"/>
    </style:style>
    <style:style style:name="Excel_5f_CondFormat_5f_2_5f_133_5f_3" style:display-name="Excel_CondFormat_2_133_3" style:family="table-cell" style:parent-style-name="Default">
      <style:table-cell-properties fo:background-color="#ffcc00"/>
    </style:style>
    <style:style style:name="Excel_5f_CondFormat_5f_2_5f_134_5f_1" style:display-name="Excel_CondFormat_2_134_1" style:family="table-cell" style:parent-style-name="Default">
      <style:table-cell-properties fo:background-color="#006411"/>
    </style:style>
    <style:style style:name="Excel_5f_CondFormat_5f_2_5f_134_5f_2" style:display-name="Excel_CondFormat_2_134_2" style:family="table-cell" style:parent-style-name="Default">
      <style:table-cell-properties fo:background-color="#ffcc00"/>
    </style:style>
    <style:style style:name="Excel_5f_CondFormat_5f_2_5f_134_5f_3" style:display-name="Excel_CondFormat_2_134_3" style:family="table-cell" style:parent-style-name="Default">
      <style:table-cell-properties fo:background-color="#dd0806"/>
    </style:style>
    <style:style style:name="Excel_5f_CondFormat_5f_2_5f_135_5f_1" style:display-name="Excel_CondFormat_2_135_1" style:family="table-cell" style:parent-style-name="Default">
      <style:table-cell-properties fo:background-color="#006411"/>
    </style:style>
    <style:style style:name="Excel_5f_CondFormat_5f_2_5f_135_5f_2" style:display-name="Excel_CondFormat_2_135_2" style:family="table-cell" style:parent-style-name="Default">
      <style:table-cell-properties fo:background-color="#ffcc00"/>
    </style:style>
    <style:style style:name="Excel_5f_CondFormat_5f_2_5f_135_5f_3" style:display-name="Excel_CondFormat_2_135_3" style:family="table-cell" style:parent-style-name="Default">
      <style:table-cell-properties fo:background-color="#dd0806"/>
    </style:style>
    <style:style style:name="Excel_5f_CondFormat_5f_2_5f_136_5f_1" style:display-name="Excel_CondFormat_2_136_1" style:family="table-cell" style:parent-style-name="Default">
      <style:table-cell-properties fo:background-color="#ffffff"/>
    </style:style>
    <style:style style:name="Excel_5f_CondFormat_5f_2_5f_136_5f_2" style:display-name="Excel_CondFormat_2_136_2" style:family="table-cell" style:parent-style-name="Default">
      <style:table-cell-properties fo:background-color="#006411"/>
    </style:style>
    <style:style style:name="Excel_5f_CondFormat_5f_2_5f_136_5f_3" style:display-name="Excel_CondFormat_2_136_3" style:family="table-cell" style:parent-style-name="Default">
      <style:table-cell-properties fo:background-color="#ffcc00"/>
    </style:style>
    <style:style style:name="Excel_5f_CondFormat_5f_2_5f_137_5f_1" style:display-name="Excel_CondFormat_2_137_1" style:family="table-cell" style:parent-style-name="Default">
      <style:table-cell-properties fo:background-color="#006411"/>
    </style:style>
    <style:style style:name="Excel_5f_CondFormat_5f_2_5f_137_5f_2" style:display-name="Excel_CondFormat_2_137_2" style:family="table-cell" style:parent-style-name="Default">
      <style:table-cell-properties fo:background-color="#ffcc00"/>
    </style:style>
    <style:style style:name="Excel_5f_CondFormat_5f_2_5f_137_5f_3" style:display-name="Excel_CondFormat_2_137_3" style:family="table-cell" style:parent-style-name="Default">
      <style:table-cell-properties fo:background-color="#dd0806"/>
    </style:style>
    <style:style style:name="Excel_5f_CondFormat_5f_2_5f_138_5f_1" style:display-name="Excel_CondFormat_2_138_1" style:family="table-cell" style:parent-style-name="Default">
      <style:table-cell-properties fo:background-color="#006411"/>
    </style:style>
    <style:style style:name="Excel_5f_CondFormat_5f_2_5f_138_5f_2" style:display-name="Excel_CondFormat_2_138_2" style:family="table-cell" style:parent-style-name="Default">
      <style:table-cell-properties fo:background-color="#ffcc00"/>
    </style:style>
    <style:style style:name="Excel_5f_CondFormat_5f_2_5f_138_5f_3" style:display-name="Excel_CondFormat_2_138_3" style:family="table-cell" style:parent-style-name="Default">
      <style:table-cell-properties fo:background-color="#dd0806"/>
    </style:style>
    <style:style style:name="Excel_5f_CondFormat_5f_2_5f_139_5f_1" style:display-name="Excel_CondFormat_2_139_1" style:family="table-cell" style:parent-style-name="Default">
      <style:table-cell-properties fo:background-color="#006411"/>
    </style:style>
    <style:style style:name="Excel_5f_CondFormat_5f_2_5f_139_5f_2" style:display-name="Excel_CondFormat_2_139_2" style:family="table-cell" style:parent-style-name="Default">
      <style:table-cell-properties fo:background-color="#ffcc00"/>
    </style:style>
    <style:style style:name="Excel_5f_CondFormat_5f_2_5f_139_5f_3" style:display-name="Excel_CondFormat_2_139_3" style:family="table-cell" style:parent-style-name="Default">
      <style:table-cell-properties fo:background-color="#dd0806"/>
    </style:style>
    <style:style style:name="Excel_5f_CondFormat_5f_2_5f_140_5f_1" style:display-name="Excel_CondFormat_2_140_1" style:family="table-cell" style:parent-style-name="Default">
      <style:table-cell-properties fo:background-color="#ffffff"/>
    </style:style>
    <style:style style:name="Excel_5f_CondFormat_5f_2_5f_140_5f_2" style:display-name="Excel_CondFormat_2_140_2" style:family="table-cell" style:parent-style-name="Default">
      <style:table-cell-properties fo:background-color="#006411"/>
    </style:style>
    <style:style style:name="Excel_5f_CondFormat_5f_2_5f_140_5f_3" style:display-name="Excel_CondFormat_2_140_3" style:family="table-cell" style:parent-style-name="Default">
      <style:table-cell-properties fo:background-color="#ffcc00"/>
    </style:style>
    <style:style style:name="Excel_5f_CondFormat_5f_2_5f_141_5f_1" style:display-name="Excel_CondFormat_2_141_1" style:family="table-cell" style:parent-style-name="Default">
      <style:table-cell-properties fo:background-color="#006411"/>
    </style:style>
    <style:style style:name="Excel_5f_CondFormat_5f_2_5f_141_5f_2" style:display-name="Excel_CondFormat_2_141_2" style:family="table-cell" style:parent-style-name="Default">
      <style:table-cell-properties fo:background-color="#ffcc00"/>
    </style:style>
    <style:style style:name="Excel_5f_CondFormat_5f_2_5f_141_5f_3" style:display-name="Excel_CondFormat_2_141_3" style:family="table-cell" style:parent-style-name="Default">
      <style:table-cell-properties fo:background-color="#dd0806"/>
    </style:style>
    <style:style style:name="Excel_5f_CondFormat_5f_2_5f_142_5f_1" style:display-name="Excel_CondFormat_2_142_1" style:family="table-cell" style:parent-style-name="Default">
      <style:table-cell-properties fo:background-color="#006411"/>
    </style:style>
    <style:style style:name="Excel_5f_CondFormat_5f_2_5f_142_5f_2" style:display-name="Excel_CondFormat_2_142_2" style:family="table-cell" style:parent-style-name="Default">
      <style:table-cell-properties fo:background-color="#ffcc00"/>
    </style:style>
    <style:style style:name="Excel_5f_CondFormat_5f_2_5f_142_5f_3" style:display-name="Excel_CondFormat_2_142_3" style:family="table-cell" style:parent-style-name="Default">
      <style:table-cell-properties fo:background-color="#dd0806"/>
    </style:style>
    <style:style style:name="Excel_5f_CondFormat_5f_2_5f_143_5f_1" style:display-name="Excel_CondFormat_2_143_1" style:family="table-cell" style:parent-style-name="Default">
      <style:table-cell-properties fo:background-color="#006411"/>
    </style:style>
    <style:style style:name="Excel_5f_CondFormat_5f_2_5f_143_5f_2" style:display-name="Excel_CondFormat_2_143_2" style:family="table-cell" style:parent-style-name="Default">
      <style:table-cell-properties fo:background-color="#ffcc00"/>
    </style:style>
    <style:style style:name="Excel_5f_CondFormat_5f_2_5f_143_5f_3" style:display-name="Excel_CondFormat_2_143_3" style:family="table-cell" style:parent-style-name="Default">
      <style:table-cell-properties fo:background-color="#dd0806"/>
    </style:style>
    <style:style style:name="Excel_5f_CondFormat_5f_2_5f_144_5f_1" style:display-name="Excel_CondFormat_2_144_1" style:family="table-cell" style:parent-style-name="Default">
      <style:table-cell-properties fo:background-color="#006411"/>
    </style:style>
    <style:style style:name="Excel_5f_CondFormat_5f_2_5f_144_5f_2" style:display-name="Excel_CondFormat_2_144_2" style:family="table-cell" style:parent-style-name="Default">
      <style:table-cell-properties fo:background-color="#ffcc00"/>
    </style:style>
    <style:style style:name="Excel_5f_CondFormat_5f_2_5f_144_5f_3" style:display-name="Excel_CondFormat_2_144_3" style:family="table-cell" style:parent-style-name="Default">
      <style:table-cell-properties fo:background-color="#dd0806"/>
    </style:style>
    <style:style style:name="Excel_5f_CondFormat_5f_2_5f_145_5f_1" style:display-name="Excel_CondFormat_2_145_1" style:family="table-cell" style:parent-style-name="Default">
      <style:table-cell-properties fo:background-color="#ffffff"/>
    </style:style>
    <style:style style:name="Excel_5f_CondFormat_5f_2_5f_145_5f_2" style:display-name="Excel_CondFormat_2_145_2" style:family="table-cell" style:parent-style-name="Default">
      <style:table-cell-properties fo:background-color="#006411"/>
    </style:style>
    <style:style style:name="Excel_5f_CondFormat_5f_2_5f_145_5f_3" style:display-name="Excel_CondFormat_2_145_3" style:family="table-cell" style:parent-style-name="Default">
      <style:table-cell-properties fo:background-color="#ffcc00"/>
    </style:style>
    <style:style style:name="Excel_5f_CondFormat_5f_2_5f_146_5f_1" style:display-name="Excel_CondFormat_2_146_1" style:family="table-cell" style:parent-style-name="Default">
      <style:table-cell-properties fo:background-color="#006411"/>
    </style:style>
    <style:style style:name="Excel_5f_CondFormat_5f_2_5f_146_5f_2" style:display-name="Excel_CondFormat_2_146_2" style:family="table-cell" style:parent-style-name="Default">
      <style:table-cell-properties fo:background-color="#ffcc00"/>
    </style:style>
    <style:style style:name="Excel_5f_CondFormat_5f_2_5f_146_5f_3" style:display-name="Excel_CondFormat_2_146_3" style:family="table-cell" style:parent-style-name="Default">
      <style:table-cell-properties fo:background-color="#dd0806"/>
    </style:style>
    <style:style style:name="Excel_5f_CondFormat_5f_2_5f_147_5f_1" style:display-name="Excel_CondFormat_2_147_1" style:family="table-cell" style:parent-style-name="Default">
      <style:table-cell-properties fo:background-color="#006411"/>
    </style:style>
    <style:style style:name="Excel_5f_CondFormat_5f_2_5f_147_5f_2" style:display-name="Excel_CondFormat_2_147_2" style:family="table-cell" style:parent-style-name="Default">
      <style:table-cell-properties fo:background-color="#ffcc00"/>
    </style:style>
    <style:style style:name="Excel_5f_CondFormat_5f_2_5f_147_5f_3" style:display-name="Excel_CondFormat_2_147_3" style:family="table-cell" style:parent-style-name="Default">
      <style:table-cell-properties fo:background-color="#dd0806"/>
    </style:style>
    <style:style style:name="Excel_5f_CondFormat_5f_2_5f_148_5f_1" style:display-name="Excel_CondFormat_2_148_1" style:family="table-cell" style:parent-style-name="Default">
      <style:table-cell-properties fo:background-color="#006411"/>
    </style:style>
    <style:style style:name="Excel_5f_CondFormat_5f_2_5f_148_5f_2" style:display-name="Excel_CondFormat_2_148_2" style:family="table-cell" style:parent-style-name="Default">
      <style:table-cell-properties fo:background-color="#ffcc00"/>
    </style:style>
    <style:style style:name="Excel_5f_CondFormat_5f_2_5f_148_5f_3" style:display-name="Excel_CondFormat_2_148_3" style:family="table-cell" style:parent-style-name="Default">
      <style:table-cell-properties fo:background-color="#dd0806"/>
    </style:style>
    <style:style style:name="Excel_5f_CondFormat_5f_2_5f_149_5f_1" style:display-name="Excel_CondFormat_2_149_1" style:family="table-cell" style:parent-style-name="Default">
      <style:table-cell-properties fo:background-color="#006411"/>
    </style:style>
    <style:style style:name="Excel_5f_CondFormat_5f_2_5f_149_5f_2" style:display-name="Excel_CondFormat_2_149_2" style:family="table-cell" style:parent-style-name="Default">
      <style:table-cell-properties fo:background-color="#ffcc00"/>
    </style:style>
    <style:style style:name="Excel_5f_CondFormat_5f_2_5f_149_5f_3" style:display-name="Excel_CondFormat_2_149_3" style:family="table-cell" style:parent-style-name="Default">
      <style:table-cell-properties fo:background-color="#dd0806"/>
    </style:style>
    <style:style style:name="Excel_5f_CondFormat_5f_2_5f_150_5f_1" style:display-name="Excel_CondFormat_2_150_1" style:family="table-cell" style:parent-style-name="Default">
      <style:table-cell-properties fo:background-color="#006411"/>
    </style:style>
    <style:style style:name="Excel_5f_CondFormat_5f_2_5f_150_5f_2" style:display-name="Excel_CondFormat_2_150_2" style:family="table-cell" style:parent-style-name="Default">
      <style:table-cell-properties fo:background-color="#ffcc00"/>
    </style:style>
    <style:style style:name="Excel_5f_CondFormat_5f_2_5f_150_5f_3" style:display-name="Excel_CondFormat_2_150_3" style:family="table-cell" style:parent-style-name="Default">
      <style:table-cell-properties fo:background-color="#dd0806"/>
    </style:style>
    <style:style style:name="Excel_5f_CondFormat_5f_2_5f_151_5f_1" style:display-name="Excel_CondFormat_2_151_1" style:family="table-cell" style:parent-style-name="Default">
      <style:table-cell-properties fo:background-color="#ffffff"/>
    </style:style>
    <style:style style:name="Excel_5f_CondFormat_5f_2_5f_151_5f_2" style:display-name="Excel_CondFormat_2_151_2" style:family="table-cell" style:parent-style-name="Default">
      <style:table-cell-properties fo:background-color="#006411"/>
    </style:style>
    <style:style style:name="Excel_5f_CondFormat_5f_2_5f_151_5f_3" style:display-name="Excel_CondFormat_2_151_3" style:family="table-cell" style:parent-style-name="Default">
      <style:table-cell-properties fo:background-color="#ffcc00"/>
    </style:style>
    <style:style style:name="Excel_5f_CondFormat_5f_2_5f_152_5f_1" style:display-name="Excel_CondFormat_2_152_1" style:family="table-cell" style:parent-style-name="Default">
      <style:table-cell-properties fo:background-color="#006411"/>
    </style:style>
    <style:style style:name="Excel_5f_CondFormat_5f_2_5f_152_5f_2" style:display-name="Excel_CondFormat_2_152_2" style:family="table-cell" style:parent-style-name="Default">
      <style:table-cell-properties fo:background-color="#ffcc00"/>
    </style:style>
    <style:style style:name="Excel_5f_CondFormat_5f_2_5f_152_5f_3" style:display-name="Excel_CondFormat_2_152_3" style:family="table-cell" style:parent-style-name="Default">
      <style:table-cell-properties fo:background-color="#dd0806"/>
    </style:style>
    <style:style style:name="Excel_5f_CondFormat_5f_2_5f_153_5f_1" style:display-name="Excel_CondFormat_2_153_1" style:family="table-cell" style:parent-style-name="Default">
      <style:table-cell-properties fo:background-color="#006411"/>
    </style:style>
    <style:style style:name="Excel_5f_CondFormat_5f_2_5f_153_5f_2" style:display-name="Excel_CondFormat_2_153_2" style:family="table-cell" style:parent-style-name="Default">
      <style:table-cell-properties fo:background-color="#ffcc00"/>
    </style:style>
    <style:style style:name="Excel_5f_CondFormat_5f_2_5f_153_5f_3" style:display-name="Excel_CondFormat_2_153_3" style:family="table-cell" style:parent-style-name="Default">
      <style:table-cell-properties fo:background-color="#dd0806"/>
    </style:style>
    <style:style style:name="Excel_5f_CondFormat_5f_2_5f_154_5f_1" style:display-name="Excel_CondFormat_2_154_1" style:family="table-cell" style:parent-style-name="Default">
      <style:table-cell-properties fo:background-color="#ffffff"/>
    </style:style>
    <style:style style:name="Excel_5f_CondFormat_5f_2_5f_154_5f_2" style:display-name="Excel_CondFormat_2_154_2" style:family="table-cell" style:parent-style-name="Default">
      <style:table-cell-properties fo:background-color="#006411"/>
    </style:style>
    <style:style style:name="Excel_5f_CondFormat_5f_2_5f_154_5f_3" style:display-name="Excel_CondFormat_2_154_3" style:family="table-cell" style:parent-style-name="Default">
      <style:table-cell-properties fo:background-color="#ffcc00"/>
    </style:style>
    <style:style style:name="Excel_5f_CondFormat_5f_2_5f_155_5f_1" style:display-name="Excel_CondFormat_2_155_1" style:family="table-cell" style:parent-style-name="Default">
      <style:table-cell-properties fo:background-color="#006411"/>
    </style:style>
    <style:style style:name="Excel_5f_CondFormat_5f_2_5f_155_5f_2" style:display-name="Excel_CondFormat_2_155_2" style:family="table-cell" style:parent-style-name="Default">
      <style:table-cell-properties fo:background-color="#ffcc00"/>
    </style:style>
    <style:style style:name="Excel_5f_CondFormat_5f_2_5f_155_5f_3" style:display-name="Excel_CondFormat_2_155_3" style:family="table-cell" style:parent-style-name="Default">
      <style:table-cell-properties fo:background-color="#dd0806"/>
    </style:style>
    <style:style style:name="Excel_5f_CondFormat_5f_2_5f_156_5f_1" style:display-name="Excel_CondFormat_2_156_1" style:family="table-cell" style:parent-style-name="Default">
      <style:table-cell-properties fo:background-color="#006411"/>
    </style:style>
    <style:style style:name="Excel_5f_CondFormat_5f_2_5f_156_5f_2" style:display-name="Excel_CondFormat_2_156_2" style:family="table-cell" style:parent-style-name="Default">
      <style:table-cell-properties fo:background-color="#ffcc00"/>
    </style:style>
    <style:style style:name="Excel_5f_CondFormat_5f_2_5f_156_5f_3" style:display-name="Excel_CondFormat_2_156_3" style:family="table-cell" style:parent-style-name="Default">
      <style:table-cell-properties fo:background-color="#dd0806"/>
    </style:style>
    <style:style style:name="Excel_5f_CondFormat_5f_2_5f_157_5f_1" style:display-name="Excel_CondFormat_2_157_1" style:family="table-cell" style:parent-style-name="Default">
      <style:table-cell-properties fo:background-color="#006411"/>
    </style:style>
    <style:style style:name="Excel_5f_CondFormat_5f_2_5f_157_5f_2" style:display-name="Excel_CondFormat_2_157_2" style:family="table-cell" style:parent-style-name="Default">
      <style:table-cell-properties fo:background-color="#ffcc00"/>
    </style:style>
    <style:style style:name="Excel_5f_CondFormat_5f_2_5f_157_5f_3" style:display-name="Excel_CondFormat_2_157_3" style:family="table-cell" style:parent-style-name="Default">
      <style:table-cell-properties fo:background-color="#dd0806"/>
    </style:style>
    <style:style style:name="Excel_5f_CondFormat_5f_2_5f_158_5f_1" style:display-name="Excel_CondFormat_2_158_1" style:family="table-cell" style:parent-style-name="Default">
      <style:table-cell-properties fo:background-color="#ffffff"/>
    </style:style>
    <style:style style:name="Excel_5f_CondFormat_5f_2_5f_158_5f_2" style:display-name="Excel_CondFormat_2_158_2" style:family="table-cell" style:parent-style-name="Default">
      <style:table-cell-properties fo:background-color="#006411"/>
    </style:style>
    <style:style style:name="Excel_5f_CondFormat_5f_2_5f_158_5f_3" style:display-name="Excel_CondFormat_2_158_3" style:family="table-cell" style:parent-style-name="Default">
      <style:table-cell-properties fo:background-color="#ffcc00"/>
    </style:style>
    <style:style style:name="Excel_5f_CondFormat_5f_2_5f_159_5f_1" style:display-name="Excel_CondFormat_2_159_1" style:family="table-cell" style:parent-style-name="Default">
      <style:table-cell-properties fo:background-color="#006411"/>
    </style:style>
    <style:style style:name="Excel_5f_CondFormat_5f_2_5f_159_5f_2" style:display-name="Excel_CondFormat_2_159_2" style:family="table-cell" style:parent-style-name="Default">
      <style:table-cell-properties fo:background-color="#ffcc00"/>
    </style:style>
    <style:style style:name="Excel_5f_CondFormat_5f_2_5f_159_5f_3" style:display-name="Excel_CondFormat_2_159_3" style:family="table-cell" style:parent-style-name="Default">
      <style:table-cell-properties fo:background-color="#dd0806"/>
    </style:style>
    <style:style style:name="Excel_5f_CondFormat_5f_2_5f_160_5f_1" style:display-name="Excel_CondFormat_2_160_1" style:family="table-cell" style:parent-style-name="Default">
      <style:table-cell-properties fo:background-color="#006411"/>
    </style:style>
    <style:style style:name="Excel_5f_CondFormat_5f_2_5f_160_5f_2" style:display-name="Excel_CondFormat_2_160_2" style:family="table-cell" style:parent-style-name="Default">
      <style:table-cell-properties fo:background-color="#ffcc00"/>
    </style:style>
    <style:style style:name="Excel_5f_CondFormat_5f_2_5f_160_5f_3" style:display-name="Excel_CondFormat_2_160_3" style:family="table-cell" style:parent-style-name="Default">
      <style:table-cell-properties fo:background-color="#dd0806"/>
    </style:style>
    <style:style style:name="Excel_5f_CondFormat_5f_2_5f_161_5f_1" style:display-name="Excel_CondFormat_2_161_1" style:family="table-cell" style:parent-style-name="Default">
      <style:table-cell-properties fo:background-color="#006411"/>
    </style:style>
    <style:style style:name="Excel_5f_CondFormat_5f_2_5f_161_5f_2" style:display-name="Excel_CondFormat_2_161_2" style:family="table-cell" style:parent-style-name="Default">
      <style:table-cell-properties fo:background-color="#ffcc00"/>
    </style:style>
    <style:style style:name="Excel_5f_CondFormat_5f_2_5f_161_5f_3" style:display-name="Excel_CondFormat_2_161_3" style:family="table-cell" style:parent-style-name="Default">
      <style:table-cell-properties fo:background-color="#dd0806"/>
    </style:style>
    <style:style style:name="Excel_5f_CondFormat_5f_2_5f_162_5f_1" style:display-name="Excel_CondFormat_2_162_1" style:family="table-cell" style:parent-style-name="Default">
      <style:table-cell-properties fo:background-color="#006411"/>
    </style:style>
    <style:style style:name="Excel_5f_CondFormat_5f_2_5f_162_5f_2" style:display-name="Excel_CondFormat_2_162_2" style:family="table-cell" style:parent-style-name="Default">
      <style:table-cell-properties fo:background-color="#ffcc00"/>
    </style:style>
    <style:style style:name="Excel_5f_CondFormat_5f_2_5f_162_5f_3" style:display-name="Excel_CondFormat_2_162_3" style:family="table-cell" style:parent-style-name="Default">
      <style:table-cell-properties fo:background-color="#dd0806"/>
    </style:style>
    <style:style style:name="Excel_5f_CondFormat_5f_2_5f_163_5f_1" style:display-name="Excel_CondFormat_2_163_1" style:family="table-cell" style:parent-style-name="Default">
      <style:table-cell-properties fo:background-color="#ffffff"/>
    </style:style>
    <style:style style:name="Excel_5f_CondFormat_5f_2_5f_163_5f_2" style:display-name="Excel_CondFormat_2_163_2" style:family="table-cell" style:parent-style-name="Default">
      <style:table-cell-properties fo:background-color="#006411"/>
    </style:style>
    <style:style style:name="Excel_5f_CondFormat_5f_2_5f_163_5f_3" style:display-name="Excel_CondFormat_2_163_3" style:family="table-cell" style:parent-style-name="Default">
      <style:table-cell-properties fo:background-color="#ffcc00"/>
    </style:style>
    <style:style style:name="Excel_5f_CondFormat_5f_2_5f_164_5f_1" style:display-name="Excel_CondFormat_2_164_1" style:family="table-cell" style:parent-style-name="Default">
      <style:table-cell-properties fo:background-color="#006411"/>
    </style:style>
    <style:style style:name="Excel_5f_CondFormat_5f_2_5f_164_5f_2" style:display-name="Excel_CondFormat_2_164_2" style:family="table-cell" style:parent-style-name="Default">
      <style:table-cell-properties fo:background-color="#ffcc00"/>
    </style:style>
    <style:style style:name="Excel_5f_CondFormat_5f_2_5f_164_5f_3" style:display-name="Excel_CondFormat_2_164_3" style:family="table-cell" style:parent-style-name="Default">
      <style:table-cell-properties fo:background-color="#dd0806"/>
    </style:style>
    <style:style style:name="Excel_5f_CondFormat_5f_2_5f_165_5f_1" style:display-name="Excel_CondFormat_2_165_1" style:family="table-cell" style:parent-style-name="Default">
      <style:table-cell-properties fo:background-color="#006411"/>
    </style:style>
    <style:style style:name="Excel_5f_CondFormat_5f_2_5f_165_5f_2" style:display-name="Excel_CondFormat_2_165_2" style:family="table-cell" style:parent-style-name="Default">
      <style:table-cell-properties fo:background-color="#ffcc00"/>
    </style:style>
    <style:style style:name="Excel_5f_CondFormat_5f_2_5f_165_5f_3" style:display-name="Excel_CondFormat_2_165_3" style:family="table-cell" style:parent-style-name="Default">
      <style:table-cell-properties fo:background-color="#dd0806"/>
    </style:style>
    <style:style style:name="Excel_5f_CondFormat_5f_2_5f_166_5f_1" style:display-name="Excel_CondFormat_2_166_1" style:family="table-cell" style:parent-style-name="Default">
      <style:table-cell-properties fo:background-color="#006411"/>
    </style:style>
    <style:style style:name="Excel_5f_CondFormat_5f_2_5f_166_5f_2" style:display-name="Excel_CondFormat_2_166_2" style:family="table-cell" style:parent-style-name="Default">
      <style:table-cell-properties fo:background-color="#ffcc00"/>
    </style:style>
    <style:style style:name="Excel_5f_CondFormat_5f_2_5f_166_5f_3" style:display-name="Excel_CondFormat_2_166_3" style:family="table-cell" style:parent-style-name="Default">
      <style:table-cell-properties fo:background-color="#dd0806"/>
    </style:style>
    <style:style style:name="Excel_5f_CondFormat_5f_2_5f_167_5f_1" style:display-name="Excel_CondFormat_2_167_1" style:family="table-cell" style:parent-style-name="Default">
      <style:table-cell-properties fo:background-color="#006411"/>
    </style:style>
    <style:style style:name="Excel_5f_CondFormat_5f_2_5f_167_5f_2" style:display-name="Excel_CondFormat_2_167_2" style:family="table-cell" style:parent-style-name="Default">
      <style:table-cell-properties fo:background-color="#ffcc00"/>
    </style:style>
    <style:style style:name="Excel_5f_CondFormat_5f_2_5f_167_5f_3" style:display-name="Excel_CondFormat_2_167_3" style:family="table-cell" style:parent-style-name="Default">
      <style:table-cell-properties fo:background-color="#dd0806"/>
    </style:style>
    <style:style style:name="Excel_5f_CondFormat_5f_2_5f_168_5f_1" style:display-name="Excel_CondFormat_2_168_1" style:family="table-cell" style:parent-style-name="Default">
      <style:table-cell-properties fo:background-color="#006411"/>
    </style:style>
    <style:style style:name="Excel_5f_CondFormat_5f_2_5f_168_5f_2" style:display-name="Excel_CondFormat_2_168_2" style:family="table-cell" style:parent-style-name="Default">
      <style:table-cell-properties fo:background-color="#ffcc00"/>
    </style:style>
    <style:style style:name="Excel_5f_CondFormat_5f_2_5f_168_5f_3" style:display-name="Excel_CondFormat_2_168_3" style:family="table-cell" style:parent-style-name="Default">
      <style:table-cell-properties fo:background-color="#dd0806"/>
    </style:style>
    <style:style style:name="Excel_5f_CondFormat_5f_2_5f_169_5f_1" style:display-name="Excel_CondFormat_2_169_1" style:family="table-cell" style:parent-style-name="Default">
      <style:table-cell-properties fo:background-color="#ffffff"/>
    </style:style>
    <style:style style:name="Excel_5f_CondFormat_5f_2_5f_169_5f_2" style:display-name="Excel_CondFormat_2_169_2" style:family="table-cell" style:parent-style-name="Default">
      <style:table-cell-properties fo:background-color="#006411"/>
    </style:style>
    <style:style style:name="Excel_5f_CondFormat_5f_2_5f_169_5f_3" style:display-name="Excel_CondFormat_2_169_3" style:family="table-cell" style:parent-style-name="Default">
      <style:table-cell-properties fo:background-color="#ffcc00"/>
    </style:style>
    <style:style style:name="Excel_5f_CondFormat_5f_2_5f_170_5f_1" style:display-name="Excel_CondFormat_2_170_1" style:family="table-cell" style:parent-style-name="Default">
      <style:table-cell-properties fo:background-color="#006411"/>
    </style:style>
    <style:style style:name="Excel_5f_CondFormat_5f_2_5f_170_5f_2" style:display-name="Excel_CondFormat_2_170_2" style:family="table-cell" style:parent-style-name="Default">
      <style:table-cell-properties fo:background-color="#ffcc00"/>
    </style:style>
    <style:style style:name="Excel_5f_CondFormat_5f_2_5f_170_5f_3" style:display-name="Excel_CondFormat_2_170_3" style:family="table-cell" style:parent-style-name="Default">
      <style:table-cell-properties fo:background-color="#dd0806"/>
    </style:style>
    <style:style style:name="Excel_5f_CondFormat_5f_2_5f_171_5f_1" style:display-name="Excel_CondFormat_2_171_1" style:family="table-cell" style:parent-style-name="Default">
      <style:table-cell-properties fo:background-color="#006411"/>
    </style:style>
    <style:style style:name="Excel_5f_CondFormat_5f_2_5f_171_5f_2" style:display-name="Excel_CondFormat_2_171_2" style:family="table-cell" style:parent-style-name="Default">
      <style:table-cell-properties fo:background-color="#ffcc00"/>
    </style:style>
    <style:style style:name="Excel_5f_CondFormat_5f_2_5f_171_5f_3" style:display-name="Excel_CondFormat_2_171_3" style:family="table-cell" style:parent-style-name="Default">
      <style:table-cell-properties fo:background-color="#dd0806"/>
    </style:style>
    <style:style style:name="Excel_5f_CondFormat_5f_2_5f_172_5f_1" style:display-name="Excel_CondFormat_2_172_1" style:family="table-cell" style:parent-style-name="Default">
      <style:table-cell-properties fo:background-color="#006411"/>
    </style:style>
    <style:style style:name="Excel_5f_CondFormat_5f_2_5f_172_5f_2" style:display-name="Excel_CondFormat_2_172_2" style:family="table-cell" style:parent-style-name="Default">
      <style:table-cell-properties fo:background-color="#ffcc00"/>
    </style:style>
    <style:style style:name="Excel_5f_CondFormat_5f_2_5f_172_5f_3" style:display-name="Excel_CondFormat_2_172_3" style:family="table-cell" style:parent-style-name="Default">
      <style:table-cell-properties fo:background-color="#dd0806"/>
    </style:style>
    <style:style style:name="Excel_5f_CondFormat_5f_2_5f_173_5f_1" style:display-name="Excel_CondFormat_2_173_1" style:family="table-cell" style:parent-style-name="Default">
      <style:table-cell-properties fo:background-color="#006411"/>
    </style:style>
    <style:style style:name="Excel_5f_CondFormat_5f_2_5f_173_5f_2" style:display-name="Excel_CondFormat_2_173_2" style:family="table-cell" style:parent-style-name="Default">
      <style:table-cell-properties fo:background-color="#ffcc00"/>
    </style:style>
    <style:style style:name="Excel_5f_CondFormat_5f_2_5f_173_5f_3" style:display-name="Excel_CondFormat_2_173_3" style:family="table-cell" style:parent-style-name="Default">
      <style:table-cell-properties fo:background-color="#dd0806"/>
    </style:style>
    <style:style style:name="Excel_5f_CondFormat_5f_2_5f_174_5f_1" style:display-name="Excel_CondFormat_2_174_1" style:family="table-cell" style:parent-style-name="Default">
      <style:table-cell-properties fo:background-color="#006411"/>
    </style:style>
    <style:style style:name="Excel_5f_CondFormat_5f_2_5f_174_5f_2" style:display-name="Excel_CondFormat_2_174_2" style:family="table-cell" style:parent-style-name="Default">
      <style:table-cell-properties fo:background-color="#ffcc00"/>
    </style:style>
    <style:style style:name="Excel_5f_CondFormat_5f_2_5f_174_5f_3" style:display-name="Excel_CondFormat_2_174_3" style:family="table-cell" style:parent-style-name="Default">
      <style:table-cell-properties fo:background-color="#dd0806"/>
    </style:style>
    <style:style style:name="Excel_5f_CondFormat_5f_2_5f_175_5f_1" style:display-name="Excel_CondFormat_2_175_1" style:family="table-cell" style:parent-style-name="Default">
      <style:table-cell-properties fo:background-color="#006411"/>
    </style:style>
    <style:style style:name="Excel_5f_CondFormat_5f_2_5f_175_5f_2" style:display-name="Excel_CondFormat_2_175_2" style:family="table-cell" style:parent-style-name="Default">
      <style:table-cell-properties fo:background-color="#ffcc00"/>
    </style:style>
    <style:style style:name="Excel_5f_CondFormat_5f_2_5f_175_5f_3" style:display-name="Excel_CondFormat_2_175_3" style:family="table-cell" style:parent-style-name="Default">
      <style:table-cell-properties fo:background-color="#dd0806"/>
    </style:style>
    <style:style style:name="Excel_5f_CondFormat_5f_2_5f_176_5f_1" style:display-name="Excel_CondFormat_2_176_1" style:family="table-cell" style:parent-style-name="Default">
      <style:table-cell-properties fo:background-color="#ffffff"/>
    </style:style>
    <style:style style:name="Excel_5f_CondFormat_5f_2_5f_176_5f_2" style:display-name="Excel_CondFormat_2_176_2" style:family="table-cell" style:parent-style-name="Default">
      <style:table-cell-properties fo:background-color="#006411"/>
    </style:style>
    <style:style style:name="Excel_5f_CondFormat_5f_2_5f_176_5f_3" style:display-name="Excel_CondFormat_2_176_3" style:family="table-cell" style:parent-style-name="Default">
      <style:table-cell-properties fo:background-color="#ffcc00"/>
    </style:style>
    <style:style style:name="Excel_5f_CondFormat_5f_2_5f_177_5f_1" style:display-name="Excel_CondFormat_2_177_1" style:family="table-cell" style:parent-style-name="Default">
      <style:table-cell-properties fo:background-color="#006411"/>
    </style:style>
    <style:style style:name="Excel_5f_CondFormat_5f_2_5f_177_5f_2" style:display-name="Excel_CondFormat_2_177_2" style:family="table-cell" style:parent-style-name="Default">
      <style:table-cell-properties fo:background-color="#ffcc00"/>
    </style:style>
    <style:style style:name="Excel_5f_CondFormat_5f_2_5f_177_5f_3" style:display-name="Excel_CondFormat_2_177_3" style:family="table-cell" style:parent-style-name="Default">
      <style:table-cell-properties fo:background-color="#dd0806"/>
    </style:style>
    <style:style style:name="Excel_5f_CondFormat_5f_2_5f_178_5f_1" style:display-name="Excel_CondFormat_2_178_1" style:family="table-cell" style:parent-style-name="Default">
      <style:table-cell-properties fo:background-color="#ffffff"/>
    </style:style>
    <style:style style:name="Excel_5f_CondFormat_5f_2_5f_178_5f_2" style:display-name="Excel_CondFormat_2_178_2" style:family="table-cell" style:parent-style-name="Default">
      <style:table-cell-properties fo:background-color="#006411"/>
    </style:style>
    <style:style style:name="Excel_5f_CondFormat_5f_2_5f_178_5f_3" style:display-name="Excel_CondFormat_2_178_3" style:family="table-cell" style:parent-style-name="Default">
      <style:table-cell-properties fo:background-color="#ffcc00"/>
    </style:style>
    <style:style style:name="Excel_5f_CondFormat_5f_2_5f_179_5f_1" style:display-name="Excel_CondFormat_2_179_1" style:family="table-cell" style:parent-style-name="Default">
      <style:table-cell-properties fo:background-color="#006411"/>
    </style:style>
    <style:style style:name="Excel_5f_CondFormat_5f_2_5f_179_5f_2" style:display-name="Excel_CondFormat_2_179_2" style:family="table-cell" style:parent-style-name="Default">
      <style:table-cell-properties fo:background-color="#ffcc00"/>
    </style:style>
    <style:style style:name="Excel_5f_CondFormat_5f_2_5f_179_5f_3" style:display-name="Excel_CondFormat_2_179_3" style:family="table-cell" style:parent-style-name="Default">
      <style:table-cell-properties fo:background-color="#dd0806"/>
    </style:style>
    <style:style style:name="Excel_5f_CondFormat_5f_2_5f_180_5f_1" style:display-name="Excel_CondFormat_2_180_1" style:family="table-cell" style:parent-style-name="Default">
      <style:table-cell-properties fo:background-color="#006411"/>
    </style:style>
    <style:style style:name="Excel_5f_CondFormat_5f_2_5f_180_5f_2" style:display-name="Excel_CondFormat_2_180_2" style:family="table-cell" style:parent-style-name="Default">
      <style:table-cell-properties fo:background-color="#ffcc00"/>
    </style:style>
    <style:style style:name="Excel_5f_CondFormat_5f_2_5f_180_5f_3" style:display-name="Excel_CondFormat_2_180_3" style:family="table-cell" style:parent-style-name="Default">
      <style:table-cell-properties fo:background-color="#dd0806"/>
    </style:style>
    <style:style style:name="Excel_5f_CondFormat_5f_2_5f_181_5f_1" style:display-name="Excel_CondFormat_2_181_1" style:family="table-cell" style:parent-style-name="Default">
      <style:table-cell-properties fo:background-color="#ffffff"/>
    </style:style>
    <style:style style:name="Excel_5f_CondFormat_5f_2_5f_181_5f_2" style:display-name="Excel_CondFormat_2_181_2" style:family="table-cell" style:parent-style-name="Default">
      <style:table-cell-properties fo:background-color="#006411"/>
    </style:style>
    <style:style style:name="Excel_5f_CondFormat_5f_2_5f_181_5f_3" style:display-name="Excel_CondFormat_2_181_3" style:family="table-cell" style:parent-style-name="Default">
      <style:table-cell-properties fo:background-color="#ffcc00"/>
    </style:style>
    <style:style style:name="Excel_5f_CondFormat_5f_2_5f_182_5f_1" style:display-name="Excel_CondFormat_2_182_1" style:family="table-cell" style:parent-style-name="Default">
      <style:table-cell-properties fo:background-color="#006411"/>
    </style:style>
    <style:style style:name="Excel_5f_CondFormat_5f_2_5f_182_5f_2" style:display-name="Excel_CondFormat_2_182_2" style:family="table-cell" style:parent-style-name="Default">
      <style:table-cell-properties fo:background-color="#ffcc00"/>
    </style:style>
    <style:style style:name="Excel_5f_CondFormat_5f_2_5f_182_5f_3" style:display-name="Excel_CondFormat_2_182_3" style:family="table-cell" style:parent-style-name="Default">
      <style:table-cell-properties fo:background-color="#dd0806"/>
    </style:style>
    <style:style style:name="Excel_5f_CondFormat_5f_2_5f_183_5f_1" style:display-name="Excel_CondFormat_2_183_1" style:family="table-cell" style:parent-style-name="Default">
      <style:table-cell-properties fo:background-color="#006411"/>
    </style:style>
    <style:style style:name="Excel_5f_CondFormat_5f_2_5f_183_5f_2" style:display-name="Excel_CondFormat_2_183_2" style:family="table-cell" style:parent-style-name="Default">
      <style:table-cell-properties fo:background-color="#ffcc00"/>
    </style:style>
    <style:style style:name="Excel_5f_CondFormat_5f_2_5f_183_5f_3" style:display-name="Excel_CondFormat_2_183_3" style:family="table-cell" style:parent-style-name="Default">
      <style:table-cell-properties fo:background-color="#dd0806"/>
    </style:style>
    <style:style style:name="Excel_5f_CondFormat_5f_2_5f_184_5f_1" style:display-name="Excel_CondFormat_2_184_1" style:family="table-cell" style:parent-style-name="Default">
      <style:table-cell-properties fo:background-color="#006411"/>
    </style:style>
    <style:style style:name="Excel_5f_CondFormat_5f_2_5f_184_5f_2" style:display-name="Excel_CondFormat_2_184_2" style:family="table-cell" style:parent-style-name="Default">
      <style:table-cell-properties fo:background-color="#ffcc00"/>
    </style:style>
    <style:style style:name="Excel_5f_CondFormat_5f_2_5f_184_5f_3" style:display-name="Excel_CondFormat_2_184_3" style:family="table-cell" style:parent-style-name="Default">
      <style:table-cell-properties fo:background-color="#dd0806"/>
    </style:style>
    <style:style style:name="Excel_5f_CondFormat_5f_2_5f_185_5f_1" style:display-name="Excel_CondFormat_2_185_1" style:family="table-cell" style:parent-style-name="Default">
      <style:table-cell-properties fo:background-color="#ffffff"/>
    </style:style>
    <style:style style:name="Excel_5f_CondFormat_5f_2_5f_185_5f_2" style:display-name="Excel_CondFormat_2_185_2" style:family="table-cell" style:parent-style-name="Default">
      <style:table-cell-properties fo:background-color="#006411"/>
    </style:style>
    <style:style style:name="Excel_5f_CondFormat_5f_2_5f_185_5f_3" style:display-name="Excel_CondFormat_2_185_3" style:family="table-cell" style:parent-style-name="Default">
      <style:table-cell-properties fo:background-color="#ffcc00"/>
    </style:style>
    <style:style style:name="Excel_5f_CondFormat_5f_2_5f_186_5f_1" style:display-name="Excel_CondFormat_2_186_1" style:family="table-cell" style:parent-style-name="Default">
      <style:table-cell-properties fo:background-color="#006411"/>
    </style:style>
    <style:style style:name="Excel_5f_CondFormat_5f_2_5f_186_5f_2" style:display-name="Excel_CondFormat_2_186_2" style:family="table-cell" style:parent-style-name="Default">
      <style:table-cell-properties fo:background-color="#ffcc00"/>
    </style:style>
    <style:style style:name="Excel_5f_CondFormat_5f_2_5f_186_5f_3" style:display-name="Excel_CondFormat_2_186_3" style:family="table-cell" style:parent-style-name="Default">
      <style:table-cell-properties fo:background-color="#dd0806"/>
    </style:style>
    <style:style style:name="Excel_5f_CondFormat_5f_2_5f_187_5f_1" style:display-name="Excel_CondFormat_2_187_1" style:family="table-cell" style:parent-style-name="Default">
      <style:table-cell-properties fo:background-color="#006411"/>
    </style:style>
    <style:style style:name="Excel_5f_CondFormat_5f_2_5f_187_5f_2" style:display-name="Excel_CondFormat_2_187_2" style:family="table-cell" style:parent-style-name="Default">
      <style:table-cell-properties fo:background-color="#ffcc00"/>
    </style:style>
    <style:style style:name="Excel_5f_CondFormat_5f_2_5f_187_5f_3" style:display-name="Excel_CondFormat_2_187_3" style:family="table-cell" style:parent-style-name="Default">
      <style:table-cell-properties fo:background-color="#dd0806"/>
    </style:style>
    <style:style style:name="Excel_5f_CondFormat_5f_2_5f_188_5f_1" style:display-name="Excel_CondFormat_2_188_1" style:family="table-cell" style:parent-style-name="Default">
      <style:table-cell-properties fo:background-color="#006411"/>
    </style:style>
    <style:style style:name="Excel_5f_CondFormat_5f_2_5f_188_5f_2" style:display-name="Excel_CondFormat_2_188_2" style:family="table-cell" style:parent-style-name="Default">
      <style:table-cell-properties fo:background-color="#ffcc00"/>
    </style:style>
    <style:style style:name="Excel_5f_CondFormat_5f_2_5f_188_5f_3" style:display-name="Excel_CondFormat_2_188_3" style:family="table-cell" style:parent-style-name="Default">
      <style:table-cell-properties fo:background-color="#dd0806"/>
    </style:style>
    <style:style style:name="Excel_5f_CondFormat_5f_2_5f_189_5f_1" style:display-name="Excel_CondFormat_2_189_1" style:family="table-cell" style:parent-style-name="Default">
      <style:table-cell-properties fo:background-color="#006411"/>
    </style:style>
    <style:style style:name="Excel_5f_CondFormat_5f_2_5f_189_5f_2" style:display-name="Excel_CondFormat_2_189_2" style:family="table-cell" style:parent-style-name="Default">
      <style:table-cell-properties fo:background-color="#ffcc00"/>
    </style:style>
    <style:style style:name="Excel_5f_CondFormat_5f_2_5f_189_5f_3" style:display-name="Excel_CondFormat_2_189_3" style:family="table-cell" style:parent-style-name="Default">
      <style:table-cell-properties fo:background-color="#dd0806"/>
    </style:style>
    <style:style style:name="Excel_5f_CondFormat_5f_2_5f_190_5f_1" style:display-name="Excel_CondFormat_2_190_1" style:family="table-cell" style:parent-style-name="Default">
      <style:table-cell-properties fo:background-color="#ffffff"/>
    </style:style>
    <style:style style:name="Excel_5f_CondFormat_5f_2_5f_190_5f_2" style:display-name="Excel_CondFormat_2_190_2" style:family="table-cell" style:parent-style-name="Default">
      <style:table-cell-properties fo:background-color="#006411"/>
    </style:style>
    <style:style style:name="Excel_5f_CondFormat_5f_2_5f_190_5f_3" style:display-name="Excel_CondFormat_2_190_3" style:family="table-cell" style:parent-style-name="Default">
      <style:table-cell-properties fo:background-color="#ffcc00"/>
    </style:style>
    <style:style style:name="Excel_5f_CondFormat_5f_2_5f_191_5f_1" style:display-name="Excel_CondFormat_2_191_1" style:family="table-cell" style:parent-style-name="Default">
      <style:table-cell-properties fo:background-color="#006411"/>
    </style:style>
    <style:style style:name="Excel_5f_CondFormat_5f_2_5f_191_5f_2" style:display-name="Excel_CondFormat_2_191_2" style:family="table-cell" style:parent-style-name="Default">
      <style:table-cell-properties fo:background-color="#ffcc00"/>
    </style:style>
    <style:style style:name="Excel_5f_CondFormat_5f_2_5f_191_5f_3" style:display-name="Excel_CondFormat_2_191_3" style:family="table-cell" style:parent-style-name="Default">
      <style:table-cell-properties fo:background-color="#dd0806"/>
    </style:style>
    <style:style style:name="Excel_5f_CondFormat_5f_2_5f_192_5f_1" style:display-name="Excel_CondFormat_2_192_1" style:family="table-cell" style:parent-style-name="Default">
      <style:table-cell-properties fo:background-color="#006411"/>
    </style:style>
    <style:style style:name="Excel_5f_CondFormat_5f_2_5f_192_5f_2" style:display-name="Excel_CondFormat_2_192_2" style:family="table-cell" style:parent-style-name="Default">
      <style:table-cell-properties fo:background-color="#ffcc00"/>
    </style:style>
    <style:style style:name="Excel_5f_CondFormat_5f_2_5f_192_5f_3" style:display-name="Excel_CondFormat_2_192_3" style:family="table-cell" style:parent-style-name="Default">
      <style:table-cell-properties fo:background-color="#dd0806"/>
    </style:style>
    <style:style style:name="Excel_5f_CondFormat_5f_2_5f_193_5f_1" style:display-name="Excel_CondFormat_2_193_1" style:family="table-cell" style:parent-style-name="Default">
      <style:table-cell-properties fo:background-color="#006411"/>
    </style:style>
    <style:style style:name="Excel_5f_CondFormat_5f_2_5f_193_5f_2" style:display-name="Excel_CondFormat_2_193_2" style:family="table-cell" style:parent-style-name="Default">
      <style:table-cell-properties fo:background-color="#ffcc00"/>
    </style:style>
    <style:style style:name="Excel_5f_CondFormat_5f_2_5f_193_5f_3" style:display-name="Excel_CondFormat_2_193_3" style:family="table-cell" style:parent-style-name="Default">
      <style:table-cell-properties fo:background-color="#dd0806"/>
    </style:style>
    <style:style style:name="Excel_5f_CondFormat_5f_2_5f_194_5f_1" style:display-name="Excel_CondFormat_2_194_1" style:family="table-cell" style:parent-style-name="Default">
      <style:table-cell-properties fo:background-color="#006411"/>
    </style:style>
    <style:style style:name="Excel_5f_CondFormat_5f_2_5f_194_5f_2" style:display-name="Excel_CondFormat_2_194_2" style:family="table-cell" style:parent-style-name="Default">
      <style:table-cell-properties fo:background-color="#ffcc00"/>
    </style:style>
    <style:style style:name="Excel_5f_CondFormat_5f_2_5f_194_5f_3" style:display-name="Excel_CondFormat_2_194_3" style:family="table-cell" style:parent-style-name="Default">
      <style:table-cell-properties fo:background-color="#dd0806"/>
    </style:style>
    <style:style style:name="Excel_5f_CondFormat_5f_2_5f_195_5f_1" style:display-name="Excel_CondFormat_2_195_1" style:family="table-cell" style:parent-style-name="Default">
      <style:table-cell-properties fo:background-color="#006411"/>
    </style:style>
    <style:style style:name="Excel_5f_CondFormat_5f_2_5f_195_5f_2" style:display-name="Excel_CondFormat_2_195_2" style:family="table-cell" style:parent-style-name="Default">
      <style:table-cell-properties fo:background-color="#ffcc00"/>
    </style:style>
    <style:style style:name="Excel_5f_CondFormat_5f_2_5f_195_5f_3" style:display-name="Excel_CondFormat_2_195_3" style:family="table-cell" style:parent-style-name="Default">
      <style:table-cell-properties fo:background-color="#dd0806"/>
    </style:style>
    <style:style style:name="Excel_5f_CondFormat_5f_2_5f_196_5f_1" style:display-name="Excel_CondFormat_2_196_1" style:family="table-cell" style:parent-style-name="Default">
      <style:table-cell-properties fo:background-color="#ffffff"/>
    </style:style>
    <style:style style:name="Excel_5f_CondFormat_5f_2_5f_196_5f_2" style:display-name="Excel_CondFormat_2_196_2" style:family="table-cell" style:parent-style-name="Default">
      <style:table-cell-properties fo:background-color="#006411"/>
    </style:style>
    <style:style style:name="Excel_5f_CondFormat_5f_2_5f_196_5f_3" style:display-name="Excel_CondFormat_2_196_3" style:family="table-cell" style:parent-style-name="Default">
      <style:table-cell-properties fo:background-color="#ffcc00"/>
    </style:style>
    <style:style style:name="Excel_5f_CondFormat_5f_2_5f_197_5f_1" style:display-name="Excel_CondFormat_2_197_1" style:family="table-cell" style:parent-style-name="Default">
      <style:table-cell-properties fo:background-color="#006411"/>
    </style:style>
    <style:style style:name="Excel_5f_CondFormat_5f_2_5f_197_5f_2" style:display-name="Excel_CondFormat_2_197_2" style:family="table-cell" style:parent-style-name="Default">
      <style:table-cell-properties fo:background-color="#ffcc00"/>
    </style:style>
    <style:style style:name="Excel_5f_CondFormat_5f_2_5f_197_5f_3" style:display-name="Excel_CondFormat_2_197_3" style:family="table-cell" style:parent-style-name="Default">
      <style:table-cell-properties fo:background-color="#dd0806"/>
    </style:style>
    <style:style style:name="Excel_5f_CondFormat_5f_2_5f_198_5f_1" style:display-name="Excel_CondFormat_2_198_1" style:family="table-cell" style:parent-style-name="Default">
      <style:table-cell-properties fo:background-color="#006411"/>
    </style:style>
    <style:style style:name="Excel_5f_CondFormat_5f_2_5f_198_5f_2" style:display-name="Excel_CondFormat_2_198_2" style:family="table-cell" style:parent-style-name="Default">
      <style:table-cell-properties fo:background-color="#ffcc00"/>
    </style:style>
    <style:style style:name="Excel_5f_CondFormat_5f_2_5f_198_5f_3" style:display-name="Excel_CondFormat_2_198_3" style:family="table-cell" style:parent-style-name="Default">
      <style:table-cell-properties fo:background-color="#dd0806"/>
    </style:style>
    <style:style style:name="Excel_5f_CondFormat_5f_2_5f_199_5f_1" style:display-name="Excel_CondFormat_2_199_1" style:family="table-cell" style:parent-style-name="Default">
      <style:table-cell-properties fo:background-color="#ffffff"/>
    </style:style>
    <style:style style:name="Excel_5f_CondFormat_5f_2_5f_199_5f_2" style:display-name="Excel_CondFormat_2_199_2" style:family="table-cell" style:parent-style-name="Default">
      <style:table-cell-properties fo:background-color="#006411"/>
    </style:style>
    <style:style style:name="Excel_5f_CondFormat_5f_2_5f_199_5f_3" style:display-name="Excel_CondFormat_2_199_3" style:family="table-cell" style:parent-style-name="Default">
      <style:table-cell-properties fo:background-color="#ffcc00"/>
    </style:style>
    <style:style style:name="Excel_5f_CondFormat_5f_2_5f_200_5f_1" style:display-name="Excel_CondFormat_2_200_1" style:family="table-cell" style:parent-style-name="Default">
      <style:table-cell-properties fo:background-color="#006411"/>
    </style:style>
    <style:style style:name="Excel_5f_CondFormat_5f_2_5f_200_5f_2" style:display-name="Excel_CondFormat_2_200_2" style:family="table-cell" style:parent-style-name="Default">
      <style:table-cell-properties fo:background-color="#ffcc00"/>
    </style:style>
    <style:style style:name="Excel_5f_CondFormat_5f_2_5f_200_5f_3" style:display-name="Excel_CondFormat_2_200_3" style:family="table-cell" style:parent-style-name="Default">
      <style:table-cell-properties fo:background-color="#dd0806"/>
    </style:style>
    <style:style style:name="Excel_5f_CondFormat_5f_2_5f_201_5f_1" style:display-name="Excel_CondFormat_2_201_1" style:family="table-cell" style:parent-style-name="Default">
      <style:table-cell-properties fo:background-color="#006411"/>
    </style:style>
    <style:style style:name="Excel_5f_CondFormat_5f_2_5f_201_5f_2" style:display-name="Excel_CondFormat_2_201_2" style:family="table-cell" style:parent-style-name="Default">
      <style:table-cell-properties fo:background-color="#ffcc00"/>
    </style:style>
    <style:style style:name="Excel_5f_CondFormat_5f_2_5f_201_5f_3" style:display-name="Excel_CondFormat_2_201_3" style:family="table-cell" style:parent-style-name="Default">
      <style:table-cell-properties fo:background-color="#dd0806"/>
    </style:style>
    <style:style style:name="Excel_5f_CondFormat_5f_2_5f_202_5f_1" style:display-name="Excel_CondFormat_2_202_1" style:family="table-cell" style:parent-style-name="Default">
      <style:table-cell-properties fo:background-color="#006411"/>
    </style:style>
    <style:style style:name="Excel_5f_CondFormat_5f_2_5f_202_5f_2" style:display-name="Excel_CondFormat_2_202_2" style:family="table-cell" style:parent-style-name="Default">
      <style:table-cell-properties fo:background-color="#ffcc00"/>
    </style:style>
    <style:style style:name="Excel_5f_CondFormat_5f_2_5f_202_5f_3" style:display-name="Excel_CondFormat_2_202_3" style:family="table-cell" style:parent-style-name="Default">
      <style:table-cell-properties fo:background-color="#dd0806"/>
    </style:style>
    <style:style style:name="Excel_5f_CondFormat_5f_2_5f_203_5f_1" style:display-name="Excel_CondFormat_2_203_1" style:family="table-cell" style:parent-style-name="Default">
      <style:table-cell-properties fo:background-color="#ffffff"/>
    </style:style>
    <style:style style:name="Excel_5f_CondFormat_5f_2_5f_203_5f_2" style:display-name="Excel_CondFormat_2_203_2" style:family="table-cell" style:parent-style-name="Default">
      <style:table-cell-properties fo:background-color="#006411"/>
    </style:style>
    <style:style style:name="Excel_5f_CondFormat_5f_2_5f_203_5f_3" style:display-name="Excel_CondFormat_2_203_3" style:family="table-cell" style:parent-style-name="Default">
      <style:table-cell-properties fo:background-color="#ffcc00"/>
    </style:style>
    <style:style style:name="Excel_5f_CondFormat_5f_2_5f_204_5f_1" style:display-name="Excel_CondFormat_2_204_1" style:family="table-cell" style:parent-style-name="Default">
      <style:table-cell-properties fo:background-color="#006411"/>
    </style:style>
    <style:style style:name="Excel_5f_CondFormat_5f_2_5f_204_5f_2" style:display-name="Excel_CondFormat_2_204_2" style:family="table-cell" style:parent-style-name="Default">
      <style:table-cell-properties fo:background-color="#ffcc00"/>
    </style:style>
    <style:style style:name="Excel_5f_CondFormat_5f_2_5f_204_5f_3" style:display-name="Excel_CondFormat_2_204_3" style:family="table-cell" style:parent-style-name="Default">
      <style:table-cell-properties fo:background-color="#dd0806"/>
    </style:style>
    <style:style style:name="Excel_5f_CondFormat_5f_2_5f_205_5f_1" style:display-name="Excel_CondFormat_2_205_1" style:family="table-cell" style:parent-style-name="Default">
      <style:table-cell-properties fo:background-color="#006411"/>
    </style:style>
    <style:style style:name="Excel_5f_CondFormat_5f_2_5f_205_5f_2" style:display-name="Excel_CondFormat_2_205_2" style:family="table-cell" style:parent-style-name="Default">
      <style:table-cell-properties fo:background-color="#ffcc00"/>
    </style:style>
    <style:style style:name="Excel_5f_CondFormat_5f_2_5f_205_5f_3" style:display-name="Excel_CondFormat_2_205_3" style:family="table-cell" style:parent-style-name="Default">
      <style:table-cell-properties fo:background-color="#dd0806"/>
    </style:style>
    <style:style style:name="Excel_5f_CondFormat_5f_2_5f_206_5f_1" style:display-name="Excel_CondFormat_2_206_1" style:family="table-cell" style:parent-style-name="Default">
      <style:table-cell-properties fo:background-color="#006411"/>
    </style:style>
    <style:style style:name="Excel_5f_CondFormat_5f_2_5f_206_5f_2" style:display-name="Excel_CondFormat_2_206_2" style:family="table-cell" style:parent-style-name="Default">
      <style:table-cell-properties fo:background-color="#ffcc00"/>
    </style:style>
    <style:style style:name="Excel_5f_CondFormat_5f_2_5f_206_5f_3" style:display-name="Excel_CondFormat_2_206_3" style:family="table-cell" style:parent-style-name="Default">
      <style:table-cell-properties fo:background-color="#dd0806"/>
    </style:style>
    <style:style style:name="Excel_5f_CondFormat_5f_2_5f_207_5f_1" style:display-name="Excel_CondFormat_2_207_1" style:family="table-cell" style:parent-style-name="Default">
      <style:table-cell-properties fo:background-color="#006411"/>
    </style:style>
    <style:style style:name="Excel_5f_CondFormat_5f_2_5f_207_5f_2" style:display-name="Excel_CondFormat_2_207_2" style:family="table-cell" style:parent-style-name="Default">
      <style:table-cell-properties fo:background-color="#ffcc00"/>
    </style:style>
    <style:style style:name="Excel_5f_CondFormat_5f_2_5f_207_5f_3" style:display-name="Excel_CondFormat_2_207_3" style:family="table-cell" style:parent-style-name="Default">
      <style:table-cell-properties fo:background-color="#dd0806"/>
    </style:style>
    <style:style style:name="Excel_5f_CondFormat_5f_2_5f_208_5f_1" style:display-name="Excel_CondFormat_2_208_1" style:family="table-cell" style:parent-style-name="Default">
      <style:table-cell-properties fo:background-color="#ffffff"/>
    </style:style>
    <style:style style:name="Excel_5f_CondFormat_5f_2_5f_208_5f_2" style:display-name="Excel_CondFormat_2_208_2" style:family="table-cell" style:parent-style-name="Default">
      <style:table-cell-properties fo:background-color="#006411"/>
    </style:style>
    <style:style style:name="Excel_5f_CondFormat_5f_2_5f_208_5f_3" style:display-name="Excel_CondFormat_2_208_3" style:family="table-cell" style:parent-style-name="Default">
      <style:table-cell-properties fo:background-color="#ffcc00"/>
    </style:style>
    <style:style style:name="Excel_5f_CondFormat_5f_2_5f_209_5f_1" style:display-name="Excel_CondFormat_2_209_1" style:family="table-cell" style:parent-style-name="Default">
      <style:table-cell-properties fo:background-color="#006411"/>
    </style:style>
    <style:style style:name="Excel_5f_CondFormat_5f_2_5f_209_5f_2" style:display-name="Excel_CondFormat_2_209_2" style:family="table-cell" style:parent-style-name="Default">
      <style:table-cell-properties fo:background-color="#ffcc00"/>
    </style:style>
    <style:style style:name="Excel_5f_CondFormat_5f_2_5f_209_5f_3" style:display-name="Excel_CondFormat_2_209_3" style:family="table-cell" style:parent-style-name="Default">
      <style:table-cell-properties fo:background-color="#dd0806"/>
    </style:style>
    <style:style style:name="Excel_5f_CondFormat_5f_2_5f_210_5f_1" style:display-name="Excel_CondFormat_2_210_1" style:family="table-cell" style:parent-style-name="Default">
      <style:table-cell-properties fo:background-color="#006411"/>
    </style:style>
    <style:style style:name="Excel_5f_CondFormat_5f_2_5f_210_5f_2" style:display-name="Excel_CondFormat_2_210_2" style:family="table-cell" style:parent-style-name="Default">
      <style:table-cell-properties fo:background-color="#ffcc00"/>
    </style:style>
    <style:style style:name="Excel_5f_CondFormat_5f_2_5f_210_5f_3" style:display-name="Excel_CondFormat_2_210_3" style:family="table-cell" style:parent-style-name="Default">
      <style:table-cell-properties fo:background-color="#dd0806"/>
    </style:style>
    <style:style style:name="Excel_5f_CondFormat_5f_2_5f_211_5f_1" style:display-name="Excel_CondFormat_2_211_1" style:family="table-cell" style:parent-style-name="Default">
      <style:table-cell-properties fo:background-color="#006411"/>
    </style:style>
    <style:style style:name="Excel_5f_CondFormat_5f_2_5f_211_5f_2" style:display-name="Excel_CondFormat_2_211_2" style:family="table-cell" style:parent-style-name="Default">
      <style:table-cell-properties fo:background-color="#ffcc00"/>
    </style:style>
    <style:style style:name="Excel_5f_CondFormat_5f_2_5f_211_5f_3" style:display-name="Excel_CondFormat_2_211_3" style:family="table-cell" style:parent-style-name="Default">
      <style:table-cell-properties fo:background-color="#dd0806"/>
    </style:style>
    <style:style style:name="Excel_5f_CondFormat_5f_2_5f_212_5f_1" style:display-name="Excel_CondFormat_2_212_1" style:family="table-cell" style:parent-style-name="Default">
      <style:table-cell-properties fo:background-color="#006411"/>
    </style:style>
    <style:style style:name="Excel_5f_CondFormat_5f_2_5f_212_5f_2" style:display-name="Excel_CondFormat_2_212_2" style:family="table-cell" style:parent-style-name="Default">
      <style:table-cell-properties fo:background-color="#ffcc00"/>
    </style:style>
    <style:style style:name="Excel_5f_CondFormat_5f_2_5f_212_5f_3" style:display-name="Excel_CondFormat_2_212_3" style:family="table-cell" style:parent-style-name="Default">
      <style:table-cell-properties fo:background-color="#dd0806"/>
    </style:style>
    <style:style style:name="Excel_5f_CondFormat_5f_2_5f_213_5f_1" style:display-name="Excel_CondFormat_2_213_1" style:family="table-cell" style:parent-style-name="Default">
      <style:table-cell-properties fo:background-color="#006411"/>
    </style:style>
    <style:style style:name="Excel_5f_CondFormat_5f_2_5f_213_5f_2" style:display-name="Excel_CondFormat_2_213_2" style:family="table-cell" style:parent-style-name="Default">
      <style:table-cell-properties fo:background-color="#ffcc00"/>
    </style:style>
    <style:style style:name="Excel_5f_CondFormat_5f_2_5f_213_5f_3" style:display-name="Excel_CondFormat_2_213_3" style:family="table-cell" style:parent-style-name="Default">
      <style:table-cell-properties fo:background-color="#dd0806"/>
    </style:style>
    <style:style style:name="Excel_5f_CondFormat_5f_2_5f_214_5f_1" style:display-name="Excel_CondFormat_2_214_1" style:family="table-cell" style:parent-style-name="Default">
      <style:table-cell-properties fo:background-color="#ffffff"/>
    </style:style>
    <style:style style:name="Excel_5f_CondFormat_5f_2_5f_214_5f_2" style:display-name="Excel_CondFormat_2_214_2" style:family="table-cell" style:parent-style-name="Default">
      <style:table-cell-properties fo:background-color="#006411"/>
    </style:style>
    <style:style style:name="Excel_5f_CondFormat_5f_2_5f_214_5f_3" style:display-name="Excel_CondFormat_2_214_3" style:family="table-cell" style:parent-style-name="Default">
      <style:table-cell-properties fo:background-color="#ffcc00"/>
    </style:style>
    <style:style style:name="Excel_5f_CondFormat_5f_2_5f_215_5f_1" style:display-name="Excel_CondFormat_2_215_1" style:family="table-cell" style:parent-style-name="Default">
      <style:table-cell-properties fo:background-color="#006411"/>
    </style:style>
    <style:style style:name="Excel_5f_CondFormat_5f_2_5f_215_5f_2" style:display-name="Excel_CondFormat_2_215_2" style:family="table-cell" style:parent-style-name="Default">
      <style:table-cell-properties fo:background-color="#ffcc00"/>
    </style:style>
    <style:style style:name="Excel_5f_CondFormat_5f_2_5f_215_5f_3" style:display-name="Excel_CondFormat_2_215_3" style:family="table-cell" style:parent-style-name="Default">
      <style:table-cell-properties fo:background-color="#dd0806"/>
    </style:style>
    <style:style style:name="Excel_5f_CondFormat_5f_2_5f_216_5f_1" style:display-name="Excel_CondFormat_2_216_1" style:family="table-cell" style:parent-style-name="Default">
      <style:table-cell-properties fo:background-color="#006411"/>
    </style:style>
    <style:style style:name="Excel_5f_CondFormat_5f_2_5f_216_5f_2" style:display-name="Excel_CondFormat_2_216_2" style:family="table-cell" style:parent-style-name="Default">
      <style:table-cell-properties fo:background-color="#ffcc00"/>
    </style:style>
    <style:style style:name="Excel_5f_CondFormat_5f_2_5f_216_5f_3" style:display-name="Excel_CondFormat_2_216_3" style:family="table-cell" style:parent-style-name="Default">
      <style:table-cell-properties fo:background-color="#dd0806"/>
    </style:style>
    <style:style style:name="Excel_5f_CondFormat_5f_2_5f_217_5f_1" style:display-name="Excel_CondFormat_2_217_1" style:family="table-cell" style:parent-style-name="Default">
      <style:table-cell-properties fo:background-color="#006411"/>
    </style:style>
    <style:style style:name="Excel_5f_CondFormat_5f_2_5f_217_5f_2" style:display-name="Excel_CondFormat_2_217_2" style:family="table-cell" style:parent-style-name="Default">
      <style:table-cell-properties fo:background-color="#ffcc00"/>
    </style:style>
    <style:style style:name="Excel_5f_CondFormat_5f_2_5f_217_5f_3" style:display-name="Excel_CondFormat_2_217_3" style:family="table-cell" style:parent-style-name="Default">
      <style:table-cell-properties fo:background-color="#dd0806"/>
    </style:style>
    <style:style style:name="Excel_5f_CondFormat_5f_2_5f_218_5f_1" style:display-name="Excel_CondFormat_2_218_1" style:family="table-cell" style:parent-style-name="Default">
      <style:table-cell-properties fo:background-color="#006411"/>
    </style:style>
    <style:style style:name="Excel_5f_CondFormat_5f_2_5f_218_5f_2" style:display-name="Excel_CondFormat_2_218_2" style:family="table-cell" style:parent-style-name="Default">
      <style:table-cell-properties fo:background-color="#ffcc00"/>
    </style:style>
    <style:style style:name="Excel_5f_CondFormat_5f_2_5f_218_5f_3" style:display-name="Excel_CondFormat_2_218_3" style:family="table-cell" style:parent-style-name="Default">
      <style:table-cell-properties fo:background-color="#dd0806"/>
    </style:style>
    <style:style style:name="Excel_5f_CondFormat_5f_2_5f_219_5f_1" style:display-name="Excel_CondFormat_2_219_1" style:family="table-cell" style:parent-style-name="Default">
      <style:table-cell-properties fo:background-color="#006411"/>
    </style:style>
    <style:style style:name="Excel_5f_CondFormat_5f_2_5f_219_5f_2" style:display-name="Excel_CondFormat_2_219_2" style:family="table-cell" style:parent-style-name="Default">
      <style:table-cell-properties fo:background-color="#ffcc00"/>
    </style:style>
    <style:style style:name="Excel_5f_CondFormat_5f_2_5f_219_5f_3" style:display-name="Excel_CondFormat_2_219_3" style:family="table-cell" style:parent-style-name="Default">
      <style:table-cell-properties fo:background-color="#dd0806"/>
    </style:style>
    <style:style style:name="Excel_5f_CondFormat_5f_2_5f_220_5f_1" style:display-name="Excel_CondFormat_2_220_1" style:family="table-cell" style:parent-style-name="Default">
      <style:table-cell-properties fo:background-color="#006411"/>
    </style:style>
    <style:style style:name="Excel_5f_CondFormat_5f_2_5f_220_5f_2" style:display-name="Excel_CondFormat_2_220_2" style:family="table-cell" style:parent-style-name="Default">
      <style:table-cell-properties fo:background-color="#ffcc00"/>
    </style:style>
    <style:style style:name="Excel_5f_CondFormat_5f_2_5f_220_5f_3" style:display-name="Excel_CondFormat_2_220_3" style:family="table-cell" style:parent-style-name="Default">
      <style:table-cell-properties fo:background-color="#dd0806"/>
    </style:style>
    <style:style style:name="Excel_5f_CondFormat_5f_2_5f_221_5f_1" style:display-name="Excel_CondFormat_2_221_1" style:family="table-cell" style:parent-style-name="Default">
      <style:table-cell-properties fo:background-color="#ffffff"/>
    </style:style>
    <style:style style:name="Excel_5f_CondFormat_5f_2_5f_221_5f_2" style:display-name="Excel_CondFormat_2_221_2" style:family="table-cell" style:parent-style-name="Default">
      <style:table-cell-properties fo:background-color="#006411"/>
    </style:style>
    <style:style style:name="Excel_5f_CondFormat_5f_2_5f_221_5f_3" style:display-name="Excel_CondFormat_2_221_3" style:family="table-cell" style:parent-style-name="Default">
      <style:table-cell-properties fo:background-color="#ffcc00"/>
    </style:style>
    <style:style style:name="Excel_5f_CondFormat_5f_2_5f_222_5f_1" style:display-name="Excel_CondFormat_2_222_1" style:family="table-cell" style:parent-style-name="Default">
      <style:table-cell-properties fo:background-color="#006411"/>
    </style:style>
    <style:style style:name="Excel_5f_CondFormat_5f_2_5f_222_5f_2" style:display-name="Excel_CondFormat_2_222_2" style:family="table-cell" style:parent-style-name="Default">
      <style:table-cell-properties fo:background-color="#ffcc00"/>
    </style:style>
    <style:style style:name="Excel_5f_CondFormat_5f_2_5f_222_5f_3" style:display-name="Excel_CondFormat_2_222_3" style:family="table-cell" style:parent-style-name="Default">
      <style:table-cell-properties fo:background-color="#dd0806"/>
    </style:style>
    <style:style style:name="Excel_5f_CondFormat_5f_2_5f_223_5f_1" style:display-name="Excel_CondFormat_2_223_1" style:family="table-cell" style:parent-style-name="Default">
      <style:table-cell-properties fo:background-color="#006411"/>
    </style:style>
    <style:style style:name="Excel_5f_CondFormat_5f_2_5f_223_5f_2" style:display-name="Excel_CondFormat_2_223_2" style:family="table-cell" style:parent-style-name="Default">
      <style:table-cell-properties fo:background-color="#ffcc00"/>
    </style:style>
    <style:style style:name="Excel_5f_CondFormat_5f_2_5f_223_5f_3" style:display-name="Excel_CondFormat_2_223_3" style:family="table-cell" style:parent-style-name="Default">
      <style:table-cell-properties fo:background-color="#dd0806"/>
    </style:style>
    <style:style style:name="Excel_5f_CondFormat_5f_2_5f_224_5f_1" style:display-name="Excel_CondFormat_2_224_1" style:family="table-cell" style:parent-style-name="Default">
      <style:table-cell-properties fo:background-color="#006411"/>
    </style:style>
    <style:style style:name="Excel_5f_CondFormat_5f_2_5f_224_5f_2" style:display-name="Excel_CondFormat_2_224_2" style:family="table-cell" style:parent-style-name="Default">
      <style:table-cell-properties fo:background-color="#ffcc00"/>
    </style:style>
    <style:style style:name="Excel_5f_CondFormat_5f_2_5f_224_5f_3" style:display-name="Excel_CondFormat_2_224_3" style:family="table-cell" style:parent-style-name="Default">
      <style:table-cell-properties fo:background-color="#dd0806"/>
    </style:style>
    <style:style style:name="Excel_5f_CondFormat_5f_2_5f_225_5f_1" style:display-name="Excel_CondFormat_2_225_1" style:family="table-cell" style:parent-style-name="Default">
      <style:table-cell-properties fo:background-color="#006411"/>
    </style:style>
    <style:style style:name="Excel_5f_CondFormat_5f_2_5f_225_5f_2" style:display-name="Excel_CondFormat_2_225_2" style:family="table-cell" style:parent-style-name="Default">
      <style:table-cell-properties fo:background-color="#ffcc00"/>
    </style:style>
    <style:style style:name="Excel_5f_CondFormat_5f_2_5f_225_5f_3" style:display-name="Excel_CondFormat_2_225_3" style:family="table-cell" style:parent-style-name="Default">
      <style:table-cell-properties fo:background-color="#dd0806"/>
    </style:style>
    <style:style style:name="Excel_5f_CondFormat_5f_2_5f_226_5f_1" style:display-name="Excel_CondFormat_2_226_1" style:family="table-cell" style:parent-style-name="Default">
      <style:table-cell-properties fo:background-color="#006411"/>
    </style:style>
    <style:style style:name="Excel_5f_CondFormat_5f_2_5f_226_5f_2" style:display-name="Excel_CondFormat_2_226_2" style:family="table-cell" style:parent-style-name="Default">
      <style:table-cell-properties fo:background-color="#ffcc00"/>
    </style:style>
    <style:style style:name="Excel_5f_CondFormat_5f_2_5f_226_5f_3" style:display-name="Excel_CondFormat_2_226_3" style:family="table-cell" style:parent-style-name="Default">
      <style:table-cell-properties fo:background-color="#dd0806"/>
    </style:style>
    <style:style style:name="Excel_5f_CondFormat_5f_2_5f_227_5f_1" style:display-name="Excel_CondFormat_2_227_1" style:family="table-cell" style:parent-style-name="Default">
      <style:table-cell-properties fo:background-color="#006411"/>
    </style:style>
    <style:style style:name="Excel_5f_CondFormat_5f_2_5f_227_5f_2" style:display-name="Excel_CondFormat_2_227_2" style:family="table-cell" style:parent-style-name="Default">
      <style:table-cell-properties fo:background-color="#ffcc00"/>
    </style:style>
    <style:style style:name="Excel_5f_CondFormat_5f_2_5f_227_5f_3" style:display-name="Excel_CondFormat_2_227_3" style:family="table-cell" style:parent-style-name="Default">
      <style:table-cell-properties fo:background-color="#dd0806"/>
    </style:style>
    <style:style style:name="Excel_5f_CondFormat_5f_2_5f_228_5f_1" style:display-name="Excel_CondFormat_2_228_1" style:family="table-cell" style:parent-style-name="Default">
      <style:table-cell-properties fo:background-color="#006411"/>
    </style:style>
    <style:style style:name="Excel_5f_CondFormat_5f_2_5f_228_5f_2" style:display-name="Excel_CondFormat_2_228_2" style:family="table-cell" style:parent-style-name="Default">
      <style:table-cell-properties fo:background-color="#ffcc00"/>
    </style:style>
    <style:style style:name="Excel_5f_CondFormat_5f_2_5f_228_5f_3" style:display-name="Excel_CondFormat_2_228_3" style:family="table-cell" style:parent-style-name="Default">
      <style:table-cell-properties fo:background-color="#dd0806"/>
    </style:style>
    <style:style style:name="Excel_5f_CondFormat_5f_2_5f_229_5f_1" style:display-name="Excel_CondFormat_2_229_1" style:family="table-cell" style:parent-style-name="Default">
      <style:table-cell-properties fo:background-color="#ffffff"/>
    </style:style>
    <style:style style:name="Excel_5f_CondFormat_5f_2_5f_229_5f_2" style:display-name="Excel_CondFormat_2_229_2" style:family="table-cell" style:parent-style-name="Default">
      <style:table-cell-properties fo:background-color="#006411"/>
    </style:style>
    <style:style style:name="Excel_5f_CondFormat_5f_2_5f_229_5f_3" style:display-name="Excel_CondFormat_2_229_3" style:family="table-cell" style:parent-style-name="Default">
      <style:table-cell-properties fo:background-color="#ffcc00"/>
    </style:style>
    <style:style style:name="Excel_5f_CondFormat_5f_2_5f_230_5f_1" style:display-name="Excel_CondFormat_2_230_1" style:family="table-cell" style:parent-style-name="Default">
      <style:text-properties fo:font-style="normal" fo:font-weight="bold" style:font-style-asian="normal" style:font-weight-asian="bold" style:font-style-complex="normal" style:font-weight-complex="bold"/>
    </style:style>
    <style:style style:name="Excel_5f_CondFormat_5f_2_5f_231_5f_1" style:display-name="Excel_CondFormat_2_231_1" style:family="table-cell" style:parent-style-name="Default">
      <style:text-properties fo:font-style="normal" fo:font-weight="bold" style:font-style-asian="normal" style:font-weight-asian="bold" style:font-style-complex="normal" style:font-weight-complex="bold"/>
    </style:style>
    <style:style style:name="Excel_5f_BuiltIn_5f_Comma" style:display-name="Excel_BuiltIn_Comma" style:family="table-cell" style:parent-style-name="Default" style:data-style-name="N111"/>
    <style:style style:name="Excel_5f_CondFormat_5f_3_5f_1_5f_1" style:display-name="Excel_CondFormat_3_1_1" style:family="table-cell" style:parent-style-name="Default">
      <style:table-cell-properties fo:background-color="#006411"/>
    </style:style>
    <style:style style:name="Excel_5f_CondFormat_5f_3_5f_1_5f_2" style:display-name="Excel_CondFormat_3_1_2" style:family="table-cell" style:parent-style-name="Default">
      <style:table-cell-properties fo:background-color="#ffcc00"/>
    </style:style>
    <style:style style:name="Excel_5f_CondFormat_5f_3_5f_1_5f_3" style:display-name="Excel_CondFormat_3_1_3" style:family="table-cell" style:parent-style-name="Default">
      <style:table-cell-properties fo:background-color="#dd0806"/>
    </style:style>
    <style:style style:name="Excel_5f_CondFormat_5f_3_5f_2_5f_1" style:display-name="Excel_CondFormat_3_2_1" style:family="table-cell" style:parent-style-name="Default">
      <style:table-cell-properties fo:background-color="#006411"/>
    </style:style>
    <style:style style:name="Excel_5f_CondFormat_5f_3_5f_2_5f_2" style:display-name="Excel_CondFormat_3_2_2" style:family="table-cell" style:parent-style-name="Default">
      <style:table-cell-properties fo:background-color="#ffcc00"/>
    </style:style>
    <style:style style:name="Excel_5f_CondFormat_5f_3_5f_2_5f_3" style:display-name="Excel_CondFormat_3_2_3" style:family="table-cell" style:parent-style-name="Default">
      <style:table-cell-properties fo:background-color="#dd0806"/>
    </style:style>
    <style:style style:name="Excel_5f_CondFormat_5f_3_5f_3_5f_1" style:display-name="Excel_CondFormat_3_3_1" style:family="table-cell" style:parent-style-name="Default">
      <style:table-cell-properties fo:background-color="#006411"/>
    </style:style>
    <style:style style:name="Excel_5f_CondFormat_5f_3_5f_3_5f_2" style:display-name="Excel_CondFormat_3_3_2" style:family="table-cell" style:parent-style-name="Default">
      <style:table-cell-properties fo:background-color="#ffcc00"/>
    </style:style>
    <style:style style:name="Excel_5f_CondFormat_5f_3_5f_3_5f_3" style:display-name="Excel_CondFormat_3_3_3" style:family="table-cell" style:parent-style-name="Default">
      <style:table-cell-properties fo:background-color="#dd0806"/>
    </style:style>
    <style:style style:name="Excel_5f_CondFormat_5f_3_5f_4_5f_1" style:display-name="Excel_CondFormat_3_4_1" style:family="table-cell" style:parent-style-name="Default">
      <style:table-cell-properties fo:background-color="#006411"/>
    </style:style>
    <style:style style:name="Excel_5f_CondFormat_5f_3_5f_4_5f_2" style:display-name="Excel_CondFormat_3_4_2" style:family="table-cell" style:parent-style-name="Default">
      <style:table-cell-properties fo:background-color="#ffcc00"/>
    </style:style>
    <style:style style:name="Excel_5f_CondFormat_5f_3_5f_4_5f_3" style:display-name="Excel_CondFormat_3_4_3" style:family="table-cell" style:parent-style-name="Default">
      <style:table-cell-properties fo:background-color="#dd0806"/>
    </style:style>
    <style:style style:name="Excel_5f_CondFormat_5f_3_5f_5_5f_1" style:display-name="Excel_CondFormat_3_5_1" style:family="table-cell" style:parent-style-name="Default">
      <style:table-cell-properties fo:background-color="#006411"/>
    </style:style>
    <style:style style:name="Excel_5f_CondFormat_5f_3_5f_5_5f_2" style:display-name="Excel_CondFormat_3_5_2" style:family="table-cell" style:parent-style-name="Default">
      <style:table-cell-properties fo:background-color="#ffcc00"/>
    </style:style>
    <style:style style:name="Excel_5f_CondFormat_5f_3_5f_5_5f_3" style:display-name="Excel_CondFormat_3_5_3" style:family="table-cell" style:parent-style-name="Default">
      <style:table-cell-properties fo:background-color="#dd0806"/>
    </style:style>
    <style:style style:name="Excel_5f_CondFormat_5f_3_5f_6_5f_1" style:display-name="Excel_CondFormat_3_6_1" style:family="table-cell" style:parent-style-name="Default">
      <style:table-cell-properties fo:background-color="#006411"/>
    </style:style>
    <style:style style:name="Excel_5f_CondFormat_5f_3_5f_6_5f_2" style:display-name="Excel_CondFormat_3_6_2" style:family="table-cell" style:parent-style-name="Default">
      <style:table-cell-properties fo:background-color="#ffcc00"/>
    </style:style>
    <style:style style:name="Excel_5f_CondFormat_5f_3_5f_6_5f_3" style:display-name="Excel_CondFormat_3_6_3" style:family="table-cell" style:parent-style-name="Default">
      <style:table-cell-properties fo:background-color="#dd0806"/>
    </style:style>
    <style:style style:name="Excel_5f_CondFormat_5f_3_5f_7_5f_1" style:display-name="Excel_CondFormat_3_7_1" style:family="table-cell" style:parent-style-name="Default">
      <style:table-cell-properties fo:background-color="#006411"/>
    </style:style>
    <style:style style:name="Excel_5f_CondFormat_5f_3_5f_7_5f_2" style:display-name="Excel_CondFormat_3_7_2" style:family="table-cell" style:parent-style-name="Default">
      <style:table-cell-properties fo:background-color="#ffcc00"/>
    </style:style>
    <style:style style:name="Excel_5f_CondFormat_5f_3_5f_7_5f_3" style:display-name="Excel_CondFormat_3_7_3" style:family="table-cell" style:parent-style-name="Default">
      <style:table-cell-properties fo:background-color="#dd0806"/>
    </style:style>
    <style:style style:name="Excel_5f_CondFormat_5f_3_5f_8_5f_1" style:display-name="Excel_CondFormat_3_8_1" style:family="table-cell" style:parent-style-name="Default">
      <style:table-cell-properties fo:background-color="#006411"/>
    </style:style>
    <style:style style:name="Excel_5f_CondFormat_5f_3_5f_8_5f_2" style:display-name="Excel_CondFormat_3_8_2" style:family="table-cell" style:parent-style-name="Default">
      <style:table-cell-properties fo:background-color="#ffcc00"/>
    </style:style>
    <style:style style:name="Excel_5f_CondFormat_5f_3_5f_8_5f_3" style:display-name="Excel_CondFormat_3_8_3" style:family="table-cell" style:parent-style-name="Default">
      <style:table-cell-properties fo:background-color="#dd0806"/>
    </style:style>
    <style:style style:name="Excel_5f_CondFormat_5f_3_5f_9_5f_1" style:display-name="Excel_CondFormat_3_9_1" style:family="table-cell" style:parent-style-name="Default">
      <style:table-cell-properties fo:background-color="#006411"/>
    </style:style>
    <style:style style:name="Excel_5f_CondFormat_5f_3_5f_9_5f_2" style:display-name="Excel_CondFormat_3_9_2" style:family="table-cell" style:parent-style-name="Default">
      <style:table-cell-properties fo:background-color="#ffcc00"/>
    </style:style>
    <style:style style:name="Excel_5f_CondFormat_5f_3_5f_9_5f_3" style:display-name="Excel_CondFormat_3_9_3" style:family="table-cell" style:parent-style-name="Default">
      <style:table-cell-properties fo:background-color="#dd0806"/>
    </style:style>
    <style:style style:name="Excel_5f_CondFormat_5f_3_5f_10_5f_1" style:display-name="Excel_CondFormat_3_10_1" style:family="table-cell" style:parent-style-name="Default">
      <style:table-cell-properties fo:background-color="#006411"/>
    </style:style>
    <style:style style:name="Excel_5f_CondFormat_5f_3_5f_10_5f_2" style:display-name="Excel_CondFormat_3_10_2" style:family="table-cell" style:parent-style-name="Default">
      <style:table-cell-properties fo:background-color="#ffcc00"/>
    </style:style>
    <style:style style:name="Excel_5f_CondFormat_5f_3_5f_10_5f_3" style:display-name="Excel_CondFormat_3_10_3" style:family="table-cell" style:parent-style-name="Default">
      <style:table-cell-properties fo:background-color="#dd0806"/>
    </style:style>
    <style:style style:name="Excel_5f_CondFormat_5f_3_5f_11_5f_1" style:display-name="Excel_CondFormat_3_11_1" style:family="table-cell" style:parent-style-name="Default">
      <style:table-cell-properties fo:background-color="#006411"/>
    </style:style>
    <style:style style:name="Excel_5f_CondFormat_5f_3_5f_11_5f_2" style:display-name="Excel_CondFormat_3_11_2" style:family="table-cell" style:parent-style-name="Default">
      <style:table-cell-properties fo:background-color="#ffcc00"/>
    </style:style>
    <style:style style:name="Excel_5f_CondFormat_5f_3_5f_11_5f_3" style:display-name="Excel_CondFormat_3_11_3" style:family="table-cell" style:parent-style-name="Default">
      <style:table-cell-properties fo:background-color="#dd0806"/>
    </style:style>
    <style:style style:name="Excel_5f_CondFormat_5f_3_5f_12_5f_1" style:display-name="Excel_CondFormat_3_12_1" style:family="table-cell" style:parent-style-name="Default">
      <style:table-cell-properties fo:background-color="#006411"/>
    </style:style>
    <style:style style:name="Excel_5f_CondFormat_5f_3_5f_12_5f_2" style:display-name="Excel_CondFormat_3_12_2" style:family="table-cell" style:parent-style-name="Default">
      <style:table-cell-properties fo:background-color="#ffcc00"/>
    </style:style>
    <style:style style:name="Excel_5f_CondFormat_5f_3_5f_12_5f_3" style:display-name="Excel_CondFormat_3_12_3" style:family="table-cell" style:parent-style-name="Default">
      <style:table-cell-properties fo:background-color="#dd0806"/>
    </style:style>
    <style:style style:name="Excel_5f_CondFormat_5f_3_5f_13_5f_1" style:display-name="Excel_CondFormat_3_13_1" style:family="table-cell" style:parent-style-name="Default">
      <style:table-cell-properties fo:background-color="#006411"/>
    </style:style>
    <style:style style:name="Excel_5f_CondFormat_5f_3_5f_13_5f_2" style:display-name="Excel_CondFormat_3_13_2" style:family="table-cell" style:parent-style-name="Default">
      <style:table-cell-properties fo:background-color="#ffcc00"/>
    </style:style>
    <style:style style:name="Excel_5f_CondFormat_5f_3_5f_13_5f_3" style:display-name="Excel_CondFormat_3_13_3" style:family="table-cell" style:parent-style-name="Default">
      <style:table-cell-properties fo:background-color="#dd0806"/>
    </style:style>
    <style:style style:name="Excel_5f_CondFormat_5f_3_5f_14_5f_1" style:display-name="Excel_CondFormat_3_14_1" style:family="table-cell" style:parent-style-name="Default">
      <style:table-cell-properties fo:background-color="#006411"/>
    </style:style>
    <style:style style:name="Excel_5f_CondFormat_5f_3_5f_14_5f_2" style:display-name="Excel_CondFormat_3_14_2" style:family="table-cell" style:parent-style-name="Default">
      <style:table-cell-properties fo:background-color="#ffcc00"/>
    </style:style>
    <style:style style:name="Excel_5f_CondFormat_5f_3_5f_14_5f_3" style:display-name="Excel_CondFormat_3_14_3" style:family="table-cell" style:parent-style-name="Default">
      <style:table-cell-properties fo:background-color="#dd0806"/>
    </style:style>
    <style:style style:name="Excel_5f_CondFormat_5f_3_5f_15_5f_1" style:display-name="Excel_CondFormat_3_15_1" style:family="table-cell" style:parent-style-name="Default">
      <style:table-cell-properties fo:background-color="#006411"/>
    </style:style>
    <style:style style:name="Excel_5f_CondFormat_5f_3_5f_15_5f_2" style:display-name="Excel_CondFormat_3_15_2" style:family="table-cell" style:parent-style-name="Default">
      <style:table-cell-properties fo:background-color="#ffcc00"/>
    </style:style>
    <style:style style:name="Excel_5f_CondFormat_5f_3_5f_15_5f_3" style:display-name="Excel_CondFormat_3_15_3" style:family="table-cell" style:parent-style-name="Default">
      <style:table-cell-properties fo:background-color="#dd0806"/>
    </style:style>
    <style:style style:name="Excel_5f_CondFormat_5f_3_5f_16_5f_1" style:display-name="Excel_CondFormat_3_16_1" style:family="table-cell" style:parent-style-name="Default">
      <style:text-properties fo:font-style="normal" fo:font-weight="bold" style:font-style-asian="normal" style:font-weight-asian="bold" style:font-style-complex="normal" style:font-weight-complex="bold"/>
    </style:style>
    <style:style style:name="Excel_5f_CondFormat_5f_3_5f_17_5f_1" style:display-name="Excel_CondFormat_3_17_1" style:family="table-cell" style:parent-style-name="Default">
      <style:text-properties fo:font-style="normal" fo:font-weight="bold" style:font-style-asian="normal" style:font-weight-asian="bold" style:font-style-complex="normal" style:font-weight-complex="bold"/>
    </style:style>
    <style:style style:name="Excel_5f_CondFormat_5f_3_5f_18_5f_1" style:display-name="Excel_CondFormat_3_18_1" style:family="table-cell" style:parent-style-name="Default">
      <style:text-properties fo:font-style="normal" fo:font-weight="bold" style:font-style-asian="normal" style:font-weight-asian="bold" style:font-style-complex="normal" style:font-weight-complex="bold"/>
    </style:style>
    <style:style style:name="Excel_5f_CondFormat_5f_3_5f_19_5f_1" style:display-name="Excel_CondFormat_3_19_1" style:family="table-cell" style:parent-style-name="Default">
      <style:text-properties fo:font-style="normal" fo:font-weight="bold" style:font-style-asian="normal" style:font-weight-asian="bold" style:font-style-complex="normal" style:font-weight-complex="bold"/>
    </style:style>
    <style:style style:name="Excel_5f_CondFormat_5f_3_5f_20_5f_1" style:display-name="Excel_CondFormat_3_20_1" style:family="table-cell" style:parent-style-name="Default">
      <style:text-properties fo:font-style="normal" fo:font-weight="bold" style:font-style-asian="normal" style:font-weight-asian="bold" style:font-style-complex="normal" style:font-weight-complex="bold"/>
    </style:style>
    <style:style style:name="Excel_5f_CondFormat_5f_3_5f_21_5f_1" style:display-name="Excel_CondFormat_3_21_1" style:family="table-cell" style:parent-style-name="Default">
      <style:text-properties fo:font-style="normal" fo:font-weight="bold" style:font-style-asian="normal" style:font-weight-asian="bold" style:font-style-complex="normal" style:font-weight-complex="bold"/>
    </style:style>
    <style:style style:name="Excel_5f_CondFormat_5f_3_5f_22_5f_1" style:display-name="Excel_CondFormat_3_22_1" style:family="table-cell" style:parent-style-name="Default">
      <style:text-properties fo:font-style="normal" fo:font-weight="bold" style:font-style-asian="normal" style:font-weight-asian="bold" style:font-style-complex="normal" style:font-weight-complex="bold"/>
    </style:style>
    <style:style style:name="Excel_5f_CondFormat_5f_3_5f_23_5f_1" style:display-name="Excel_CondFormat_3_23_1" style:family="table-cell" style:parent-style-name="Default">
      <style:text-properties fo:font-style="normal" fo:font-weight="bold" style:font-style-asian="normal" style:font-weight-asian="bold" style:font-style-complex="normal" style:font-weight-complex="bold"/>
    </style:style>
    <style:style style:name="Excel_5f_CondFormat_5f_3_5f_24_5f_1" style:display-name="Excel_CondFormat_3_24_1" style:family="table-cell" style:parent-style-name="Default">
      <style:text-properties fo:font-style="normal" fo:font-weight="bold" style:font-style-asian="normal" style:font-weight-asian="bold" style:font-style-complex="normal" style:font-weight-complex="bold"/>
    </style:style>
    <style:style style:name="Excel_5f_CondFormat_5f_3_5f_25_5f_1" style:display-name="Excel_CondFormat_3_25_1" style:family="table-cell" style:parent-style-name="Default">
      <style:text-properties fo:font-style="normal" fo:font-weight="bold" style:font-style-asian="normal" style:font-weight-asian="bold" style:font-style-complex="normal" style:font-weight-complex="bold"/>
    </style:style>
    <style:style style:name="Excel_5f_CondFormat_5f_3_5f_26_5f_1" style:display-name="Excel_CondFormat_3_26_1" style:family="table-cell" style:parent-style-name="Default">
      <style:table-cell-properties fo:background-color="#006411"/>
    </style:style>
    <style:style style:name="Excel_5f_CondFormat_5f_3_5f_26_5f_2" style:display-name="Excel_CondFormat_3_26_2" style:family="table-cell" style:parent-style-name="Default">
      <style:table-cell-properties fo:background-color="#ffcc00"/>
    </style:style>
    <style:style style:name="Excel_5f_CondFormat_5f_3_5f_26_5f_3" style:display-name="Excel_CondFormat_3_26_3" style:family="table-cell" style:parent-style-name="Default">
      <style:table-cell-properties fo:background-color="#dd0806"/>
    </style:style>
    <style:style style:name="Excel_5f_CondFormat_5f_3_5f_27_5f_1" style:display-name="Excel_CondFormat_3_27_1" style:family="table-cell" style:parent-style-name="Default">
      <style:text-properties fo:font-style="normal" fo:font-weight="bold" style:font-style-asian="normal" style:font-weight-asian="bold" style:font-style-complex="normal" style:font-weight-complex="bold"/>
    </style:style>
    <style:style style:name="Excel_5f_CondFormat_5f_3_5f_28_5f_1" style:display-name="Excel_CondFormat_3_28_1" style:family="table-cell" style:parent-style-name="Default">
      <style:text-properties fo:font-style="normal" fo:font-weight="bold" style:font-style-asian="normal" style:font-weight-asian="bold" style:font-style-complex="normal" style:font-weight-complex="bold"/>
    </style:style>
    <style:style style:name="Excel_5f_CondFormat_5f_3_5f_29_5f_1" style:display-name="Excel_CondFormat_3_29_1" style:family="table-cell" style:parent-style-name="Default">
      <style:text-properties fo:font-style="normal" fo:font-weight="bold" style:font-style-asian="normal" style:font-weight-asian="bold" style:font-style-complex="normal" style:font-weight-complex="bold"/>
    </style:style>
    <style:style style:name="Excel_5f_CondFormat_5f_3_5f_30_5f_1" style:display-name="Excel_CondFormat_3_30_1" style:family="table-cell" style:parent-style-name="Default">
      <style:text-properties fo:font-style="normal" fo:font-weight="bold" style:font-style-asian="normal" style:font-weight-asian="bold" style:font-style-complex="normal" style:font-weight-complex="bold"/>
    </style:style>
    <style:style style:name="Excel_5f_CondFormat_5f_3_5f_31_5f_1" style:display-name="Excel_CondFormat_3_31_1" style:family="table-cell" style:parent-style-name="Default">
      <style:text-properties fo:font-style="normal" fo:font-weight="bold" style:font-style-asian="normal" style:font-weight-asian="bold" style:font-style-complex="normal" style:font-weight-complex="bold"/>
    </style:style>
    <style:style style:name="Excel_5f_CondFormat_5f_3_5f_32_5f_1" style:display-name="Excel_CondFormat_3_32_1" style:family="table-cell" style:parent-style-name="Default">
      <style:text-properties fo:font-style="normal" fo:font-weight="bold" style:font-style-asian="normal" style:font-weight-asian="bold" style:font-style-complex="normal" style:font-weight-complex="bold"/>
    </style:style>
    <style:style style:name="Excel_5f_CondFormat_5f_3_5f_33_5f_1" style:display-name="Excel_CondFormat_3_33_1" style:family="table-cell" style:parent-style-name="Default">
      <style:text-properties fo:font-style="normal" fo:font-weight="bold" style:font-style-asian="normal" style:font-weight-asian="bold" style:font-style-complex="normal" style:font-weight-complex="bold"/>
    </style:style>
    <style:style style:name="Excel_5f_CondFormat_5f_3_5f_34_5f_1" style:display-name="Excel_CondFormat_3_34_1" style:family="table-cell" style:parent-style-name="Default">
      <style:text-properties fo:font-style="normal" fo:font-weight="bold" style:font-style-asian="normal" style:font-weight-asian="bold" style:font-style-complex="normal" style:font-weight-complex="bold"/>
    </style:style>
    <style:style style:name="Excel_5f_CondFormat_5f_3_5f_35_5f_1" style:display-name="Excel_CondFormat_3_35_1" style:family="table-cell" style:parent-style-name="Default">
      <style:text-properties fo:font-style="normal" fo:font-weight="bold" style:font-style-asian="normal" style:font-weight-asian="bold" style:font-style-complex="normal" style:font-weight-complex="bold"/>
    </style:style>
    <style:style style:name="Excel_5f_CondFormat_5f_3_5f_36_5f_1" style:display-name="Excel_CondFormat_3_36_1" style:family="table-cell" style:parent-style-name="Default">
      <style:text-properties fo:font-style="normal" fo:font-weight="bold" style:font-style-asian="normal" style:font-weight-asian="bold" style:font-style-complex="normal" style:font-weight-complex="bold"/>
    </style:style>
    <style:style style:name="Excel_5f_CondFormat_5f_3_5f_37_5f_1" style:display-name="Excel_CondFormat_3_37_1" style:family="table-cell" style:parent-style-name="Default">
      <style:table-cell-properties fo:background-color="#006411"/>
    </style:style>
    <style:style style:name="Excel_5f_CondFormat_5f_3_5f_37_5f_2" style:display-name="Excel_CondFormat_3_37_2" style:family="table-cell" style:parent-style-name="Default">
      <style:table-cell-properties fo:background-color="#ffcc00"/>
    </style:style>
    <style:style style:name="Excel_5f_CondFormat_5f_3_5f_37_5f_3" style:display-name="Excel_CondFormat_3_37_3" style:family="table-cell" style:parent-style-name="Default">
      <style:table-cell-properties fo:background-color="#dd0806"/>
    </style:style>
    <style:style style:name="Excel_5f_CondFormat_5f_3_5f_38_5f_1" style:display-name="Excel_CondFormat_3_38_1" style:family="table-cell" style:parent-style-name="Default">
      <style:text-properties fo:font-style="normal" fo:font-weight="bold" style:font-style-asian="normal" style:font-weight-asian="bold" style:font-style-complex="normal" style:font-weight-complex="bold"/>
    </style:style>
    <style:style style:name="Excel_5f_CondFormat_5f_3_5f_39_5f_1" style:display-name="Excel_CondFormat_3_39_1" style:family="table-cell" style:parent-style-name="Default">
      <style:table-cell-properties fo:background-color="#006411"/>
    </style:style>
    <style:style style:name="Excel_5f_CondFormat_5f_3_5f_39_5f_2" style:display-name="Excel_CondFormat_3_39_2" style:family="table-cell" style:parent-style-name="Default">
      <style:table-cell-properties fo:background-color="#ffcc00"/>
    </style:style>
    <style:style style:name="Excel_5f_CondFormat_5f_3_5f_39_5f_3" style:display-name="Excel_CondFormat_3_39_3" style:family="table-cell" style:parent-style-name="Default">
      <style:table-cell-properties fo:background-color="#dd0806"/>
    </style:style>
    <style:style style:name="Excel_5f_CondFormat_5f_3_5f_40_5f_1" style:display-name="Excel_CondFormat_3_40_1" style:family="table-cell" style:parent-style-name="Default">
      <style:text-properties fo:font-style="normal" fo:font-weight="bold" style:font-style-asian="normal" style:font-weight-asian="bold" style:font-style-complex="normal" style:font-weight-complex="bold"/>
    </style:style>
    <style:style style:name="Excel_5f_CondFormat_5f_3_5f_41_5f_1" style:display-name="Excel_CondFormat_3_41_1" style:family="table-cell" style:parent-style-name="Default">
      <style:text-properties fo:font-style="normal" fo:font-weight="bold" style:font-style-asian="normal" style:font-weight-asian="bold" style:font-style-complex="normal" style:font-weight-complex="bold"/>
    </style:style>
    <style:style style:name="Excel_5f_CondFormat_5f_3_5f_42_5f_1" style:display-name="Excel_CondFormat_3_42_1" style:family="table-cell" style:parent-style-name="Default">
      <style:text-properties fo:font-style="normal" fo:font-weight="bold" style:font-style-asian="normal" style:font-weight-asian="bold" style:font-style-complex="normal" style:font-weight-complex="bold"/>
    </style:style>
    <style:style style:name="Excel_5f_CondFormat_5f_3_5f_43_5f_1" style:display-name="Excel_CondFormat_3_43_1" style:family="table-cell" style:parent-style-name="Default">
      <style:text-properties fo:font-style="normal" fo:font-weight="bold" style:font-style-asian="normal" style:font-weight-asian="bold" style:font-style-complex="normal" style:font-weight-complex="bold"/>
    </style:style>
    <style:style style:name="Excel_5f_CondFormat_5f_3_5f_44_5f_1" style:display-name="Excel_CondFormat_3_44_1" style:family="table-cell" style:parent-style-name="Default">
      <style:text-properties fo:font-style="normal" fo:font-weight="bold" style:font-style-asian="normal" style:font-weight-asian="bold" style:font-style-complex="normal" style:font-weight-complex="bold"/>
    </style:style>
    <style:style style:name="Excel_5f_CondFormat_5f_3_5f_45_5f_1" style:display-name="Excel_CondFormat_3_45_1" style:family="table-cell" style:parent-style-name="Default">
      <style:table-cell-properties fo:background-color="#006411"/>
    </style:style>
    <style:style style:name="Excel_5f_CondFormat_5f_3_5f_45_5f_2" style:display-name="Excel_CondFormat_3_45_2" style:family="table-cell" style:parent-style-name="Default">
      <style:table-cell-properties fo:background-color="#ffcc00"/>
    </style:style>
    <style:style style:name="Excel_5f_CondFormat_5f_3_5f_45_5f_3" style:display-name="Excel_CondFormat_3_45_3" style:family="table-cell" style:parent-style-name="Default">
      <style:table-cell-properties fo:background-color="#dd0806"/>
    </style:style>
    <style:style style:name="Excel_5f_CondFormat_5f_3_5f_46_5f_1" style:display-name="Excel_CondFormat_3_46_1" style:family="table-cell" style:parent-style-name="Default">
      <style:text-properties fo:font-style="normal" fo:font-weight="bold" style:font-style-asian="normal" style:font-weight-asian="bold" style:font-style-complex="normal" style:font-weight-complex="bold"/>
    </style:style>
    <style:style style:name="Excel_5f_CondFormat_5f_3_5f_47_5f_1" style:display-name="Excel_CondFormat_3_47_1" style:family="table-cell" style:parent-style-name="Default">
      <style:text-properties fo:font-style="normal" fo:font-weight="bold" style:font-style-asian="normal" style:font-weight-asian="bold" style:font-style-complex="normal" style:font-weight-complex="bold"/>
    </style:style>
    <style:style style:name="Excel_5f_CondFormat_5f_3_5f_48_5f_1" style:display-name="Excel_CondFormat_3_48_1" style:family="table-cell" style:parent-style-name="Default">
      <style:table-cell-properties fo:background-color="#006411"/>
    </style:style>
    <style:style style:name="Excel_5f_CondFormat_5f_3_5f_48_5f_2" style:display-name="Excel_CondFormat_3_48_2" style:family="table-cell" style:parent-style-name="Default">
      <style:table-cell-properties fo:background-color="#ffcc00"/>
    </style:style>
    <style:style style:name="Excel_5f_CondFormat_5f_3_5f_48_5f_3" style:display-name="Excel_CondFormat_3_48_3" style:family="table-cell" style:parent-style-name="Default">
      <style:table-cell-properties fo:background-color="#dd0806"/>
    </style:style>
    <style:style style:name="Excel_5f_CondFormat_5f_3_5f_49_5f_1" style:display-name="Excel_CondFormat_3_49_1" style:family="table-cell" style:parent-style-name="Default">
      <style:table-cell-properties fo:background-color="#006411"/>
    </style:style>
    <style:style style:name="Excel_5f_CondFormat_5f_3_5f_49_5f_2" style:display-name="Excel_CondFormat_3_49_2" style:family="table-cell" style:parent-style-name="Default">
      <style:table-cell-properties fo:background-color="#ffcc00"/>
    </style:style>
    <style:style style:name="Excel_5f_CondFormat_5f_3_5f_49_5f_3" style:display-name="Excel_CondFormat_3_49_3" style:family="table-cell" style:parent-style-name="Default">
      <style:table-cell-properties fo:background-color="#dd0806"/>
    </style:style>
    <style:style style:name="Excel_5f_CondFormat_5f_3_5f_50_5f_1" style:display-name="Excel_CondFormat_3_50_1" style:family="table-cell" style:parent-style-name="Default">
      <style:table-cell-properties fo:background-color="#006411"/>
    </style:style>
    <style:style style:name="Excel_5f_CondFormat_5f_3_5f_50_5f_2" style:display-name="Excel_CondFormat_3_50_2" style:family="table-cell" style:parent-style-name="Default">
      <style:table-cell-properties fo:background-color="#ffcc00"/>
    </style:style>
    <style:style style:name="Excel_5f_CondFormat_5f_3_5f_50_5f_3" style:display-name="Excel_CondFormat_3_50_3" style:family="table-cell" style:parent-style-name="Default">
      <style:table-cell-properties fo:background-color="#dd0806"/>
    </style:style>
    <style:style style:name="Excel_5f_CondFormat_5f_3_5f_51_5f_1" style:display-name="Excel_CondFormat_3_51_1" style:family="table-cell" style:parent-style-name="Default">
      <style:table-cell-properties fo:background-color="#006411"/>
    </style:style>
    <style:style style:name="Excel_5f_CondFormat_5f_3_5f_51_5f_2" style:display-name="Excel_CondFormat_3_51_2" style:family="table-cell" style:parent-style-name="Default">
      <style:table-cell-properties fo:background-color="#ffcc00"/>
    </style:style>
    <style:style style:name="Excel_5f_CondFormat_5f_3_5f_51_5f_3" style:display-name="Excel_CondFormat_3_51_3" style:family="table-cell" style:parent-style-name="Default">
      <style:table-cell-properties fo:background-color="#dd0806"/>
    </style:style>
    <style:style style:name="Excel_5f_CondFormat_5f_3_5f_52_5f_1" style:display-name="Excel_CondFormat_3_52_1" style:family="table-cell" style:parent-style-name="Default">
      <style:table-cell-properties fo:background-color="#006411"/>
    </style:style>
    <style:style style:name="Excel_5f_CondFormat_5f_3_5f_52_5f_2" style:display-name="Excel_CondFormat_3_52_2" style:family="table-cell" style:parent-style-name="Default">
      <style:table-cell-properties fo:background-color="#ffcc00"/>
    </style:style>
    <style:style style:name="Excel_5f_CondFormat_5f_3_5f_52_5f_3" style:display-name="Excel_CondFormat_3_52_3" style:family="table-cell" style:parent-style-name="Default">
      <style:table-cell-properties fo:background-color="#dd0806"/>
    </style:style>
    <style:style style:name="Excel_5f_CondFormat_5f_3_5f_53_5f_1" style:display-name="Excel_CondFormat_3_53_1" style:family="table-cell" style:parent-style-name="Default">
      <style:text-properties fo:font-style="normal" fo:font-weight="bold" style:font-style-asian="normal" style:font-weight-asian="bold" style:font-style-complex="normal" style:font-weight-complex="bold"/>
    </style:style>
    <style:style style:name="Excel_5f_CondFormat_5f_3_5f_54_5f_1" style:display-name="Excel_CondFormat_3_54_1" style:family="table-cell" style:parent-style-name="Default">
      <style:text-properties fo:font-style="normal" fo:font-weight="bold" style:font-style-asian="normal" style:font-weight-asian="bold" style:font-style-complex="normal" style:font-weight-complex="bold"/>
    </style:style>
    <style:style style:name="Excel_5f_CondFormat_5f_3_5f_55_5f_1" style:display-name="Excel_CondFormat_3_55_1" style:family="table-cell" style:parent-style-name="Default">
      <style:text-properties fo:font-style="normal" fo:font-weight="bold" style:font-style-asian="normal" style:font-weight-asian="bold" style:font-style-complex="normal" style:font-weight-complex="bold"/>
    </style:style>
    <style:style style:name="Excel_5f_CondFormat_5f_3_5f_56_5f_1" style:display-name="Excel_CondFormat_3_56_1" style:family="table-cell" style:parent-style-name="Default">
      <style:text-properties fo:font-style="normal" fo:font-weight="bold" style:font-style-asian="normal" style:font-weight-asian="bold" style:font-style-complex="normal" style:font-weight-complex="bold"/>
    </style:style>
    <style:style style:name="Excel_5f_CondFormat_5f_3_5f_57_5f_1" style:display-name="Excel_CondFormat_3_57_1" style:family="table-cell" style:parent-style-name="Default">
      <style:text-properties fo:font-style="normal" fo:font-weight="bold" style:font-style-asian="normal" style:font-weight-asian="bold" style:font-style-complex="normal" style:font-weight-complex="bold"/>
    </style:style>
    <style:style style:name="Excel_5f_CondFormat_5f_3_5f_58_5f_1" style:display-name="Excel_CondFormat_3_58_1" style:family="table-cell" style:parent-style-name="Default">
      <style:text-properties fo:font-style="normal" fo:font-weight="bold" style:font-style-asian="normal" style:font-weight-asian="bold" style:font-style-complex="normal" style:font-weight-complex="bold"/>
    </style:style>
    <style:style style:name="Excel_5f_CondFormat_5f_3_5f_59_5f_1" style:display-name="Excel_CondFormat_3_59_1" style:family="table-cell" style:parent-style-name="Default">
      <style:text-properties fo:font-style="normal" fo:font-weight="bold" style:font-style-asian="normal" style:font-weight-asian="bold" style:font-style-complex="normal" style:font-weight-complex="bold"/>
    </style:style>
    <style:style style:name="Excel_5f_CondFormat_5f_3_5f_60_5f_1" style:display-name="Excel_CondFormat_3_60_1" style:family="table-cell" style:parent-style-name="Default">
      <style:text-properties fo:font-style="normal" fo:font-weight="bold" style:font-style-asian="normal" style:font-weight-asian="bold" style:font-style-complex="normal" style:font-weight-complex="bold"/>
    </style:style>
    <style:style style:name="Excel_5f_CondFormat_5f_3_5f_61_5f_1" style:display-name="Excel_CondFormat_3_61_1" style:family="table-cell" style:parent-style-name="Default">
      <style:text-properties fo:font-style="normal" fo:font-weight="bold" style:font-style-asian="normal" style:font-weight-asian="bold" style:font-style-complex="normal" style:font-weight-complex="bold"/>
    </style:style>
    <style:style style:name="Excel_5f_CondFormat_5f_3_5f_62_5f_1" style:display-name="Excel_CondFormat_3_62_1" style:family="table-cell" style:parent-style-name="Default">
      <style:table-cell-properties fo:background-color="#006411"/>
    </style:style>
    <style:style style:name="Excel_5f_CondFormat_5f_3_5f_62_5f_2" style:display-name="Excel_CondFormat_3_62_2" style:family="table-cell" style:parent-style-name="Default">
      <style:table-cell-properties fo:background-color="#ffcc00"/>
    </style:style>
    <style:style style:name="Excel_5f_CondFormat_5f_3_5f_62_5f_3" style:display-name="Excel_CondFormat_3_62_3" style:family="table-cell" style:parent-style-name="Default">
      <style:table-cell-properties fo:background-color="#dd0806"/>
    </style:style>
    <style:style style:name="Excel_5f_CondFormat_5f_3_5f_63_5f_1" style:display-name="Excel_CondFormat_3_63_1" style:family="table-cell" style:parent-style-name="Default">
      <style:text-properties fo:font-style="normal" fo:font-weight="bold" style:font-style-asian="normal" style:font-weight-asian="bold" style:font-style-complex="normal" style:font-weight-complex="bold"/>
    </style:style>
    <style:style style:name="Excel_5f_CondFormat_5f_3_5f_64_5f_1" style:display-name="Excel_CondFormat_3_64_1" style:family="table-cell" style:parent-style-name="Default">
      <style:text-properties fo:font-style="normal" fo:font-weight="bold" style:font-style-asian="normal" style:font-weight-asian="bold" style:font-style-complex="normal" style:font-weight-complex="bold"/>
    </style:style>
    <style:style style:name="Excel_5f_CondFormat_5f_3_5f_65_5f_1" style:display-name="Excel_CondFormat_3_65_1" style:family="table-cell" style:parent-style-name="Default">
      <style:text-properties fo:font-style="normal" fo:font-weight="bold" style:font-style-asian="normal" style:font-weight-asian="bold" style:font-style-complex="normal" style:font-weight-complex="bold"/>
    </style:style>
    <style:style style:name="Excel_5f_CondFormat_5f_3_5f_66_5f_1" style:display-name="Excel_CondFormat_3_66_1" style:family="table-cell" style:parent-style-name="Default">
      <style:table-cell-properties fo:background-color="#006411"/>
    </style:style>
    <style:style style:name="Excel_5f_CondFormat_5f_3_5f_66_5f_2" style:display-name="Excel_CondFormat_3_66_2" style:family="table-cell" style:parent-style-name="Default">
      <style:table-cell-properties fo:background-color="#ffcc00"/>
    </style:style>
    <style:style style:name="Excel_5f_CondFormat_5f_3_5f_66_5f_3" style:display-name="Excel_CondFormat_3_66_3" style:family="table-cell" style:parent-style-name="Default">
      <style:table-cell-properties fo:background-color="#dd0806"/>
    </style:style>
    <style:style style:name="Excel_5f_CondFormat_5f_3_5f_67_5f_1" style:display-name="Excel_CondFormat_3_67_1" style:family="table-cell" style:parent-style-name="Default">
      <style:text-properties fo:font-style="normal" fo:font-weight="bold" style:font-style-asian="normal" style:font-weight-asian="bold" style:font-style-complex="normal" style:font-weight-complex="bold"/>
    </style:style>
    <style:style style:name="Excel_5f_CondFormat_5f_3_5f_68_5f_1" style:display-name="Excel_CondFormat_3_68_1" style:family="table-cell" style:parent-style-name="Default">
      <style:text-properties fo:font-style="normal" fo:font-weight="bold" style:font-style-asian="normal" style:font-weight-asian="bold" style:font-style-complex="normal" style:font-weight-complex="bold"/>
    </style:style>
    <style:style style:name="Excel_5f_CondFormat_5f_3_5f_69_5f_1" style:display-name="Excel_CondFormat_3_69_1" style:family="table-cell" style:parent-style-name="Default">
      <style:text-properties fo:font-style="normal" fo:font-weight="bold" style:font-style-asian="normal" style:font-weight-asian="bold" style:font-style-complex="normal" style:font-weight-complex="bold"/>
    </style:style>
    <style:style style:name="Excel_5f_CondFormat_5f_3_5f_70_5f_1" style:display-name="Excel_CondFormat_3_70_1" style:family="table-cell" style:parent-style-name="Default">
      <style:table-cell-properties fo:background-color="#ffffff"/>
    </style:style>
    <style:style style:name="Excel_5f_CondFormat_5f_3_5f_70_5f_2" style:display-name="Excel_CondFormat_3_70_2" style:family="table-cell" style:parent-style-name="Default">
      <style:table-cell-properties fo:background-color="#006411"/>
    </style:style>
    <style:style style:name="Excel_5f_CondFormat_5f_3_5f_70_5f_3" style:display-name="Excel_CondFormat_3_70_3" style:family="table-cell" style:parent-style-name="Default">
      <style:table-cell-properties fo:background-color="#ffcc00"/>
    </style:style>
    <style:style style:name="Excel_5f_CondFormat_5f_3_5f_71_5f_1" style:display-name="Excel_CondFormat_3_71_1" style:family="table-cell" style:parent-style-name="Default">
      <style:text-properties fo:font-style="normal" fo:font-weight="bold" style:font-style-asian="normal" style:font-weight-asian="bold" style:font-style-complex="normal" style:font-weight-complex="bold"/>
    </style:style>
    <style:style style:name="Excel_5f_CondFormat_5f_3_5f_72_5f_1" style:display-name="Excel_CondFormat_3_72_1" style:family="table-cell" style:parent-style-name="Default">
      <style:text-properties fo:font-style="normal" fo:font-weight="bold" style:font-style-asian="normal" style:font-weight-asian="bold" style:font-style-complex="normal" style:font-weight-complex="bold"/>
    </style:style>
    <style:style style:name="Excel_5f_CondFormat_5f_3_5f_73_5f_1" style:display-name="Excel_CondFormat_3_73_1" style:family="table-cell" style:parent-style-name="Default">
      <style:text-properties fo:font-style="normal" fo:font-weight="bold" style:font-style-asian="normal" style:font-weight-asian="bold" style:font-style-complex="normal" style:font-weight-complex="bold"/>
    </style:style>
    <style:style style:name="Excel_5f_CondFormat_5f_3_5f_74_5f_1" style:display-name="Excel_CondFormat_3_74_1" style:family="table-cell" style:parent-style-name="Default">
      <style:table-cell-properties fo:background-color="#006411"/>
    </style:style>
    <style:style style:name="Excel_5f_CondFormat_5f_3_5f_74_5f_2" style:display-name="Excel_CondFormat_3_74_2" style:family="table-cell" style:parent-style-name="Default">
      <style:table-cell-properties fo:background-color="#ffcc00"/>
    </style:style>
    <style:style style:name="Excel_5f_CondFormat_5f_3_5f_74_5f_3" style:display-name="Excel_CondFormat_3_74_3" style:family="table-cell" style:parent-style-name="Default">
      <style:table-cell-properties fo:background-color="#dd0806"/>
    </style:style>
    <style:style style:name="Excel_5f_CondFormat_5f_3_5f_75_5f_1" style:display-name="Excel_CondFormat_3_75_1" style:family="table-cell" style:parent-style-name="Default">
      <style:text-properties fo:font-style="normal" fo:font-weight="bold" style:font-style-asian="normal" style:font-weight-asian="bold" style:font-style-complex="normal" style:font-weight-complex="bold"/>
    </style:style>
    <style:style style:name="Excel_5f_CondFormat_5f_3_5f_76_5f_1" style:display-name="Excel_CondFormat_3_76_1" style:family="table-cell" style:parent-style-name="Default">
      <style:text-properties fo:font-style="normal" fo:font-weight="bold" style:font-style-asian="normal" style:font-weight-asian="bold" style:font-style-complex="normal" style:font-weight-complex="bold"/>
    </style:style>
    <style:style style:name="Excel_5f_CondFormat_5f_3_5f_77_5f_1" style:display-name="Excel_CondFormat_3_77_1" style:family="table-cell" style:parent-style-name="Default">
      <style:text-properties fo:font-style="normal" fo:font-weight="bold" style:font-style-asian="normal" style:font-weight-asian="bold" style:font-style-complex="normal" style:font-weight-complex="bold"/>
    </style:style>
    <style:style style:name="Excel_5f_CondFormat_5f_3_5f_78_5f_1" style:display-name="Excel_CondFormat_3_78_1" style:family="table-cell" style:parent-style-name="Default">
      <style:table-cell-properties fo:background-color="#006411"/>
    </style:style>
    <style:style style:name="Excel_5f_CondFormat_5f_3_5f_78_5f_2" style:display-name="Excel_CondFormat_3_78_2" style:family="table-cell" style:parent-style-name="Default">
      <style:table-cell-properties fo:background-color="#ffcc00"/>
    </style:style>
    <style:style style:name="Excel_5f_CondFormat_5f_3_5f_78_5f_3" style:display-name="Excel_CondFormat_3_78_3" style:family="table-cell" style:parent-style-name="Default">
      <style:table-cell-properties fo:background-color="#dd0806"/>
    </style:style>
    <style:style style:name="Excel_5f_CondFormat_5f_3_5f_79_5f_1" style:display-name="Excel_CondFormat_3_79_1" style:family="table-cell" style:parent-style-name="Default">
      <style:text-properties fo:font-style="normal" fo:font-weight="bold" style:font-style-asian="normal" style:font-weight-asian="bold" style:font-style-complex="normal" style:font-weight-complex="bold"/>
    </style:style>
    <style:style style:name="Excel_5f_CondFormat_5f_3_5f_80_5f_1" style:display-name="Excel_CondFormat_3_80_1" style:family="table-cell" style:parent-style-name="Default">
      <style:text-properties fo:font-style="normal" fo:font-weight="bold" style:font-style-asian="normal" style:font-weight-asian="bold" style:font-style-complex="normal" style:font-weight-complex="bold"/>
    </style:style>
    <style:style style:name="Excel_5f_CondFormat_5f_3_5f_81_5f_1" style:display-name="Excel_CondFormat_3_81_1" style:family="table-cell" style:parent-style-name="Default">
      <style:text-properties fo:font-style="normal" fo:font-weight="bold" style:font-style-asian="normal" style:font-weight-asian="bold" style:font-style-complex="normal" style:font-weight-complex="bold"/>
    </style:style>
    <style:style style:name="Excel_5f_CondFormat_5f_3_5f_82_5f_1" style:display-name="Excel_CondFormat_3_82_1" style:family="table-cell" style:parent-style-name="Default">
      <style:text-properties fo:font-style="normal" fo:font-weight="bold" style:font-style-asian="normal" style:font-weight-asian="bold" style:font-style-complex="normal" style:font-weight-complex="bold"/>
    </style:style>
    <style:style style:name="Excel_5f_CondFormat_5f_3_5f_83_5f_1" style:display-name="Excel_CondFormat_3_83_1" style:family="table-cell" style:parent-style-name="Default">
      <style:text-properties fo:font-style="normal" fo:font-weight="bold" style:font-style-asian="normal" style:font-weight-asian="bold" style:font-style-complex="normal" style:font-weight-complex="bold"/>
    </style:style>
    <style:style style:name="Excel_5f_CondFormat_5f_3_5f_84_5f_1" style:display-name="Excel_CondFormat_3_84_1" style:family="table-cell" style:parent-style-name="Default">
      <style:text-properties fo:font-style="normal" fo:font-weight="bold" style:font-style-asian="normal" style:font-weight-asian="bold" style:font-style-complex="normal" style:font-weight-complex="bold"/>
    </style:style>
    <style:style style:name="Excel_5f_CondFormat_5f_3_5f_85_5f_1" style:display-name="Excel_CondFormat_3_85_1" style:family="table-cell" style:parent-style-name="Default">
      <style:text-properties fo:font-style="normal" fo:font-weight="bold" style:font-style-asian="normal" style:font-weight-asian="bold" style:font-style-complex="normal" style:font-weight-complex="bold"/>
    </style:style>
    <style:style style:name="Excel_5f_CondFormat_5f_3_5f_86_5f_1" style:display-name="Excel_CondFormat_3_86_1" style:family="table-cell" style:parent-style-name="Default">
      <style:text-properties fo:font-style="normal" fo:font-weight="bold" style:font-style-asian="normal" style:font-weight-asian="bold" style:font-style-complex="normal" style:font-weight-complex="bold"/>
    </style:style>
    <style:style style:name="Excel_5f_CondFormat_5f_3_5f_87_5f_1" style:display-name="Excel_CondFormat_3_87_1" style:family="table-cell" style:parent-style-name="Default">
      <style:text-properties fo:font-style="normal" fo:font-weight="bold" style:font-style-asian="normal" style:font-weight-asian="bold" style:font-style-complex="normal" style:font-weight-complex="bold"/>
    </style:style>
    <style:style style:name="Excel_5f_CondFormat_5f_3_5f_88_5f_1" style:display-name="Excel_CondFormat_3_88_1" style:family="table-cell" style:parent-style-name="Default">
      <style:text-properties fo:font-style="normal" fo:font-weight="bold" style:font-style-asian="normal" style:font-weight-asian="bold" style:font-style-complex="normal" style:font-weight-complex="bold"/>
    </style:style>
    <style:style style:name="Excel_5f_CondFormat_5f_3_5f_89_5f_1" style:display-name="Excel_CondFormat_3_89_1" style:family="table-cell" style:parent-style-name="Default">
      <style:text-properties fo:font-style="normal" fo:font-weight="bold" style:font-style-asian="normal" style:font-weight-asian="bold" style:font-style-complex="normal" style:font-weight-complex="bold"/>
    </style:style>
    <style:style style:name="Excel_5f_CondFormat_5f_3_5f_90_5f_1" style:display-name="Excel_CondFormat_3_90_1" style:family="table-cell" style:parent-style-name="Default">
      <style:text-properties fo:font-style="normal" fo:font-weight="bold" style:font-style-asian="normal" style:font-weight-asian="bold" style:font-style-complex="normal" style:font-weight-complex="bold"/>
    </style:style>
    <style:style style:name="Excel_5f_CondFormat_5f_3_5f_91_5f_1" style:display-name="Excel_CondFormat_3_91_1" style:family="table-cell" style:parent-style-name="Default">
      <style:text-properties fo:font-style="normal" fo:font-weight="bold" style:font-style-asian="normal" style:font-weight-asian="bold" style:font-style-complex="normal" style:font-weight-complex="bold"/>
    </style:style>
    <style:style style:name="Excel_5f_CondFormat_5f_3_5f_92_5f_1" style:display-name="Excel_CondFormat_3_92_1" style:family="table-cell" style:parent-style-name="Default">
      <style:text-properties fo:font-style="normal" fo:font-weight="bold" style:font-style-asian="normal" style:font-weight-asian="bold" style:font-style-complex="normal" style:font-weight-complex="bold"/>
    </style:style>
    <style:style style:name="Excel_5f_CondFormat_5f_3_5f_93_5f_1" style:display-name="Excel_CondFormat_3_93_1" style:family="table-cell" style:parent-style-name="Default">
      <style:text-properties fo:font-style="normal" fo:font-weight="bold" style:font-style-asian="normal" style:font-weight-asian="bold" style:font-style-complex="normal" style:font-weight-complex="bold"/>
    </style:style>
    <style:style style:name="Excel_5f_CondFormat_5f_3_5f_94_5f_1" style:display-name="Excel_CondFormat_3_94_1" style:family="table-cell" style:parent-style-name="Default">
      <style:text-properties fo:font-style="normal" fo:font-weight="bold" style:font-style-asian="normal" style:font-weight-asian="bold" style:font-style-complex="normal" style:font-weight-complex="bold"/>
    </style:style>
    <style:style style:name="Excel_5f_CondFormat_5f_3_5f_95_5f_1" style:display-name="Excel_CondFormat_3_95_1" style:family="table-cell" style:parent-style-name="Default">
      <style:text-properties fo:font-style="normal" fo:font-weight="bold" style:font-style-asian="normal" style:font-weight-asian="bold" style:font-style-complex="normal" style:font-weight-complex="bold"/>
    </style:style>
    <style:style style:name="Excel_5f_CondFormat_5f_3_5f_96_5f_1" style:display-name="Excel_CondFormat_3_96_1" style:family="table-cell" style:parent-style-name="Default">
      <style:text-properties fo:font-style="normal" fo:font-weight="bold" style:font-style-asian="normal" style:font-weight-asian="bold" style:font-style-complex="normal" style:font-weight-complex="bold"/>
    </style:style>
    <style:style style:name="Excel_5f_CondFormat_5f_3_5f_97_5f_1" style:display-name="Excel_CondFormat_3_97_1" style:family="table-cell" style:parent-style-name="Default">
      <style:text-properties fo:font-style="normal" fo:font-weight="bold" style:font-style-asian="normal" style:font-weight-asian="bold" style:font-style-complex="normal" style:font-weight-complex="bold"/>
    </style:style>
    <style:style style:name="Excel_5f_CondFormat_5f_3_5f_98_5f_1" style:display-name="Excel_CondFormat_3_98_1" style:family="table-cell" style:parent-style-name="Default">
      <style:text-properties fo:font-style="normal" fo:font-weight="bold" style:font-style-asian="normal" style:font-weight-asian="bold" style:font-style-complex="normal" style:font-weight-complex="bold"/>
    </style:style>
    <style:style style:name="Excel_5f_CondFormat_5f_3_5f_99_5f_1" style:display-name="Excel_CondFormat_3_99_1" style:family="table-cell" style:parent-style-name="Default">
      <style:text-properties fo:font-style="normal" fo:font-weight="bold" style:font-style-asian="normal" style:font-weight-asian="bold" style:font-style-complex="normal" style:font-weight-complex="bold"/>
    </style:style>
    <style:style style:name="Excel_5f_CondFormat_5f_3_5f_100_5f_1" style:display-name="Excel_CondFormat_3_100_1" style:family="table-cell" style:parent-style-name="Default">
      <style:text-properties fo:font-style="normal" fo:font-weight="bold" style:font-style-asian="normal" style:font-weight-asian="bold" style:font-style-complex="normal" style:font-weight-complex="bold"/>
    </style:style>
    <style:style style:name="Excel_5f_CondFormat_5f_3_5f_101_5f_1" style:display-name="Excel_CondFormat_3_101_1" style:family="table-cell" style:parent-style-name="Default">
      <style:text-properties fo:font-style="normal" fo:font-weight="bold" style:font-style-asian="normal" style:font-weight-asian="bold" style:font-style-complex="normal" style:font-weight-complex="bold"/>
    </style:style>
    <style:style style:name="Excel_5f_CondFormat_5f_3_5f_102_5f_1" style:display-name="Excel_CondFormat_3_102_1" style:family="table-cell" style:parent-style-name="Default">
      <style:text-properties fo:font-style="normal" fo:font-weight="bold" style:font-style-asian="normal" style:font-weight-asian="bold" style:font-style-complex="normal" style:font-weight-complex="bold"/>
    </style:style>
    <style:style style:name="Excel_5f_CondFormat_5f_3_5f_103_5f_1" style:display-name="Excel_CondFormat_3_103_1" style:family="table-cell" style:parent-style-name="Default">
      <style:text-properties fo:font-style="normal" fo:font-weight="bold" style:font-style-asian="normal" style:font-weight-asian="bold" style:font-style-complex="normal" style:font-weight-complex="bold"/>
    </style:style>
    <style:style style:name="Excel_5f_CondFormat_5f_3_5f_104_5f_1" style:display-name="Excel_CondFormat_3_104_1" style:family="table-cell" style:parent-style-name="Default">
      <style:text-properties fo:font-style="normal" fo:font-weight="bold" style:font-style-asian="normal" style:font-weight-asian="bold" style:font-style-complex="normal" style:font-weight-complex="bold"/>
    </style:style>
    <style:style style:name="Excel_5f_CondFormat_5f_3_5f_105_5f_1" style:display-name="Excel_CondFormat_3_105_1" style:family="table-cell" style:parent-style-name="Default">
      <style:text-properties fo:font-style="normal" fo:font-weight="bold" style:font-style-asian="normal" style:font-weight-asian="bold" style:font-style-complex="normal" style:font-weight-complex="bold"/>
    </style:style>
    <style:style style:name="Excel_5f_CondFormat_5f_3_5f_106_5f_1" style:display-name="Excel_CondFormat_3_106_1" style:family="table-cell" style:parent-style-name="Default">
      <style:text-properties fo:font-style="normal" fo:font-weight="bold" style:font-style-asian="normal" style:font-weight-asian="bold" style:font-style-complex="normal" style:font-weight-complex="bold"/>
    </style:style>
    <style:style style:name="Excel_5f_CondFormat_5f_3_5f_107_5f_1" style:display-name="Excel_CondFormat_3_107_1" style:family="table-cell" style:parent-style-name="Default">
      <style:text-properties fo:font-style="normal" fo:font-weight="bold" style:font-style-asian="normal" style:font-weight-asian="bold" style:font-style-complex="normal" style:font-weight-complex="bold"/>
    </style:style>
    <style:style style:name="Excel_5f_CondFormat_5f_3_5f_108_5f_1" style:display-name="Excel_CondFormat_3_108_1" style:family="table-cell" style:parent-style-name="Default">
      <style:text-properties fo:font-style="normal" fo:font-weight="bold" style:font-style-asian="normal" style:font-weight-asian="bold" style:font-style-complex="normal" style:font-weight-complex="bold"/>
    </style:style>
    <style:style style:name="Excel_5f_CondFormat_5f_3_5f_109_5f_1" style:display-name="Excel_CondFormat_3_109_1" style:family="table-cell" style:parent-style-name="Default">
      <style:text-properties fo:font-style="normal" fo:font-weight="bold" style:font-style-asian="normal" style:font-weight-asian="bold" style:font-style-complex="normal" style:font-weight-complex="bold"/>
    </style:style>
    <style:style style:name="Excel_5f_CondFormat_5f_3_5f_110_5f_1" style:display-name="Excel_CondFormat_3_110_1" style:family="table-cell" style:parent-style-name="Default">
      <style:text-properties fo:font-style="normal" fo:font-weight="bold" style:font-style-asian="normal" style:font-weight-asian="bold" style:font-style-complex="normal" style:font-weight-complex="bold"/>
    </style:style>
    <style:style style:name="Excel_5f_CondFormat_5f_3_5f_111_5f_1" style:display-name="Excel_CondFormat_3_111_1" style:family="table-cell" style:parent-style-name="Default">
      <style:text-properties fo:font-style="normal" fo:font-weight="bold" style:font-style-asian="normal" style:font-weight-asian="bold" style:font-style-complex="normal" style:font-weight-complex="bold"/>
    </style:style>
    <style:style style:name="Excel_5f_CondFormat_5f_3_5f_112_5f_1" style:display-name="Excel_CondFormat_3_112_1" style:family="table-cell" style:parent-style-name="Default">
      <style:text-properties fo:font-style="normal" fo:font-weight="bold" style:font-style-asian="normal" style:font-weight-asian="bold" style:font-style-complex="normal" style:font-weight-complex="bold"/>
    </style:style>
    <style:style style:name="Excel_5f_CondFormat_5f_3_5f_113_5f_1" style:display-name="Excel_CondFormat_3_113_1" style:family="table-cell" style:parent-style-name="Default">
      <style:text-properties fo:font-style="normal" fo:font-weight="bold" style:font-style-asian="normal" style:font-weight-asian="bold" style:font-style-complex="normal" style:font-weight-complex="bold"/>
    </style:style>
    <style:style style:name="Excel_5f_CondFormat_5f_3_5f_114_5f_1" style:display-name="Excel_CondFormat_3_114_1" style:family="table-cell" style:parent-style-name="Default">
      <style:table-cell-properties fo:background-color="#006411"/>
    </style:style>
    <style:style style:name="Excel_5f_CondFormat_5f_3_5f_114_5f_2" style:display-name="Excel_CondFormat_3_114_2" style:family="table-cell" style:parent-style-name="Default">
      <style:table-cell-properties fo:background-color="#ffcc00"/>
    </style:style>
    <style:style style:name="Excel_5f_CondFormat_5f_3_5f_114_5f_3" style:display-name="Excel_CondFormat_3_114_3" style:family="table-cell" style:parent-style-name="Default">
      <style:table-cell-properties fo:background-color="#dd0806"/>
    </style:style>
    <style:style style:name="Excel_5f_CondFormat_5f_3_5f_115_5f_1" style:display-name="Excel_CondFormat_3_115_1" style:family="table-cell" style:parent-style-name="Default">
      <style:text-properties fo:font-style="normal" fo:font-weight="bold" style:font-style-asian="normal" style:font-weight-asian="bold" style:font-style-complex="normal" style:font-weight-complex="bold"/>
    </style:style>
    <style:style style:name="Excel_5f_CondFormat_5f_3_5f_116_5f_1" style:display-name="Excel_CondFormat_3_116_1" style:family="table-cell" style:parent-style-name="Default">
      <style:text-properties fo:font-style="normal" fo:font-weight="bold" style:font-style-asian="normal" style:font-weight-asian="bold" style:font-style-complex="normal" style:font-weight-complex="bold"/>
    </style:style>
    <style:style style:name="Excel_5f_CondFormat_5f_3_5f_117_5f_1" style:display-name="Excel_CondFormat_3_117_1" style:family="table-cell" style:parent-style-name="Default">
      <style:text-properties fo:font-style="normal" fo:font-weight="bold" style:font-style-asian="normal" style:font-weight-asian="bold" style:font-style-complex="normal" style:font-weight-complex="bold"/>
    </style:style>
    <style:style style:name="Excel_5f_CondFormat_5f_3_5f_118_5f_1" style:display-name="Excel_CondFormat_3_118_1" style:family="table-cell" style:parent-style-name="Default">
      <style:text-properties fo:font-style="normal" fo:font-weight="bold" style:font-style-asian="normal" style:font-weight-asian="bold" style:font-style-complex="normal" style:font-weight-complex="bold"/>
    </style:style>
    <style:style style:name="Excel_5f_CondFormat_5f_3_5f_119_5f_1" style:display-name="Excel_CondFormat_3_119_1" style:family="table-cell" style:parent-style-name="Default">
      <style:table-cell-properties fo:background-color="#ffffff"/>
    </style:style>
    <style:style style:name="Excel_5f_CondFormat_5f_3_5f_119_5f_2" style:display-name="Excel_CondFormat_3_119_2" style:family="table-cell" style:parent-style-name="Default">
      <style:table-cell-properties fo:background-color="#006411"/>
    </style:style>
    <style:style style:name="Excel_5f_CondFormat_5f_3_5f_119_5f_3" style:display-name="Excel_CondFormat_3_119_3" style:family="table-cell" style:parent-style-name="Default">
      <style:table-cell-properties fo:background-color="#ffcc00"/>
    </style:style>
    <style:style style:name="Excel_5f_CondFormat_5f_3_5f_120_5f_1" style:display-name="Excel_CondFormat_3_120_1" style:family="table-cell" style:parent-style-name="Default">
      <style:table-cell-properties fo:background-color="#ffffff"/>
    </style:style>
    <style:style style:name="Excel_5f_CondFormat_5f_3_5f_120_5f_2" style:display-name="Excel_CondFormat_3_120_2" style:family="table-cell" style:parent-style-name="Default">
      <style:table-cell-properties fo:background-color="#006411"/>
    </style:style>
    <style:style style:name="Excel_5f_CondFormat_5f_3_5f_120_5f_3" style:display-name="Excel_CondFormat_3_120_3" style:family="table-cell" style:parent-style-name="Default">
      <style:table-cell-properties fo:background-color="#ffcc00"/>
    </style:style>
    <style:style style:name="Excel_5f_CondFormat_5f_3_5f_121_5f_1" style:display-name="Excel_CondFormat_3_121_1" style:family="table-cell" style:parent-style-name="Default">
      <style:table-cell-properties fo:background-color="#006411"/>
    </style:style>
    <style:style style:name="Excel_5f_CondFormat_5f_3_5f_121_5f_2" style:display-name="Excel_CondFormat_3_121_2" style:family="table-cell" style:parent-style-name="Default">
      <style:table-cell-properties fo:background-color="#ffcc00"/>
    </style:style>
    <style:style style:name="Excel_5f_CondFormat_5f_3_5f_121_5f_3" style:display-name="Excel_CondFormat_3_121_3" style:family="table-cell" style:parent-style-name="Default">
      <style:table-cell-properties fo:background-color="#dd0806"/>
    </style:style>
    <style:style style:name="Excel_5f_CondFormat_5f_3_5f_122_5f_1" style:display-name="Excel_CondFormat_3_122_1" style:family="table-cell" style:parent-style-name="Default">
      <style:table-cell-properties fo:background-color="#ffffff"/>
    </style:style>
    <style:style style:name="Excel_5f_CondFormat_5f_3_5f_122_5f_2" style:display-name="Excel_CondFormat_3_122_2" style:family="table-cell" style:parent-style-name="Default">
      <style:table-cell-properties fo:background-color="#006411"/>
    </style:style>
    <style:style style:name="Excel_5f_CondFormat_5f_3_5f_122_5f_3" style:display-name="Excel_CondFormat_3_122_3" style:family="table-cell" style:parent-style-name="Default">
      <style:table-cell-properties fo:background-color="#ffcc00"/>
    </style:style>
    <style:style style:name="Excel_5f_CondFormat_5f_3_5f_123_5f_1" style:display-name="Excel_CondFormat_3_123_1" style:family="table-cell" style:parent-style-name="Default">
      <style:table-cell-properties fo:background-color="#006411"/>
    </style:style>
    <style:style style:name="Excel_5f_CondFormat_5f_3_5f_123_5f_2" style:display-name="Excel_CondFormat_3_123_2" style:family="table-cell" style:parent-style-name="Default">
      <style:table-cell-properties fo:background-color="#ffcc00"/>
    </style:style>
    <style:style style:name="Excel_5f_CondFormat_5f_3_5f_123_5f_3" style:display-name="Excel_CondFormat_3_123_3" style:family="table-cell" style:parent-style-name="Default">
      <style:table-cell-properties fo:background-color="#dd0806"/>
    </style:style>
    <style:style style:name="Excel_5f_CondFormat_5f_3_5f_124_5f_1" style:display-name="Excel_CondFormat_3_124_1" style:family="table-cell" style:parent-style-name="Default">
      <style:table-cell-properties fo:background-color="#006411"/>
    </style:style>
    <style:style style:name="Excel_5f_CondFormat_5f_3_5f_124_5f_2" style:display-name="Excel_CondFormat_3_124_2" style:family="table-cell" style:parent-style-name="Default">
      <style:table-cell-properties fo:background-color="#ffcc00"/>
    </style:style>
    <style:style style:name="Excel_5f_CondFormat_5f_3_5f_124_5f_3" style:display-name="Excel_CondFormat_3_124_3" style:family="table-cell" style:parent-style-name="Default">
      <style:table-cell-properties fo:background-color="#dd0806"/>
    </style:style>
    <style:style style:name="Excel_5f_CondFormat_5f_3_5f_125_5f_1" style:display-name="Excel_CondFormat_3_125_1" style:family="table-cell" style:parent-style-name="Default">
      <style:table-cell-properties fo:background-color="#ffffff"/>
    </style:style>
    <style:style style:name="Excel_5f_CondFormat_5f_3_5f_125_5f_2" style:display-name="Excel_CondFormat_3_125_2" style:family="table-cell" style:parent-style-name="Default">
      <style:table-cell-properties fo:background-color="#006411"/>
    </style:style>
    <style:style style:name="Excel_5f_CondFormat_5f_3_5f_125_5f_3" style:display-name="Excel_CondFormat_3_125_3" style:family="table-cell" style:parent-style-name="Default">
      <style:table-cell-properties fo:background-color="#ffcc00"/>
    </style:style>
    <style:style style:name="Excel_5f_CondFormat_5f_3_5f_126_5f_1" style:display-name="Excel_CondFormat_3_126_1" style:family="table-cell" style:parent-style-name="Default">
      <style:table-cell-properties fo:background-color="#006411"/>
    </style:style>
    <style:style style:name="Excel_5f_CondFormat_5f_3_5f_126_5f_2" style:display-name="Excel_CondFormat_3_126_2" style:family="table-cell" style:parent-style-name="Default">
      <style:table-cell-properties fo:background-color="#ffcc00"/>
    </style:style>
    <style:style style:name="Excel_5f_CondFormat_5f_3_5f_126_5f_3" style:display-name="Excel_CondFormat_3_126_3" style:family="table-cell" style:parent-style-name="Default">
      <style:table-cell-properties fo:background-color="#dd0806"/>
    </style:style>
    <style:style style:name="Excel_5f_CondFormat_5f_3_5f_127_5f_1" style:display-name="Excel_CondFormat_3_127_1" style:family="table-cell" style:parent-style-name="Default">
      <style:table-cell-properties fo:background-color="#006411"/>
    </style:style>
    <style:style style:name="Excel_5f_CondFormat_5f_3_5f_127_5f_2" style:display-name="Excel_CondFormat_3_127_2" style:family="table-cell" style:parent-style-name="Default">
      <style:table-cell-properties fo:background-color="#ffcc00"/>
    </style:style>
    <style:style style:name="Excel_5f_CondFormat_5f_3_5f_127_5f_3" style:display-name="Excel_CondFormat_3_127_3" style:family="table-cell" style:parent-style-name="Default">
      <style:table-cell-properties fo:background-color="#dd0806"/>
    </style:style>
    <style:style style:name="Excel_5f_CondFormat_5f_3_5f_128_5f_1" style:display-name="Excel_CondFormat_3_128_1" style:family="table-cell" style:parent-style-name="Default">
      <style:table-cell-properties fo:background-color="#006411"/>
    </style:style>
    <style:style style:name="Excel_5f_CondFormat_5f_3_5f_128_5f_2" style:display-name="Excel_CondFormat_3_128_2" style:family="table-cell" style:parent-style-name="Default">
      <style:table-cell-properties fo:background-color="#ffcc00"/>
    </style:style>
    <style:style style:name="Excel_5f_CondFormat_5f_3_5f_128_5f_3" style:display-name="Excel_CondFormat_3_128_3" style:family="table-cell" style:parent-style-name="Default">
      <style:table-cell-properties fo:background-color="#dd0806"/>
    </style:style>
    <style:style style:name="Excel_5f_CondFormat_5f_3_5f_129_5f_1" style:display-name="Excel_CondFormat_3_129_1" style:family="table-cell" style:parent-style-name="Default">
      <style:table-cell-properties fo:background-color="#ffffff"/>
    </style:style>
    <style:style style:name="Excel_5f_CondFormat_5f_3_5f_129_5f_2" style:display-name="Excel_CondFormat_3_129_2" style:family="table-cell" style:parent-style-name="Default">
      <style:table-cell-properties fo:background-color="#006411"/>
    </style:style>
    <style:style style:name="Excel_5f_CondFormat_5f_3_5f_129_5f_3" style:display-name="Excel_CondFormat_3_129_3" style:family="table-cell" style:parent-style-name="Default">
      <style:table-cell-properties fo:background-color="#ffcc00"/>
    </style:style>
    <style:style style:name="Excel_5f_CondFormat_5f_3_5f_130_5f_1" style:display-name="Excel_CondFormat_3_130_1" style:family="table-cell" style:parent-style-name="Default">
      <style:table-cell-properties fo:background-color="#ffffff"/>
    </style:style>
    <style:style style:name="Excel_5f_CondFormat_5f_3_5f_130_5f_2" style:display-name="Excel_CondFormat_3_130_2" style:family="table-cell" style:parent-style-name="Default">
      <style:table-cell-properties fo:background-color="#006411"/>
    </style:style>
    <style:style style:name="Excel_5f_CondFormat_5f_3_5f_130_5f_3" style:display-name="Excel_CondFormat_3_130_3" style:family="table-cell" style:parent-style-name="Default">
      <style:table-cell-properties fo:background-color="#ffcc00"/>
    </style:style>
    <style:style style:name="Excel_5f_CondFormat_5f_3_5f_131_5f_1" style:display-name="Excel_CondFormat_3_131_1" style:family="table-cell" style:parent-style-name="Default">
      <style:table-cell-properties fo:background-color="#006411"/>
    </style:style>
    <style:style style:name="Excel_5f_CondFormat_5f_3_5f_131_5f_2" style:display-name="Excel_CondFormat_3_131_2" style:family="table-cell" style:parent-style-name="Default">
      <style:table-cell-properties fo:background-color="#ffcc00"/>
    </style:style>
    <style:style style:name="Excel_5f_CondFormat_5f_3_5f_131_5f_3" style:display-name="Excel_CondFormat_3_131_3" style:family="table-cell" style:parent-style-name="Default">
      <style:table-cell-properties fo:background-color="#dd0806"/>
    </style:style>
    <style:style style:name="Excel_5f_CondFormat_5f_3_5f_132_5f_1" style:display-name="Excel_CondFormat_3_132_1" style:family="table-cell" style:parent-style-name="Default">
      <style:table-cell-properties fo:background-color="#ffffff"/>
    </style:style>
    <style:style style:name="Excel_5f_CondFormat_5f_3_5f_132_5f_2" style:display-name="Excel_CondFormat_3_132_2" style:family="table-cell" style:parent-style-name="Default">
      <style:table-cell-properties fo:background-color="#006411"/>
    </style:style>
    <style:style style:name="Excel_5f_CondFormat_5f_3_5f_132_5f_3" style:display-name="Excel_CondFormat_3_132_3" style:family="table-cell" style:parent-style-name="Default">
      <style:table-cell-properties fo:background-color="#ffcc00"/>
    </style:style>
    <style:style style:name="Excel_5f_CondFormat_5f_3_5f_133_5f_1" style:display-name="Excel_CondFormat_3_133_1" style:family="table-cell" style:parent-style-name="Default">
      <style:table-cell-properties fo:background-color="#006411"/>
    </style:style>
    <style:style style:name="Excel_5f_CondFormat_5f_3_5f_133_5f_2" style:display-name="Excel_CondFormat_3_133_2" style:family="table-cell" style:parent-style-name="Default">
      <style:table-cell-properties fo:background-color="#ffcc00"/>
    </style:style>
    <style:style style:name="Excel_5f_CondFormat_5f_3_5f_133_5f_3" style:display-name="Excel_CondFormat_3_133_3" style:family="table-cell" style:parent-style-name="Default">
      <style:table-cell-properties fo:background-color="#dd0806"/>
    </style:style>
    <style:style style:name="Excel_5f_CondFormat_5f_3_5f_134_5f_1" style:display-name="Excel_CondFormat_3_134_1" style:family="table-cell" style:parent-style-name="Default">
      <style:table-cell-properties fo:background-color="#ffffff"/>
    </style:style>
    <style:style style:name="Excel_5f_CondFormat_5f_3_5f_134_5f_2" style:display-name="Excel_CondFormat_3_134_2" style:family="table-cell" style:parent-style-name="Default">
      <style:table-cell-properties fo:background-color="#006411"/>
    </style:style>
    <style:style style:name="Excel_5f_CondFormat_5f_3_5f_134_5f_3" style:display-name="Excel_CondFormat_3_134_3" style:family="table-cell" style:parent-style-name="Default">
      <style:table-cell-properties fo:background-color="#ffcc00"/>
    </style:style>
    <style:style style:name="Excel_5f_CondFormat_5f_3_5f_135_5f_1" style:display-name="Excel_CondFormat_3_135_1" style:family="table-cell" style:parent-style-name="Default">
      <style:table-cell-properties fo:background-color="#006411"/>
    </style:style>
    <style:style style:name="Excel_5f_CondFormat_5f_3_5f_135_5f_2" style:display-name="Excel_CondFormat_3_135_2" style:family="table-cell" style:parent-style-name="Default">
      <style:table-cell-properties fo:background-color="#ffcc00"/>
    </style:style>
    <style:style style:name="Excel_5f_CondFormat_5f_3_5f_135_5f_3" style:display-name="Excel_CondFormat_3_135_3" style:family="table-cell" style:parent-style-name="Default">
      <style:table-cell-properties fo:background-color="#dd0806"/>
    </style:style>
    <style:style style:name="Excel_5f_CondFormat_5f_3_5f_136_5f_1" style:display-name="Excel_CondFormat_3_136_1" style:family="table-cell" style:parent-style-name="Default">
      <style:table-cell-properties fo:background-color="#006411"/>
    </style:style>
    <style:style style:name="Excel_5f_CondFormat_5f_3_5f_136_5f_2" style:display-name="Excel_CondFormat_3_136_2" style:family="table-cell" style:parent-style-name="Default">
      <style:table-cell-properties fo:background-color="#ffcc00"/>
    </style:style>
    <style:style style:name="Excel_5f_CondFormat_5f_3_5f_136_5f_3" style:display-name="Excel_CondFormat_3_136_3" style:family="table-cell" style:parent-style-name="Default">
      <style:table-cell-properties fo:background-color="#dd0806"/>
    </style:style>
    <style:style style:name="Excel_5f_CondFormat_5f_3_5f_137_5f_1" style:display-name="Excel_CondFormat_3_137_1" style:family="table-cell" style:parent-style-name="Default">
      <style:table-cell-properties fo:background-color="#ffffff"/>
    </style:style>
    <style:style style:name="Excel_5f_CondFormat_5f_3_5f_137_5f_2" style:display-name="Excel_CondFormat_3_137_2" style:family="table-cell" style:parent-style-name="Default">
      <style:table-cell-properties fo:background-color="#006411"/>
    </style:style>
    <style:style style:name="Excel_5f_CondFormat_5f_3_5f_137_5f_3" style:display-name="Excel_CondFormat_3_137_3" style:family="table-cell" style:parent-style-name="Default">
      <style:table-cell-properties fo:background-color="#ffcc00"/>
    </style:style>
    <style:style style:name="Excel_5f_CondFormat_5f_3_5f_138_5f_1" style:display-name="Excel_CondFormat_3_138_1" style:family="table-cell" style:parent-style-name="Default">
      <style:table-cell-properties fo:background-color="#006411"/>
    </style:style>
    <style:style style:name="Excel_5f_CondFormat_5f_3_5f_138_5f_2" style:display-name="Excel_CondFormat_3_138_2" style:family="table-cell" style:parent-style-name="Default">
      <style:table-cell-properties fo:background-color="#ffcc00"/>
    </style:style>
    <style:style style:name="Excel_5f_CondFormat_5f_3_5f_138_5f_3" style:display-name="Excel_CondFormat_3_138_3" style:family="table-cell" style:parent-style-name="Default">
      <style:table-cell-properties fo:background-color="#dd0806"/>
    </style:style>
    <style:style style:name="Excel_5f_CondFormat_5f_3_5f_139_5f_1" style:display-name="Excel_CondFormat_3_139_1" style:family="table-cell" style:parent-style-name="Default">
      <style:table-cell-properties fo:background-color="#006411"/>
    </style:style>
    <style:style style:name="Excel_5f_CondFormat_5f_3_5f_139_5f_2" style:display-name="Excel_CondFormat_3_139_2" style:family="table-cell" style:parent-style-name="Default">
      <style:table-cell-properties fo:background-color="#ffcc00"/>
    </style:style>
    <style:style style:name="Excel_5f_CondFormat_5f_3_5f_139_5f_3" style:display-name="Excel_CondFormat_3_139_3" style:family="table-cell" style:parent-style-name="Default">
      <style:table-cell-properties fo:background-color="#dd0806"/>
    </style:style>
    <style:style style:name="Excel_5f_CondFormat_5f_3_5f_140_5f_1" style:display-name="Excel_CondFormat_3_140_1" style:family="table-cell" style:parent-style-name="Default">
      <style:table-cell-properties fo:background-color="#006411"/>
    </style:style>
    <style:style style:name="Excel_5f_CondFormat_5f_3_5f_140_5f_2" style:display-name="Excel_CondFormat_3_140_2" style:family="table-cell" style:parent-style-name="Default">
      <style:table-cell-properties fo:background-color="#ffcc00"/>
    </style:style>
    <style:style style:name="Excel_5f_CondFormat_5f_3_5f_140_5f_3" style:display-name="Excel_CondFormat_3_140_3" style:family="table-cell" style:parent-style-name="Default">
      <style:table-cell-properties fo:background-color="#dd0806"/>
    </style:style>
    <style:style style:name="Excel_5f_CondFormat_5f_3_5f_141_5f_1" style:display-name="Excel_CondFormat_3_141_1" style:family="table-cell" style:parent-style-name="Default">
      <style:table-cell-properties fo:background-color="#ffffff"/>
    </style:style>
    <style:style style:name="Excel_5f_CondFormat_5f_3_5f_141_5f_2" style:display-name="Excel_CondFormat_3_141_2" style:family="table-cell" style:parent-style-name="Default">
      <style:table-cell-properties fo:background-color="#006411"/>
    </style:style>
    <style:style style:name="Excel_5f_CondFormat_5f_3_5f_141_5f_3" style:display-name="Excel_CondFormat_3_141_3" style:family="table-cell" style:parent-style-name="Default">
      <style:table-cell-properties fo:background-color="#ffcc00"/>
    </style:style>
    <style:style style:name="Excel_5f_CondFormat_5f_3_5f_142_5f_1" style:display-name="Excel_CondFormat_3_142_1" style:family="table-cell" style:parent-style-name="Default">
      <style:table-cell-properties fo:background-color="#006411"/>
    </style:style>
    <style:style style:name="Excel_5f_CondFormat_5f_3_5f_142_5f_2" style:display-name="Excel_CondFormat_3_142_2" style:family="table-cell" style:parent-style-name="Default">
      <style:table-cell-properties fo:background-color="#ffcc00"/>
    </style:style>
    <style:style style:name="Excel_5f_CondFormat_5f_3_5f_142_5f_3" style:display-name="Excel_CondFormat_3_142_3" style:family="table-cell" style:parent-style-name="Default">
      <style:table-cell-properties fo:background-color="#dd0806"/>
    </style:style>
    <style:style style:name="Excel_5f_CondFormat_5f_3_5f_143_5f_1" style:display-name="Excel_CondFormat_3_143_1" style:family="table-cell" style:parent-style-name="Default">
      <style:table-cell-properties fo:background-color="#006411"/>
    </style:style>
    <style:style style:name="Excel_5f_CondFormat_5f_3_5f_143_5f_2" style:display-name="Excel_CondFormat_3_143_2" style:family="table-cell" style:parent-style-name="Default">
      <style:table-cell-properties fo:background-color="#ffcc00"/>
    </style:style>
    <style:style style:name="Excel_5f_CondFormat_5f_3_5f_143_5f_3" style:display-name="Excel_CondFormat_3_143_3" style:family="table-cell" style:parent-style-name="Default">
      <style:table-cell-properties fo:background-color="#dd0806"/>
    </style:style>
    <style:style style:name="Excel_5f_CondFormat_5f_3_5f_144_5f_1" style:display-name="Excel_CondFormat_3_144_1" style:family="table-cell" style:parent-style-name="Default">
      <style:table-cell-properties fo:background-color="#006411"/>
    </style:style>
    <style:style style:name="Excel_5f_CondFormat_5f_3_5f_144_5f_2" style:display-name="Excel_CondFormat_3_144_2" style:family="table-cell" style:parent-style-name="Default">
      <style:table-cell-properties fo:background-color="#ffcc00"/>
    </style:style>
    <style:style style:name="Excel_5f_CondFormat_5f_3_5f_144_5f_3" style:display-name="Excel_CondFormat_3_144_3" style:family="table-cell" style:parent-style-name="Default">
      <style:table-cell-properties fo:background-color="#dd0806"/>
    </style:style>
    <style:style style:name="Excel_5f_CondFormat_5f_3_5f_145_5f_1" style:display-name="Excel_CondFormat_3_145_1" style:family="table-cell" style:parent-style-name="Default">
      <style:table-cell-properties fo:background-color="#006411"/>
    </style:style>
    <style:style style:name="Excel_5f_CondFormat_5f_3_5f_145_5f_2" style:display-name="Excel_CondFormat_3_145_2" style:family="table-cell" style:parent-style-name="Default">
      <style:table-cell-properties fo:background-color="#ffcc00"/>
    </style:style>
    <style:style style:name="Excel_5f_CondFormat_5f_3_5f_145_5f_3" style:display-name="Excel_CondFormat_3_145_3" style:family="table-cell" style:parent-style-name="Default">
      <style:table-cell-properties fo:background-color="#dd0806"/>
    </style:style>
    <style:style style:name="Excel_5f_CondFormat_5f_3_5f_146_5f_1" style:display-name="Excel_CondFormat_3_146_1" style:family="table-cell" style:parent-style-name="Default">
      <style:table-cell-properties fo:background-color="#ffffff"/>
    </style:style>
    <style:style style:name="Excel_5f_CondFormat_5f_3_5f_146_5f_2" style:display-name="Excel_CondFormat_3_146_2" style:family="table-cell" style:parent-style-name="Default">
      <style:table-cell-properties fo:background-color="#006411"/>
    </style:style>
    <style:style style:name="Excel_5f_CondFormat_5f_3_5f_146_5f_3" style:display-name="Excel_CondFormat_3_146_3" style:family="table-cell" style:parent-style-name="Default">
      <style:table-cell-properties fo:background-color="#ffcc00"/>
    </style:style>
    <style:style style:name="Excel_5f_CondFormat_5f_3_5f_147_5f_1" style:display-name="Excel_CondFormat_3_147_1" style:family="table-cell" style:parent-style-name="Default">
      <style:table-cell-properties fo:background-color="#006411"/>
    </style:style>
    <style:style style:name="Excel_5f_CondFormat_5f_3_5f_147_5f_2" style:display-name="Excel_CondFormat_3_147_2" style:family="table-cell" style:parent-style-name="Default">
      <style:table-cell-properties fo:background-color="#ffcc00"/>
    </style:style>
    <style:style style:name="Excel_5f_CondFormat_5f_3_5f_147_5f_3" style:display-name="Excel_CondFormat_3_147_3" style:family="table-cell" style:parent-style-name="Default">
      <style:table-cell-properties fo:background-color="#dd0806"/>
    </style:style>
    <style:style style:name="Excel_5f_CondFormat_5f_3_5f_148_5f_1" style:display-name="Excel_CondFormat_3_148_1" style:family="table-cell" style:parent-style-name="Default">
      <style:table-cell-properties fo:background-color="#006411"/>
    </style:style>
    <style:style style:name="Excel_5f_CondFormat_5f_3_5f_148_5f_2" style:display-name="Excel_CondFormat_3_148_2" style:family="table-cell" style:parent-style-name="Default">
      <style:table-cell-properties fo:background-color="#ffcc00"/>
    </style:style>
    <style:style style:name="Excel_5f_CondFormat_5f_3_5f_148_5f_3" style:display-name="Excel_CondFormat_3_148_3" style:family="table-cell" style:parent-style-name="Default">
      <style:table-cell-properties fo:background-color="#dd0806"/>
    </style:style>
    <style:style style:name="Excel_5f_CondFormat_5f_3_5f_149_5f_1" style:display-name="Excel_CondFormat_3_149_1" style:family="table-cell" style:parent-style-name="Default">
      <style:table-cell-properties fo:background-color="#006411"/>
    </style:style>
    <style:style style:name="Excel_5f_CondFormat_5f_3_5f_149_5f_2" style:display-name="Excel_CondFormat_3_149_2" style:family="table-cell" style:parent-style-name="Default">
      <style:table-cell-properties fo:background-color="#ffcc00"/>
    </style:style>
    <style:style style:name="Excel_5f_CondFormat_5f_3_5f_149_5f_3" style:display-name="Excel_CondFormat_3_149_3" style:family="table-cell" style:parent-style-name="Default">
      <style:table-cell-properties fo:background-color="#dd0806"/>
    </style:style>
    <style:style style:name="Excel_5f_CondFormat_5f_3_5f_150_5f_1" style:display-name="Excel_CondFormat_3_150_1" style:family="table-cell" style:parent-style-name="Default">
      <style:table-cell-properties fo:background-color="#006411"/>
    </style:style>
    <style:style style:name="Excel_5f_CondFormat_5f_3_5f_150_5f_2" style:display-name="Excel_CondFormat_3_150_2" style:family="table-cell" style:parent-style-name="Default">
      <style:table-cell-properties fo:background-color="#ffcc00"/>
    </style:style>
    <style:style style:name="Excel_5f_CondFormat_5f_3_5f_150_5f_3" style:display-name="Excel_CondFormat_3_150_3" style:family="table-cell" style:parent-style-name="Default">
      <style:table-cell-properties fo:background-color="#dd0806"/>
    </style:style>
    <style:style style:name="Excel_5f_CondFormat_5f_3_5f_151_5f_1" style:display-name="Excel_CondFormat_3_151_1" style:family="table-cell" style:parent-style-name="Default">
      <style:table-cell-properties fo:background-color="#006411"/>
    </style:style>
    <style:style style:name="Excel_5f_CondFormat_5f_3_5f_151_5f_2" style:display-name="Excel_CondFormat_3_151_2" style:family="table-cell" style:parent-style-name="Default">
      <style:table-cell-properties fo:background-color="#ffcc00"/>
    </style:style>
    <style:style style:name="Excel_5f_CondFormat_5f_3_5f_151_5f_3" style:display-name="Excel_CondFormat_3_151_3" style:family="table-cell" style:parent-style-name="Default">
      <style:table-cell-properties fo:background-color="#dd0806"/>
    </style:style>
    <style:style style:name="Excel_5f_CondFormat_5f_3_5f_152_5f_1" style:display-name="Excel_CondFormat_3_152_1" style:family="table-cell" style:parent-style-name="Default">
      <style:table-cell-properties fo:background-color="#ffffff"/>
    </style:style>
    <style:style style:name="Excel_5f_CondFormat_5f_3_5f_152_5f_2" style:display-name="Excel_CondFormat_3_152_2" style:family="table-cell" style:parent-style-name="Default">
      <style:table-cell-properties fo:background-color="#006411"/>
    </style:style>
    <style:style style:name="Excel_5f_CondFormat_5f_3_5f_152_5f_3" style:display-name="Excel_CondFormat_3_152_3" style:family="table-cell" style:parent-style-name="Default">
      <style:table-cell-properties fo:background-color="#ffcc00"/>
    </style:style>
    <style:style style:name="Excel_5f_CondFormat_5f_3_5f_153_5f_1" style:display-name="Excel_CondFormat_3_153_1" style:family="table-cell" style:parent-style-name="Default">
      <style:table-cell-properties fo:background-color="#006411"/>
    </style:style>
    <style:style style:name="Excel_5f_CondFormat_5f_3_5f_153_5f_2" style:display-name="Excel_CondFormat_3_153_2" style:family="table-cell" style:parent-style-name="Default">
      <style:table-cell-properties fo:background-color="#ffcc00"/>
    </style:style>
    <style:style style:name="Excel_5f_CondFormat_5f_3_5f_153_5f_3" style:display-name="Excel_CondFormat_3_153_3" style:family="table-cell" style:parent-style-name="Default">
      <style:table-cell-properties fo:background-color="#dd0806"/>
    </style:style>
    <style:style style:name="Excel_5f_CondFormat_5f_3_5f_154_5f_1" style:display-name="Excel_CondFormat_3_154_1" style:family="table-cell" style:parent-style-name="Default">
      <style:table-cell-properties fo:background-color="#006411"/>
    </style:style>
    <style:style style:name="Excel_5f_CondFormat_5f_3_5f_154_5f_2" style:display-name="Excel_CondFormat_3_154_2" style:family="table-cell" style:parent-style-name="Default">
      <style:table-cell-properties fo:background-color="#ffcc00"/>
    </style:style>
    <style:style style:name="Excel_5f_CondFormat_5f_3_5f_154_5f_3" style:display-name="Excel_CondFormat_3_154_3" style:family="table-cell" style:parent-style-name="Default">
      <style:table-cell-properties fo:background-color="#dd0806"/>
    </style:style>
    <style:style style:name="Excel_5f_CondFormat_5f_3_5f_155_5f_1" style:display-name="Excel_CondFormat_3_155_1" style:family="table-cell" style:parent-style-name="Default">
      <style:table-cell-properties fo:background-color="#ffffff"/>
    </style:style>
    <style:style style:name="Excel_5f_CondFormat_5f_3_5f_155_5f_2" style:display-name="Excel_CondFormat_3_155_2" style:family="table-cell" style:parent-style-name="Default">
      <style:table-cell-properties fo:background-color="#006411"/>
    </style:style>
    <style:style style:name="Excel_5f_CondFormat_5f_3_5f_155_5f_3" style:display-name="Excel_CondFormat_3_155_3" style:family="table-cell" style:parent-style-name="Default">
      <style:table-cell-properties fo:background-color="#ffcc00"/>
    </style:style>
    <style:style style:name="Excel_5f_CondFormat_5f_3_5f_156_5f_1" style:display-name="Excel_CondFormat_3_156_1" style:family="table-cell" style:parent-style-name="Default">
      <style:table-cell-properties fo:background-color="#006411"/>
    </style:style>
    <style:style style:name="Excel_5f_CondFormat_5f_3_5f_156_5f_2" style:display-name="Excel_CondFormat_3_156_2" style:family="table-cell" style:parent-style-name="Default">
      <style:table-cell-properties fo:background-color="#ffcc00"/>
    </style:style>
    <style:style style:name="Excel_5f_CondFormat_5f_3_5f_156_5f_3" style:display-name="Excel_CondFormat_3_156_3" style:family="table-cell" style:parent-style-name="Default">
      <style:table-cell-properties fo:background-color="#dd0806"/>
    </style:style>
    <style:style style:name="Excel_5f_CondFormat_5f_3_5f_157_5f_1" style:display-name="Excel_CondFormat_3_157_1" style:family="table-cell" style:parent-style-name="Default">
      <style:table-cell-properties fo:background-color="#006411"/>
    </style:style>
    <style:style style:name="Excel_5f_CondFormat_5f_3_5f_157_5f_2" style:display-name="Excel_CondFormat_3_157_2" style:family="table-cell" style:parent-style-name="Default">
      <style:table-cell-properties fo:background-color="#ffcc00"/>
    </style:style>
    <style:style style:name="Excel_5f_CondFormat_5f_3_5f_157_5f_3" style:display-name="Excel_CondFormat_3_157_3" style:family="table-cell" style:parent-style-name="Default">
      <style:table-cell-properties fo:background-color="#dd0806"/>
    </style:style>
    <style:style style:name="Excel_5f_CondFormat_5f_3_5f_158_5f_1" style:display-name="Excel_CondFormat_3_158_1" style:family="table-cell" style:parent-style-name="Default">
      <style:table-cell-properties fo:background-color="#006411"/>
    </style:style>
    <style:style style:name="Excel_5f_CondFormat_5f_3_5f_158_5f_2" style:display-name="Excel_CondFormat_3_158_2" style:family="table-cell" style:parent-style-name="Default">
      <style:table-cell-properties fo:background-color="#ffcc00"/>
    </style:style>
    <style:style style:name="Excel_5f_CondFormat_5f_3_5f_158_5f_3" style:display-name="Excel_CondFormat_3_158_3" style:family="table-cell" style:parent-style-name="Default">
      <style:table-cell-properties fo:background-color="#dd0806"/>
    </style:style>
    <style:style style:name="Excel_5f_CondFormat_5f_3_5f_159_5f_1" style:display-name="Excel_CondFormat_3_159_1" style:family="table-cell" style:parent-style-name="Default">
      <style:table-cell-properties fo:background-color="#ffffff"/>
    </style:style>
    <style:style style:name="Excel_5f_CondFormat_5f_3_5f_159_5f_2" style:display-name="Excel_CondFormat_3_159_2" style:family="table-cell" style:parent-style-name="Default">
      <style:table-cell-properties fo:background-color="#006411"/>
    </style:style>
    <style:style style:name="Excel_5f_CondFormat_5f_3_5f_159_5f_3" style:display-name="Excel_CondFormat_3_159_3" style:family="table-cell" style:parent-style-name="Default">
      <style:table-cell-properties fo:background-color="#ffcc00"/>
    </style:style>
    <style:style style:name="Excel_5f_CondFormat_5f_3_5f_160_5f_1" style:display-name="Excel_CondFormat_3_160_1" style:family="table-cell" style:parent-style-name="Default">
      <style:table-cell-properties fo:background-color="#006411"/>
    </style:style>
    <style:style style:name="Excel_5f_CondFormat_5f_3_5f_160_5f_2" style:display-name="Excel_CondFormat_3_160_2" style:family="table-cell" style:parent-style-name="Default">
      <style:table-cell-properties fo:background-color="#ffcc00"/>
    </style:style>
    <style:style style:name="Excel_5f_CondFormat_5f_3_5f_160_5f_3" style:display-name="Excel_CondFormat_3_160_3" style:family="table-cell" style:parent-style-name="Default">
      <style:table-cell-properties fo:background-color="#dd0806"/>
    </style:style>
    <style:style style:name="Excel_5f_CondFormat_5f_3_5f_161_5f_1" style:display-name="Excel_CondFormat_3_161_1" style:family="table-cell" style:parent-style-name="Default">
      <style:table-cell-properties fo:background-color="#006411"/>
    </style:style>
    <style:style style:name="Excel_5f_CondFormat_5f_3_5f_161_5f_2" style:display-name="Excel_CondFormat_3_161_2" style:family="table-cell" style:parent-style-name="Default">
      <style:table-cell-properties fo:background-color="#ffcc00"/>
    </style:style>
    <style:style style:name="Excel_5f_CondFormat_5f_3_5f_161_5f_3" style:display-name="Excel_CondFormat_3_161_3" style:family="table-cell" style:parent-style-name="Default">
      <style:table-cell-properties fo:background-color="#dd0806"/>
    </style:style>
    <style:style style:name="Excel_5f_CondFormat_5f_3_5f_162_5f_1" style:display-name="Excel_CondFormat_3_162_1" style:family="table-cell" style:parent-style-name="Default">
      <style:table-cell-properties fo:background-color="#006411"/>
    </style:style>
    <style:style style:name="Excel_5f_CondFormat_5f_3_5f_162_5f_2" style:display-name="Excel_CondFormat_3_162_2" style:family="table-cell" style:parent-style-name="Default">
      <style:table-cell-properties fo:background-color="#ffcc00"/>
    </style:style>
    <style:style style:name="Excel_5f_CondFormat_5f_3_5f_162_5f_3" style:display-name="Excel_CondFormat_3_162_3" style:family="table-cell" style:parent-style-name="Default">
      <style:table-cell-properties fo:background-color="#dd0806"/>
    </style:style>
    <style:style style:name="Excel_5f_CondFormat_5f_3_5f_163_5f_1" style:display-name="Excel_CondFormat_3_163_1" style:family="table-cell" style:parent-style-name="Default">
      <style:table-cell-properties fo:background-color="#006411"/>
    </style:style>
    <style:style style:name="Excel_5f_CondFormat_5f_3_5f_163_5f_2" style:display-name="Excel_CondFormat_3_163_2" style:family="table-cell" style:parent-style-name="Default">
      <style:table-cell-properties fo:background-color="#ffcc00"/>
    </style:style>
    <style:style style:name="Excel_5f_CondFormat_5f_3_5f_163_5f_3" style:display-name="Excel_CondFormat_3_163_3" style:family="table-cell" style:parent-style-name="Default">
      <style:table-cell-properties fo:background-color="#dd0806"/>
    </style:style>
    <style:style style:name="Excel_5f_CondFormat_5f_3_5f_164_5f_1" style:display-name="Excel_CondFormat_3_164_1" style:family="table-cell" style:parent-style-name="Default">
      <style:table-cell-properties fo:background-color="#ffffff"/>
    </style:style>
    <style:style style:name="Excel_5f_CondFormat_5f_3_5f_164_5f_2" style:display-name="Excel_CondFormat_3_164_2" style:family="table-cell" style:parent-style-name="Default">
      <style:table-cell-properties fo:background-color="#006411"/>
    </style:style>
    <style:style style:name="Excel_5f_CondFormat_5f_3_5f_164_5f_3" style:display-name="Excel_CondFormat_3_164_3" style:family="table-cell" style:parent-style-name="Default">
      <style:table-cell-properties fo:background-color="#ffcc00"/>
    </style:style>
    <style:style style:name="Excel_5f_CondFormat_5f_3_5f_165_5f_1" style:display-name="Excel_CondFormat_3_165_1" style:family="table-cell" style:parent-style-name="Default">
      <style:table-cell-properties fo:background-color="#006411"/>
    </style:style>
    <style:style style:name="Excel_5f_CondFormat_5f_3_5f_165_5f_2" style:display-name="Excel_CondFormat_3_165_2" style:family="table-cell" style:parent-style-name="Default">
      <style:table-cell-properties fo:background-color="#ffcc00"/>
    </style:style>
    <style:style style:name="Excel_5f_CondFormat_5f_3_5f_165_5f_3" style:display-name="Excel_CondFormat_3_165_3" style:family="table-cell" style:parent-style-name="Default">
      <style:table-cell-properties fo:background-color="#dd0806"/>
    </style:style>
    <style:style style:name="Excel_5f_CondFormat_5f_3_5f_166_5f_1" style:display-name="Excel_CondFormat_3_166_1" style:family="table-cell" style:parent-style-name="Default">
      <style:table-cell-properties fo:background-color="#006411"/>
    </style:style>
    <style:style style:name="Excel_5f_CondFormat_5f_3_5f_166_5f_2" style:display-name="Excel_CondFormat_3_166_2" style:family="table-cell" style:parent-style-name="Default">
      <style:table-cell-properties fo:background-color="#ffcc00"/>
    </style:style>
    <style:style style:name="Excel_5f_CondFormat_5f_3_5f_166_5f_3" style:display-name="Excel_CondFormat_3_166_3" style:family="table-cell" style:parent-style-name="Default">
      <style:table-cell-properties fo:background-color="#dd0806"/>
    </style:style>
    <style:style style:name="Excel_5f_CondFormat_5f_3_5f_167_5f_1" style:display-name="Excel_CondFormat_3_167_1" style:family="table-cell" style:parent-style-name="Default">
      <style:table-cell-properties fo:background-color="#006411"/>
    </style:style>
    <style:style style:name="Excel_5f_CondFormat_5f_3_5f_167_5f_2" style:display-name="Excel_CondFormat_3_167_2" style:family="table-cell" style:parent-style-name="Default">
      <style:table-cell-properties fo:background-color="#ffcc00"/>
    </style:style>
    <style:style style:name="Excel_5f_CondFormat_5f_3_5f_167_5f_3" style:display-name="Excel_CondFormat_3_167_3" style:family="table-cell" style:parent-style-name="Default">
      <style:table-cell-properties fo:background-color="#dd0806"/>
    </style:style>
    <style:style style:name="Excel_5f_CondFormat_5f_3_5f_168_5f_1" style:display-name="Excel_CondFormat_3_168_1" style:family="table-cell" style:parent-style-name="Default">
      <style:table-cell-properties fo:background-color="#006411"/>
    </style:style>
    <style:style style:name="Excel_5f_CondFormat_5f_3_5f_168_5f_2" style:display-name="Excel_CondFormat_3_168_2" style:family="table-cell" style:parent-style-name="Default">
      <style:table-cell-properties fo:background-color="#ffcc00"/>
    </style:style>
    <style:style style:name="Excel_5f_CondFormat_5f_3_5f_168_5f_3" style:display-name="Excel_CondFormat_3_168_3" style:family="table-cell" style:parent-style-name="Default">
      <style:table-cell-properties fo:background-color="#dd0806"/>
    </style:style>
    <style:style style:name="Excel_5f_CondFormat_5f_3_5f_169_5f_1" style:display-name="Excel_CondFormat_3_169_1" style:family="table-cell" style:parent-style-name="Default">
      <style:table-cell-properties fo:background-color="#006411"/>
    </style:style>
    <style:style style:name="Excel_5f_CondFormat_5f_3_5f_169_5f_2" style:display-name="Excel_CondFormat_3_169_2" style:family="table-cell" style:parent-style-name="Default">
      <style:table-cell-properties fo:background-color="#ffcc00"/>
    </style:style>
    <style:style style:name="Excel_5f_CondFormat_5f_3_5f_169_5f_3" style:display-name="Excel_CondFormat_3_169_3" style:family="table-cell" style:parent-style-name="Default">
      <style:table-cell-properties fo:background-color="#dd0806"/>
    </style:style>
    <style:style style:name="Excel_5f_CondFormat_5f_3_5f_170_5f_1" style:display-name="Excel_CondFormat_3_170_1" style:family="table-cell" style:parent-style-name="Default">
      <style:table-cell-properties fo:background-color="#ffffff"/>
    </style:style>
    <style:style style:name="Excel_5f_CondFormat_5f_3_5f_170_5f_2" style:display-name="Excel_CondFormat_3_170_2" style:family="table-cell" style:parent-style-name="Default">
      <style:table-cell-properties fo:background-color="#006411"/>
    </style:style>
    <style:style style:name="Excel_5f_CondFormat_5f_3_5f_170_5f_3" style:display-name="Excel_CondFormat_3_170_3" style:family="table-cell" style:parent-style-name="Default">
      <style:table-cell-properties fo:background-color="#ffcc00"/>
    </style:style>
    <style:style style:name="Excel_5f_CondFormat_5f_3_5f_171_5f_1" style:display-name="Excel_CondFormat_3_171_1" style:family="table-cell" style:parent-style-name="Default">
      <style:table-cell-properties fo:background-color="#006411"/>
    </style:style>
    <style:style style:name="Excel_5f_CondFormat_5f_3_5f_171_5f_2" style:display-name="Excel_CondFormat_3_171_2" style:family="table-cell" style:parent-style-name="Default">
      <style:table-cell-properties fo:background-color="#ffcc00"/>
    </style:style>
    <style:style style:name="Excel_5f_CondFormat_5f_3_5f_171_5f_3" style:display-name="Excel_CondFormat_3_171_3" style:family="table-cell" style:parent-style-name="Default">
      <style:table-cell-properties fo:background-color="#dd0806"/>
    </style:style>
    <style:style style:name="Excel_5f_CondFormat_5f_3_5f_172_5f_1" style:display-name="Excel_CondFormat_3_172_1" style:family="table-cell" style:parent-style-name="Default">
      <style:table-cell-properties fo:background-color="#006411"/>
    </style:style>
    <style:style style:name="Excel_5f_CondFormat_5f_3_5f_172_5f_2" style:display-name="Excel_CondFormat_3_172_2" style:family="table-cell" style:parent-style-name="Default">
      <style:table-cell-properties fo:background-color="#ffcc00"/>
    </style:style>
    <style:style style:name="Excel_5f_CondFormat_5f_3_5f_172_5f_3" style:display-name="Excel_CondFormat_3_172_3" style:family="table-cell" style:parent-style-name="Default">
      <style:table-cell-properties fo:background-color="#dd0806"/>
    </style:style>
    <style:style style:name="Excel_5f_CondFormat_5f_3_5f_173_5f_1" style:display-name="Excel_CondFormat_3_173_1" style:family="table-cell" style:parent-style-name="Default">
      <style:table-cell-properties fo:background-color="#006411"/>
    </style:style>
    <style:style style:name="Excel_5f_CondFormat_5f_3_5f_173_5f_2" style:display-name="Excel_CondFormat_3_173_2" style:family="table-cell" style:parent-style-name="Default">
      <style:table-cell-properties fo:background-color="#ffcc00"/>
    </style:style>
    <style:style style:name="Excel_5f_CondFormat_5f_3_5f_173_5f_3" style:display-name="Excel_CondFormat_3_173_3" style:family="table-cell" style:parent-style-name="Default">
      <style:table-cell-properties fo:background-color="#dd0806"/>
    </style:style>
    <style:style style:name="Excel_5f_CondFormat_5f_3_5f_174_5f_1" style:display-name="Excel_CondFormat_3_174_1" style:family="table-cell" style:parent-style-name="Default">
      <style:table-cell-properties fo:background-color="#006411"/>
    </style:style>
    <style:style style:name="Excel_5f_CondFormat_5f_3_5f_174_5f_2" style:display-name="Excel_CondFormat_3_174_2" style:family="table-cell" style:parent-style-name="Default">
      <style:table-cell-properties fo:background-color="#ffcc00"/>
    </style:style>
    <style:style style:name="Excel_5f_CondFormat_5f_3_5f_174_5f_3" style:display-name="Excel_CondFormat_3_174_3" style:family="table-cell" style:parent-style-name="Default">
      <style:table-cell-properties fo:background-color="#dd0806"/>
    </style:style>
    <style:style style:name="Excel_5f_CondFormat_5f_3_5f_175_5f_1" style:display-name="Excel_CondFormat_3_175_1" style:family="table-cell" style:parent-style-name="Default">
      <style:table-cell-properties fo:background-color="#006411"/>
    </style:style>
    <style:style style:name="Excel_5f_CondFormat_5f_3_5f_175_5f_2" style:display-name="Excel_CondFormat_3_175_2" style:family="table-cell" style:parent-style-name="Default">
      <style:table-cell-properties fo:background-color="#ffcc00"/>
    </style:style>
    <style:style style:name="Excel_5f_CondFormat_5f_3_5f_175_5f_3" style:display-name="Excel_CondFormat_3_175_3" style:family="table-cell" style:parent-style-name="Default">
      <style:table-cell-properties fo:background-color="#dd0806"/>
    </style:style>
    <style:style style:name="Excel_5f_CondFormat_5f_3_5f_176_5f_1" style:display-name="Excel_CondFormat_3_176_1" style:family="table-cell" style:parent-style-name="Default">
      <style:table-cell-properties fo:background-color="#006411"/>
    </style:style>
    <style:style style:name="Excel_5f_CondFormat_5f_3_5f_176_5f_2" style:display-name="Excel_CondFormat_3_176_2" style:family="table-cell" style:parent-style-name="Default">
      <style:table-cell-properties fo:background-color="#ffcc00"/>
    </style:style>
    <style:style style:name="Excel_5f_CondFormat_5f_3_5f_176_5f_3" style:display-name="Excel_CondFormat_3_176_3" style:family="table-cell" style:parent-style-name="Default">
      <style:table-cell-properties fo:background-color="#dd0806"/>
    </style:style>
    <style:style style:name="Excel_5f_CondFormat_5f_3_5f_177_5f_1" style:display-name="Excel_CondFormat_3_177_1" style:family="table-cell" style:parent-style-name="Default">
      <style:table-cell-properties fo:background-color="#ffffff"/>
    </style:style>
    <style:style style:name="Excel_5f_CondFormat_5f_3_5f_177_5f_2" style:display-name="Excel_CondFormat_3_177_2" style:family="table-cell" style:parent-style-name="Default">
      <style:table-cell-properties fo:background-color="#006411"/>
    </style:style>
    <style:style style:name="Excel_5f_CondFormat_5f_3_5f_177_5f_3" style:display-name="Excel_CondFormat_3_177_3" style:family="table-cell" style:parent-style-name="Default">
      <style:table-cell-properties fo:background-color="#ffcc00"/>
    </style:style>
    <style:style style:name="Excel_5f_CondFormat_5f_3_5f_178_5f_1" style:display-name="Excel_CondFormat_3_178_1" style:family="table-cell" style:parent-style-name="Default">
      <style:table-cell-properties fo:background-color="#006411"/>
    </style:style>
    <style:style style:name="Excel_5f_CondFormat_5f_3_5f_178_5f_2" style:display-name="Excel_CondFormat_3_178_2" style:family="table-cell" style:parent-style-name="Default">
      <style:table-cell-properties fo:background-color="#ffcc00"/>
    </style:style>
    <style:style style:name="Excel_5f_CondFormat_5f_3_5f_178_5f_3" style:display-name="Excel_CondFormat_3_178_3" style:family="table-cell" style:parent-style-name="Default">
      <style:table-cell-properties fo:background-color="#dd0806"/>
    </style:style>
    <style:style style:name="Excel_5f_CondFormat_5f_3_5f_179_5f_1" style:display-name="Excel_CondFormat_3_179_1" style:family="table-cell" style:parent-style-name="Default">
      <style:table-cell-properties fo:background-color="#ffffff"/>
    </style:style>
    <style:style style:name="Excel_5f_CondFormat_5f_3_5f_179_5f_2" style:display-name="Excel_CondFormat_3_179_2" style:family="table-cell" style:parent-style-name="Default">
      <style:table-cell-properties fo:background-color="#006411"/>
    </style:style>
    <style:style style:name="Excel_5f_CondFormat_5f_3_5f_179_5f_3" style:display-name="Excel_CondFormat_3_179_3" style:family="table-cell" style:parent-style-name="Default">
      <style:table-cell-properties fo:background-color="#ffcc00"/>
    </style:style>
    <style:style style:name="Excel_5f_CondFormat_5f_3_5f_180_5f_1" style:display-name="Excel_CondFormat_3_180_1" style:family="table-cell" style:parent-style-name="Default">
      <style:table-cell-properties fo:background-color="#006411"/>
    </style:style>
    <style:style style:name="Excel_5f_CondFormat_5f_3_5f_180_5f_2" style:display-name="Excel_CondFormat_3_180_2" style:family="table-cell" style:parent-style-name="Default">
      <style:table-cell-properties fo:background-color="#ffcc00"/>
    </style:style>
    <style:style style:name="Excel_5f_CondFormat_5f_3_5f_180_5f_3" style:display-name="Excel_CondFormat_3_180_3" style:family="table-cell" style:parent-style-name="Default">
      <style:table-cell-properties fo:background-color="#dd0806"/>
    </style:style>
    <style:style style:name="Excel_5f_CondFormat_5f_3_5f_181_5f_1" style:display-name="Excel_CondFormat_3_181_1" style:family="table-cell" style:parent-style-name="Default">
      <style:table-cell-properties fo:background-color="#006411"/>
    </style:style>
    <style:style style:name="Excel_5f_CondFormat_5f_3_5f_181_5f_2" style:display-name="Excel_CondFormat_3_181_2" style:family="table-cell" style:parent-style-name="Default">
      <style:table-cell-properties fo:background-color="#ffcc00"/>
    </style:style>
    <style:style style:name="Excel_5f_CondFormat_5f_3_5f_181_5f_3" style:display-name="Excel_CondFormat_3_181_3" style:family="table-cell" style:parent-style-name="Default">
      <style:table-cell-properties fo:background-color="#dd0806"/>
    </style:style>
    <style:style style:name="Excel_5f_CondFormat_5f_3_5f_182_5f_1" style:display-name="Excel_CondFormat_3_182_1" style:family="table-cell" style:parent-style-name="Default">
      <style:table-cell-properties fo:background-color="#ffffff"/>
    </style:style>
    <style:style style:name="Excel_5f_CondFormat_5f_3_5f_182_5f_2" style:display-name="Excel_CondFormat_3_182_2" style:family="table-cell" style:parent-style-name="Default">
      <style:table-cell-properties fo:background-color="#006411"/>
    </style:style>
    <style:style style:name="Excel_5f_CondFormat_5f_3_5f_182_5f_3" style:display-name="Excel_CondFormat_3_182_3" style:family="table-cell" style:parent-style-name="Default">
      <style:table-cell-properties fo:background-color="#ffcc00"/>
    </style:style>
    <style:style style:name="Excel_5f_CondFormat_5f_3_5f_183_5f_1" style:display-name="Excel_CondFormat_3_183_1" style:family="table-cell" style:parent-style-name="Default">
      <style:table-cell-properties fo:background-color="#006411"/>
    </style:style>
    <style:style style:name="Excel_5f_CondFormat_5f_3_5f_183_5f_2" style:display-name="Excel_CondFormat_3_183_2" style:family="table-cell" style:parent-style-name="Default">
      <style:table-cell-properties fo:background-color="#ffcc00"/>
    </style:style>
    <style:style style:name="Excel_5f_CondFormat_5f_3_5f_183_5f_3" style:display-name="Excel_CondFormat_3_183_3" style:family="table-cell" style:parent-style-name="Default">
      <style:table-cell-properties fo:background-color="#dd0806"/>
    </style:style>
    <style:style style:name="Excel_5f_CondFormat_5f_3_5f_184_5f_1" style:display-name="Excel_CondFormat_3_184_1" style:family="table-cell" style:parent-style-name="Default">
      <style:table-cell-properties fo:background-color="#006411"/>
    </style:style>
    <style:style style:name="Excel_5f_CondFormat_5f_3_5f_184_5f_2" style:display-name="Excel_CondFormat_3_184_2" style:family="table-cell" style:parent-style-name="Default">
      <style:table-cell-properties fo:background-color="#ffcc00"/>
    </style:style>
    <style:style style:name="Excel_5f_CondFormat_5f_3_5f_184_5f_3" style:display-name="Excel_CondFormat_3_184_3" style:family="table-cell" style:parent-style-name="Default">
      <style:table-cell-properties fo:background-color="#dd0806"/>
    </style:style>
    <style:style style:name="Excel_5f_CondFormat_5f_3_5f_185_5f_1" style:display-name="Excel_CondFormat_3_185_1" style:family="table-cell" style:parent-style-name="Default">
      <style:table-cell-properties fo:background-color="#006411"/>
    </style:style>
    <style:style style:name="Excel_5f_CondFormat_5f_3_5f_185_5f_2" style:display-name="Excel_CondFormat_3_185_2" style:family="table-cell" style:parent-style-name="Default">
      <style:table-cell-properties fo:background-color="#ffcc00"/>
    </style:style>
    <style:style style:name="Excel_5f_CondFormat_5f_3_5f_185_5f_3" style:display-name="Excel_CondFormat_3_185_3" style:family="table-cell" style:parent-style-name="Default">
      <style:table-cell-properties fo:background-color="#dd0806"/>
    </style:style>
    <style:style style:name="Excel_5f_CondFormat_5f_3_5f_186_5f_1" style:display-name="Excel_CondFormat_3_186_1" style:family="table-cell" style:parent-style-name="Default">
      <style:table-cell-properties fo:background-color="#ffffff"/>
    </style:style>
    <style:style style:name="Excel_5f_CondFormat_5f_3_5f_186_5f_2" style:display-name="Excel_CondFormat_3_186_2" style:family="table-cell" style:parent-style-name="Default">
      <style:table-cell-properties fo:background-color="#006411"/>
    </style:style>
    <style:style style:name="Excel_5f_CondFormat_5f_3_5f_186_5f_3" style:display-name="Excel_CondFormat_3_186_3" style:family="table-cell" style:parent-style-name="Default">
      <style:table-cell-properties fo:background-color="#ffcc00"/>
    </style:style>
    <style:style style:name="Excel_5f_CondFormat_5f_3_5f_187_5f_1" style:display-name="Excel_CondFormat_3_187_1" style:family="table-cell" style:parent-style-name="Default">
      <style:table-cell-properties fo:background-color="#006411"/>
    </style:style>
    <style:style style:name="Excel_5f_CondFormat_5f_3_5f_187_5f_2" style:display-name="Excel_CondFormat_3_187_2" style:family="table-cell" style:parent-style-name="Default">
      <style:table-cell-properties fo:background-color="#ffcc00"/>
    </style:style>
    <style:style style:name="Excel_5f_CondFormat_5f_3_5f_187_5f_3" style:display-name="Excel_CondFormat_3_187_3" style:family="table-cell" style:parent-style-name="Default">
      <style:table-cell-properties fo:background-color="#dd0806"/>
    </style:style>
    <style:style style:name="Excel_5f_CondFormat_5f_3_5f_188_5f_1" style:display-name="Excel_CondFormat_3_188_1" style:family="table-cell" style:parent-style-name="Default">
      <style:table-cell-properties fo:background-color="#006411"/>
    </style:style>
    <style:style style:name="Excel_5f_CondFormat_5f_3_5f_188_5f_2" style:display-name="Excel_CondFormat_3_188_2" style:family="table-cell" style:parent-style-name="Default">
      <style:table-cell-properties fo:background-color="#ffcc00"/>
    </style:style>
    <style:style style:name="Excel_5f_CondFormat_5f_3_5f_188_5f_3" style:display-name="Excel_CondFormat_3_188_3" style:family="table-cell" style:parent-style-name="Default">
      <style:table-cell-properties fo:background-color="#dd0806"/>
    </style:style>
    <style:style style:name="Excel_5f_CondFormat_5f_3_5f_189_5f_1" style:display-name="Excel_CondFormat_3_189_1" style:family="table-cell" style:parent-style-name="Default">
      <style:table-cell-properties fo:background-color="#006411"/>
    </style:style>
    <style:style style:name="Excel_5f_CondFormat_5f_3_5f_189_5f_2" style:display-name="Excel_CondFormat_3_189_2" style:family="table-cell" style:parent-style-name="Default">
      <style:table-cell-properties fo:background-color="#ffcc00"/>
    </style:style>
    <style:style style:name="Excel_5f_CondFormat_5f_3_5f_189_5f_3" style:display-name="Excel_CondFormat_3_189_3" style:family="table-cell" style:parent-style-name="Default">
      <style:table-cell-properties fo:background-color="#dd0806"/>
    </style:style>
    <style:style style:name="Excel_5f_CondFormat_5f_3_5f_190_5f_1" style:display-name="Excel_CondFormat_3_190_1" style:family="table-cell" style:parent-style-name="Default">
      <style:table-cell-properties fo:background-color="#006411"/>
    </style:style>
    <style:style style:name="Excel_5f_CondFormat_5f_3_5f_190_5f_2" style:display-name="Excel_CondFormat_3_190_2" style:family="table-cell" style:parent-style-name="Default">
      <style:table-cell-properties fo:background-color="#ffcc00"/>
    </style:style>
    <style:style style:name="Excel_5f_CondFormat_5f_3_5f_190_5f_3" style:display-name="Excel_CondFormat_3_190_3" style:family="table-cell" style:parent-style-name="Default">
      <style:table-cell-properties fo:background-color="#dd0806"/>
    </style:style>
    <style:style style:name="Excel_5f_CondFormat_5f_3_5f_191_5f_1" style:display-name="Excel_CondFormat_3_191_1" style:family="table-cell" style:parent-style-name="Default">
      <style:table-cell-properties fo:background-color="#ffffff"/>
    </style:style>
    <style:style style:name="Excel_5f_CondFormat_5f_3_5f_191_5f_2" style:display-name="Excel_CondFormat_3_191_2" style:family="table-cell" style:parent-style-name="Default">
      <style:table-cell-properties fo:background-color="#006411"/>
    </style:style>
    <style:style style:name="Excel_5f_CondFormat_5f_3_5f_191_5f_3" style:display-name="Excel_CondFormat_3_191_3" style:family="table-cell" style:parent-style-name="Default">
      <style:table-cell-properties fo:background-color="#ffcc00"/>
    </style:style>
    <style:style style:name="Excel_5f_CondFormat_5f_3_5f_192_5f_1" style:display-name="Excel_CondFormat_3_192_1" style:family="table-cell" style:parent-style-name="Default">
      <style:table-cell-properties fo:background-color="#006411"/>
    </style:style>
    <style:style style:name="Excel_5f_CondFormat_5f_3_5f_192_5f_2" style:display-name="Excel_CondFormat_3_192_2" style:family="table-cell" style:parent-style-name="Default">
      <style:table-cell-properties fo:background-color="#ffcc00"/>
    </style:style>
    <style:style style:name="Excel_5f_CondFormat_5f_3_5f_192_5f_3" style:display-name="Excel_CondFormat_3_192_3" style:family="table-cell" style:parent-style-name="Default">
      <style:table-cell-properties fo:background-color="#dd0806"/>
    </style:style>
    <style:style style:name="Excel_5f_CondFormat_5f_3_5f_193_5f_1" style:display-name="Excel_CondFormat_3_193_1" style:family="table-cell" style:parent-style-name="Default">
      <style:table-cell-properties fo:background-color="#006411"/>
    </style:style>
    <style:style style:name="Excel_5f_CondFormat_5f_3_5f_193_5f_2" style:display-name="Excel_CondFormat_3_193_2" style:family="table-cell" style:parent-style-name="Default">
      <style:table-cell-properties fo:background-color="#ffcc00"/>
    </style:style>
    <style:style style:name="Excel_5f_CondFormat_5f_3_5f_193_5f_3" style:display-name="Excel_CondFormat_3_193_3" style:family="table-cell" style:parent-style-name="Default">
      <style:table-cell-properties fo:background-color="#dd0806"/>
    </style:style>
    <style:style style:name="Excel_5f_CondFormat_5f_3_5f_194_5f_1" style:display-name="Excel_CondFormat_3_194_1" style:family="table-cell" style:parent-style-name="Default">
      <style:table-cell-properties fo:background-color="#006411"/>
    </style:style>
    <style:style style:name="Excel_5f_CondFormat_5f_3_5f_194_5f_2" style:display-name="Excel_CondFormat_3_194_2" style:family="table-cell" style:parent-style-name="Default">
      <style:table-cell-properties fo:background-color="#ffcc00"/>
    </style:style>
    <style:style style:name="Excel_5f_CondFormat_5f_3_5f_194_5f_3" style:display-name="Excel_CondFormat_3_194_3" style:family="table-cell" style:parent-style-name="Default">
      <style:table-cell-properties fo:background-color="#dd0806"/>
    </style:style>
    <style:style style:name="Excel_5f_CondFormat_5f_3_5f_195_5f_1" style:display-name="Excel_CondFormat_3_195_1" style:family="table-cell" style:parent-style-name="Default">
      <style:table-cell-properties fo:background-color="#006411"/>
    </style:style>
    <style:style style:name="Excel_5f_CondFormat_5f_3_5f_195_5f_2" style:display-name="Excel_CondFormat_3_195_2" style:family="table-cell" style:parent-style-name="Default">
      <style:table-cell-properties fo:background-color="#ffcc00"/>
    </style:style>
    <style:style style:name="Excel_5f_CondFormat_5f_3_5f_195_5f_3" style:display-name="Excel_CondFormat_3_195_3" style:family="table-cell" style:parent-style-name="Default">
      <style:table-cell-properties fo:background-color="#dd0806"/>
    </style:style>
    <style:style style:name="Excel_5f_CondFormat_5f_3_5f_196_5f_1" style:display-name="Excel_CondFormat_3_196_1" style:family="table-cell" style:parent-style-name="Default">
      <style:table-cell-properties fo:background-color="#006411"/>
    </style:style>
    <style:style style:name="Excel_5f_CondFormat_5f_3_5f_196_5f_2" style:display-name="Excel_CondFormat_3_196_2" style:family="table-cell" style:parent-style-name="Default">
      <style:table-cell-properties fo:background-color="#ffcc00"/>
    </style:style>
    <style:style style:name="Excel_5f_CondFormat_5f_3_5f_196_5f_3" style:display-name="Excel_CondFormat_3_196_3" style:family="table-cell" style:parent-style-name="Default">
      <style:table-cell-properties fo:background-color="#dd0806"/>
    </style:style>
    <style:style style:name="Excel_5f_CondFormat_5f_3_5f_197_5f_1" style:display-name="Excel_CondFormat_3_197_1" style:family="table-cell" style:parent-style-name="Default">
      <style:table-cell-properties fo:background-color="#ffffff"/>
    </style:style>
    <style:style style:name="Excel_5f_CondFormat_5f_3_5f_197_5f_2" style:display-name="Excel_CondFormat_3_197_2" style:family="table-cell" style:parent-style-name="Default">
      <style:table-cell-properties fo:background-color="#006411"/>
    </style:style>
    <style:style style:name="Excel_5f_CondFormat_5f_3_5f_197_5f_3" style:display-name="Excel_CondFormat_3_197_3" style:family="table-cell" style:parent-style-name="Default">
      <style:table-cell-properties fo:background-color="#ffcc00"/>
    </style:style>
    <style:style style:name="Excel_5f_CondFormat_5f_3_5f_198_5f_1" style:display-name="Excel_CondFormat_3_198_1" style:family="table-cell" style:parent-style-name="Default">
      <style:table-cell-properties fo:background-color="#006411"/>
    </style:style>
    <style:style style:name="Excel_5f_CondFormat_5f_3_5f_198_5f_2" style:display-name="Excel_CondFormat_3_198_2" style:family="table-cell" style:parent-style-name="Default">
      <style:table-cell-properties fo:background-color="#ffcc00"/>
    </style:style>
    <style:style style:name="Excel_5f_CondFormat_5f_3_5f_198_5f_3" style:display-name="Excel_CondFormat_3_198_3" style:family="table-cell" style:parent-style-name="Default">
      <style:table-cell-properties fo:background-color="#dd0806"/>
    </style:style>
    <style:style style:name="Excel_5f_CondFormat_5f_3_5f_199_5f_1" style:display-name="Excel_CondFormat_3_199_1" style:family="table-cell" style:parent-style-name="Default">
      <style:table-cell-properties fo:background-color="#006411"/>
    </style:style>
    <style:style style:name="Excel_5f_CondFormat_5f_3_5f_199_5f_2" style:display-name="Excel_CondFormat_3_199_2" style:family="table-cell" style:parent-style-name="Default">
      <style:table-cell-properties fo:background-color="#ffcc00"/>
    </style:style>
    <style:style style:name="Excel_5f_CondFormat_5f_3_5f_199_5f_3" style:display-name="Excel_CondFormat_3_199_3" style:family="table-cell" style:parent-style-name="Default">
      <style:table-cell-properties fo:background-color="#dd0806"/>
    </style:style>
    <style:style style:name="Excel_5f_CondFormat_5f_3_5f_200_5f_1" style:display-name="Excel_CondFormat_3_200_1" style:family="table-cell" style:parent-style-name="Default">
      <style:table-cell-properties fo:background-color="#ffffff"/>
    </style:style>
    <style:style style:name="Excel_5f_CondFormat_5f_3_5f_200_5f_2" style:display-name="Excel_CondFormat_3_200_2" style:family="table-cell" style:parent-style-name="Default">
      <style:table-cell-properties fo:background-color="#006411"/>
    </style:style>
    <style:style style:name="Excel_5f_CondFormat_5f_3_5f_200_5f_3" style:display-name="Excel_CondFormat_3_200_3" style:family="table-cell" style:parent-style-name="Default">
      <style:table-cell-properties fo:background-color="#ffcc00"/>
    </style:style>
    <style:style style:name="Excel_5f_CondFormat_5f_3_5f_201_5f_1" style:display-name="Excel_CondFormat_3_201_1" style:family="table-cell" style:parent-style-name="Default">
      <style:table-cell-properties fo:background-color="#006411"/>
    </style:style>
    <style:style style:name="Excel_5f_CondFormat_5f_3_5f_201_5f_2" style:display-name="Excel_CondFormat_3_201_2" style:family="table-cell" style:parent-style-name="Default">
      <style:table-cell-properties fo:background-color="#ffcc00"/>
    </style:style>
    <style:style style:name="Excel_5f_CondFormat_5f_3_5f_201_5f_3" style:display-name="Excel_CondFormat_3_201_3" style:family="table-cell" style:parent-style-name="Default">
      <style:table-cell-properties fo:background-color="#dd0806"/>
    </style:style>
    <style:style style:name="Excel_5f_CondFormat_5f_3_5f_202_5f_1" style:display-name="Excel_CondFormat_3_202_1" style:family="table-cell" style:parent-style-name="Default">
      <style:table-cell-properties fo:background-color="#006411"/>
    </style:style>
    <style:style style:name="Excel_5f_CondFormat_5f_3_5f_202_5f_2" style:display-name="Excel_CondFormat_3_202_2" style:family="table-cell" style:parent-style-name="Default">
      <style:table-cell-properties fo:background-color="#ffcc00"/>
    </style:style>
    <style:style style:name="Excel_5f_CondFormat_5f_3_5f_202_5f_3" style:display-name="Excel_CondFormat_3_202_3" style:family="table-cell" style:parent-style-name="Default">
      <style:table-cell-properties fo:background-color="#dd0806"/>
    </style:style>
    <style:style style:name="Excel_5f_CondFormat_5f_3_5f_203_5f_1" style:display-name="Excel_CondFormat_3_203_1" style:family="table-cell" style:parent-style-name="Default">
      <style:table-cell-properties fo:background-color="#006411"/>
    </style:style>
    <style:style style:name="Excel_5f_CondFormat_5f_3_5f_203_5f_2" style:display-name="Excel_CondFormat_3_203_2" style:family="table-cell" style:parent-style-name="Default">
      <style:table-cell-properties fo:background-color="#ffcc00"/>
    </style:style>
    <style:style style:name="Excel_5f_CondFormat_5f_3_5f_203_5f_3" style:display-name="Excel_CondFormat_3_203_3" style:family="table-cell" style:parent-style-name="Default">
      <style:table-cell-properties fo:background-color="#dd0806"/>
    </style:style>
    <style:style style:name="Excel_5f_CondFormat_5f_3_5f_204_5f_1" style:display-name="Excel_CondFormat_3_204_1" style:family="table-cell" style:parent-style-name="Default">
      <style:table-cell-properties fo:background-color="#ffffff"/>
    </style:style>
    <style:style style:name="Excel_5f_CondFormat_5f_3_5f_204_5f_2" style:display-name="Excel_CondFormat_3_204_2" style:family="table-cell" style:parent-style-name="Default">
      <style:table-cell-properties fo:background-color="#006411"/>
    </style:style>
    <style:style style:name="Excel_5f_CondFormat_5f_3_5f_204_5f_3" style:display-name="Excel_CondFormat_3_204_3" style:family="table-cell" style:parent-style-name="Default">
      <style:table-cell-properties fo:background-color="#ffcc00"/>
    </style:style>
    <style:style style:name="Excel_5f_CondFormat_5f_3_5f_205_5f_1" style:display-name="Excel_CondFormat_3_205_1" style:family="table-cell" style:parent-style-name="Default">
      <style:table-cell-properties fo:background-color="#006411"/>
    </style:style>
    <style:style style:name="Excel_5f_CondFormat_5f_3_5f_205_5f_2" style:display-name="Excel_CondFormat_3_205_2" style:family="table-cell" style:parent-style-name="Default">
      <style:table-cell-properties fo:background-color="#ffcc00"/>
    </style:style>
    <style:style style:name="Excel_5f_CondFormat_5f_3_5f_205_5f_3" style:display-name="Excel_CondFormat_3_205_3" style:family="table-cell" style:parent-style-name="Default">
      <style:table-cell-properties fo:background-color="#dd0806"/>
    </style:style>
    <style:style style:name="Excel_5f_CondFormat_5f_3_5f_206_5f_1" style:display-name="Excel_CondFormat_3_206_1" style:family="table-cell" style:parent-style-name="Default">
      <style:table-cell-properties fo:background-color="#006411"/>
    </style:style>
    <style:style style:name="Excel_5f_CondFormat_5f_3_5f_206_5f_2" style:display-name="Excel_CondFormat_3_206_2" style:family="table-cell" style:parent-style-name="Default">
      <style:table-cell-properties fo:background-color="#ffcc00"/>
    </style:style>
    <style:style style:name="Excel_5f_CondFormat_5f_3_5f_206_5f_3" style:display-name="Excel_CondFormat_3_206_3" style:family="table-cell" style:parent-style-name="Default">
      <style:table-cell-properties fo:background-color="#dd0806"/>
    </style:style>
    <style:style style:name="Excel_5f_CondFormat_5f_3_5f_207_5f_1" style:display-name="Excel_CondFormat_3_207_1" style:family="table-cell" style:parent-style-name="Default">
      <style:table-cell-properties fo:background-color="#006411"/>
    </style:style>
    <style:style style:name="Excel_5f_CondFormat_5f_3_5f_207_5f_2" style:display-name="Excel_CondFormat_3_207_2" style:family="table-cell" style:parent-style-name="Default">
      <style:table-cell-properties fo:background-color="#ffcc00"/>
    </style:style>
    <style:style style:name="Excel_5f_CondFormat_5f_3_5f_207_5f_3" style:display-name="Excel_CondFormat_3_207_3" style:family="table-cell" style:parent-style-name="Default">
      <style:table-cell-properties fo:background-color="#dd0806"/>
    </style:style>
    <style:style style:name="Excel_5f_CondFormat_5f_3_5f_208_5f_1" style:display-name="Excel_CondFormat_3_208_1" style:family="table-cell" style:parent-style-name="Default">
      <style:table-cell-properties fo:background-color="#006411"/>
    </style:style>
    <style:style style:name="Excel_5f_CondFormat_5f_3_5f_208_5f_2" style:display-name="Excel_CondFormat_3_208_2" style:family="table-cell" style:parent-style-name="Default">
      <style:table-cell-properties fo:background-color="#ffcc00"/>
    </style:style>
    <style:style style:name="Excel_5f_CondFormat_5f_3_5f_208_5f_3" style:display-name="Excel_CondFormat_3_208_3" style:family="table-cell" style:parent-style-name="Default">
      <style:table-cell-properties fo:background-color="#dd0806"/>
    </style:style>
    <style:style style:name="Excel_5f_CondFormat_5f_3_5f_209_5f_1" style:display-name="Excel_CondFormat_3_209_1" style:family="table-cell" style:parent-style-name="Default">
      <style:table-cell-properties fo:background-color="#ffffff"/>
    </style:style>
    <style:style style:name="Excel_5f_CondFormat_5f_3_5f_209_5f_2" style:display-name="Excel_CondFormat_3_209_2" style:family="table-cell" style:parent-style-name="Default">
      <style:table-cell-properties fo:background-color="#006411"/>
    </style:style>
    <style:style style:name="Excel_5f_CondFormat_5f_3_5f_209_5f_3" style:display-name="Excel_CondFormat_3_209_3" style:family="table-cell" style:parent-style-name="Default">
      <style:table-cell-properties fo:background-color="#ffcc00"/>
    </style:style>
    <style:style style:name="Excel_5f_CondFormat_5f_3_5f_210_5f_1" style:display-name="Excel_CondFormat_3_210_1" style:family="table-cell" style:parent-style-name="Default">
      <style:table-cell-properties fo:background-color="#006411"/>
    </style:style>
    <style:style style:name="Excel_5f_CondFormat_5f_3_5f_210_5f_2" style:display-name="Excel_CondFormat_3_210_2" style:family="table-cell" style:parent-style-name="Default">
      <style:table-cell-properties fo:background-color="#ffcc00"/>
    </style:style>
    <style:style style:name="Excel_5f_CondFormat_5f_3_5f_210_5f_3" style:display-name="Excel_CondFormat_3_210_3" style:family="table-cell" style:parent-style-name="Default">
      <style:table-cell-properties fo:background-color="#dd0806"/>
    </style:style>
    <style:style style:name="Excel_5f_CondFormat_5f_3_5f_211_5f_1" style:display-name="Excel_CondFormat_3_211_1" style:family="table-cell" style:parent-style-name="Default">
      <style:table-cell-properties fo:background-color="#006411"/>
    </style:style>
    <style:style style:name="Excel_5f_CondFormat_5f_3_5f_211_5f_2" style:display-name="Excel_CondFormat_3_211_2" style:family="table-cell" style:parent-style-name="Default">
      <style:table-cell-properties fo:background-color="#ffcc00"/>
    </style:style>
    <style:style style:name="Excel_5f_CondFormat_5f_3_5f_211_5f_3" style:display-name="Excel_CondFormat_3_211_3" style:family="table-cell" style:parent-style-name="Default">
      <style:table-cell-properties fo:background-color="#dd0806"/>
    </style:style>
    <style:style style:name="Excel_5f_CondFormat_5f_3_5f_212_5f_1" style:display-name="Excel_CondFormat_3_212_1" style:family="table-cell" style:parent-style-name="Default">
      <style:table-cell-properties fo:background-color="#006411"/>
    </style:style>
    <style:style style:name="Excel_5f_CondFormat_5f_3_5f_212_5f_2" style:display-name="Excel_CondFormat_3_212_2" style:family="table-cell" style:parent-style-name="Default">
      <style:table-cell-properties fo:background-color="#ffcc00"/>
    </style:style>
    <style:style style:name="Excel_5f_CondFormat_5f_3_5f_212_5f_3" style:display-name="Excel_CondFormat_3_212_3" style:family="table-cell" style:parent-style-name="Default">
      <style:table-cell-properties fo:background-color="#dd0806"/>
    </style:style>
    <style:style style:name="Excel_5f_CondFormat_5f_3_5f_213_5f_1" style:display-name="Excel_CondFormat_3_213_1" style:family="table-cell" style:parent-style-name="Default">
      <style:table-cell-properties fo:background-color="#006411"/>
    </style:style>
    <style:style style:name="Excel_5f_CondFormat_5f_3_5f_213_5f_2" style:display-name="Excel_CondFormat_3_213_2" style:family="table-cell" style:parent-style-name="Default">
      <style:table-cell-properties fo:background-color="#ffcc00"/>
    </style:style>
    <style:style style:name="Excel_5f_CondFormat_5f_3_5f_213_5f_3" style:display-name="Excel_CondFormat_3_213_3" style:family="table-cell" style:parent-style-name="Default">
      <style:table-cell-properties fo:background-color="#dd0806"/>
    </style:style>
    <style:style style:name="Excel_5f_CondFormat_5f_3_5f_214_5f_1" style:display-name="Excel_CondFormat_3_214_1" style:family="table-cell" style:parent-style-name="Default">
      <style:table-cell-properties fo:background-color="#006411"/>
    </style:style>
    <style:style style:name="Excel_5f_CondFormat_5f_3_5f_214_5f_2" style:display-name="Excel_CondFormat_3_214_2" style:family="table-cell" style:parent-style-name="Default">
      <style:table-cell-properties fo:background-color="#ffcc00"/>
    </style:style>
    <style:style style:name="Excel_5f_CondFormat_5f_3_5f_214_5f_3" style:display-name="Excel_CondFormat_3_214_3" style:family="table-cell" style:parent-style-name="Default">
      <style:table-cell-properties fo:background-color="#dd0806"/>
    </style:style>
    <style:style style:name="Excel_5f_CondFormat_5f_3_5f_215_5f_1" style:display-name="Excel_CondFormat_3_215_1" style:family="table-cell" style:parent-style-name="Default">
      <style:table-cell-properties fo:background-color="#ffffff"/>
    </style:style>
    <style:style style:name="Excel_5f_CondFormat_5f_3_5f_215_5f_2" style:display-name="Excel_CondFormat_3_215_2" style:family="table-cell" style:parent-style-name="Default">
      <style:table-cell-properties fo:background-color="#006411"/>
    </style:style>
    <style:style style:name="Excel_5f_CondFormat_5f_3_5f_215_5f_3" style:display-name="Excel_CondFormat_3_215_3" style:family="table-cell" style:parent-style-name="Default">
      <style:table-cell-properties fo:background-color="#ffcc00"/>
    </style:style>
    <style:style style:name="Excel_5f_CondFormat_5f_3_5f_216_5f_1" style:display-name="Excel_CondFormat_3_216_1" style:family="table-cell" style:parent-style-name="Default">
      <style:table-cell-properties fo:background-color="#006411"/>
    </style:style>
    <style:style style:name="Excel_5f_CondFormat_5f_3_5f_216_5f_2" style:display-name="Excel_CondFormat_3_216_2" style:family="table-cell" style:parent-style-name="Default">
      <style:table-cell-properties fo:background-color="#ffcc00"/>
    </style:style>
    <style:style style:name="Excel_5f_CondFormat_5f_3_5f_216_5f_3" style:display-name="Excel_CondFormat_3_216_3" style:family="table-cell" style:parent-style-name="Default">
      <style:table-cell-properties fo:background-color="#dd0806"/>
    </style:style>
    <style:style style:name="Excel_5f_CondFormat_5f_3_5f_217_5f_1" style:display-name="Excel_CondFormat_3_217_1" style:family="table-cell" style:parent-style-name="Default">
      <style:table-cell-properties fo:background-color="#006411"/>
    </style:style>
    <style:style style:name="Excel_5f_CondFormat_5f_3_5f_217_5f_2" style:display-name="Excel_CondFormat_3_217_2" style:family="table-cell" style:parent-style-name="Default">
      <style:table-cell-properties fo:background-color="#ffcc00"/>
    </style:style>
    <style:style style:name="Excel_5f_CondFormat_5f_3_5f_217_5f_3" style:display-name="Excel_CondFormat_3_217_3" style:family="table-cell" style:parent-style-name="Default">
      <style:table-cell-properties fo:background-color="#dd0806"/>
    </style:style>
    <style:style style:name="Excel_5f_CondFormat_5f_3_5f_218_5f_1" style:display-name="Excel_CondFormat_3_218_1" style:family="table-cell" style:parent-style-name="Default">
      <style:table-cell-properties fo:background-color="#006411"/>
    </style:style>
    <style:style style:name="Excel_5f_CondFormat_5f_3_5f_218_5f_2" style:display-name="Excel_CondFormat_3_218_2" style:family="table-cell" style:parent-style-name="Default">
      <style:table-cell-properties fo:background-color="#ffcc00"/>
    </style:style>
    <style:style style:name="Excel_5f_CondFormat_5f_3_5f_218_5f_3" style:display-name="Excel_CondFormat_3_218_3" style:family="table-cell" style:parent-style-name="Default">
      <style:table-cell-properties fo:background-color="#dd0806"/>
    </style:style>
    <style:style style:name="Excel_5f_CondFormat_5f_3_5f_219_5f_1" style:display-name="Excel_CondFormat_3_219_1" style:family="table-cell" style:parent-style-name="Default">
      <style:table-cell-properties fo:background-color="#006411"/>
    </style:style>
    <style:style style:name="Excel_5f_CondFormat_5f_3_5f_219_5f_2" style:display-name="Excel_CondFormat_3_219_2" style:family="table-cell" style:parent-style-name="Default">
      <style:table-cell-properties fo:background-color="#ffcc00"/>
    </style:style>
    <style:style style:name="Excel_5f_CondFormat_5f_3_5f_219_5f_3" style:display-name="Excel_CondFormat_3_219_3" style:family="table-cell" style:parent-style-name="Default">
      <style:table-cell-properties fo:background-color="#dd0806"/>
    </style:style>
    <style:style style:name="Excel_5f_CondFormat_5f_3_5f_220_5f_1" style:display-name="Excel_CondFormat_3_220_1" style:family="table-cell" style:parent-style-name="Default">
      <style:table-cell-properties fo:background-color="#006411"/>
    </style:style>
    <style:style style:name="Excel_5f_CondFormat_5f_3_5f_220_5f_2" style:display-name="Excel_CondFormat_3_220_2" style:family="table-cell" style:parent-style-name="Default">
      <style:table-cell-properties fo:background-color="#ffcc00"/>
    </style:style>
    <style:style style:name="Excel_5f_CondFormat_5f_3_5f_220_5f_3" style:display-name="Excel_CondFormat_3_220_3" style:family="table-cell" style:parent-style-name="Default">
      <style:table-cell-properties fo:background-color="#dd0806"/>
    </style:style>
    <style:style style:name="Excel_5f_CondFormat_5f_3_5f_221_5f_1" style:display-name="Excel_CondFormat_3_221_1" style:family="table-cell" style:parent-style-name="Default">
      <style:table-cell-properties fo:background-color="#006411"/>
    </style:style>
    <style:style style:name="Excel_5f_CondFormat_5f_3_5f_221_5f_2" style:display-name="Excel_CondFormat_3_221_2" style:family="table-cell" style:parent-style-name="Default">
      <style:table-cell-properties fo:background-color="#ffcc00"/>
    </style:style>
    <style:style style:name="Excel_5f_CondFormat_5f_3_5f_221_5f_3" style:display-name="Excel_CondFormat_3_221_3" style:family="table-cell" style:parent-style-name="Default">
      <style:table-cell-properties fo:background-color="#dd0806"/>
    </style:style>
    <style:style style:name="Excel_5f_CondFormat_5f_3_5f_222_5f_1" style:display-name="Excel_CondFormat_3_222_1" style:family="table-cell" style:parent-style-name="Default">
      <style:table-cell-properties fo:background-color="#ffffff"/>
    </style:style>
    <style:style style:name="Excel_5f_CondFormat_5f_3_5f_222_5f_2" style:display-name="Excel_CondFormat_3_222_2" style:family="table-cell" style:parent-style-name="Default">
      <style:table-cell-properties fo:background-color="#006411"/>
    </style:style>
    <style:style style:name="Excel_5f_CondFormat_5f_3_5f_222_5f_3" style:display-name="Excel_CondFormat_3_222_3" style:family="table-cell" style:parent-style-name="Default">
      <style:table-cell-properties fo:background-color="#ffcc00"/>
    </style:style>
    <style:style style:name="Excel_5f_CondFormat_5f_3_5f_223_5f_1" style:display-name="Excel_CondFormat_3_223_1" style:family="table-cell" style:parent-style-name="Default">
      <style:table-cell-properties fo:background-color="#006411"/>
    </style:style>
    <style:style style:name="Excel_5f_CondFormat_5f_3_5f_223_5f_2" style:display-name="Excel_CondFormat_3_223_2" style:family="table-cell" style:parent-style-name="Default">
      <style:table-cell-properties fo:background-color="#ffcc00"/>
    </style:style>
    <style:style style:name="Excel_5f_CondFormat_5f_3_5f_223_5f_3" style:display-name="Excel_CondFormat_3_223_3" style:family="table-cell" style:parent-style-name="Default">
      <style:table-cell-properties fo:background-color="#dd0806"/>
    </style:style>
    <style:style style:name="Excel_5f_CondFormat_5f_3_5f_224_5f_1" style:display-name="Excel_CondFormat_3_224_1" style:family="table-cell" style:parent-style-name="Default">
      <style:table-cell-properties fo:background-color="#006411"/>
    </style:style>
    <style:style style:name="Excel_5f_CondFormat_5f_3_5f_224_5f_2" style:display-name="Excel_CondFormat_3_224_2" style:family="table-cell" style:parent-style-name="Default">
      <style:table-cell-properties fo:background-color="#ffcc00"/>
    </style:style>
    <style:style style:name="Excel_5f_CondFormat_5f_3_5f_224_5f_3" style:display-name="Excel_CondFormat_3_224_3" style:family="table-cell" style:parent-style-name="Default">
      <style:table-cell-properties fo:background-color="#dd0806"/>
    </style:style>
    <style:style style:name="Excel_5f_CondFormat_5f_3_5f_225_5f_1" style:display-name="Excel_CondFormat_3_225_1" style:family="table-cell" style:parent-style-name="Default">
      <style:table-cell-properties fo:background-color="#006411"/>
    </style:style>
    <style:style style:name="Excel_5f_CondFormat_5f_3_5f_225_5f_2" style:display-name="Excel_CondFormat_3_225_2" style:family="table-cell" style:parent-style-name="Default">
      <style:table-cell-properties fo:background-color="#ffcc00"/>
    </style:style>
    <style:style style:name="Excel_5f_CondFormat_5f_3_5f_225_5f_3" style:display-name="Excel_CondFormat_3_225_3" style:family="table-cell" style:parent-style-name="Default">
      <style:table-cell-properties fo:background-color="#dd0806"/>
    </style:style>
    <style:style style:name="Excel_5f_CondFormat_5f_3_5f_226_5f_1" style:display-name="Excel_CondFormat_3_226_1" style:family="table-cell" style:parent-style-name="Default">
      <style:table-cell-properties fo:background-color="#006411"/>
    </style:style>
    <style:style style:name="Excel_5f_CondFormat_5f_3_5f_226_5f_2" style:display-name="Excel_CondFormat_3_226_2" style:family="table-cell" style:parent-style-name="Default">
      <style:table-cell-properties fo:background-color="#ffcc00"/>
    </style:style>
    <style:style style:name="Excel_5f_CondFormat_5f_3_5f_226_5f_3" style:display-name="Excel_CondFormat_3_226_3" style:family="table-cell" style:parent-style-name="Default">
      <style:table-cell-properties fo:background-color="#dd0806"/>
    </style:style>
    <style:style style:name="Excel_5f_CondFormat_5f_3_5f_227_5f_1" style:display-name="Excel_CondFormat_3_227_1" style:family="table-cell" style:parent-style-name="Default">
      <style:table-cell-properties fo:background-color="#006411"/>
    </style:style>
    <style:style style:name="Excel_5f_CondFormat_5f_3_5f_227_5f_2" style:display-name="Excel_CondFormat_3_227_2" style:family="table-cell" style:parent-style-name="Default">
      <style:table-cell-properties fo:background-color="#ffcc00"/>
    </style:style>
    <style:style style:name="Excel_5f_CondFormat_5f_3_5f_227_5f_3" style:display-name="Excel_CondFormat_3_227_3" style:family="table-cell" style:parent-style-name="Default">
      <style:table-cell-properties fo:background-color="#dd0806"/>
    </style:style>
    <style:style style:name="Excel_5f_CondFormat_5f_3_5f_228_5f_1" style:display-name="Excel_CondFormat_3_228_1" style:family="table-cell" style:parent-style-name="Default">
      <style:table-cell-properties fo:background-color="#006411"/>
    </style:style>
    <style:style style:name="Excel_5f_CondFormat_5f_3_5f_228_5f_2" style:display-name="Excel_CondFormat_3_228_2" style:family="table-cell" style:parent-style-name="Default">
      <style:table-cell-properties fo:background-color="#ffcc00"/>
    </style:style>
    <style:style style:name="Excel_5f_CondFormat_5f_3_5f_228_5f_3" style:display-name="Excel_CondFormat_3_228_3" style:family="table-cell" style:parent-style-name="Default">
      <style:table-cell-properties fo:background-color="#dd0806"/>
    </style:style>
    <style:style style:name="Excel_5f_CondFormat_5f_3_5f_229_5f_1" style:display-name="Excel_CondFormat_3_229_1" style:family="table-cell" style:parent-style-name="Default">
      <style:table-cell-properties fo:background-color="#ffffff"/>
    </style:style>
    <style:style style:name="Excel_5f_CondFormat_5f_3_5f_229_5f_2" style:display-name="Excel_CondFormat_3_229_2" style:family="table-cell" style:parent-style-name="Default">
      <style:table-cell-properties fo:background-color="#006411"/>
    </style:style>
    <style:style style:name="Excel_5f_CondFormat_5f_3_5f_229_5f_3" style:display-name="Excel_CondFormat_3_229_3" style:family="table-cell" style:parent-style-name="Default">
      <style:table-cell-properties fo:background-color="#ffcc00"/>
    </style:style>
    <style:style style:name="Excel_5f_CondFormat_5f_3_5f_230_5f_1" style:display-name="Excel_CondFormat_3_230_1" style:family="table-cell" style:parent-style-name="Default">
      <style:text-properties fo:font-style="normal" fo:font-weight="bold" style:font-style-asian="normal" style:font-weight-asian="bold" style:font-style-complex="normal" style:font-weight-complex="bold"/>
    </style:style>
    <style:style style:name="Excel_5f_CondFormat_5f_3_5f_231_5f_1" style:display-name="Excel_CondFormat_3_231_1" style:family="table-cell" style:parent-style-name="Default">
      <style:text-properties fo:font-style="normal" fo:font-weight="bold" style:font-style-asian="normal" style:font-weight-asian="bold" style:font-style-complex="normal" style:font-weight-complex="bold"/>
    </style:style>
    <style:style style:name="Excel_5f_CondFormat_5f_3_5f_232_5f_1" style:display-name="Excel_CondFormat_3_232_1" style:family="table-cell" style:parent-style-name="Default">
      <style:text-properties fo:font-style="normal" fo:font-weight="bold" style:font-style-asian="normal" style:font-weight-asian="bold" style:font-style-complex="normal" style:font-weight-complex="bold"/>
    </style:style>
    <style:style style:name="Excel_5f_CondFormat_5f_3_5f_233_5f_1" style:display-name="Excel_CondFormat_3_233_1" style:family="table-cell" style:parent-style-name="Default">
      <style:text-properties fo:font-style="normal" fo:font-weight="bold" style:font-style-asian="normal" style:font-weight-asian="bold" style:font-style-complex="normal" style:font-weight-complex="bold"/>
    </style:style>
    <style:style style:name="Excel_5f_CondFormat_5f_3_5f_234_5f_1" style:display-name="Excel_CondFormat_3_234_1" style:family="table-cell" style:parent-style-name="Default">
      <style:text-properties fo:font-style="normal" fo:font-weight="bold" style:font-style-asian="normal" style:font-weight-asian="bold" style:font-style-complex="normal" style:font-weight-complex="bold"/>
    </style:style>
    <style:style style:name="Sans_20_nom1" style:display-name="Sans nom1" style:family="table-cell" style:parent-style-name="Default">
      <style:table-cell-properties fo:background-color="#ff3333"/>
    </style:style>
    <style:style style:name="Sans_20_nom2" style:display-name="Sans nom2" style:family="table-cell" style:parent-style-name="Default">
      <style:table-cell-properties fo:background-color="#ff0000"/>
    </style:style>
    <style:style style:name="Sans_20_nom3" style:display-name="Sans nom3" style:family="table-cell" style:parent-style-name="Default">
      <style:table-cell-properties fo:background-color="#007826"/>
    </style:style>
    <style:style style:name="Sans_20_nom4" style:display-name="Sans nom4" style:family="table-cell" style:parent-style-name="Default">
      <style:table-cell-properties fo:background-color="#cc0000"/>
    </style:style>
    <style:style style:name="Sans_20_nom5" style:display-name="Sans nom5" style:family="table-cell" style:parent-style-name="Default">
      <style:table-cell-properties fo:background-color="#ff9900"/>
    </style:style>
    <style:style style:name="Sans_20_nom6" style:display-name="Sans nom6" style:family="table-cell" style:parent-style-name="Default">
      <style:table-cell-properties fo:background-color="#006600"/>
    </style:style>
    <style:style style:name="Sans_20_nom7" style:display-name="Sans nom7" style:family="table-cell" style:parent-style-name="Default">
      <style:table-cell-properties fo:background-color="#ff9900"/>
    </style:style>
    <style:style style:name="Sans_20_nom8" style:display-name="Sans nom8" style:family="table-cell" style:parent-style-name="Default">
      <style:table-cell-properties fo:background-color="#cc0000"/>
    </style:style>
    <style:style style:name="Sans_20_nom9" style:display-name="Sans nom9" style:family="table-cell" style:parent-style-name="Default">
      <style:table-cell-properties fo:background-color="#009933"/>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499cm" fo:margin-bottom="0.801cm" fo:margin-left="1.499cm" fo:margin-right="1.499cm" style:first-page-number="continue" style:scale-to-X="1" style:scale-to-Y="1" style:table-centering="horizontal" style:writing-mode="lr-tb"/>
      <style:header-style>
        <style:header-footer-properties fo:min-height="0.751cm" fo:margin-left="0.4cm" fo:margin-right="0.4cm" fo:margin-bottom="0cm"/>
      </style:header-style>
      <style:footer-style>
        <style:header-footer-properties fo:min-height="0.751cm" fo:margin-left="0.4cm" fo:margin-right="0.4cm" fo:margin-top="0.453cm"/>
      </style:footer-style>
    </style:page-layout>
    <style:page-layout style:name="Mpm4">
      <style:page-layout-properties fo:page-width="21.001cm" fo:page-height="29.7cm" style:num-format="1" style:print-orientation="portrait" fo:margin-top="1.499cm" fo:margin-bottom="0.801cm" fo:margin-left="1cm" fo:margin-right="1cm" style:first-page-number="continue" style:scale-to-X="1" style:scale-to-Y="2" style:table-centering="both" style:writing-mode="lr-tb"/>
      <style:header-style>
        <style:header-footer-properties fo:min-height="0.751cm" fo:margin-left="0.9cm" fo:margin-right="0.9cm" fo:margin-bottom="0cm"/>
      </style:header-style>
      <style:footer-style>
        <style:header-footer-properties fo:min-height="0.751cm" fo:margin-left="0.9cm" fo:margin-right="0.9cm" fo:margin-top="0.453cm"/>
      </style:footer-style>
    </style:page-layout>
    <style:page-layout style:name="Mpm5">
      <style:page-layout-properties fo:page-width="21.001cm" fo:page-height="29.7cm" style:num-format="1" style:print-orientation="portrait" fo:margin-top="0.801cm" fo:margin-bottom="0.801cm" fo:margin-left="1.499cm" fo:margin-right="1.499cm" style:first-page-number="continue" style:scale-to-X="1" style:scale-to-Y="1" style:table-centering="horizontal" style:writing-mode="lr-tb"/>
      <style:header-style>
        <style:header-footer-properties fo:min-height="0.751cm" fo:margin-left="0.4cm" fo:margin-right="0.4cm" fo:margin-bottom="0.153cm"/>
      </style:header-style>
      <style:footer-style>
        <style:header-footer-properties svg:height="0.199cm" fo:margin-left="0.4cm" fo:margin-right="0.4cm" fo:margin-top="0cm"/>
      </style:footer-style>
    </style:page-layout>
    <style:style style:name="MT1" style:family="text">
      <style:text-properties fo:color="#000000" style:text-outline="false" style:text-line-through-style="none" style:text-position="0% 100%" style:font-name="Tahoma" fo:font-size="7pt" fo:font-style="normal" fo:text-shadow="none" style:text-underline-style="none" fo:font-weight="normal" style:font-size-asian="7pt" style:font-style-asian="normal" style:font-weight-asian="normal" style:font-name-complex="Tahoma" style:font-size-complex="7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8">08/06/2020</text:date>, <text:time>13:40:51</text:time></text:p>
        </style:region-right>
      </style:header>
      <style:header-left style:display="false"/>
      <style:footer>
        <text:p>Page <text:page-number>1</text:page-number> / <text:page-count>99</text:page-count></text:p>
      </style:footer>
      <style:footer-left style:display="false"/>
    </style:master-page>
    <style:master-page style:name="PageStyle_5f_Info" style:display-name="PageStyle_Info" style:page-layout-name="Mpm3">
      <style:header style:display="false"/>
      <style:header-left style:display="false"/>
      <style:footer>
        <text:p><text:span text:style-name="MT1">(c) Etienne Krieger, 2009-2012</text:span></text:p>
      </style:footer>
      <style:footer-left style:display="false">
        <text:p><text:span text:style-name="MT1">(c) Etienne Krieger, 2009-2012</text:span></text:p>
      </style:footer-left>
    </style:master-page>
    <style:master-page style:name="PageStyle_5f_Exemple" style:display-name="PageStyle_Exemple" style:page-layout-name="Mpm4">
      <style:header style:display="false"/>
      <style:header-left style:display="false"/>
      <style:footer>
        <text:p><text:span text:style-name="MT1">(c) Etienne Krieger, 2013</text:span></text:p>
      </style:footer>
      <style:footer-left style:display="false">
        <text:p><text:span text:style-name="MT1">(c) Etienne Krieger, 2013</text:span></text:p>
      </style:footer-left>
    </style:master-page>
    <style:master-page style:name="PageStyle_5f_TechBizEval" style:display-name="PageStyle_TechBizEval" style:page-layout-name="Mpm5">
      <style:header>
        <style:region-left>
          <text:p><text:span text:style-name="MT1"><text:date style:data-style-name="N2" text:date-value="2020-06-08">08/06/2020</text:date></text:span></text:p>
        </style:region-left>
      </style:header>
      <style:header-left style:display="false">
        <style:region-left>
          <text:p><text:span text:style-name="MT1"><text:date style:data-style-name="N2" text:date-value="2020-06-08">08/06/2020</text:date></text:span></text:p>
        </style:region-left>
      </style:header-left>
      <style:footer>
        <text:p><text:span text:style-name="MT1">(c) Etienne Krieger, 2009-2013</text:span></text:p>
      </style:footer>
      <style:footer-left style:display="false">
        <text:p><text:span text:style-name="MT1">(c) Etienne Krieger, 2009-201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stEval</dc:title>
    <dc:subject>Outil d'évaluation d'entreprise</dc:subject>
    <dc:description>(c) Etienne Krieger, 2008</dc:description>
    <meta:initial-creator>Etienne KRIEGER</meta:initial-creator>
    <meta:creation-date>2005-06-26T10:35:21</meta:creation-date>
    <dc:date>2020-06-08T13:40:26</dc:date>
    <meta:print-date>2015-01-08T11:02:35</meta:print-date>
    <meta:generator>OpenOffice/4.1.7$Unix OpenOffice.org_project/417m1$Build-9800</meta:generator>
    <meta:editing-duration>PT17H21M19S</meta:editing-duration>
    <meta:editing-cycles>82</meta:editing-cycles>
    <meta:document-statistic meta:table-count="3" meta:cell-count="496" meta:object-count="59"/>
  </office:meta>
</office:document-meta>
</file>